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1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3.54cm"/>
    </style:style>
    <style:style style:name="co5" style:family="table-column">
      <style:table-column-properties fo:break-before="auto" style:column-width="2.895cm"/>
    </style:style>
    <style:style style:name="co6" style:family="table-column">
      <style:table-column-properties fo:break-before="auto" style:column-width="4.039cm"/>
    </style:style>
    <style:style style:name="co7" style:family="table-column">
      <style:table-column-properties fo:break-before="auto" style:column-width="3.468cm"/>
    </style:style>
    <style:style style:name="co8" style:family="table-column">
      <style:table-column-properties fo:break-before="auto" style:column-width="2.459cm"/>
    </style:style>
    <style:style style:name="co9" style:family="table-column">
      <style:table-column-properties fo:break-before="auto" style:column-width="2.187cm"/>
    </style:style>
    <style:style style:name="co10" style:family="table-column">
      <style:table-column-properties fo:break-before="auto" style:column-width="2.051cm"/>
    </style:style>
    <style:style style:name="co11" style:family="table-column">
      <style:table-column-properties fo:break-before="auto" style:column-width="3.63cm"/>
    </style:style>
    <style:style style:name="co12" style:family="table-column">
      <style:table-column-properties fo:break-before="auto" style:column-width="3.713cm"/>
    </style:style>
    <style:style style:name="co13" style:family="table-column">
      <style:table-column-properties fo:break-before="auto" style:column-width="3.304cm"/>
    </style:style>
    <style:style style:name="co14" style:family="table-column">
      <style:table-column-properties fo:break-before="auto" style:column-width="3.223cm"/>
    </style:style>
    <style:style style:name="co15" style:family="table-column">
      <style:table-column-properties fo:break-before="auto" style:column-width="4.149cm"/>
    </style:style>
    <style:style style:name="co16" style:family="table-column">
      <style:table-column-properties fo:break-before="auto" style:column-width="2.487cm"/>
    </style:style>
    <style:style style:name="co17" style:family="table-column">
      <style:table-column-properties fo:break-before="auto" style:column-width="7.008cm"/>
    </style:style>
    <style:style style:name="co18" style:family="table-column">
      <style:table-column-properties fo:break-before="auto" style:column-width="2.596cm"/>
    </style:style>
    <style:style style:name="co19" style:family="table-column">
      <style:table-column-properties fo:break-before="auto" style:column-width="3.9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currency-style style:name="N10104P0" style:volatile="true" number:language="pl" number:country="PL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104" number:language="pl" number:country="PL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104P0"/>
    </number:currency-style>
    <style:style style:name="ce1" style:family="table-cell" style:parent-style-name="Default" style:data-style-name="N36"/>
    <style:style style:name="ce2" style:family="table-cell" style:parent-style-name="Default" style:data-style-name="N10104"/>
    <style:style style:name="ce3" style:family="table-cell" style:parent-style-name="Default" style:data-style-name="N0"/>
    <style:style style:name="ce4" style:family="table-cell" style:parent-style-name="Good" style:data-style-name="N36"/>
    <style:style style:name="ce5" style:family="table-cell" style:parent-style-name="Default" style:data-style-name="N100"/>
    <style:style style:name="ce6" style:family="table-cell" style:parent-style-name="Good" style:data-style-name="N100"/>
    <style:style style:name="ce7" style:family="table-cell" style:parent-style-name="Default" style:data-style-name="N61"/>
    <style:style style:name="ce8" style:family="table-cell" style:parent-style-name="Good" style:data-style-name="N61"/>
    <style:style style:name="ce9" style:family="table-cell" style:parent-style-name="Good" style:data-style-name="N10104"/>
    <style:style style:name="ce10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1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2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3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4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5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16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17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18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19" style:family="table-cell" style:parent-style-name="Pivot_20_Table_20_Value" style:data-style-name="N10104">
      <style:table-cell-properties fo:border-bottom="none" fo:border-left="0.99pt solid #000000" fo:border-right="2.01pt solid #000000" fo:border-top="none"/>
    </style:style>
    <style:style style:name="ce20" style:family="table-cell" style:parent-style-name="Pivot_20_Table_20_Value" style:data-style-name="N10104">
      <style:table-cell-properties fo:border-bottom="0.99pt solid #000000" fo:border-left="0.99pt solid #000000" fo:border-right="2.01pt solid #000000" fo:border-top="none"/>
    </style:style>
    <style:style style:name="ce21" style:family="table-cell" style:parent-style-name="Pivot_20_Table_20_Value" style:data-style-name="N10104">
      <style:table-cell-properties fo:border-bottom="none" fo:border-left="0.99pt solid #000000" fo:border-right="2.01pt solid #000000" fo:border-top="0.99pt solid #000000"/>
    </style:style>
    <style:style style:name="ce22" style:family="table-cell" style:parent-style-name="Pivot_20_Table_20_Result" style:data-style-name="N10104">
      <style:table-cell-properties fo:border-bottom="2.01pt solid #000000" fo:border-left="0.99pt solid #000000" fo:border-right="2.01pt solid #000000" fo:border-top="0.99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4" table:style-name="ta1">
        <table:shapes>
          <draw:frame draw:z-index="0" draw:style-name="gr1" draw:text-style-name="P1" svg:width="23.425cm" svg:height="12.218cm" svg:x="5.266cm" svg:y="69.513cm">
            <draw:object draw:notify-on-update-of-ranges="Arkusz4.A1:Arkusz4.A1 Arkusz4.A2:Arkusz4.A152 Arkusz4.B2:Arkusz4.B1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Dzień</text:p>
          </table:table-cell>
          <table:table-cell office:value-type="string" calcext:value-type="string">
            <text:p>posiadane pieniądze na początku dnia</text:p>
          </table:table-cell>
          <table:table-cell office:value-type="string" calcext:value-type="string">
            <text:p>koszt biletu do domu lub z powrotem</text:p>
          </table:table-cell>
          <table:table-cell office:value-type="string" calcext:value-type="string">
            <text:p>wydatki na zakupy</text:p>
          </table:table-cell>
          <table:table-cell office:value-type="string" calcext:value-type="string">
            <text:p>wydatki na impreze</text:p>
          </table:table-cell>
          <table:table-cell office:value-type="string" calcext:value-type="string">
            <text:p>zapłata za pokój</text:p>
          </table:table-cell>
          <table:table-cell office:value-type="string" calcext:value-type="string">
            <text:p>czy wydatki obowiązują</text:p>
          </table:table-cell>
          <table:table-cell office:value-type="string" calcext:value-type="string">
            <text:p>Zarobione pieniądze</text:p>
          </table:table-cell>
        </table:table-row>
        <table:table-row table:style-name="ro1">
          <table:table-cell table:style-name="ce1" office:value-type="date" office:date-value="2025-10-01" calcext:value-type="date">
            <text:p>1.10.2025</text:p>
          </table:table-cell>
          <table:table-cell office:value-type="currency" office:currency="PLN" office:value="21.37" calcext:value-type="currency">
            <text:p>21,37 zł</text:p>
          </table:table-cell>
          <table:table-cell table:style-name="ce3" table:formula="of:=IF(OR(WEEKDAY([.A2];2)=6;WEEKDAY([.A2];2)=7);10;0)" office:value-type="float" office:value="0" calcext:value-type="float">
            <text:p>0</text:p>
          </table:table-cell>
          <table:table-cell table:formula="of:=IF(WEEKDAY([.A2];2)=2;250;0)" office:value-type="float" office:value="0" calcext:value-type="float">
            <text:p>0</text:p>
          </table:table-cell>
          <table:table-cell table:formula="of:=IF( WEEKDAY([.A2];2)=4; IF([.B2]&lt;=500;MAX(50;[.B2]/5);IF([.B2]&lt;=600;MAX(100;[.B2]/2);400)); 0)" office:value-type="float" office:value="0" calcext:value-type="float">
            <text:p>0</text:p>
          </table:table-cell>
          <table:table-cell table:formula="of:=IF(DAY([.A2])=15;600;0)" office:value-type="float" office:value="0" calcext:value-type="float">
            <text:p>0</text:p>
          </table:table-cell>
          <table:table-cell table:formula="of:=IF(AND([.A2]&gt;=DATE(2025;12;20); [.A2]&lt;=DATE(2026;1;3)); &quot;NIE&quot;; &quot;TAK&quot;)" office:value-type="string" office:string-value="TAK" calcext:value-type="string">
            <text:p>TAK</text:p>
          </table:table-cell>
          <table:table-cell table:formula="of:=SUMIF([kursanci.C:.C]; [.A2]; [kursanci.H:.H])" office:value-type="float" office:value="60" calcext:value-type="float">
            <text:p>60</text:p>
          </table:table-cell>
        </table:table-row>
        <table:table-row table:style-name="ro1">
          <table:table-cell table:style-name="ce1" office:value-type="date" office:date-value="2025-10-02" calcext:value-type="date">
            <text:p>2.10.2025</text:p>
          </table:table-cell>
          <table:table-cell table:formula="of:=IF([.G3]=&quot;TAK&quot;;[.B2]-[.C2]-[.D2]-[.E2]-[.F2]+[.H2];[.B2])" office:value-type="currency" office:currency="PLN" office:value="81.37" calcext:value-type="currency">
            <text:p>81,37 zł</text:p>
          </table:table-cell>
          <table:table-cell table:style-name="ce3" table:formula="of:=IF(OR(WEEKDAY([.A3];2)=6;WEEKDAY([.A3];2)=7);10;0)" office:value-type="float" office:value="0" calcext:value-type="float">
            <text:p>0</text:p>
          </table:table-cell>
          <table:table-cell table:formula="of:=IF(WEEKDAY([.A3];2)=2;250;0)" office:value-type="float" office:value="0" calcext:value-type="float">
            <text:p>0</text:p>
          </table:table-cell>
          <table:table-cell table:formula="of:=IF( WEEKDAY([.A3];2)=4; IF([.B3]&lt;=500;MAX(50;[.B3]/5);IF([.B3]&lt;=600;MAX(100;[.B3]/2);400)); 0)" office:value-type="float" office:value="50" calcext:value-type="float">
            <text:p>50</text:p>
          </table:table-cell>
          <table:table-cell table:formula="of:=IF(DAY([.A3])=15;600;0)" office:value-type="float" office:value="0" calcext:value-type="float">
            <text:p>0</text:p>
          </table:table-cell>
          <table:table-cell table:formula="of:=IF(AND([.A3]&gt;=DATE(2025;12;20); [.A3]&lt;=DATE(2026;1;3)); &quot;NIE&quot;; &quot;TAK&quot;)" office:value-type="string" office:string-value="TAK" calcext:value-type="string">
            <text:p>TAK</text:p>
          </table:table-cell>
          <table:table-cell table:formula="of:=SUMIF([kursanci.C:.C]; [.A3]; [kursanci.H:.H])" office:value-type="float" office:value="187.5" calcext:value-type="float">
            <text:p>187,5</text:p>
          </table:table-cell>
        </table:table-row>
        <table:table-row table:style-name="ro1">
          <table:table-cell table:style-name="ce1" office:value-type="date" office:date-value="2025-10-03" calcext:value-type="date">
            <text:p>3.10.2025</text:p>
          </table:table-cell>
          <table:table-cell table:formula="of:=IF([.G4]=&quot;TAK&quot;;[.B3]-[.C3]-[.D3]-[.E3]-[.F3]+[.H3];[.B3])" office:value-type="currency" office:currency="PLN" office:value="218.87" calcext:value-type="currency">
            <text:p>218,87 zł</text:p>
          </table:table-cell>
          <table:table-cell table:style-name="ce3" table:formula="of:=IF(OR(WEEKDAY([.A4];2)=6;WEEKDAY([.A4];2)=7);10;0)" office:value-type="float" office:value="0" calcext:value-type="float">
            <text:p>0</text:p>
          </table:table-cell>
          <table:table-cell table:formula="of:=IF(WEEKDAY([.A4];2)=2;250;0)" office:value-type="float" office:value="0" calcext:value-type="float">
            <text:p>0</text:p>
          </table:table-cell>
          <table:table-cell table:formula="of:=IF( WEEKDAY([.A4];2)=4; IF([.B4]&lt;=500;MAX(50;[.B4]/5);IF([.B4]&lt;=600;MAX(100;[.B4]/2);400)); 0)" office:value-type="float" office:value="0" calcext:value-type="float">
            <text:p>0</text:p>
          </table:table-cell>
          <table:table-cell table:formula="of:=IF(DAY([.A4])=15;600;0)" office:value-type="float" office:value="0" calcext:value-type="float">
            <text:p>0</text:p>
          </table:table-cell>
          <table:table-cell table:formula="of:=IF(AND([.A4]&gt;=DATE(2025;12;20); [.A4]&lt;=DATE(2026;1;3)); &quot;NIE&quot;; &quot;TAK&quot;)" office:value-type="string" office:string-value="TAK" calcext:value-type="string">
            <text:p>TAK</text:p>
          </table:table-cell>
          <table:table-cell table:formula="of:=SUMIF([kursanci.C:.C]; [.A4]; [kursanci.H:.H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5-10-04" calcext:value-type="date">
            <text:p>4.10.2025</text:p>
          </table:table-cell>
          <table:table-cell table:formula="of:=IF([.G5]=&quot;TAK&quot;;[.B4]-[.C4]-[.D4]-[.E4]-[.F4]+[.H4];[.B4])" office:value-type="currency" office:currency="PLN" office:value="218.87" calcext:value-type="currency">
            <text:p>218,87 zł</text:p>
          </table:table-cell>
          <table:table-cell table:style-name="ce3" table:formula="of:=IF(OR(WEEKDAY([.A5];2)=6;WEEKDAY([.A5];2)=7);10;0)" office:value-type="float" office:value="10" calcext:value-type="float">
            <text:p>10</text:p>
          </table:table-cell>
          <table:table-cell table:formula="of:=IF(WEEKDAY([.A5];2)=2;250;0)" office:value-type="float" office:value="0" calcext:value-type="float">
            <text:p>0</text:p>
          </table:table-cell>
          <table:table-cell table:formula="of:=IF( WEEKDAY([.A5];2)=4; IF([.B5]&lt;=500;MAX(50;[.B5]/5);IF([.B5]&lt;=600;MAX(100;[.B5]/2);400)); 0)" office:value-type="float" office:value="0" calcext:value-type="float">
            <text:p>0</text:p>
          </table:table-cell>
          <table:table-cell table:formula="of:=IF(DAY([.A5])=15;600;0)" office:value-type="float" office:value="0" calcext:value-type="float">
            <text:p>0</text:p>
          </table:table-cell>
          <table:table-cell table:formula="of:=IF(AND([.A5]&gt;=DATE(2025;12;20); [.A5]&lt;=DATE(2026;1;3)); &quot;NIE&quot;; &quot;TAK&quot;)" office:value-type="string" office:string-value="TAK" calcext:value-type="string">
            <text:p>TAK</text:p>
          </table:table-cell>
          <table:table-cell table:formula="of:=SUMIF([kursanci.C:.C]; [.A5]; [kursanci.H:.H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5-10-05" calcext:value-type="date">
            <text:p>5.10.2025</text:p>
          </table:table-cell>
          <table:table-cell table:formula="of:=IF([.G6]=&quot;TAK&quot;;[.B5]-[.C5]-[.D5]-[.E5]-[.F5]+[.H5];[.B5])" office:value-type="currency" office:currency="PLN" office:value="208.87" calcext:value-type="currency">
            <text:p>208,87 zł</text:p>
          </table:table-cell>
          <table:table-cell table:style-name="ce3" table:formula="of:=IF(OR(WEEKDAY([.A6];2)=6;WEEKDAY([.A6];2)=7);10;0)" office:value-type="float" office:value="10" calcext:value-type="float">
            <text:p>10</text:p>
          </table:table-cell>
          <table:table-cell table:formula="of:=IF(WEEKDAY([.A6];2)=2;250;0)" office:value-type="float" office:value="0" calcext:value-type="float">
            <text:p>0</text:p>
          </table:table-cell>
          <table:table-cell table:formula="of:=IF( WEEKDAY([.A6];2)=4; IF([.B6]&lt;=500;MAX(50;[.B6]/5);IF([.B6]&lt;=600;MAX(100;[.B6]/2);400)); 0)" office:value-type="float" office:value="0" calcext:value-type="float">
            <text:p>0</text:p>
          </table:table-cell>
          <table:table-cell table:formula="of:=IF(DAY([.A6])=15;600;0)" office:value-type="float" office:value="0" calcext:value-type="float">
            <text:p>0</text:p>
          </table:table-cell>
          <table:table-cell table:formula="of:=IF(AND([.A6]&gt;=DATE(2025;12;20); [.A6]&lt;=DATE(2026;1;3)); &quot;NIE&quot;; &quot;TAK&quot;)" office:value-type="string" office:string-value="TAK" calcext:value-type="string">
            <text:p>TAK</text:p>
          </table:table-cell>
          <table:table-cell table:formula="of:=SUMIF([kursanci.C:.C]; [.A6]; [kursanci.H:.H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5-10-06" calcext:value-type="date">
            <text:p>6.10.2025</text:p>
          </table:table-cell>
          <table:table-cell table:formula="of:=IF([.G7]=&quot;TAK&quot;;[.B6]-[.C6]-[.D6]-[.E6]-[.F6]+[.H6];[.B6])" office:value-type="currency" office:currency="PLN" office:value="198.87" calcext:value-type="currency">
            <text:p>198,87 zł</text:p>
          </table:table-cell>
          <table:table-cell table:style-name="ce3" table:formula="of:=IF(OR(WEEKDAY([.A7];2)=6;WEEKDAY([.A7];2)=7);10;0)" office:value-type="float" office:value="0" calcext:value-type="float">
            <text:p>0</text:p>
          </table:table-cell>
          <table:table-cell table:formula="of:=IF(WEEKDAY([.A7];2)=2;250;0)" office:value-type="float" office:value="0" calcext:value-type="float">
            <text:p>0</text:p>
          </table:table-cell>
          <table:table-cell table:formula="of:=IF( WEEKDAY([.A7];2)=4; IF([.B7]&lt;=500;MAX(50;[.B7]/5);IF([.B7]&lt;=600;MAX(100;[.B7]/2);400)); 0)" office:value-type="float" office:value="0" calcext:value-type="float">
            <text:p>0</text:p>
          </table:table-cell>
          <table:table-cell table:formula="of:=IF(DAY([.A7])=15;600;0)" office:value-type="float" office:value="0" calcext:value-type="float">
            <text:p>0</text:p>
          </table:table-cell>
          <table:table-cell table:formula="of:=IF(AND([.A7]&gt;=DATE(2025;12;20); [.A7]&lt;=DATE(2026;1;3)); &quot;NIE&quot;; &quot;TAK&quot;)" office:value-type="string" office:string-value="TAK" calcext:value-type="string">
            <text:p>TAK</text:p>
          </table:table-cell>
          <table:table-cell table:formula="of:=SUMIF([kursanci.C:.C]; [.A7]; [kursanci.H:.H])" office:value-type="float" office:value="130" calcext:value-type="float">
            <text:p>130</text:p>
          </table:table-cell>
        </table:table-row>
        <table:table-row table:style-name="ro1">
          <table:table-cell table:style-name="ce1" office:value-type="date" office:date-value="2025-10-07" calcext:value-type="date">
            <text:p>7.10.2025</text:p>
          </table:table-cell>
          <table:table-cell table:formula="of:=IF([.G8]=&quot;TAK&quot;;[.B7]-[.C7]-[.D7]-[.E7]-[.F7]+[.H7];[.B7])" office:value-type="currency" office:currency="PLN" office:value="328.87" calcext:value-type="currency">
            <text:p>328,87 zł</text:p>
          </table:table-cell>
          <table:table-cell table:style-name="ce3" table:formula="of:=IF(OR(WEEKDAY([.A8];2)=6;WEEKDAY([.A8];2)=7);10;0)" office:value-type="float" office:value="0" calcext:value-type="float">
            <text:p>0</text:p>
          </table:table-cell>
          <table:table-cell table:formula="of:=IF(WEEKDAY([.A8];2)=2;250;0)" office:value-type="float" office:value="250" calcext:value-type="float">
            <text:p>250</text:p>
          </table:table-cell>
          <table:table-cell table:formula="of:=IF( WEEKDAY([.A8];2)=4; IF([.B8]&lt;=500;MAX(50;[.B8]/5);IF([.B8]&lt;=600;MAX(100;[.B8]/2);400)); 0)" office:value-type="float" office:value="0" calcext:value-type="float">
            <text:p>0</text:p>
          </table:table-cell>
          <table:table-cell table:formula="of:=IF(DAY([.A8])=15;600;0)" office:value-type="float" office:value="0" calcext:value-type="float">
            <text:p>0</text:p>
          </table:table-cell>
          <table:table-cell table:formula="of:=IF(AND([.A8]&gt;=DATE(2025;12;20); [.A8]&lt;=DATE(2026;1;3)); &quot;NIE&quot;; &quot;TAK&quot;)" office:value-type="string" office:string-value="TAK" calcext:value-type="string">
            <text:p>TAK</text:p>
          </table:table-cell>
          <table:table-cell table:formula="of:=SUMIF([kursanci.C:.C]; [.A8]; [kursanci.H:.H])" office:value-type="float" office:value="217.5" calcext:value-type="float">
            <text:p>217,5</text:p>
          </table:table-cell>
        </table:table-row>
        <table:table-row table:style-name="ro1">
          <table:table-cell table:style-name="ce1" office:value-type="date" office:date-value="2025-10-08" calcext:value-type="date">
            <text:p>8.10.2025</text:p>
          </table:table-cell>
          <table:table-cell table:formula="of:=IF([.G9]=&quot;TAK&quot;;[.B8]-[.C8]-[.D8]-[.E8]-[.F8]+[.H8];[.B8])" office:value-type="currency" office:currency="PLN" office:value="296.37" calcext:value-type="currency">
            <text:p>296,37 zł</text:p>
          </table:table-cell>
          <table:table-cell table:style-name="ce3" table:formula="of:=IF(OR(WEEKDAY([.A9];2)=6;WEEKDAY([.A9];2)=7);10;0)" office:value-type="float" office:value="0" calcext:value-type="float">
            <text:p>0</text:p>
          </table:table-cell>
          <table:table-cell table:formula="of:=IF(WEEKDAY([.A9];2)=2;250;0)" office:value-type="float" office:value="0" calcext:value-type="float">
            <text:p>0</text:p>
          </table:table-cell>
          <table:table-cell table:formula="of:=IF( WEEKDAY([.A9];2)=4; IF([.B9]&lt;=500;MAX(50;[.B9]/5);IF([.B9]&lt;=600;MAX(100;[.B9]/2);400)); 0)" office:value-type="float" office:value="0" calcext:value-type="float">
            <text:p>0</text:p>
          </table:table-cell>
          <table:table-cell table:formula="of:=IF(DAY([.A9])=15;600;0)" office:value-type="float" office:value="0" calcext:value-type="float">
            <text:p>0</text:p>
          </table:table-cell>
          <table:table-cell table:formula="of:=IF(AND([.A9]&gt;=DATE(2025;12;20); [.A9]&lt;=DATE(2026;1;3)); &quot;NIE&quot;; &quot;TAK&quot;)" office:value-type="string" office:string-value="TAK" calcext:value-type="string">
            <text:p>TAK</text:p>
          </table:table-cell>
          <table:table-cell table:formula="of:=SUMIF([kursanci.C:.C]; [.A9]; [kursanci.H:.H])" office:value-type="float" office:value="190" calcext:value-type="float">
            <text:p>190</text:p>
          </table:table-cell>
        </table:table-row>
        <table:table-row table:style-name="ro1">
          <table:table-cell table:style-name="ce1" office:value-type="date" office:date-value="2025-10-09" calcext:value-type="date">
            <text:p>9.10.2025</text:p>
          </table:table-cell>
          <table:table-cell table:formula="of:=IF([.G10]=&quot;TAK&quot;;[.B9]-[.C9]-[.D9]-[.E9]-[.F9]+[.H9];[.B9])" office:value-type="currency" office:currency="PLN" office:value="486.37" calcext:value-type="currency">
            <text:p>486,37 zł</text:p>
          </table:table-cell>
          <table:table-cell table:style-name="ce3" table:formula="of:=IF(OR(WEEKDAY([.A10];2)=6;WEEKDAY([.A10];2)=7);10;0)" office:value-type="float" office:value="0" calcext:value-type="float">
            <text:p>0</text:p>
          </table:table-cell>
          <table:table-cell table:formula="of:=IF(WEEKDAY([.A10];2)=2;250;0)" office:value-type="float" office:value="0" calcext:value-type="float">
            <text:p>0</text:p>
          </table:table-cell>
          <table:table-cell table:formula="of:=IF( WEEKDAY([.A10];2)=4; IF([.B10]&lt;=500;MAX(50;[.B10]/5);IF([.B10]&lt;=600;MAX(100;[.B10]/2);400)); 0)" office:value-type="float" office:value="97.274" calcext:value-type="float">
            <text:p>97,274</text:p>
          </table:table-cell>
          <table:table-cell table:formula="of:=IF(DAY([.A10])=15;600;0)" office:value-type="float" office:value="0" calcext:value-type="float">
            <text:p>0</text:p>
          </table:table-cell>
          <table:table-cell table:formula="of:=IF(AND([.A10]&gt;=DATE(2025;12;20); [.A10]&lt;=DATE(2026;1;3)); &quot;NIE&quot;; &quot;TAK&quot;)" office:value-type="string" office:string-value="TAK" calcext:value-type="string">
            <text:p>TAK</text:p>
          </table:table-cell>
          <table:table-cell table:formula="of:=SUMIF([kursanci.C:.C]; [.A10]; [kursanci.H:.H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5-10-10" calcext:value-type="date">
            <text:p>10.10.2025</text:p>
          </table:table-cell>
          <table:table-cell table:formula="of:=IF([.G11]=&quot;TAK&quot;;[.B10]-[.C10]-[.D10]-[.E10]-[.F10]+[.H10];[.B10])" office:value-type="currency" office:currency="PLN" office:value="389.096" calcext:value-type="currency">
            <text:p>389,10 zł</text:p>
          </table:table-cell>
          <table:table-cell table:style-name="ce3" table:formula="of:=IF(OR(WEEKDAY([.A11];2)=6;WEEKDAY([.A11];2)=7);10;0)" office:value-type="float" office:value="0" calcext:value-type="float">
            <text:p>0</text:p>
          </table:table-cell>
          <table:table-cell table:formula="of:=IF(WEEKDAY([.A11];2)=2;250;0)" office:value-type="float" office:value="0" calcext:value-type="float">
            <text:p>0</text:p>
          </table:table-cell>
          <table:table-cell table:formula="of:=IF( WEEKDAY([.A11];2)=4; IF([.B11]&lt;=500;MAX(50;[.B11]/5);IF([.B11]&lt;=600;MAX(100;[.B11]/2);400)); 0)" office:value-type="float" office:value="0" calcext:value-type="float">
            <text:p>0</text:p>
          </table:table-cell>
          <table:table-cell table:formula="of:=IF(DAY([.A11])=15;600;0)" office:value-type="float" office:value="0" calcext:value-type="float">
            <text:p>0</text:p>
          </table:table-cell>
          <table:table-cell table:formula="of:=IF(AND([.A11]&gt;=DATE(2025;12;20); [.A11]&lt;=DATE(2026;1;3)); &quot;NIE&quot;; &quot;TAK&quot;)" office:value-type="string" office:string-value="TAK" calcext:value-type="string">
            <text:p>TAK</text:p>
          </table:table-cell>
          <table:table-cell table:formula="of:=SUMIF([kursanci.C:.C]; [.A11]; [kursanci.H:.H])" office:value-type="float" office:value="290" calcext:value-type="float">
            <text:p>290</text:p>
          </table:table-cell>
        </table:table-row>
        <table:table-row table:style-name="ro1">
          <table:table-cell table:style-name="ce1" office:value-type="date" office:date-value="2025-10-11" calcext:value-type="date">
            <text:p>11.10.2025</text:p>
          </table:table-cell>
          <table:table-cell table:formula="of:=IF([.G12]=&quot;TAK&quot;;[.B11]-[.C11]-[.D11]-[.E11]-[.F11]+[.H11];[.B11])" office:value-type="currency" office:currency="PLN" office:value="679.096" calcext:value-type="currency">
            <text:p>679,10 zł</text:p>
          </table:table-cell>
          <table:table-cell table:style-name="ce3" table:formula="of:=IF(OR(WEEKDAY([.A12];2)=6;WEEKDAY([.A12];2)=7);10;0)" office:value-type="float" office:value="10" calcext:value-type="float">
            <text:p>10</text:p>
          </table:table-cell>
          <table:table-cell table:formula="of:=IF(WEEKDAY([.A12];2)=2;250;0)" office:value-type="float" office:value="0" calcext:value-type="float">
            <text:p>0</text:p>
          </table:table-cell>
          <table:table-cell table:formula="of:=IF( WEEKDAY([.A12];2)=4; IF([.B12]&lt;=500;MAX(50;[.B12]/5);IF([.B12]&lt;=600;MAX(100;[.B12]/2);400)); 0)" office:value-type="float" office:value="0" calcext:value-type="float">
            <text:p>0</text:p>
          </table:table-cell>
          <table:table-cell table:formula="of:=IF(DAY([.A12])=15;600;0)" office:value-type="float" office:value="0" calcext:value-type="float">
            <text:p>0</text:p>
          </table:table-cell>
          <table:table-cell table:formula="of:=IF(AND([.A12]&gt;=DATE(2025;12;20); [.A12]&lt;=DATE(2026;1;3)); &quot;NIE&quot;; &quot;TAK&quot;)" office:value-type="string" office:string-value="TAK" calcext:value-type="string">
            <text:p>TAK</text:p>
          </table:table-cell>
          <table:table-cell table:formula="of:=SUMIF([kursanci.C:.C]; [.A12]; [kursanci.H:.H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5-10-12" calcext:value-type="date">
            <text:p>12.10.2025</text:p>
          </table:table-cell>
          <table:table-cell table:formula="of:=IF([.G13]=&quot;TAK&quot;;[.B12]-[.C12]-[.D12]-[.E12]-[.F12]+[.H12];[.B12])" office:value-type="currency" office:currency="PLN" office:value="669.096" calcext:value-type="currency">
            <text:p>669,10 zł</text:p>
          </table:table-cell>
          <table:table-cell table:style-name="ce3" table:formula="of:=IF(OR(WEEKDAY([.A13];2)=6;WEEKDAY([.A13];2)=7);10;0)" office:value-type="float" office:value="10" calcext:value-type="float">
            <text:p>10</text:p>
          </table:table-cell>
          <table:table-cell table:formula="of:=IF(WEEKDAY([.A13];2)=2;250;0)" office:value-type="float" office:value="0" calcext:value-type="float">
            <text:p>0</text:p>
          </table:table-cell>
          <table:table-cell table:formula="of:=IF( WEEKDAY([.A13];2)=4; IF([.B13]&lt;=500;MAX(50;[.B13]/5);IF([.B13]&lt;=600;MAX(100;[.B13]/2);400)); 0)" office:value-type="float" office:value="0" calcext:value-type="float">
            <text:p>0</text:p>
          </table:table-cell>
          <table:table-cell table:formula="of:=IF(DAY([.A13])=15;600;0)" office:value-type="float" office:value="0" calcext:value-type="float">
            <text:p>0</text:p>
          </table:table-cell>
          <table:table-cell table:formula="of:=IF(AND([.A13]&gt;=DATE(2025;12;20); [.A13]&lt;=DATE(2026;1;3)); &quot;NIE&quot;; &quot;TAK&quot;)" office:value-type="string" office:string-value="TAK" calcext:value-type="string">
            <text:p>TAK</text:p>
          </table:table-cell>
          <table:table-cell table:formula="of:=SUMIF([kursanci.C:.C]; [.A13]; [kursanci.H:.H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5-10-13" calcext:value-type="date">
            <text:p>13.10.2025</text:p>
          </table:table-cell>
          <table:table-cell table:formula="of:=IF([.G14]=&quot;TAK&quot;;[.B13]-[.C13]-[.D13]-[.E13]-[.F13]+[.H13];[.B13])" office:value-type="currency" office:currency="PLN" office:value="659.096" calcext:value-type="currency">
            <text:p>659,10 zł</text:p>
          </table:table-cell>
          <table:table-cell table:style-name="ce3" table:formula="of:=IF(OR(WEEKDAY([.A14];2)=6;WEEKDAY([.A14];2)=7);10;0)" office:value-type="float" office:value="0" calcext:value-type="float">
            <text:p>0</text:p>
          </table:table-cell>
          <table:table-cell table:formula="of:=IF(WEEKDAY([.A14];2)=2;250;0)" office:value-type="float" office:value="0" calcext:value-type="float">
            <text:p>0</text:p>
          </table:table-cell>
          <table:table-cell table:formula="of:=IF( WEEKDAY([.A14];2)=4; IF([.B14]&lt;=500;MAX(50;[.B14]/5);IF([.B14]&lt;=600;MAX(100;[.B14]/2);400)); 0)" office:value-type="float" office:value="0" calcext:value-type="float">
            <text:p>0</text:p>
          </table:table-cell>
          <table:table-cell table:formula="of:=IF(DAY([.A14])=15;600;0)" office:value-type="float" office:value="0" calcext:value-type="float">
            <text:p>0</text:p>
          </table:table-cell>
          <table:table-cell table:formula="of:=IF(AND([.A14]&gt;=DATE(2025;12;20); [.A14]&lt;=DATE(2026;1;3)); &quot;NIE&quot;; &quot;TAK&quot;)" office:value-type="string" office:string-value="TAK" calcext:value-type="string">
            <text:p>TAK</text:p>
          </table:table-cell>
          <table:table-cell table:formula="of:=SUMIF([kursanci.C:.C]; [.A14]; [kursanci.H:.H])" office:value-type="float" office:value="395" calcext:value-type="float">
            <text:p>395</text:p>
          </table:table-cell>
        </table:table-row>
        <table:table-row table:style-name="ro1">
          <table:table-cell table:style-name="ce1" office:value-type="date" office:date-value="2025-10-14" calcext:value-type="date">
            <text:p>14.10.2025</text:p>
          </table:table-cell>
          <table:table-cell table:formula="of:=IF([.G15]=&quot;TAK&quot;;[.B14]-[.C14]-[.D14]-[.E14]-[.F14]+[.H14];[.B14])" office:value-type="currency" office:currency="PLN" office:value="1054.096" calcext:value-type="currency">
            <text:p>1 054,10 zł</text:p>
          </table:table-cell>
          <table:table-cell table:style-name="ce3" table:formula="of:=IF(OR(WEEKDAY([.A15];2)=6;WEEKDAY([.A15];2)=7);10;0)" office:value-type="float" office:value="0" calcext:value-type="float">
            <text:p>0</text:p>
          </table:table-cell>
          <table:table-cell table:formula="of:=IF(WEEKDAY([.A15];2)=2;250;0)" office:value-type="float" office:value="250" calcext:value-type="float">
            <text:p>250</text:p>
          </table:table-cell>
          <table:table-cell table:formula="of:=IF( WEEKDAY([.A15];2)=4; IF([.B15]&lt;=500;MAX(50;[.B15]/5);IF([.B15]&lt;=600;MAX(100;[.B15]/2);400)); 0)" office:value-type="float" office:value="0" calcext:value-type="float">
            <text:p>0</text:p>
          </table:table-cell>
          <table:table-cell table:formula="of:=IF(DAY([.A15])=15;600;0)" office:value-type="float" office:value="0" calcext:value-type="float">
            <text:p>0</text:p>
          </table:table-cell>
          <table:table-cell table:formula="of:=IF(AND([.A15]&gt;=DATE(2025;12;20); [.A15]&lt;=DATE(2026;1;3)); &quot;NIE&quot;; &quot;TAK&quot;)" office:value-type="string" office:string-value="TAK" calcext:value-type="string">
            <text:p>TAK</text:p>
          </table:table-cell>
          <table:table-cell table:formula="of:=SUMIF([kursanci.C:.C]; [.A15]; [kursanci.H:.H])" office:value-type="float" office:value="277.5" calcext:value-type="float">
            <text:p>277,5</text:p>
          </table:table-cell>
        </table:table-row>
        <table:table-row table:style-name="ro1">
          <table:table-cell table:style-name="ce1" office:value-type="date" office:date-value="2025-10-15" calcext:value-type="date">
            <text:p>15.10.2025</text:p>
          </table:table-cell>
          <table:table-cell table:formula="of:=IF([.G16]=&quot;TAK&quot;;[.B15]-[.C15]-[.D15]-[.E15]-[.F15]+[.H15];[.B15])" office:value-type="currency" office:currency="PLN" office:value="1081.596" calcext:value-type="currency">
            <text:p>1 081,60 zł</text:p>
          </table:table-cell>
          <table:table-cell table:style-name="ce3" table:formula="of:=IF(OR(WEEKDAY([.A16];2)=6;WEEKDAY([.A16];2)=7);10;0)" office:value-type="float" office:value="0" calcext:value-type="float">
            <text:p>0</text:p>
          </table:table-cell>
          <table:table-cell table:formula="of:=IF(WEEKDAY([.A16];2)=2;250;0)" office:value-type="float" office:value="0" calcext:value-type="float">
            <text:p>0</text:p>
          </table:table-cell>
          <table:table-cell table:formula="of:=IF( WEEKDAY([.A16];2)=4; IF([.B16]&lt;=500;MAX(50;[.B16]/5);IF([.B16]&lt;=600;MAX(100;[.B16]/2);400)); 0)" office:value-type="float" office:value="0" calcext:value-type="float">
            <text:p>0</text:p>
          </table:table-cell>
          <table:table-cell table:formula="of:=IF(DAY([.A16])=15;600;0)" office:value-type="float" office:value="600" calcext:value-type="float">
            <text:p>600</text:p>
          </table:table-cell>
          <table:table-cell table:formula="of:=IF(AND([.A16]&gt;=DATE(2025;12;20); [.A16]&lt;=DATE(2026;1;3)); &quot;NIE&quot;; &quot;TAK&quot;)" office:value-type="string" office:string-value="TAK" calcext:value-type="string">
            <text:p>TAK</text:p>
          </table:table-cell>
          <table:table-cell table:formula="of:=SUMIF([kursanci.C:.C]; [.A16]; [kursanci.H:.H])" office:value-type="float" office:value="242.5" calcext:value-type="float">
            <text:p>242,5</text:p>
          </table:table-cell>
        </table:table-row>
        <table:table-row table:style-name="ro1">
          <table:table-cell table:style-name="ce1" office:value-type="date" office:date-value="2025-10-16" calcext:value-type="date">
            <text:p>16.10.2025</text:p>
          </table:table-cell>
          <table:table-cell table:formula="of:=IF([.G17]=&quot;TAK&quot;;[.B16]-[.C16]-[.D16]-[.E16]-[.F16]+[.H16];[.B16])" office:value-type="currency" office:currency="PLN" office:value="724.096" calcext:value-type="currency">
            <text:p>724,10 zł</text:p>
          </table:table-cell>
          <table:table-cell table:style-name="ce3" table:formula="of:=IF(OR(WEEKDAY([.A17];2)=6;WEEKDAY([.A17];2)=7);10;0)" office:value-type="float" office:value="0" calcext:value-type="float">
            <text:p>0</text:p>
          </table:table-cell>
          <table:table-cell table:formula="of:=IF(WEEKDAY([.A17];2)=2;250;0)" office:value-type="float" office:value="0" calcext:value-type="float">
            <text:p>0</text:p>
          </table:table-cell>
          <table:table-cell table:formula="of:=IF( WEEKDAY([.A17];2)=4; IF([.B17]&lt;=500;MAX(50;[.B17]/5);IF([.B17]&lt;=600;MAX(100;[.B17]/2);400)); 0)" office:value-type="float" office:value="400" calcext:value-type="float">
            <text:p>400</text:p>
          </table:table-cell>
          <table:table-cell table:formula="of:=IF(DAY([.A17])=15;600;0)" office:value-type="float" office:value="0" calcext:value-type="float">
            <text:p>0</text:p>
          </table:table-cell>
          <table:table-cell table:formula="of:=IF(AND([.A17]&gt;=DATE(2025;12;20); [.A17]&lt;=DATE(2026;1;3)); &quot;NIE&quot;; &quot;TAK&quot;)" office:value-type="string" office:string-value="TAK" calcext:value-type="string">
            <text:p>TAK</text:p>
          </table:table-cell>
          <table:table-cell table:formula="of:=SUMIF([kursanci.C:.C]; [.A17]; [kursanci.H:.H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5-10-17" calcext:value-type="date">
            <text:p>17.10.2025</text:p>
          </table:table-cell>
          <table:table-cell table:formula="of:=IF([.G18]=&quot;TAK&quot;;[.B17]-[.C17]-[.D17]-[.E17]-[.F17]+[.H17];[.B17])" office:value-type="currency" office:currency="PLN" office:value="324.096" calcext:value-type="currency">
            <text:p>324,10 zł</text:p>
          </table:table-cell>
          <table:table-cell table:style-name="ce3" table:formula="of:=IF(OR(WEEKDAY([.A18];2)=6;WEEKDAY([.A18];2)=7);10;0)" office:value-type="float" office:value="0" calcext:value-type="float">
            <text:p>0</text:p>
          </table:table-cell>
          <table:table-cell table:formula="of:=IF(WEEKDAY([.A18];2)=2;250;0)" office:value-type="float" office:value="0" calcext:value-type="float">
            <text:p>0</text:p>
          </table:table-cell>
          <table:table-cell table:formula="of:=IF( WEEKDAY([.A18];2)=4; IF([.B18]&lt;=500;MAX(50;[.B18]/5);IF([.B18]&lt;=600;MAX(100;[.B18]/2);400)); 0)" office:value-type="float" office:value="0" calcext:value-type="float">
            <text:p>0</text:p>
          </table:table-cell>
          <table:table-cell table:formula="of:=IF(DAY([.A18])=15;600;0)" office:value-type="float" office:value="0" calcext:value-type="float">
            <text:p>0</text:p>
          </table:table-cell>
          <table:table-cell table:formula="of:=IF(AND([.A18]&gt;=DATE(2025;12;20); [.A18]&lt;=DATE(2026;1;3)); &quot;NIE&quot;; &quot;TAK&quot;)" office:value-type="string" office:string-value="TAK" calcext:value-type="string">
            <text:p>TAK</text:p>
          </table:table-cell>
          <table:table-cell table:formula="of:=SUMIF([kursanci.C:.C]; [.A18]; [kursanci.H:.H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5-10-18" calcext:value-type="date">
            <text:p>18.10.2025</text:p>
          </table:table-cell>
          <table:table-cell table:formula="of:=IF([.G19]=&quot;TAK&quot;;[.B18]-[.C18]-[.D18]-[.E18]-[.F18]+[.H18];[.B18])" office:value-type="currency" office:currency="PLN" office:value="324.096" calcext:value-type="currency">
            <text:p>324,10 zł</text:p>
          </table:table-cell>
          <table:table-cell table:style-name="ce3" table:formula="of:=IF(OR(WEEKDAY([.A19];2)=6;WEEKDAY([.A19];2)=7);10;0)" office:value-type="float" office:value="10" calcext:value-type="float">
            <text:p>10</text:p>
          </table:table-cell>
          <table:table-cell table:formula="of:=IF(WEEKDAY([.A19];2)=2;250;0)" office:value-type="float" office:value="0" calcext:value-type="float">
            <text:p>0</text:p>
          </table:table-cell>
          <table:table-cell table:formula="of:=IF( WEEKDAY([.A19];2)=4; IF([.B19]&lt;=500;MAX(50;[.B19]/5);IF([.B19]&lt;=600;MAX(100;[.B19]/2);400)); 0)" office:value-type="float" office:value="0" calcext:value-type="float">
            <text:p>0</text:p>
          </table:table-cell>
          <table:table-cell table:formula="of:=IF(DAY([.A19])=15;600;0)" office:value-type="float" office:value="0" calcext:value-type="float">
            <text:p>0</text:p>
          </table:table-cell>
          <table:table-cell table:formula="of:=IF(AND([.A19]&gt;=DATE(2025;12;20); [.A19]&lt;=DATE(2026;1;3)); &quot;NIE&quot;; &quot;TAK&quot;)" office:value-type="string" office:string-value="TAK" calcext:value-type="string">
            <text:p>TAK</text:p>
          </table:table-cell>
          <table:table-cell table:formula="of:=SUMIF([kursanci.C:.C]; [.A19]; [kursanci.H:.H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5-10-19" calcext:value-type="date">
            <text:p>19.10.2025</text:p>
          </table:table-cell>
          <table:table-cell table:formula="of:=IF([.G20]=&quot;TAK&quot;;[.B19]-[.C19]-[.D19]-[.E19]-[.F19]+[.H19];[.B19])" office:value-type="currency" office:currency="PLN" office:value="314.096" calcext:value-type="currency">
            <text:p>314,10 zł</text:p>
          </table:table-cell>
          <table:table-cell table:style-name="ce3" table:formula="of:=IF(OR(WEEKDAY([.A20];2)=6;WEEKDAY([.A20];2)=7);10;0)" office:value-type="float" office:value="10" calcext:value-type="float">
            <text:p>10</text:p>
          </table:table-cell>
          <table:table-cell table:formula="of:=IF(WEEKDAY([.A20];2)=2;250;0)" office:value-type="float" office:value="0" calcext:value-type="float">
            <text:p>0</text:p>
          </table:table-cell>
          <table:table-cell table:formula="of:=IF( WEEKDAY([.A20];2)=4; IF([.B20]&lt;=500;MAX(50;[.B20]/5);IF([.B20]&lt;=600;MAX(100;[.B20]/2);400)); 0)" office:value-type="float" office:value="0" calcext:value-type="float">
            <text:p>0</text:p>
          </table:table-cell>
          <table:table-cell table:formula="of:=IF(DAY([.A20])=15;600;0)" office:value-type="float" office:value="0" calcext:value-type="float">
            <text:p>0</text:p>
          </table:table-cell>
          <table:table-cell table:formula="of:=IF(AND([.A20]&gt;=DATE(2025;12;20); [.A20]&lt;=DATE(2026;1;3)); &quot;NIE&quot;; &quot;TAK&quot;)" office:value-type="string" office:string-value="TAK" calcext:value-type="string">
            <text:p>TAK</text:p>
          </table:table-cell>
          <table:table-cell table:formula="of:=SUMIF([kursanci.C:.C]; [.A20]; [kursanci.H:.H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5-10-20" calcext:value-type="date">
            <text:p>20.10.2025</text:p>
          </table:table-cell>
          <table:table-cell table:formula="of:=IF([.G21]=&quot;TAK&quot;;[.B20]-[.C20]-[.D20]-[.E20]-[.F20]+[.H20];[.B20])" office:value-type="currency" office:currency="PLN" office:value="304.096" calcext:value-type="currency">
            <text:p>304,10 zł</text:p>
          </table:table-cell>
          <table:table-cell table:style-name="ce3" table:formula="of:=IF(OR(WEEKDAY([.A21];2)=6;WEEKDAY([.A21];2)=7);10;0)" office:value-type="float" office:value="0" calcext:value-type="float">
            <text:p>0</text:p>
          </table:table-cell>
          <table:table-cell table:formula="of:=IF(WEEKDAY([.A21];2)=2;250;0)" office:value-type="float" office:value="0" calcext:value-type="float">
            <text:p>0</text:p>
          </table:table-cell>
          <table:table-cell table:formula="of:=IF( WEEKDAY([.A21];2)=4; IF([.B21]&lt;=500;MAX(50;[.B21]/5);IF([.B21]&lt;=600;MAX(100;[.B21]/2);400)); 0)" office:value-type="float" office:value="0" calcext:value-type="float">
            <text:p>0</text:p>
          </table:table-cell>
          <table:table-cell table:formula="of:=IF(DAY([.A21])=15;600;0)" office:value-type="float" office:value="0" calcext:value-type="float">
            <text:p>0</text:p>
          </table:table-cell>
          <table:table-cell table:formula="of:=IF(AND([.A21]&gt;=DATE(2025;12;20); [.A21]&lt;=DATE(2026;1;3)); &quot;NIE&quot;; &quot;TAK&quot;)" office:value-type="string" office:string-value="TAK" calcext:value-type="string">
            <text:p>TAK</text:p>
          </table:table-cell>
          <table:table-cell table:formula="of:=SUMIF([kursanci.C:.C]; [.A21]; [kursanci.H:.H])" office:value-type="float" office:value="295" calcext:value-type="float">
            <text:p>295</text:p>
          </table:table-cell>
        </table:table-row>
        <table:table-row table:style-name="ro1">
          <table:table-cell table:style-name="ce1" office:value-type="date" office:date-value="2025-10-21" calcext:value-type="date">
            <text:p>21.10.2025</text:p>
          </table:table-cell>
          <table:table-cell table:formula="of:=IF([.G22]=&quot;TAK&quot;;[.B21]-[.C21]-[.D21]-[.E21]-[.F21]+[.H21];[.B21])" office:value-type="currency" office:currency="PLN" office:value="599.096" calcext:value-type="currency">
            <text:p>599,10 zł</text:p>
          </table:table-cell>
          <table:table-cell table:style-name="ce3" table:formula="of:=IF(OR(WEEKDAY([.A22];2)=6;WEEKDAY([.A22];2)=7);10;0)" office:value-type="float" office:value="0" calcext:value-type="float">
            <text:p>0</text:p>
          </table:table-cell>
          <table:table-cell table:formula="of:=IF(WEEKDAY([.A22];2)=2;250;0)" office:value-type="float" office:value="250" calcext:value-type="float">
            <text:p>250</text:p>
          </table:table-cell>
          <table:table-cell table:formula="of:=IF( WEEKDAY([.A22];2)=4; IF([.B22]&lt;=500;MAX(50;[.B22]/5);IF([.B22]&lt;=600;MAX(100;[.B22]/2);400)); 0)" office:value-type="float" office:value="0" calcext:value-type="float">
            <text:p>0</text:p>
          </table:table-cell>
          <table:table-cell table:formula="of:=IF(DAY([.A22])=15;600;0)" office:value-type="float" office:value="0" calcext:value-type="float">
            <text:p>0</text:p>
          </table:table-cell>
          <table:table-cell table:formula="of:=IF(AND([.A22]&gt;=DATE(2025;12;20); [.A22]&lt;=DATE(2026;1;3)); &quot;NIE&quot;; &quot;TAK&quot;)" office:value-type="string" office:string-value="TAK" calcext:value-type="string">
            <text:p>TAK</text:p>
          </table:table-cell>
          <table:table-cell table:formula="of:=SUMIF([kursanci.C:.C]; [.A22]; [kursanci.H:.H])" office:value-type="float" office:value="205" calcext:value-type="float">
            <text:p>205</text:p>
          </table:table-cell>
        </table:table-row>
        <table:table-row table:style-name="ro1">
          <table:table-cell table:style-name="ce1" office:value-type="date" office:date-value="2025-10-22" calcext:value-type="date">
            <text:p>22.10.2025</text:p>
          </table:table-cell>
          <table:table-cell table:formula="of:=IF([.G23]=&quot;TAK&quot;;[.B22]-[.C22]-[.D22]-[.E22]-[.F22]+[.H22];[.B22])" office:value-type="currency" office:currency="PLN" office:value="554.096" calcext:value-type="currency">
            <text:p>554,10 zł</text:p>
          </table:table-cell>
          <table:table-cell table:style-name="ce3" table:formula="of:=IF(OR(WEEKDAY([.A23];2)=6;WEEKDAY([.A23];2)=7);10;0)" office:value-type="float" office:value="0" calcext:value-type="float">
            <text:p>0</text:p>
          </table:table-cell>
          <table:table-cell table:formula="of:=IF(WEEKDAY([.A23];2)=2;250;0)" office:value-type="float" office:value="0" calcext:value-type="float">
            <text:p>0</text:p>
          </table:table-cell>
          <table:table-cell table:formula="of:=IF( WEEKDAY([.A23];2)=4; IF([.B23]&lt;=500;MAX(50;[.B23]/5);IF([.B23]&lt;=600;MAX(100;[.B23]/2);400)); 0)" office:value-type="float" office:value="0" calcext:value-type="float">
            <text:p>0</text:p>
          </table:table-cell>
          <table:table-cell table:formula="of:=IF(DAY([.A23])=15;600;0)" office:value-type="float" office:value="0" calcext:value-type="float">
            <text:p>0</text:p>
          </table:table-cell>
          <table:table-cell table:formula="of:=IF(AND([.A23]&gt;=DATE(2025;12;20); [.A23]&lt;=DATE(2026;1;3)); &quot;NIE&quot;; &quot;TAK&quot;)" office:value-type="string" office:string-value="TAK" calcext:value-type="string">
            <text:p>TAK</text:p>
          </table:table-cell>
          <table:table-cell table:formula="of:=SUMIF([kursanci.C:.C]; [.A23]; [kursanci.H:.H])" office:value-type="float" office:value="122.5" calcext:value-type="float">
            <text:p>122,5</text:p>
          </table:table-cell>
        </table:table-row>
        <table:table-row table:style-name="ro1">
          <table:table-cell table:style-name="ce1" office:value-type="date" office:date-value="2025-10-23" calcext:value-type="date">
            <text:p>23.10.2025</text:p>
          </table:table-cell>
          <table:table-cell table:formula="of:=IF([.G24]=&quot;TAK&quot;;[.B23]-[.C23]-[.D23]-[.E23]-[.F23]+[.H23];[.B23])" office:value-type="currency" office:currency="PLN" office:value="676.596" calcext:value-type="currency">
            <text:p>676,60 zł</text:p>
          </table:table-cell>
          <table:table-cell table:style-name="ce3" table:formula="of:=IF(OR(WEEKDAY([.A24];2)=6;WEEKDAY([.A24];2)=7);10;0)" office:value-type="float" office:value="0" calcext:value-type="float">
            <text:p>0</text:p>
          </table:table-cell>
          <table:table-cell table:formula="of:=IF(WEEKDAY([.A24];2)=2;250;0)" office:value-type="float" office:value="0" calcext:value-type="float">
            <text:p>0</text:p>
          </table:table-cell>
          <table:table-cell table:formula="of:=IF( WEEKDAY([.A24];2)=4; IF([.B24]&lt;=500;MAX(50;[.B24]/5);IF([.B24]&lt;=600;MAX(100;[.B24]/2);400)); 0)" office:value-type="float" office:value="400" calcext:value-type="float">
            <text:p>400</text:p>
          </table:table-cell>
          <table:table-cell table:formula="of:=IF(DAY([.A24])=15;600;0)" office:value-type="float" office:value="0" calcext:value-type="float">
            <text:p>0</text:p>
          </table:table-cell>
          <table:table-cell table:formula="of:=IF(AND([.A24]&gt;=DATE(2025;12;20); [.A24]&lt;=DATE(2026;1;3)); &quot;NIE&quot;; &quot;TAK&quot;)" office:value-type="string" office:string-value="TAK" calcext:value-type="string">
            <text:p>TAK</text:p>
          </table:table-cell>
          <table:table-cell table:formula="of:=SUMIF([kursanci.C:.C]; [.A24]; [kursanci.H:.H])"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date" office:date-value="2025-10-24" calcext:value-type="date">
            <text:p>24.10.2025</text:p>
          </table:table-cell>
          <table:table-cell table:formula="of:=IF([.G25]=&quot;TAK&quot;;[.B24]-[.C24]-[.D24]-[.E24]-[.F24]+[.H24];[.B24])" office:value-type="currency" office:currency="PLN" office:value="316.596" calcext:value-type="currency">
            <text:p>316,60 zł</text:p>
          </table:table-cell>
          <table:table-cell table:style-name="ce3" table:formula="of:=IF(OR(WEEKDAY([.A25];2)=6;WEEKDAY([.A25];2)=7);10;0)" office:value-type="float" office:value="0" calcext:value-type="float">
            <text:p>0</text:p>
          </table:table-cell>
          <table:table-cell table:formula="of:=IF(WEEKDAY([.A25];2)=2;250;0)" office:value-type="float" office:value="0" calcext:value-type="float">
            <text:p>0</text:p>
          </table:table-cell>
          <table:table-cell table:formula="of:=IF( WEEKDAY([.A25];2)=4; IF([.B25]&lt;=500;MAX(50;[.B25]/5);IF([.B25]&lt;=600;MAX(100;[.B25]/2);400)); 0)" office:value-type="float" office:value="0" calcext:value-type="float">
            <text:p>0</text:p>
          </table:table-cell>
          <table:table-cell table:formula="of:=IF(DAY([.A25])=15;600;0)" office:value-type="float" office:value="0" calcext:value-type="float">
            <text:p>0</text:p>
          </table:table-cell>
          <table:table-cell table:formula="of:=IF(AND([.A25]&gt;=DATE(2025;12;20); [.A25]&lt;=DATE(2026;1;3)); &quot;NIE&quot;; &quot;TAK&quot;)" office:value-type="string" office:string-value="TAK" calcext:value-type="string">
            <text:p>TAK</text:p>
          </table:table-cell>
          <table:table-cell table:formula="of:=SUMIF([kursanci.C:.C]; [.A25]; [kursanci.H:.H])"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date" office:date-value="2025-10-25" calcext:value-type="date">
            <text:p>25.10.2025</text:p>
          </table:table-cell>
          <table:table-cell table:formula="of:=IF([.G26]=&quot;TAK&quot;;[.B25]-[.C25]-[.D25]-[.E25]-[.F25]+[.H25];[.B25])" office:value-type="currency" office:currency="PLN" office:value="416.596" calcext:value-type="currency">
            <text:p>416,60 zł</text:p>
          </table:table-cell>
          <table:table-cell table:style-name="ce3" table:formula="of:=IF(OR(WEEKDAY([.A26];2)=6;WEEKDAY([.A26];2)=7);10;0)" office:value-type="float" office:value="10" calcext:value-type="float">
            <text:p>10</text:p>
          </table:table-cell>
          <table:table-cell table:formula="of:=IF(WEEKDAY([.A26];2)=2;250;0)" office:value-type="float" office:value="0" calcext:value-type="float">
            <text:p>0</text:p>
          </table:table-cell>
          <table:table-cell table:formula="of:=IF( WEEKDAY([.A26];2)=4; IF([.B26]&lt;=500;MAX(50;[.B26]/5);IF([.B26]&lt;=600;MAX(100;[.B26]/2);400)); 0)" office:value-type="float" office:value="0" calcext:value-type="float">
            <text:p>0</text:p>
          </table:table-cell>
          <table:table-cell table:formula="of:=IF(DAY([.A26])=15;600;0)" office:value-type="float" office:value="0" calcext:value-type="float">
            <text:p>0</text:p>
          </table:table-cell>
          <table:table-cell table:formula="of:=IF(AND([.A26]&gt;=DATE(2025;12;20); [.A26]&lt;=DATE(2026;1;3)); &quot;NIE&quot;; &quot;TAK&quot;)" office:value-type="string" office:string-value="TAK" calcext:value-type="string">
            <text:p>TAK</text:p>
          </table:table-cell>
          <table:table-cell table:formula="of:=SUMIF([kursanci.C:.C]; [.A26]; [kursanci.H:.H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5-10-26" calcext:value-type="date">
            <text:p>26.10.2025</text:p>
          </table:table-cell>
          <table:table-cell table:formula="of:=IF([.G27]=&quot;TAK&quot;;[.B26]-[.C26]-[.D26]-[.E26]-[.F26]+[.H26];[.B26])" office:value-type="currency" office:currency="PLN" office:value="406.596" calcext:value-type="currency">
            <text:p>406,60 zł</text:p>
          </table:table-cell>
          <table:table-cell table:style-name="ce3" table:formula="of:=IF(OR(WEEKDAY([.A27];2)=6;WEEKDAY([.A27];2)=7);10;0)" office:value-type="float" office:value="10" calcext:value-type="float">
            <text:p>10</text:p>
          </table:table-cell>
          <table:table-cell table:formula="of:=IF(WEEKDAY([.A27];2)=2;250;0)" office:value-type="float" office:value="0" calcext:value-type="float">
            <text:p>0</text:p>
          </table:table-cell>
          <table:table-cell table:formula="of:=IF( WEEKDAY([.A27];2)=4; IF([.B27]&lt;=500;MAX(50;[.B27]/5);IF([.B27]&lt;=600;MAX(100;[.B27]/2);400)); 0)" office:value-type="float" office:value="0" calcext:value-type="float">
            <text:p>0</text:p>
          </table:table-cell>
          <table:table-cell table:formula="of:=IF(DAY([.A27])=15;600;0)" office:value-type="float" office:value="0" calcext:value-type="float">
            <text:p>0</text:p>
          </table:table-cell>
          <table:table-cell table:formula="of:=IF(AND([.A27]&gt;=DATE(2025;12;20); [.A27]&lt;=DATE(2026;1;3)); &quot;NIE&quot;; &quot;TAK&quot;)" office:value-type="string" office:string-value="TAK" calcext:value-type="string">
            <text:p>TAK</text:p>
          </table:table-cell>
          <table:table-cell table:formula="of:=SUMIF([kursanci.C:.C]; [.A27]; [kursanci.H:.H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5-10-27" calcext:value-type="date">
            <text:p>27.10.2025</text:p>
          </table:table-cell>
          <table:table-cell table:formula="of:=IF([.G28]=&quot;TAK&quot;;[.B27]-[.C27]-[.D27]-[.E27]-[.F27]+[.H27];[.B27])" office:value-type="currency" office:currency="PLN" office:value="396.596" calcext:value-type="currency">
            <text:p>396,60 zł</text:p>
          </table:table-cell>
          <table:table-cell table:style-name="ce3" table:formula="of:=IF(OR(WEEKDAY([.A28];2)=6;WEEKDAY([.A28];2)=7);10;0)" office:value-type="float" office:value="0" calcext:value-type="float">
            <text:p>0</text:p>
          </table:table-cell>
          <table:table-cell table:formula="of:=IF(WEEKDAY([.A28];2)=2;250;0)" office:value-type="float" office:value="0" calcext:value-type="float">
            <text:p>0</text:p>
          </table:table-cell>
          <table:table-cell table:formula="of:=IF( WEEKDAY([.A28];2)=4; IF([.B28]&lt;=500;MAX(50;[.B28]/5);IF([.B28]&lt;=600;MAX(100;[.B28]/2);400)); 0)" office:value-type="float" office:value="0" calcext:value-type="float">
            <text:p>0</text:p>
          </table:table-cell>
          <table:table-cell table:formula="of:=IF(DAY([.A28])=15;600;0)" office:value-type="float" office:value="0" calcext:value-type="float">
            <text:p>0</text:p>
          </table:table-cell>
          <table:table-cell table:formula="of:=IF(AND([.A28]&gt;=DATE(2025;12;20); [.A28]&lt;=DATE(2026;1;3)); &quot;NIE&quot;; &quot;TAK&quot;)" office:value-type="string" office:string-value="TAK" calcext:value-type="string">
            <text:p>TAK</text:p>
          </table:table-cell>
          <table:table-cell table:formula="of:=SUMIF([kursanci.C:.C]; [.A28]; [kursanci.H:.H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5-10-28" calcext:value-type="date">
            <text:p>28.10.2025</text:p>
          </table:table-cell>
          <table:table-cell table:formula="of:=IF([.G29]=&quot;TAK&quot;;[.B28]-[.C28]-[.D28]-[.E28]-[.F28]+[.H28];[.B28])" office:value-type="currency" office:currency="PLN" office:value="396.596" calcext:value-type="currency">
            <text:p>396,60 zł</text:p>
          </table:table-cell>
          <table:table-cell table:style-name="ce3" table:formula="of:=IF(OR(WEEKDAY([.A29];2)=6;WEEKDAY([.A29];2)=7);10;0)" office:value-type="float" office:value="0" calcext:value-type="float">
            <text:p>0</text:p>
          </table:table-cell>
          <table:table-cell table:formula="of:=IF(WEEKDAY([.A29];2)=2;250;0)" office:value-type="float" office:value="250" calcext:value-type="float">
            <text:p>250</text:p>
          </table:table-cell>
          <table:table-cell table:formula="of:=IF( WEEKDAY([.A29];2)=4; IF([.B29]&lt;=500;MAX(50;[.B29]/5);IF([.B29]&lt;=600;MAX(100;[.B29]/2);400)); 0)" office:value-type="float" office:value="0" calcext:value-type="float">
            <text:p>0</text:p>
          </table:table-cell>
          <table:table-cell table:formula="of:=IF(DAY([.A29])=15;600;0)" office:value-type="float" office:value="0" calcext:value-type="float">
            <text:p>0</text:p>
          </table:table-cell>
          <table:table-cell table:formula="of:=IF(AND([.A29]&gt;=DATE(2025;12;20); [.A29]&lt;=DATE(2026;1;3)); &quot;NIE&quot;; &quot;TAK&quot;)" office:value-type="string" office:string-value="TAK" calcext:value-type="string">
            <text:p>TAK</text:p>
          </table:table-cell>
          <table:table-cell table:formula="of:=SUMIF([kursanci.C:.C]; [.A29]; [kursanci.H:.H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5-10-29" calcext:value-type="date">
            <text:p>29.10.2025</text:p>
          </table:table-cell>
          <table:table-cell table:formula="of:=IF([.G30]=&quot;TAK&quot;;[.B29]-[.C29]-[.D29]-[.E29]-[.F29]+[.H29];[.B29])" office:value-type="currency" office:currency="PLN" office:value="146.596" calcext:value-type="currency">
            <text:p>146,60 zł</text:p>
          </table:table-cell>
          <table:table-cell table:style-name="ce3" table:formula="of:=IF(OR(WEEKDAY([.A30];2)=6;WEEKDAY([.A30];2)=7);10;0)" office:value-type="float" office:value="0" calcext:value-type="float">
            <text:p>0</text:p>
          </table:table-cell>
          <table:table-cell table:formula="of:=IF(WEEKDAY([.A30];2)=2;250;0)" office:value-type="float" office:value="0" calcext:value-type="float">
            <text:p>0</text:p>
          </table:table-cell>
          <table:table-cell table:formula="of:=IF( WEEKDAY([.A30];2)=4; IF([.B30]&lt;=500;MAX(50;[.B30]/5);IF([.B30]&lt;=600;MAX(100;[.B30]/2);400)); 0)" office:value-type="float" office:value="0" calcext:value-type="float">
            <text:p>0</text:p>
          </table:table-cell>
          <table:table-cell table:formula="of:=IF(DAY([.A30])=15;600;0)" office:value-type="float" office:value="0" calcext:value-type="float">
            <text:p>0</text:p>
          </table:table-cell>
          <table:table-cell table:formula="of:=IF(AND([.A30]&gt;=DATE(2025;12;20); [.A30]&lt;=DATE(2026;1;3)); &quot;NIE&quot;; &quot;TAK&quot;)" office:value-type="string" office:string-value="TAK" calcext:value-type="string">
            <text:p>TAK</text:p>
          </table:table-cell>
          <table:table-cell table:formula="of:=SUMIF([kursanci.C:.C]; [.A30]; [kursanci.H:.H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5-10-30" calcext:value-type="date">
            <text:p>30.10.2025</text:p>
          </table:table-cell>
          <table:table-cell table:formula="of:=IF([.G31]=&quot;TAK&quot;;[.B30]-[.C30]-[.D30]-[.E30]-[.F30]+[.H30];[.B30])" office:value-type="currency" office:currency="PLN" office:value="146.596" calcext:value-type="currency">
            <text:p>146,60 zł</text:p>
          </table:table-cell>
          <table:table-cell table:style-name="ce3" table:formula="of:=IF(OR(WEEKDAY([.A31];2)=6;WEEKDAY([.A31];2)=7);10;0)" office:value-type="float" office:value="0" calcext:value-type="float">
            <text:p>0</text:p>
          </table:table-cell>
          <table:table-cell table:formula="of:=IF(WEEKDAY([.A31];2)=2;250;0)" office:value-type="float" office:value="0" calcext:value-type="float">
            <text:p>0</text:p>
          </table:table-cell>
          <table:table-cell table:formula="of:=IF( WEEKDAY([.A31];2)=4; IF([.B31]&lt;=500;MAX(50;[.B31]/5);IF([.B31]&lt;=600;MAX(100;[.B31]/2);400)); 0)" office:value-type="float" office:value="50" calcext:value-type="float">
            <text:p>50</text:p>
          </table:table-cell>
          <table:table-cell table:formula="of:=IF(DAY([.A31])=15;600;0)" office:value-type="float" office:value="0" calcext:value-type="float">
            <text:p>0</text:p>
          </table:table-cell>
          <table:table-cell table:formula="of:=IF(AND([.A31]&gt;=DATE(2025;12;20); [.A31]&lt;=DATE(2026;1;3)); &quot;NIE&quot;; &quot;TAK&quot;)" office:value-type="string" office:string-value="TAK" calcext:value-type="string">
            <text:p>TAK</text:p>
          </table:table-cell>
          <table:table-cell table:formula="of:=SUMIF([kursanci.C:.C]; [.A31]; [kursanci.H:.H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5-10-31" calcext:value-type="date">
            <text:p>31.10.2025</text:p>
          </table:table-cell>
          <table:table-cell table:formula="of:=IF([.G32]=&quot;TAK&quot;;[.B31]-[.C31]-[.D31]-[.E31]-[.F31]+[.H31];[.B31])" office:value-type="currency" office:currency="PLN" office:value="96.596" calcext:value-type="currency">
            <text:p>96,60 zł</text:p>
          </table:table-cell>
          <table:table-cell table:style-name="ce3" table:formula="of:=IF(OR(WEEKDAY([.A32];2)=6;WEEKDAY([.A32];2)=7);10;0)" office:value-type="float" office:value="0" calcext:value-type="float">
            <text:p>0</text:p>
          </table:table-cell>
          <table:table-cell table:formula="of:=IF(WEEKDAY([.A32];2)=2;250;0)" office:value-type="float" office:value="0" calcext:value-type="float">
            <text:p>0</text:p>
          </table:table-cell>
          <table:table-cell table:formula="of:=IF( WEEKDAY([.A32];2)=4; IF([.B32]&lt;=500;MAX(50;[.B32]/5);IF([.B32]&lt;=600;MAX(100;[.B32]/2);400)); 0)" office:value-type="float" office:value="0" calcext:value-type="float">
            <text:p>0</text:p>
          </table:table-cell>
          <table:table-cell table:formula="of:=IF(DAY([.A32])=15;600;0)" office:value-type="float" office:value="0" calcext:value-type="float">
            <text:p>0</text:p>
          </table:table-cell>
          <table:table-cell table:formula="of:=IF(AND([.A32]&gt;=DATE(2025;12;20); [.A32]&lt;=DATE(2026;1;3)); &quot;NIE&quot;; &quot;TAK&quot;)" office:value-type="string" office:string-value="TAK" calcext:value-type="string">
            <text:p>TAK</text:p>
          </table:table-cell>
          <table:table-cell table:formula="of:=SUMIF([kursanci.C:.C]; [.A32]; [kursanci.H:.H])" office:value-type="float" office:value="370" calcext:value-type="float">
            <text:p>370</text:p>
          </table:table-cell>
        </table:table-row>
        <table:table-row table:style-name="ro1">
          <table:table-cell table:style-name="ce1" office:value-type="date" office:date-value="2025-11-01" calcext:value-type="date">
            <text:p>1.11.2025</text:p>
          </table:table-cell>
          <table:table-cell table:formula="of:=IF([.G33]=&quot;TAK&quot;;[.B32]-[.C32]-[.D32]-[.E32]-[.F32]+[.H32];[.B32])" office:value-type="currency" office:currency="PLN" office:value="466.596" calcext:value-type="currency">
            <text:p>466,60 zł</text:p>
          </table:table-cell>
          <table:table-cell table:style-name="ce3" table:formula="of:=IF(OR(WEEKDAY([.A33];2)=6;WEEKDAY([.A33];2)=7);10;0)" office:value-type="float" office:value="10" calcext:value-type="float">
            <text:p>10</text:p>
          </table:table-cell>
          <table:table-cell table:formula="of:=IF(WEEKDAY([.A33];2)=2;250;0)" office:value-type="float" office:value="0" calcext:value-type="float">
            <text:p>0</text:p>
          </table:table-cell>
          <table:table-cell table:formula="of:=IF( WEEKDAY([.A33];2)=4; IF([.B33]&lt;=500;MAX(50;[.B33]/5);IF([.B33]&lt;=600;MAX(100;[.B33]/2);400)); 0)" office:value-type="float" office:value="0" calcext:value-type="float">
            <text:p>0</text:p>
          </table:table-cell>
          <table:table-cell table:formula="of:=IF(DAY([.A33])=15;600;0)" office:value-type="float" office:value="0" calcext:value-type="float">
            <text:p>0</text:p>
          </table:table-cell>
          <table:table-cell table:formula="of:=IF(AND([.A33]&gt;=DATE(2025;12;20); [.A33]&lt;=DATE(2026;1;3)); &quot;NIE&quot;; &quot;TAK&quot;)" office:value-type="string" office:string-value="TAK" calcext:value-type="string">
            <text:p>TAK</text:p>
          </table:table-cell>
          <table:table-cell table:formula="of:=SUMIF([kursanci.C:.C]; [.A33]; [kursanci.H:.H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5-11-02" calcext:value-type="date">
            <text:p>2.11.2025</text:p>
          </table:table-cell>
          <table:table-cell table:formula="of:=IF([.G34]=&quot;TAK&quot;;[.B33]-[.C33]-[.D33]-[.E33]-[.F33]+[.H33];[.B33])" office:value-type="currency" office:currency="PLN" office:value="456.596" calcext:value-type="currency">
            <text:p>456,60 zł</text:p>
          </table:table-cell>
          <table:table-cell table:style-name="ce3" table:formula="of:=IF(OR(WEEKDAY([.A34];2)=6;WEEKDAY([.A34];2)=7);10;0)" office:value-type="float" office:value="10" calcext:value-type="float">
            <text:p>10</text:p>
          </table:table-cell>
          <table:table-cell table:formula="of:=IF(WEEKDAY([.A34];2)=2;250;0)" office:value-type="float" office:value="0" calcext:value-type="float">
            <text:p>0</text:p>
          </table:table-cell>
          <table:table-cell table:formula="of:=IF( WEEKDAY([.A34];2)=4; IF([.B34]&lt;=500;MAX(50;[.B34]/5);IF([.B34]&lt;=600;MAX(100;[.B34]/2);400)); 0)" office:value-type="float" office:value="0" calcext:value-type="float">
            <text:p>0</text:p>
          </table:table-cell>
          <table:table-cell table:formula="of:=IF(DAY([.A34])=15;600;0)" office:value-type="float" office:value="0" calcext:value-type="float">
            <text:p>0</text:p>
          </table:table-cell>
          <table:table-cell table:formula="of:=IF(AND([.A34]&gt;=DATE(2025;12;20); [.A34]&lt;=DATE(2026;1;3)); &quot;NIE&quot;; &quot;TAK&quot;)" office:value-type="string" office:string-value="TAK" calcext:value-type="string">
            <text:p>TAK</text:p>
          </table:table-cell>
          <table:table-cell table:formula="of:=SUMIF([kursanci.C:.C]; [.A34]; [kursanci.H:.H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5-11-03" calcext:value-type="date">
            <text:p>3.11.2025</text:p>
          </table:table-cell>
          <table:table-cell table:formula="of:=IF([.G35]=&quot;TAK&quot;;[.B34]-[.C34]-[.D34]-[.E34]-[.F34]+[.H34];[.B34])" office:value-type="currency" office:currency="PLN" office:value="446.596" calcext:value-type="currency">
            <text:p>446,60 zł</text:p>
          </table:table-cell>
          <table:table-cell table:style-name="ce3" table:formula="of:=IF(OR(WEEKDAY([.A35];2)=6;WEEKDAY([.A35];2)=7);10;0)" office:value-type="float" office:value="0" calcext:value-type="float">
            <text:p>0</text:p>
          </table:table-cell>
          <table:table-cell table:formula="of:=IF(WEEKDAY([.A35];2)=2;250;0)" office:value-type="float" office:value="0" calcext:value-type="float">
            <text:p>0</text:p>
          </table:table-cell>
          <table:table-cell table:formula="of:=IF( WEEKDAY([.A35];2)=4; IF([.B35]&lt;=500;MAX(50;[.B35]/5);IF([.B35]&lt;=600;MAX(100;[.B35]/2);400)); 0)" office:value-type="float" office:value="0" calcext:value-type="float">
            <text:p>0</text:p>
          </table:table-cell>
          <table:table-cell table:formula="of:=IF(DAY([.A35])=15;600;0)" office:value-type="float" office:value="0" calcext:value-type="float">
            <text:p>0</text:p>
          </table:table-cell>
          <table:table-cell table:formula="of:=IF(AND([.A35]&gt;=DATE(2025;12;20); [.A35]&lt;=DATE(2026;1;3)); &quot;NIE&quot;; &quot;TAK&quot;)" office:value-type="string" office:string-value="TAK" calcext:value-type="string">
            <text:p>TAK</text:p>
          </table:table-cell>
          <table:table-cell table:formula="of:=SUMIF([kursanci.C:.C]; [.A35]; [kursanci.H:.H])" office:value-type="float" office:value="90" calcext:value-type="float">
            <text:p>90</text:p>
          </table:table-cell>
        </table:table-row>
        <table:table-row table:style-name="ro1">
          <table:table-cell table:style-name="ce1" office:value-type="date" office:date-value="2025-11-04" calcext:value-type="date">
            <text:p>4.11.2025</text:p>
          </table:table-cell>
          <table:table-cell table:formula="of:=IF([.G36]=&quot;TAK&quot;;[.B35]-[.C35]-[.D35]-[.E35]-[.F35]+[.H35];[.B35])" office:value-type="currency" office:currency="PLN" office:value="536.596" calcext:value-type="currency">
            <text:p>536,60 zł</text:p>
          </table:table-cell>
          <table:table-cell table:style-name="ce3" table:formula="of:=IF(OR(WEEKDAY([.A36];2)=6;WEEKDAY([.A36];2)=7);10;0)" office:value-type="float" office:value="0" calcext:value-type="float">
            <text:p>0</text:p>
          </table:table-cell>
          <table:table-cell table:formula="of:=IF(WEEKDAY([.A36];2)=2;250;0)" office:value-type="float" office:value="250" calcext:value-type="float">
            <text:p>250</text:p>
          </table:table-cell>
          <table:table-cell table:formula="of:=IF( WEEKDAY([.A36];2)=4; IF([.B36]&lt;=500;MAX(50;[.B36]/5);IF([.B36]&lt;=600;MAX(100;[.B36]/2);400)); 0)" office:value-type="float" office:value="0" calcext:value-type="float">
            <text:p>0</text:p>
          </table:table-cell>
          <table:table-cell table:formula="of:=IF(DAY([.A36])=15;600;0)" office:value-type="float" office:value="0" calcext:value-type="float">
            <text:p>0</text:p>
          </table:table-cell>
          <table:table-cell table:formula="of:=IF(AND([.A36]&gt;=DATE(2025;12;20); [.A36]&lt;=DATE(2026;1;3)); &quot;NIE&quot;; &quot;TAK&quot;)" office:value-type="string" office:string-value="TAK" calcext:value-type="string">
            <text:p>TAK</text:p>
          </table:table-cell>
          <table:table-cell table:formula="of:=SUMIF([kursanci.C:.C]; [.A36]; [kursanci.H:.H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5-11-05" calcext:value-type="date">
            <text:p>5.11.2025</text:p>
          </table:table-cell>
          <table:table-cell table:formula="of:=IF([.G37]=&quot;TAK&quot;;[.B36]-[.C36]-[.D36]-[.E36]-[.F36]+[.H36];[.B36])" office:value-type="currency" office:currency="PLN" office:value="286.596" calcext:value-type="currency">
            <text:p>286,60 zł</text:p>
          </table:table-cell>
          <table:table-cell table:style-name="ce3" table:formula="of:=IF(OR(WEEKDAY([.A37];2)=6;WEEKDAY([.A37];2)=7);10;0)" office:value-type="float" office:value="0" calcext:value-type="float">
            <text:p>0</text:p>
          </table:table-cell>
          <table:table-cell table:formula="of:=IF(WEEKDAY([.A37];2)=2;250;0)" office:value-type="float" office:value="0" calcext:value-type="float">
            <text:p>0</text:p>
          </table:table-cell>
          <table:table-cell table:formula="of:=IF( WEEKDAY([.A37];2)=4; IF([.B37]&lt;=500;MAX(50;[.B37]/5);IF([.B37]&lt;=600;MAX(100;[.B37]/2);400)); 0)" office:value-type="float" office:value="0" calcext:value-type="float">
            <text:p>0</text:p>
          </table:table-cell>
          <table:table-cell table:formula="of:=IF(DAY([.A37])=15;600;0)" office:value-type="float" office:value="0" calcext:value-type="float">
            <text:p>0</text:p>
          </table:table-cell>
          <table:table-cell table:formula="of:=IF(AND([.A37]&gt;=DATE(2025;12;20); [.A37]&lt;=DATE(2026;1;3)); &quot;NIE&quot;; &quot;TAK&quot;)" office:value-type="string" office:string-value="TAK" calcext:value-type="string">
            <text:p>TAK</text:p>
          </table:table-cell>
          <table:table-cell table:formula="of:=SUMIF([kursanci.C:.C]; [.A37]; [kursanci.H:.H])" office:value-type="float" office:value="240" calcext:value-type="float">
            <text:p>240</text:p>
          </table:table-cell>
        </table:table-row>
        <table:table-row table:style-name="ro1">
          <table:table-cell table:style-name="ce1" office:value-type="date" office:date-value="2025-11-06" calcext:value-type="date">
            <text:p>6.11.2025</text:p>
          </table:table-cell>
          <table:table-cell table:formula="of:=IF([.G38]=&quot;TAK&quot;;[.B37]-[.C37]-[.D37]-[.E37]-[.F37]+[.H37];[.B37])" office:value-type="currency" office:currency="PLN" office:value="526.596" calcext:value-type="currency">
            <text:p>526,60 zł</text:p>
          </table:table-cell>
          <table:table-cell table:style-name="ce3" table:formula="of:=IF(OR(WEEKDAY([.A38];2)=6;WEEKDAY([.A38];2)=7);10;0)" office:value-type="float" office:value="0" calcext:value-type="float">
            <text:p>0</text:p>
          </table:table-cell>
          <table:table-cell table:formula="of:=IF(WEEKDAY([.A38];2)=2;250;0)" office:value-type="float" office:value="0" calcext:value-type="float">
            <text:p>0</text:p>
          </table:table-cell>
          <table:table-cell table:formula="of:=IF( WEEKDAY([.A38];2)=4; IF([.B38]&lt;=500;MAX(50;[.B38]/5);IF([.B38]&lt;=600;MAX(100;[.B38]/2);400)); 0)" office:value-type="float" office:value="263.298" calcext:value-type="float">
            <text:p>263,298</text:p>
          </table:table-cell>
          <table:table-cell table:formula="of:=IF(DAY([.A38])=15;600;0)" office:value-type="float" office:value="0" calcext:value-type="float">
            <text:p>0</text:p>
          </table:table-cell>
          <table:table-cell table:formula="of:=IF(AND([.A38]&gt;=DATE(2025;12;20); [.A38]&lt;=DATE(2026;1;3)); &quot;NIE&quot;; &quot;TAK&quot;)" office:value-type="string" office:string-value="TAK" calcext:value-type="string">
            <text:p>TAK</text:p>
          </table:table-cell>
          <table:table-cell table:formula="of:=SUMIF([kursanci.C:.C]; [.A38]; [kursanci.H:.H])" office:value-type="float" office:value="387.5" calcext:value-type="float">
            <text:p>387,5</text:p>
          </table:table-cell>
        </table:table-row>
        <table:table-row table:style-name="ro1">
          <table:table-cell table:style-name="ce1" office:value-type="date" office:date-value="2025-11-07" calcext:value-type="date">
            <text:p>7.11.2025</text:p>
          </table:table-cell>
          <table:table-cell table:formula="of:=IF([.G39]=&quot;TAK&quot;;[.B38]-[.C38]-[.D38]-[.E38]-[.F38]+[.H38];[.B38])" office:value-type="currency" office:currency="PLN" office:value="650.798" calcext:value-type="currency">
            <text:p>650,80 zł</text:p>
          </table:table-cell>
          <table:table-cell table:style-name="ce3" table:formula="of:=IF(OR(WEEKDAY([.A39];2)=6;WEEKDAY([.A39];2)=7);10;0)" office:value-type="float" office:value="0" calcext:value-type="float">
            <text:p>0</text:p>
          </table:table-cell>
          <table:table-cell table:formula="of:=IF(WEEKDAY([.A39];2)=2;250;0)" office:value-type="float" office:value="0" calcext:value-type="float">
            <text:p>0</text:p>
          </table:table-cell>
          <table:table-cell table:formula="of:=IF( WEEKDAY([.A39];2)=4; IF([.B39]&lt;=500;MAX(50;[.B39]/5);IF([.B39]&lt;=600;MAX(100;[.B39]/2);400)); 0)" office:value-type="float" office:value="0" calcext:value-type="float">
            <text:p>0</text:p>
          </table:table-cell>
          <table:table-cell table:formula="of:=IF(DAY([.A39])=15;600;0)" office:value-type="float" office:value="0" calcext:value-type="float">
            <text:p>0</text:p>
          </table:table-cell>
          <table:table-cell table:formula="of:=IF(AND([.A39]&gt;=DATE(2025;12;20); [.A39]&lt;=DATE(2026;1;3)); &quot;NIE&quot;; &quot;TAK&quot;)" office:value-type="string" office:string-value="TAK" calcext:value-type="string">
            <text:p>TAK</text:p>
          </table:table-cell>
          <table:table-cell table:formula="of:=SUMIF([kursanci.C:.C]; [.A39]; [kursanci.H:.H])" office:value-type="float" office:value="150" calcext:value-type="float">
            <text:p>150</text:p>
          </table:table-cell>
        </table:table-row>
        <table:table-row table:style-name="ro1">
          <table:table-cell table:style-name="ce1" office:value-type="date" office:date-value="2025-11-08" calcext:value-type="date">
            <text:p>8.11.2025</text:p>
          </table:table-cell>
          <table:table-cell table:formula="of:=IF([.G40]=&quot;TAK&quot;;[.B39]-[.C39]-[.D39]-[.E39]-[.F39]+[.H39];[.B39])" office:value-type="currency" office:currency="PLN" office:value="800.798" calcext:value-type="currency">
            <text:p>800,80 zł</text:p>
          </table:table-cell>
          <table:table-cell table:style-name="ce3" table:formula="of:=IF(OR(WEEKDAY([.A40];2)=6;WEEKDAY([.A40];2)=7);10;0)" office:value-type="float" office:value="10" calcext:value-type="float">
            <text:p>10</text:p>
          </table:table-cell>
          <table:table-cell table:formula="of:=IF(WEEKDAY([.A40];2)=2;250;0)" office:value-type="float" office:value="0" calcext:value-type="float">
            <text:p>0</text:p>
          </table:table-cell>
          <table:table-cell table:formula="of:=IF( WEEKDAY([.A40];2)=4; IF([.B40]&lt;=500;MAX(50;[.B40]/5);IF([.B40]&lt;=600;MAX(100;[.B40]/2);400)); 0)" office:value-type="float" office:value="0" calcext:value-type="float">
            <text:p>0</text:p>
          </table:table-cell>
          <table:table-cell table:formula="of:=IF(DAY([.A40])=15;600;0)" office:value-type="float" office:value="0" calcext:value-type="float">
            <text:p>0</text:p>
          </table:table-cell>
          <table:table-cell table:formula="of:=IF(AND([.A40]&gt;=DATE(2025;12;20); [.A40]&lt;=DATE(2026;1;3)); &quot;NIE&quot;; &quot;TAK&quot;)" office:value-type="string" office:string-value="TAK" calcext:value-type="string">
            <text:p>TAK</text:p>
          </table:table-cell>
          <table:table-cell table:formula="of:=SUMIF([kursanci.C:.C]; [.A40]; [kursanci.H:.H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5-11-09" calcext:value-type="date">
            <text:p>9.11.2025</text:p>
          </table:table-cell>
          <table:table-cell table:formula="of:=IF([.G41]=&quot;TAK&quot;;[.B40]-[.C40]-[.D40]-[.E40]-[.F40]+[.H40];[.B40])" office:value-type="currency" office:currency="PLN" office:value="790.798" calcext:value-type="currency">
            <text:p>790,80 zł</text:p>
          </table:table-cell>
          <table:table-cell table:style-name="ce3" table:formula="of:=IF(OR(WEEKDAY([.A41];2)=6;WEEKDAY([.A41];2)=7);10;0)" office:value-type="float" office:value="10" calcext:value-type="float">
            <text:p>10</text:p>
          </table:table-cell>
          <table:table-cell table:formula="of:=IF(WEEKDAY([.A41];2)=2;250;0)" office:value-type="float" office:value="0" calcext:value-type="float">
            <text:p>0</text:p>
          </table:table-cell>
          <table:table-cell table:formula="of:=IF( WEEKDAY([.A41];2)=4; IF([.B41]&lt;=500;MAX(50;[.B41]/5);IF([.B41]&lt;=600;MAX(100;[.B41]/2);400)); 0)" office:value-type="float" office:value="0" calcext:value-type="float">
            <text:p>0</text:p>
          </table:table-cell>
          <table:table-cell table:formula="of:=IF(DAY([.A41])=15;600;0)" office:value-type="float" office:value="0" calcext:value-type="float">
            <text:p>0</text:p>
          </table:table-cell>
          <table:table-cell table:formula="of:=IF(AND([.A41]&gt;=DATE(2025;12;20); [.A41]&lt;=DATE(2026;1;3)); &quot;NIE&quot;; &quot;TAK&quot;)" office:value-type="string" office:string-value="TAK" calcext:value-type="string">
            <text:p>TAK</text:p>
          </table:table-cell>
          <table:table-cell table:formula="of:=SUMIF([kursanci.C:.C]; [.A41]; [kursanci.H:.H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5-11-10" calcext:value-type="date">
            <text:p>10.11.2025</text:p>
          </table:table-cell>
          <table:table-cell table:formula="of:=IF([.G42]=&quot;TAK&quot;;[.B41]-[.C41]-[.D41]-[.E41]-[.F41]+[.H41];[.B41])" office:value-type="currency" office:currency="PLN" office:value="780.798" calcext:value-type="currency">
            <text:p>780,80 zł</text:p>
          </table:table-cell>
          <table:table-cell table:style-name="ce3" table:formula="of:=IF(OR(WEEKDAY([.A42];2)=6;WEEKDAY([.A42];2)=7);10;0)" office:value-type="float" office:value="0" calcext:value-type="float">
            <text:p>0</text:p>
          </table:table-cell>
          <table:table-cell table:formula="of:=IF(WEEKDAY([.A42];2)=2;250;0)" office:value-type="float" office:value="0" calcext:value-type="float">
            <text:p>0</text:p>
          </table:table-cell>
          <table:table-cell table:formula="of:=IF( WEEKDAY([.A42];2)=4; IF([.B42]&lt;=500;MAX(50;[.B42]/5);IF([.B42]&lt;=600;MAX(100;[.B42]/2);400)); 0)" office:value-type="float" office:value="0" calcext:value-type="float">
            <text:p>0</text:p>
          </table:table-cell>
          <table:table-cell table:formula="of:=IF(DAY([.A42])=15;600;0)" office:value-type="float" office:value="0" calcext:value-type="float">
            <text:p>0</text:p>
          </table:table-cell>
          <table:table-cell table:formula="of:=IF(AND([.A42]&gt;=DATE(2025;12;20); [.A42]&lt;=DATE(2026;1;3)); &quot;NIE&quot;; &quot;TAK&quot;)" office:value-type="string" office:string-value="TAK" calcext:value-type="string">
            <text:p>TAK</text:p>
          </table:table-cell>
          <table:table-cell table:formula="of:=SUMIF([kursanci.C:.C]; [.A42]; [kursanci.H:.H])"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date" office:date-value="2025-11-11" calcext:value-type="date">
            <text:p>11.11.2025</text:p>
          </table:table-cell>
          <table:table-cell table:formula="of:=IF([.G43]=&quot;TAK&quot;;[.B42]-[.C42]-[.D42]-[.E42]-[.F42]+[.H42];[.B42])" office:value-type="currency" office:currency="PLN" office:value="880.798" calcext:value-type="currency">
            <text:p>880,80 zł</text:p>
          </table:table-cell>
          <table:table-cell table:style-name="ce3" table:formula="of:=IF(OR(WEEKDAY([.A43];2)=6;WEEKDAY([.A43];2)=7);10;0)" office:value-type="float" office:value="0" calcext:value-type="float">
            <text:p>0</text:p>
          </table:table-cell>
          <table:table-cell table:formula="of:=IF(WEEKDAY([.A43];2)=2;250;0)" office:value-type="float" office:value="250" calcext:value-type="float">
            <text:p>250</text:p>
          </table:table-cell>
          <table:table-cell table:formula="of:=IF( WEEKDAY([.A43];2)=4; IF([.B43]&lt;=500;MAX(50;[.B43]/5);IF([.B43]&lt;=600;MAX(100;[.B43]/2);400)); 0)" office:value-type="float" office:value="0" calcext:value-type="float">
            <text:p>0</text:p>
          </table:table-cell>
          <table:table-cell table:formula="of:=IF(DAY([.A43])=15;600;0)" office:value-type="float" office:value="0" calcext:value-type="float">
            <text:p>0</text:p>
          </table:table-cell>
          <table:table-cell table:formula="of:=IF(AND([.A43]&gt;=DATE(2025;12;20); [.A43]&lt;=DATE(2026;1;3)); &quot;NIE&quot;; &quot;TAK&quot;)" office:value-type="string" office:string-value="TAK" calcext:value-type="string">
            <text:p>TAK</text:p>
          </table:table-cell>
          <table:table-cell table:formula="of:=SUMIF([kursanci.C:.C]; [.A43]; [kursanci.H:.H])" office:value-type="float" office:value="175" calcext:value-type="float">
            <text:p>175</text:p>
          </table:table-cell>
        </table:table-row>
        <table:table-row table:style-name="ro1">
          <table:table-cell table:style-name="ce1" office:value-type="date" office:date-value="2025-11-12" calcext:value-type="date">
            <text:p>12.11.2025</text:p>
          </table:table-cell>
          <table:table-cell table:formula="of:=IF([.G44]=&quot;TAK&quot;;[.B43]-[.C43]-[.D43]-[.E43]-[.F43]+[.H43];[.B43])" office:value-type="currency" office:currency="PLN" office:value="805.798" calcext:value-type="currency">
            <text:p>805,80 zł</text:p>
          </table:table-cell>
          <table:table-cell table:style-name="ce3" table:formula="of:=IF(OR(WEEKDAY([.A44];2)=6;WEEKDAY([.A44];2)=7);10;0)" office:value-type="float" office:value="0" calcext:value-type="float">
            <text:p>0</text:p>
          </table:table-cell>
          <table:table-cell table:formula="of:=IF(WEEKDAY([.A44];2)=2;250;0)" office:value-type="float" office:value="0" calcext:value-type="float">
            <text:p>0</text:p>
          </table:table-cell>
          <table:table-cell table:formula="of:=IF( WEEKDAY([.A44];2)=4; IF([.B44]&lt;=500;MAX(50;[.B44]/5);IF([.B44]&lt;=600;MAX(100;[.B44]/2);400)); 0)" office:value-type="float" office:value="0" calcext:value-type="float">
            <text:p>0</text:p>
          </table:table-cell>
          <table:table-cell table:formula="of:=IF(DAY([.A44])=15;600;0)" office:value-type="float" office:value="0" calcext:value-type="float">
            <text:p>0</text:p>
          </table:table-cell>
          <table:table-cell table:formula="of:=IF(AND([.A44]&gt;=DATE(2025;12;20); [.A44]&lt;=DATE(2026;1;3)); &quot;NIE&quot;; &quot;TAK&quot;)" office:value-type="string" office:string-value="TAK" calcext:value-type="string">
            <text:p>TAK</text:p>
          </table:table-cell>
          <table:table-cell table:formula="of:=SUMIF([kursanci.C:.C]; [.A44]; [kursanci.H:.H])" office:value-type="float" office:value="355" calcext:value-type="float">
            <text:p>355</text:p>
          </table:table-cell>
        </table:table-row>
        <table:table-row table:style-name="ro1">
          <table:table-cell table:style-name="ce1" office:value-type="date" office:date-value="2025-11-13" calcext:value-type="date">
            <text:p>13.11.2025</text:p>
          </table:table-cell>
          <table:table-cell table:formula="of:=IF([.G45]=&quot;TAK&quot;;[.B44]-[.C44]-[.D44]-[.E44]-[.F44]+[.H44];[.B44])" office:value-type="currency" office:currency="PLN" office:value="1160.798" calcext:value-type="currency">
            <text:p>1 160,80 zł</text:p>
          </table:table-cell>
          <table:table-cell table:style-name="ce3" table:formula="of:=IF(OR(WEEKDAY([.A45];2)=6;WEEKDAY([.A45];2)=7);10;0)" office:value-type="float" office:value="0" calcext:value-type="float">
            <text:p>0</text:p>
          </table:table-cell>
          <table:table-cell table:formula="of:=IF(WEEKDAY([.A45];2)=2;250;0)" office:value-type="float" office:value="0" calcext:value-type="float">
            <text:p>0</text:p>
          </table:table-cell>
          <table:table-cell table:formula="of:=IF( WEEKDAY([.A45];2)=4; IF([.B45]&lt;=500;MAX(50;[.B45]/5);IF([.B45]&lt;=600;MAX(100;[.B45]/2);400)); 0)" office:value-type="float" office:value="400" calcext:value-type="float">
            <text:p>400</text:p>
          </table:table-cell>
          <table:table-cell table:formula="of:=IF(DAY([.A45])=15;600;0)" office:value-type="float" office:value="0" calcext:value-type="float">
            <text:p>0</text:p>
          </table:table-cell>
          <table:table-cell table:formula="of:=IF(AND([.A45]&gt;=DATE(2025;12;20); [.A45]&lt;=DATE(2026;1;3)); &quot;NIE&quot;; &quot;TAK&quot;)" office:value-type="string" office:string-value="TAK" calcext:value-type="string">
            <text:p>TAK</text:p>
          </table:table-cell>
          <table:table-cell table:formula="of:=SUMIF([kursanci.C:.C]; [.A45]; [kursanci.H:.H])" office:value-type="float" office:value="307.5" calcext:value-type="float">
            <text:p>307,5</text:p>
          </table:table-cell>
        </table:table-row>
        <table:table-row table:style-name="ro1">
          <table:table-cell table:style-name="ce1" office:value-type="date" office:date-value="2025-11-14" calcext:value-type="date">
            <text:p>14.11.2025</text:p>
          </table:table-cell>
          <table:table-cell table:formula="of:=IF([.G46]=&quot;TAK&quot;;[.B45]-[.C45]-[.D45]-[.E45]-[.F45]+[.H45];[.B45])" office:value-type="currency" office:currency="PLN" office:value="1068.298" calcext:value-type="currency">
            <text:p>1 068,30 zł</text:p>
          </table:table-cell>
          <table:table-cell table:style-name="ce3" table:formula="of:=IF(OR(WEEKDAY([.A46];2)=6;WEEKDAY([.A46];2)=7);10;0)" office:value-type="float" office:value="0" calcext:value-type="float">
            <text:p>0</text:p>
          </table:table-cell>
          <table:table-cell table:formula="of:=IF(WEEKDAY([.A46];2)=2;250;0)" office:value-type="float" office:value="0" calcext:value-type="float">
            <text:p>0</text:p>
          </table:table-cell>
          <table:table-cell table:formula="of:=IF( WEEKDAY([.A46];2)=4; IF([.B46]&lt;=500;MAX(50;[.B46]/5);IF([.B46]&lt;=600;MAX(100;[.B46]/2);400)); 0)" office:value-type="float" office:value="0" calcext:value-type="float">
            <text:p>0</text:p>
          </table:table-cell>
          <table:table-cell table:formula="of:=IF(DAY([.A46])=15;600;0)" office:value-type="float" office:value="0" calcext:value-type="float">
            <text:p>0</text:p>
          </table:table-cell>
          <table:table-cell table:formula="of:=IF(AND([.A46]&gt;=DATE(2025;12;20); [.A46]&lt;=DATE(2026;1;3)); &quot;NIE&quot;; &quot;TAK&quot;)" office:value-type="string" office:string-value="TAK" calcext:value-type="string">
            <text:p>TAK</text:p>
          </table:table-cell>
          <table:table-cell table:formula="of:=SUMIF([kursanci.C:.C]; [.A46]; [kursanci.H:.H])" office:value-type="float" office:value="192.5" calcext:value-type="float">
            <text:p>192,5</text:p>
          </table:table-cell>
        </table:table-row>
        <table:table-row table:style-name="ro1">
          <table:table-cell table:style-name="ce1" office:value-type="date" office:date-value="2025-11-15" calcext:value-type="date">
            <text:p>15.11.2025</text:p>
          </table:table-cell>
          <table:table-cell table:formula="of:=IF([.G47]=&quot;TAK&quot;;[.B46]-[.C46]-[.D46]-[.E46]-[.F46]+[.H46];[.B46])" office:value-type="currency" office:currency="PLN" office:value="1260.798" calcext:value-type="currency">
            <text:p>1 260,80 zł</text:p>
          </table:table-cell>
          <table:table-cell table:style-name="ce3" table:formula="of:=IF(OR(WEEKDAY([.A47];2)=6;WEEKDAY([.A47];2)=7);10;0)" office:value-type="float" office:value="10" calcext:value-type="float">
            <text:p>10</text:p>
          </table:table-cell>
          <table:table-cell table:formula="of:=IF(WEEKDAY([.A47];2)=2;250;0)" office:value-type="float" office:value="0" calcext:value-type="float">
            <text:p>0</text:p>
          </table:table-cell>
          <table:table-cell table:formula="of:=IF( WEEKDAY([.A47];2)=4; IF([.B47]&lt;=500;MAX(50;[.B47]/5);IF([.B47]&lt;=600;MAX(100;[.B47]/2);400)); 0)" office:value-type="float" office:value="0" calcext:value-type="float">
            <text:p>0</text:p>
          </table:table-cell>
          <table:table-cell table:formula="of:=IF(DAY([.A47])=15;600;0)" office:value-type="float" office:value="600" calcext:value-type="float">
            <text:p>600</text:p>
          </table:table-cell>
          <table:table-cell table:formula="of:=IF(AND([.A47]&gt;=DATE(2025;12;20); [.A47]&lt;=DATE(2026;1;3)); &quot;NIE&quot;; &quot;TAK&quot;)" office:value-type="string" office:string-value="TAK" calcext:value-type="string">
            <text:p>TAK</text:p>
          </table:table-cell>
          <table:table-cell table:formula="of:=SUMIF([kursanci.C:.C]; [.A47]; [kursanci.H:.H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5-11-16" calcext:value-type="date">
            <text:p>16.11.2025</text:p>
          </table:table-cell>
          <table:table-cell table:formula="of:=IF([.G48]=&quot;TAK&quot;;[.B47]-[.C47]-[.D47]-[.E47]-[.F47]+[.H47];[.B47])" office:value-type="currency" office:currency="PLN" office:value="650.798" calcext:value-type="currency">
            <text:p>650,80 zł</text:p>
          </table:table-cell>
          <table:table-cell table:style-name="ce3" table:formula="of:=IF(OR(WEEKDAY([.A48];2)=6;WEEKDAY([.A48];2)=7);10;0)" office:value-type="float" office:value="10" calcext:value-type="float">
            <text:p>10</text:p>
          </table:table-cell>
          <table:table-cell table:formula="of:=IF(WEEKDAY([.A48];2)=2;250;0)" office:value-type="float" office:value="0" calcext:value-type="float">
            <text:p>0</text:p>
          </table:table-cell>
          <table:table-cell table:formula="of:=IF( WEEKDAY([.A48];2)=4; IF([.B48]&lt;=500;MAX(50;[.B48]/5);IF([.B48]&lt;=600;MAX(100;[.B48]/2);400)); 0)" office:value-type="float" office:value="0" calcext:value-type="float">
            <text:p>0</text:p>
          </table:table-cell>
          <table:table-cell table:formula="of:=IF(DAY([.A48])=15;600;0)" office:value-type="float" office:value="0" calcext:value-type="float">
            <text:p>0</text:p>
          </table:table-cell>
          <table:table-cell table:formula="of:=IF(AND([.A48]&gt;=DATE(2025;12;20); [.A48]&lt;=DATE(2026;1;3)); &quot;NIE&quot;; &quot;TAK&quot;)" office:value-type="string" office:string-value="TAK" calcext:value-type="string">
            <text:p>TAK</text:p>
          </table:table-cell>
          <table:table-cell table:formula="of:=SUMIF([kursanci.C:.C]; [.A48]; [kursanci.H:.H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5-11-17" calcext:value-type="date">
            <text:p>17.11.2025</text:p>
          </table:table-cell>
          <table:table-cell table:formula="of:=IF([.G49]=&quot;TAK&quot;;[.B48]-[.C48]-[.D48]-[.E48]-[.F48]+[.H48];[.B48])" office:value-type="currency" office:currency="PLN" office:value="640.798" calcext:value-type="currency">
            <text:p>640,80 zł</text:p>
          </table:table-cell>
          <table:table-cell table:style-name="ce3" table:formula="of:=IF(OR(WEEKDAY([.A49];2)=6;WEEKDAY([.A49];2)=7);10;0)" office:value-type="float" office:value="0" calcext:value-type="float">
            <text:p>0</text:p>
          </table:table-cell>
          <table:table-cell table:formula="of:=IF(WEEKDAY([.A49];2)=2;250;0)" office:value-type="float" office:value="0" calcext:value-type="float">
            <text:p>0</text:p>
          </table:table-cell>
          <table:table-cell table:formula="of:=IF( WEEKDAY([.A49];2)=4; IF([.B49]&lt;=500;MAX(50;[.B49]/5);IF([.B49]&lt;=600;MAX(100;[.B49]/2);400)); 0)" office:value-type="float" office:value="0" calcext:value-type="float">
            <text:p>0</text:p>
          </table:table-cell>
          <table:table-cell table:formula="of:=IF(DAY([.A49])=15;600;0)" office:value-type="float" office:value="0" calcext:value-type="float">
            <text:p>0</text:p>
          </table:table-cell>
          <table:table-cell table:formula="of:=IF(AND([.A49]&gt;=DATE(2025;12;20); [.A49]&lt;=DATE(2026;1;3)); &quot;NIE&quot;; &quot;TAK&quot;)" office:value-type="string" office:string-value="TAK" calcext:value-type="string">
            <text:p>TAK</text:p>
          </table:table-cell>
          <table:table-cell table:formula="of:=SUMIF([kursanci.C:.C]; [.A49]; [kursanci.H:.H])" office:value-type="float" office:value="375" calcext:value-type="float">
            <text:p>375</text:p>
          </table:table-cell>
        </table:table-row>
        <table:table-row table:style-name="ro1">
          <table:table-cell table:style-name="ce1" office:value-type="date" office:date-value="2025-11-18" calcext:value-type="date">
            <text:p>18.11.2025</text:p>
          </table:table-cell>
          <table:table-cell table:formula="of:=IF([.G50]=&quot;TAK&quot;;[.B49]-[.C49]-[.D49]-[.E49]-[.F49]+[.H49];[.B49])" office:value-type="currency" office:currency="PLN" office:value="1015.798" calcext:value-type="currency">
            <text:p>1 015,80 zł</text:p>
          </table:table-cell>
          <table:table-cell table:style-name="ce3" table:formula="of:=IF(OR(WEEKDAY([.A50];2)=6;WEEKDAY([.A50];2)=7);10;0)" office:value-type="float" office:value="0" calcext:value-type="float">
            <text:p>0</text:p>
          </table:table-cell>
          <table:table-cell table:formula="of:=IF(WEEKDAY([.A50];2)=2;250;0)" office:value-type="float" office:value="250" calcext:value-type="float">
            <text:p>250</text:p>
          </table:table-cell>
          <table:table-cell table:formula="of:=IF( WEEKDAY([.A50];2)=4; IF([.B50]&lt;=500;MAX(50;[.B50]/5);IF([.B50]&lt;=600;MAX(100;[.B50]/2);400)); 0)" office:value-type="float" office:value="0" calcext:value-type="float">
            <text:p>0</text:p>
          </table:table-cell>
          <table:table-cell table:formula="of:=IF(DAY([.A50])=15;600;0)" office:value-type="float" office:value="0" calcext:value-type="float">
            <text:p>0</text:p>
          </table:table-cell>
          <table:table-cell table:formula="of:=IF(AND([.A50]&gt;=DATE(2025;12;20); [.A50]&lt;=DATE(2026;1;3)); &quot;NIE&quot;; &quot;TAK&quot;)" office:value-type="string" office:string-value="TAK" calcext:value-type="string">
            <text:p>TAK</text:p>
          </table:table-cell>
          <table:table-cell table:formula="of:=SUMIF([kursanci.C:.C]; [.A50]; [kursanci.H:.H])" office:value-type="float" office:value="110" calcext:value-type="float">
            <text:p>110</text:p>
          </table:table-cell>
        </table:table-row>
        <table:table-row table:style-name="ro1">
          <table:table-cell table:style-name="ce1" office:value-type="date" office:date-value="2025-11-19" calcext:value-type="date">
            <text:p>19.11.2025</text:p>
          </table:table-cell>
          <table:table-cell table:formula="of:=IF([.G51]=&quot;TAK&quot;;[.B50]-[.C50]-[.D50]-[.E50]-[.F50]+[.H50];[.B50])" office:value-type="currency" office:currency="PLN" office:value="875.798" calcext:value-type="currency">
            <text:p>875,80 zł</text:p>
          </table:table-cell>
          <table:table-cell table:style-name="ce3" table:formula="of:=IF(OR(WEEKDAY([.A51];2)=6;WEEKDAY([.A51];2)=7);10;0)" office:value-type="float" office:value="0" calcext:value-type="float">
            <text:p>0</text:p>
          </table:table-cell>
          <table:table-cell table:formula="of:=IF(WEEKDAY([.A51];2)=2;250;0)" office:value-type="float" office:value="0" calcext:value-type="float">
            <text:p>0</text:p>
          </table:table-cell>
          <table:table-cell table:formula="of:=IF( WEEKDAY([.A51];2)=4; IF([.B51]&lt;=500;MAX(50;[.B51]/5);IF([.B51]&lt;=600;MAX(100;[.B51]/2);400)); 0)" office:value-type="float" office:value="0" calcext:value-type="float">
            <text:p>0</text:p>
          </table:table-cell>
          <table:table-cell table:formula="of:=IF(DAY([.A51])=15;600;0)" office:value-type="float" office:value="0" calcext:value-type="float">
            <text:p>0</text:p>
          </table:table-cell>
          <table:table-cell table:formula="of:=IF(AND([.A51]&gt;=DATE(2025;12;20); [.A51]&lt;=DATE(2026;1;3)); &quot;NIE&quot;; &quot;TAK&quot;)" office:value-type="string" office:string-value="TAK" calcext:value-type="string">
            <text:p>TAK</text:p>
          </table:table-cell>
          <table:table-cell table:formula="of:=SUMIF([kursanci.C:.C]; [.A51]; [kursanci.H:.H])" office:value-type="float" office:value="292.5" calcext:value-type="float">
            <text:p>292,5</text:p>
          </table:table-cell>
        </table:table-row>
        <table:table-row table:style-name="ro1">
          <table:table-cell table:style-name="ce1" office:value-type="date" office:date-value="2025-11-20" calcext:value-type="date">
            <text:p>20.11.2025</text:p>
          </table:table-cell>
          <table:table-cell table:formula="of:=IF([.G52]=&quot;TAK&quot;;[.B51]-[.C51]-[.D51]-[.E51]-[.F51]+[.H51];[.B51])" office:value-type="currency" office:currency="PLN" office:value="1168.298" calcext:value-type="currency">
            <text:p>1 168,30 zł</text:p>
          </table:table-cell>
          <table:table-cell table:style-name="ce3" table:formula="of:=IF(OR(WEEKDAY([.A52];2)=6;WEEKDAY([.A52];2)=7);10;0)" office:value-type="float" office:value="0" calcext:value-type="float">
            <text:p>0</text:p>
          </table:table-cell>
          <table:table-cell table:formula="of:=IF(WEEKDAY([.A52];2)=2;250;0)" office:value-type="float" office:value="0" calcext:value-type="float">
            <text:p>0</text:p>
          </table:table-cell>
          <table:table-cell table:formula="of:=IF( WEEKDAY([.A52];2)=4; IF([.B52]&lt;=500;MAX(50;[.B52]/5);IF([.B52]&lt;=600;MAX(100;[.B52]/2);400)); 0)" office:value-type="float" office:value="400" calcext:value-type="float">
            <text:p>400</text:p>
          </table:table-cell>
          <table:table-cell table:formula="of:=IF(DAY([.A52])=15;600;0)" office:value-type="float" office:value="0" calcext:value-type="float">
            <text:p>0</text:p>
          </table:table-cell>
          <table:table-cell table:formula="of:=IF(AND([.A52]&gt;=DATE(2025;12;20); [.A52]&lt;=DATE(2026;1;3)); &quot;NIE&quot;; &quot;TAK&quot;)" office:value-type="string" office:string-value="TAK" calcext:value-type="string">
            <text:p>TAK</text:p>
          </table:table-cell>
          <table:table-cell table:formula="of:=SUMIF([kursanci.C:.C]; [.A52]; [kursanci.H:.H])" office:value-type="float" office:value="270" calcext:value-type="float">
            <text:p>270</text:p>
          </table:table-cell>
        </table:table-row>
        <table:table-row table:style-name="ro1">
          <table:table-cell table:style-name="ce1" office:value-type="date" office:date-value="2025-11-21" calcext:value-type="date">
            <text:p>21.11.2025</text:p>
          </table:table-cell>
          <table:table-cell table:formula="of:=IF([.G53]=&quot;TAK&quot;;[.B52]-[.C52]-[.D52]-[.E52]-[.F52]+[.H52];[.B52])" office:value-type="currency" office:currency="PLN" office:value="1038.298" calcext:value-type="currency">
            <text:p>1 038,30 zł</text:p>
          </table:table-cell>
          <table:table-cell table:style-name="ce3" table:formula="of:=IF(OR(WEEKDAY([.A53];2)=6;WEEKDAY([.A53];2)=7);10;0)" office:value-type="float" office:value="0" calcext:value-type="float">
            <text:p>0</text:p>
          </table:table-cell>
          <table:table-cell table:formula="of:=IF(WEEKDAY([.A53];2)=2;250;0)" office:value-type="float" office:value="0" calcext:value-type="float">
            <text:p>0</text:p>
          </table:table-cell>
          <table:table-cell table:formula="of:=IF( WEEKDAY([.A53];2)=4; IF([.B53]&lt;=500;MAX(50;[.B53]/5);IF([.B53]&lt;=600;MAX(100;[.B53]/2);400)); 0)" office:value-type="float" office:value="0" calcext:value-type="float">
            <text:p>0</text:p>
          </table:table-cell>
          <table:table-cell table:formula="of:=IF(DAY([.A53])=15;600;0)" office:value-type="float" office:value="0" calcext:value-type="float">
            <text:p>0</text:p>
          </table:table-cell>
          <table:table-cell table:formula="of:=IF(AND([.A53]&gt;=DATE(2025;12;20); [.A53]&lt;=DATE(2026;1;3)); &quot;NIE&quot;; &quot;TAK&quot;)" office:value-type="string" office:string-value="TAK" calcext:value-type="string">
            <text:p>TAK</text:p>
          </table:table-cell>
          <table:table-cell table:formula="of:=SUMIF([kursanci.C:.C]; [.A53]; [kursanci.H:.H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5-11-22" calcext:value-type="date">
            <text:p>22.11.2025</text:p>
          </table:table-cell>
          <table:table-cell table:formula="of:=IF([.G54]=&quot;TAK&quot;;[.B53]-[.C53]-[.D53]-[.E53]-[.F53]+[.H53];[.B53])" office:value-type="currency" office:currency="PLN" office:value="1038.298" calcext:value-type="currency">
            <text:p>1 038,30 zł</text:p>
          </table:table-cell>
          <table:table-cell table:style-name="ce3" table:formula="of:=IF(OR(WEEKDAY([.A54];2)=6;WEEKDAY([.A54];2)=7);10;0)" office:value-type="float" office:value="10" calcext:value-type="float">
            <text:p>10</text:p>
          </table:table-cell>
          <table:table-cell table:formula="of:=IF(WEEKDAY([.A54];2)=2;250;0)" office:value-type="float" office:value="0" calcext:value-type="float">
            <text:p>0</text:p>
          </table:table-cell>
          <table:table-cell table:formula="of:=IF( WEEKDAY([.A54];2)=4; IF([.B54]&lt;=500;MAX(50;[.B54]/5);IF([.B54]&lt;=600;MAX(100;[.B54]/2);400)); 0)" office:value-type="float" office:value="0" calcext:value-type="float">
            <text:p>0</text:p>
          </table:table-cell>
          <table:table-cell table:formula="of:=IF(DAY([.A54])=15;600;0)" office:value-type="float" office:value="0" calcext:value-type="float">
            <text:p>0</text:p>
          </table:table-cell>
          <table:table-cell table:formula="of:=IF(AND([.A54]&gt;=DATE(2025;12;20); [.A54]&lt;=DATE(2026;1;3)); &quot;NIE&quot;; &quot;TAK&quot;)" office:value-type="string" office:string-value="TAK" calcext:value-type="string">
            <text:p>TAK</text:p>
          </table:table-cell>
          <table:table-cell table:formula="of:=SUMIF([kursanci.C:.C]; [.A54]; [kursanci.H:.H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5-11-23" calcext:value-type="date">
            <text:p>23.11.2025</text:p>
          </table:table-cell>
          <table:table-cell table:formula="of:=IF([.G55]=&quot;TAK&quot;;[.B54]-[.C54]-[.D54]-[.E54]-[.F54]+[.H54];[.B54])" office:value-type="currency" office:currency="PLN" office:value="1028.298" calcext:value-type="currency">
            <text:p>1 028,30 zł</text:p>
          </table:table-cell>
          <table:table-cell table:style-name="ce3" table:formula="of:=IF(OR(WEEKDAY([.A55];2)=6;WEEKDAY([.A55];2)=7);10;0)" office:value-type="float" office:value="10" calcext:value-type="float">
            <text:p>10</text:p>
          </table:table-cell>
          <table:table-cell table:formula="of:=IF(WEEKDAY([.A55];2)=2;250;0)" office:value-type="float" office:value="0" calcext:value-type="float">
            <text:p>0</text:p>
          </table:table-cell>
          <table:table-cell table:formula="of:=IF( WEEKDAY([.A55];2)=4; IF([.B55]&lt;=500;MAX(50;[.B55]/5);IF([.B55]&lt;=600;MAX(100;[.B55]/2);400)); 0)" office:value-type="float" office:value="0" calcext:value-type="float">
            <text:p>0</text:p>
          </table:table-cell>
          <table:table-cell table:formula="of:=IF(DAY([.A55])=15;600;0)" office:value-type="float" office:value="0" calcext:value-type="float">
            <text:p>0</text:p>
          </table:table-cell>
          <table:table-cell table:formula="of:=IF(AND([.A55]&gt;=DATE(2025;12;20); [.A55]&lt;=DATE(2026;1;3)); &quot;NIE&quot;; &quot;TAK&quot;)" office:value-type="string" office:string-value="TAK" calcext:value-type="string">
            <text:p>TAK</text:p>
          </table:table-cell>
          <table:table-cell table:formula="of:=SUMIF([kursanci.C:.C]; [.A55]; [kursanci.H:.H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5-11-24" calcext:value-type="date">
            <text:p>24.11.2025</text:p>
          </table:table-cell>
          <table:table-cell table:formula="of:=IF([.G56]=&quot;TAK&quot;;[.B55]-[.C55]-[.D55]-[.E55]-[.F55]+[.H55];[.B55])" office:value-type="currency" office:currency="PLN" office:value="1018.298" calcext:value-type="currency">
            <text:p>1 018,30 zł</text:p>
          </table:table-cell>
          <table:table-cell table:style-name="ce3" table:formula="of:=IF(OR(WEEKDAY([.A56];2)=6;WEEKDAY([.A56];2)=7);10;0)" office:value-type="float" office:value="0" calcext:value-type="float">
            <text:p>0</text:p>
          </table:table-cell>
          <table:table-cell table:formula="of:=IF(WEEKDAY([.A56];2)=2;250;0)" office:value-type="float" office:value="0" calcext:value-type="float">
            <text:p>0</text:p>
          </table:table-cell>
          <table:table-cell table:formula="of:=IF( WEEKDAY([.A56];2)=4; IF([.B56]&lt;=500;MAX(50;[.B56]/5);IF([.B56]&lt;=600;MAX(100;[.B56]/2);400)); 0)" office:value-type="float" office:value="0" calcext:value-type="float">
            <text:p>0</text:p>
          </table:table-cell>
          <table:table-cell table:formula="of:=IF(DAY([.A56])=15;600;0)" office:value-type="float" office:value="0" calcext:value-type="float">
            <text:p>0</text:p>
          </table:table-cell>
          <table:table-cell table:formula="of:=IF(AND([.A56]&gt;=DATE(2025;12;20); [.A56]&lt;=DATE(2026;1;3)); &quot;NIE&quot;; &quot;TAK&quot;)" office:value-type="string" office:string-value="TAK" calcext:value-type="string">
            <text:p>TAK</text:p>
          </table:table-cell>
          <table:table-cell table:formula="of:=SUMIF([kursanci.C:.C]; [.A56]; [kursanci.H:.H])" office:value-type="float" office:value="330" calcext:value-type="float">
            <text:p>330</text:p>
          </table:table-cell>
        </table:table-row>
        <table:table-row table:style-name="ro1">
          <table:table-cell table:style-name="ce1" office:value-type="date" office:date-value="2025-11-25" calcext:value-type="date">
            <text:p>25.11.2025</text:p>
          </table:table-cell>
          <table:table-cell table:formula="of:=IF([.G57]=&quot;TAK&quot;;[.B56]-[.C56]-[.D56]-[.E56]-[.F56]+[.H56];[.B56])" office:value-type="currency" office:currency="PLN" office:value="1348.298" calcext:value-type="currency">
            <text:p>1 348,30 zł</text:p>
          </table:table-cell>
          <table:table-cell table:style-name="ce3" table:formula="of:=IF(OR(WEEKDAY([.A57];2)=6;WEEKDAY([.A57];2)=7);10;0)" office:value-type="float" office:value="0" calcext:value-type="float">
            <text:p>0</text:p>
          </table:table-cell>
          <table:table-cell table:formula="of:=IF(WEEKDAY([.A57];2)=2;250;0)" office:value-type="float" office:value="250" calcext:value-type="float">
            <text:p>250</text:p>
          </table:table-cell>
          <table:table-cell table:formula="of:=IF( WEEKDAY([.A57];2)=4; IF([.B57]&lt;=500;MAX(50;[.B57]/5);IF([.B57]&lt;=600;MAX(100;[.B57]/2);400)); 0)" office:value-type="float" office:value="0" calcext:value-type="float">
            <text:p>0</text:p>
          </table:table-cell>
          <table:table-cell table:formula="of:=IF(DAY([.A57])=15;600;0)" office:value-type="float" office:value="0" calcext:value-type="float">
            <text:p>0</text:p>
          </table:table-cell>
          <table:table-cell table:formula="of:=IF(AND([.A57]&gt;=DATE(2025;12;20); [.A57]&lt;=DATE(2026;1;3)); &quot;NIE&quot;; &quot;TAK&quot;)" office:value-type="string" office:string-value="TAK" calcext:value-type="string">
            <text:p>TAK</text:p>
          </table:table-cell>
          <table:table-cell table:formula="of:=SUMIF([kursanci.C:.C]; [.A57]; [kursanci.H:.H])" office:value-type="float" office:value="75" calcext:value-type="float">
            <text:p>75</text:p>
          </table:table-cell>
        </table:table-row>
        <table:table-row table:style-name="ro1">
          <table:table-cell table:style-name="ce1" office:value-type="date" office:date-value="2025-11-26" calcext:value-type="date">
            <text:p>26.11.2025</text:p>
          </table:table-cell>
          <table:table-cell table:formula="of:=IF([.G58]=&quot;TAK&quot;;[.B57]-[.C57]-[.D57]-[.E57]-[.F57]+[.H57];[.B57])" office:value-type="currency" office:currency="PLN" office:value="1173.298" calcext:value-type="currency">
            <text:p>1 173,30 zł</text:p>
          </table:table-cell>
          <table:table-cell table:style-name="ce3" table:formula="of:=IF(OR(WEEKDAY([.A58];2)=6;WEEKDAY([.A58];2)=7);10;0)" office:value-type="float" office:value="0" calcext:value-type="float">
            <text:p>0</text:p>
          </table:table-cell>
          <table:table-cell table:formula="of:=IF(WEEKDAY([.A58];2)=2;250;0)" office:value-type="float" office:value="0" calcext:value-type="float">
            <text:p>0</text:p>
          </table:table-cell>
          <table:table-cell table:formula="of:=IF( WEEKDAY([.A58];2)=4; IF([.B58]&lt;=500;MAX(50;[.B58]/5);IF([.B58]&lt;=600;MAX(100;[.B58]/2);400)); 0)" office:value-type="float" office:value="0" calcext:value-type="float">
            <text:p>0</text:p>
          </table:table-cell>
          <table:table-cell table:formula="of:=IF(DAY([.A58])=15;600;0)" office:value-type="float" office:value="0" calcext:value-type="float">
            <text:p>0</text:p>
          </table:table-cell>
          <table:table-cell table:formula="of:=IF(AND([.A58]&gt;=DATE(2025;12;20); [.A58]&lt;=DATE(2026;1;3)); &quot;NIE&quot;; &quot;TAK&quot;)" office:value-type="string" office:string-value="TAK" calcext:value-type="string">
            <text:p>TAK</text:p>
          </table:table-cell>
          <table:table-cell table:formula="of:=SUMIF([kursanci.C:.C]; [.A58]; [kursanci.H:.H])" office:value-type="float" office:value="270" calcext:value-type="float">
            <text:p>270</text:p>
          </table:table-cell>
        </table:table-row>
        <table:table-row table:style-name="ro1">
          <table:table-cell table:style-name="ce1" office:value-type="date" office:date-value="2025-11-27" calcext:value-type="date">
            <text:p>27.11.2025</text:p>
          </table:table-cell>
          <table:table-cell table:formula="of:=IF([.G59]=&quot;TAK&quot;;[.B58]-[.C58]-[.D58]-[.E58]-[.F58]+[.H58];[.B58])" office:value-type="currency" office:currency="PLN" office:value="1443.298" calcext:value-type="currency">
            <text:p>1 443,30 zł</text:p>
          </table:table-cell>
          <table:table-cell table:style-name="ce3" table:formula="of:=IF(OR(WEEKDAY([.A59];2)=6;WEEKDAY([.A59];2)=7);10;0)" office:value-type="float" office:value="0" calcext:value-type="float">
            <text:p>0</text:p>
          </table:table-cell>
          <table:table-cell table:formula="of:=IF(WEEKDAY([.A59];2)=2;250;0)" office:value-type="float" office:value="0" calcext:value-type="float">
            <text:p>0</text:p>
          </table:table-cell>
          <table:table-cell table:formula="of:=IF( WEEKDAY([.A59];2)=4; IF([.B59]&lt;=500;MAX(50;[.B59]/5);IF([.B59]&lt;=600;MAX(100;[.B59]/2);400)); 0)" office:value-type="float" office:value="400" calcext:value-type="float">
            <text:p>400</text:p>
          </table:table-cell>
          <table:table-cell table:formula="of:=IF(DAY([.A59])=15;600;0)" office:value-type="float" office:value="0" calcext:value-type="float">
            <text:p>0</text:p>
          </table:table-cell>
          <table:table-cell table:formula="of:=IF(AND([.A59]&gt;=DATE(2025;12;20); [.A59]&lt;=DATE(2026;1;3)); &quot;NIE&quot;; &quot;TAK&quot;)" office:value-type="string" office:string-value="TAK" calcext:value-type="string">
            <text:p>TAK</text:p>
          </table:table-cell>
          <table:table-cell table:formula="of:=SUMIF([kursanci.C:.C]; [.A59]; [kursanci.H:.H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5-11-28" calcext:value-type="date">
            <text:p>28.11.2025</text:p>
          </table:table-cell>
          <table:table-cell table:formula="of:=IF([.G60]=&quot;TAK&quot;;[.B59]-[.C59]-[.D59]-[.E59]-[.F59]+[.H59];[.B59])" office:value-type="currency" office:currency="PLN" office:value="1043.298" calcext:value-type="currency">
            <text:p>1 043,30 zł</text:p>
          </table:table-cell>
          <table:table-cell table:style-name="ce3" table:formula="of:=IF(OR(WEEKDAY([.A60];2)=6;WEEKDAY([.A60];2)=7);10;0)" office:value-type="float" office:value="0" calcext:value-type="float">
            <text:p>0</text:p>
          </table:table-cell>
          <table:table-cell table:formula="of:=IF(WEEKDAY([.A60];2)=2;250;0)" office:value-type="float" office:value="0" calcext:value-type="float">
            <text:p>0</text:p>
          </table:table-cell>
          <table:table-cell table:formula="of:=IF( WEEKDAY([.A60];2)=4; IF([.B60]&lt;=500;MAX(50;[.B60]/5);IF([.B60]&lt;=600;MAX(100;[.B60]/2);400)); 0)" office:value-type="float" office:value="0" calcext:value-type="float">
            <text:p>0</text:p>
          </table:table-cell>
          <table:table-cell table:formula="of:=IF(DAY([.A60])=15;600;0)" office:value-type="float" office:value="0" calcext:value-type="float">
            <text:p>0</text:p>
          </table:table-cell>
          <table:table-cell table:formula="of:=IF(AND([.A60]&gt;=DATE(2025;12;20); [.A60]&lt;=DATE(2026;1;3)); &quot;NIE&quot;; &quot;TAK&quot;)" office:value-type="string" office:string-value="TAK" calcext:value-type="string">
            <text:p>TAK</text:p>
          </table:table-cell>
          <table:table-cell table:formula="of:=SUMIF([kursanci.C:.C]; [.A60]; [kursanci.H:.H])" office:value-type="float" office:value="140" calcext:value-type="float">
            <text:p>140</text:p>
          </table:table-cell>
        </table:table-row>
        <table:table-row table:style-name="ro1">
          <table:table-cell table:style-name="ce1" office:value-type="date" office:date-value="2025-11-29" calcext:value-type="date">
            <text:p>29.11.2025</text:p>
          </table:table-cell>
          <table:table-cell table:formula="of:=IF([.G61]=&quot;TAK&quot;;[.B60]-[.C60]-[.D60]-[.E60]-[.F60]+[.H60];[.B60])" office:value-type="currency" office:currency="PLN" office:value="1183.298" calcext:value-type="currency">
            <text:p>1 183,30 zł</text:p>
          </table:table-cell>
          <table:table-cell table:style-name="ce3" table:formula="of:=IF(OR(WEEKDAY([.A61];2)=6;WEEKDAY([.A61];2)=7);10;0)" office:value-type="float" office:value="10" calcext:value-type="float">
            <text:p>10</text:p>
          </table:table-cell>
          <table:table-cell table:formula="of:=IF(WEEKDAY([.A61];2)=2;250;0)" office:value-type="float" office:value="0" calcext:value-type="float">
            <text:p>0</text:p>
          </table:table-cell>
          <table:table-cell table:formula="of:=IF( WEEKDAY([.A61];2)=4; IF([.B61]&lt;=500;MAX(50;[.B61]/5);IF([.B61]&lt;=600;MAX(100;[.B61]/2);400)); 0)" office:value-type="float" office:value="0" calcext:value-type="float">
            <text:p>0</text:p>
          </table:table-cell>
          <table:table-cell table:formula="of:=IF(DAY([.A61])=15;600;0)" office:value-type="float" office:value="0" calcext:value-type="float">
            <text:p>0</text:p>
          </table:table-cell>
          <table:table-cell table:formula="of:=IF(AND([.A61]&gt;=DATE(2025;12;20); [.A61]&lt;=DATE(2026;1;3)); &quot;NIE&quot;; &quot;TAK&quot;)" office:value-type="string" office:string-value="TAK" calcext:value-type="string">
            <text:p>TAK</text:p>
          </table:table-cell>
          <table:table-cell table:formula="of:=SUMIF([kursanci.C:.C]; [.A61]; [kursanci.H:.H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5-11-30" calcext:value-type="date">
            <text:p>30.11.2025</text:p>
          </table:table-cell>
          <table:table-cell table:formula="of:=IF([.G62]=&quot;TAK&quot;;[.B61]-[.C61]-[.D61]-[.E61]-[.F61]+[.H61];[.B61])" office:value-type="currency" office:currency="PLN" office:value="1173.298" calcext:value-type="currency">
            <text:p>1 173,30 zł</text:p>
          </table:table-cell>
          <table:table-cell table:style-name="ce3" table:formula="of:=IF(OR(WEEKDAY([.A62];2)=6;WEEKDAY([.A62];2)=7);10;0)" office:value-type="float" office:value="10" calcext:value-type="float">
            <text:p>10</text:p>
          </table:table-cell>
          <table:table-cell table:formula="of:=IF(WEEKDAY([.A62];2)=2;250;0)" office:value-type="float" office:value="0" calcext:value-type="float">
            <text:p>0</text:p>
          </table:table-cell>
          <table:table-cell table:formula="of:=IF( WEEKDAY([.A62];2)=4; IF([.B62]&lt;=500;MAX(50;[.B62]/5);IF([.B62]&lt;=600;MAX(100;[.B62]/2);400)); 0)" office:value-type="float" office:value="0" calcext:value-type="float">
            <text:p>0</text:p>
          </table:table-cell>
          <table:table-cell table:formula="of:=IF(DAY([.A62])=15;600;0)" office:value-type="float" office:value="0" calcext:value-type="float">
            <text:p>0</text:p>
          </table:table-cell>
          <table:table-cell table:formula="of:=IF(AND([.A62]&gt;=DATE(2025;12;20); [.A62]&lt;=DATE(2026;1;3)); &quot;NIE&quot;; &quot;TAK&quot;)" office:value-type="string" office:string-value="TAK" calcext:value-type="string">
            <text:p>TAK</text:p>
          </table:table-cell>
          <table:table-cell table:formula="of:=SUMIF([kursanci.C:.C]; [.A62]; [kursanci.H:.H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5-12-01" calcext:value-type="date">
            <text:p>1.12.2025</text:p>
          </table:table-cell>
          <table:table-cell table:formula="of:=IF([.G63]=&quot;TAK&quot;;[.B62]-[.C62]-[.D62]-[.E62]-[.F62]+[.H62];[.B62])" office:value-type="currency" office:currency="PLN" office:value="1163.298" calcext:value-type="currency">
            <text:p>1 163,30 zł</text:p>
          </table:table-cell>
          <table:table-cell table:style-name="ce3" table:formula="of:=IF(OR(WEEKDAY([.A63];2)=6;WEEKDAY([.A63];2)=7);10;0)" office:value-type="float" office:value="0" calcext:value-type="float">
            <text:p>0</text:p>
          </table:table-cell>
          <table:table-cell table:formula="of:=IF(WEEKDAY([.A63];2)=2;250;0)" office:value-type="float" office:value="0" calcext:value-type="float">
            <text:p>0</text:p>
          </table:table-cell>
          <table:table-cell table:formula="of:=IF( WEEKDAY([.A63];2)=4; IF([.B63]&lt;=500;MAX(50;[.B63]/5);IF([.B63]&lt;=600;MAX(100;[.B63]/2);400)); 0)" office:value-type="float" office:value="0" calcext:value-type="float">
            <text:p>0</text:p>
          </table:table-cell>
          <table:table-cell table:formula="of:=IF(DAY([.A63])=15;600;0)" office:value-type="float" office:value="0" calcext:value-type="float">
            <text:p>0</text:p>
          </table:table-cell>
          <table:table-cell table:formula="of:=IF(AND([.A63]&gt;=DATE(2025;12;20); [.A63]&lt;=DATE(2026;1;3)); &quot;NIE&quot;; &quot;TAK&quot;)" office:value-type="string" office:string-value="TAK" calcext:value-type="string">
            <text:p>TAK</text:p>
          </table:table-cell>
          <table:table-cell table:formula="of:=SUMIF([kursanci.C:.C]; [.A63]; [kursanci.H:.H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5-12-02" calcext:value-type="date">
            <text:p>2.12.2025</text:p>
          </table:table-cell>
          <table:table-cell table:formula="of:=IF([.G64]=&quot;TAK&quot;;[.B63]-[.C63]-[.D63]-[.E63]-[.F63]+[.H63];[.B63])" office:value-type="currency" office:currency="PLN" office:value="1163.298" calcext:value-type="currency">
            <text:p>1 163,30 zł</text:p>
          </table:table-cell>
          <table:table-cell table:style-name="ce3" table:formula="of:=IF(OR(WEEKDAY([.A64];2)=6;WEEKDAY([.A64];2)=7);10;0)" office:value-type="float" office:value="0" calcext:value-type="float">
            <text:p>0</text:p>
          </table:table-cell>
          <table:table-cell table:formula="of:=IF(WEEKDAY([.A64];2)=2;250;0)" office:value-type="float" office:value="250" calcext:value-type="float">
            <text:p>250</text:p>
          </table:table-cell>
          <table:table-cell table:formula="of:=IF( WEEKDAY([.A64];2)=4; IF([.B64]&lt;=500;MAX(50;[.B64]/5);IF([.B64]&lt;=600;MAX(100;[.B64]/2);400)); 0)" office:value-type="float" office:value="0" calcext:value-type="float">
            <text:p>0</text:p>
          </table:table-cell>
          <table:table-cell table:formula="of:=IF(DAY([.A64])=15;600;0)" office:value-type="float" office:value="0" calcext:value-type="float">
            <text:p>0</text:p>
          </table:table-cell>
          <table:table-cell table:formula="of:=IF(AND([.A64]&gt;=DATE(2025;12;20); [.A64]&lt;=DATE(2026;1;3)); &quot;NIE&quot;; &quot;TAK&quot;)" office:value-type="string" office:string-value="TAK" calcext:value-type="string">
            <text:p>TAK</text:p>
          </table:table-cell>
          <table:table-cell table:formula="of:=SUMIF([kursanci.C:.C]; [.A64]; [kursanci.H:.H])" office:value-type="float" office:value="230" calcext:value-type="float">
            <text:p>230</text:p>
          </table:table-cell>
        </table:table-row>
        <table:table-row table:style-name="ro1">
          <table:table-cell table:style-name="ce1" office:value-type="date" office:date-value="2025-12-03" calcext:value-type="date">
            <text:p>3.12.2025</text:p>
          </table:table-cell>
          <table:table-cell table:formula="of:=IF([.G65]=&quot;TAK&quot;;[.B64]-[.C64]-[.D64]-[.E64]-[.F64]+[.H64];[.B64])" office:value-type="currency" office:currency="PLN" office:value="1143.298" calcext:value-type="currency">
            <text:p>1 143,30 zł</text:p>
          </table:table-cell>
          <table:table-cell table:style-name="ce3" table:formula="of:=IF(OR(WEEKDAY([.A65];2)=6;WEEKDAY([.A65];2)=7);10;0)" office:value-type="float" office:value="0" calcext:value-type="float">
            <text:p>0</text:p>
          </table:table-cell>
          <table:table-cell table:formula="of:=IF(WEEKDAY([.A65];2)=2;250;0)" office:value-type="float" office:value="0" calcext:value-type="float">
            <text:p>0</text:p>
          </table:table-cell>
          <table:table-cell table:formula="of:=IF( WEEKDAY([.A65];2)=4; IF([.B65]&lt;=500;MAX(50;[.B65]/5);IF([.B65]&lt;=600;MAX(100;[.B65]/2);400)); 0)" office:value-type="float" office:value="0" calcext:value-type="float">
            <text:p>0</text:p>
          </table:table-cell>
          <table:table-cell table:formula="of:=IF(DAY([.A65])=15;600;0)" office:value-type="float" office:value="0" calcext:value-type="float">
            <text:p>0</text:p>
          </table:table-cell>
          <table:table-cell table:formula="of:=IF(AND([.A65]&gt;=DATE(2025;12;20); [.A65]&lt;=DATE(2026;1;3)); &quot;NIE&quot;; &quot;TAK&quot;)" office:value-type="string" office:string-value="TAK" calcext:value-type="string">
            <text:p>TAK</text:p>
          </table:table-cell>
          <table:table-cell table:formula="of:=SUMIF([kursanci.C:.C]; [.A65]; [kursanci.H:.H])" office:value-type="float" office:value="312.5" calcext:value-type="float">
            <text:p>312,5</text:p>
          </table:table-cell>
        </table:table-row>
        <table:table-row table:style-name="ro1">
          <table:table-cell table:style-name="ce1" office:value-type="date" office:date-value="2025-12-04" calcext:value-type="date">
            <text:p>4.12.2025</text:p>
          </table:table-cell>
          <table:table-cell table:formula="of:=IF([.G66]=&quot;TAK&quot;;[.B65]-[.C65]-[.D65]-[.E65]-[.F65]+[.H65];[.B65])" office:value-type="currency" office:currency="PLN" office:value="1455.798" calcext:value-type="currency">
            <text:p>1 455,80 zł</text:p>
          </table:table-cell>
          <table:table-cell table:style-name="ce3" table:formula="of:=IF(OR(WEEKDAY([.A66];2)=6;WEEKDAY([.A66];2)=7);10;0)" office:value-type="float" office:value="0" calcext:value-type="float">
            <text:p>0</text:p>
          </table:table-cell>
          <table:table-cell table:formula="of:=IF(WEEKDAY([.A66];2)=2;250;0)" office:value-type="float" office:value="0" calcext:value-type="float">
            <text:p>0</text:p>
          </table:table-cell>
          <table:table-cell table:formula="of:=IF( WEEKDAY([.A66];2)=4; IF([.B66]&lt;=500;MAX(50;[.B66]/5);IF([.B66]&lt;=600;MAX(100;[.B66]/2);400)); 0)" office:value-type="float" office:value="400" calcext:value-type="float">
            <text:p>400</text:p>
          </table:table-cell>
          <table:table-cell table:formula="of:=IF(DAY([.A66])=15;600;0)" office:value-type="float" office:value="0" calcext:value-type="float">
            <text:p>0</text:p>
          </table:table-cell>
          <table:table-cell table:formula="of:=IF(AND([.A66]&gt;=DATE(2025;12;20); [.A66]&lt;=DATE(2026;1;3)); &quot;NIE&quot;; &quot;TAK&quot;)" office:value-type="string" office:string-value="TAK" calcext:value-type="string">
            <text:p>TAK</text:p>
          </table:table-cell>
          <table:table-cell table:formula="of:=SUMIF([kursanci.C:.C]; [.A66]; [kursanci.H:.H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5-12-05" calcext:value-type="date">
            <text:p>5.12.2025</text:p>
          </table:table-cell>
          <table:table-cell table:formula="of:=IF([.G67]=&quot;TAK&quot;;[.B66]-[.C66]-[.D66]-[.E66]-[.F66]+[.H66];[.B66])" office:value-type="currency" office:currency="PLN" office:value="1055.798" calcext:value-type="currency">
            <text:p>1 055,80 zł</text:p>
          </table:table-cell>
          <table:table-cell table:style-name="ce3" table:formula="of:=IF(OR(WEEKDAY([.A67];2)=6;WEEKDAY([.A67];2)=7);10;0)" office:value-type="float" office:value="0" calcext:value-type="float">
            <text:p>0</text:p>
          </table:table-cell>
          <table:table-cell table:formula="of:=IF(WEEKDAY([.A67];2)=2;250;0)" office:value-type="float" office:value="0" calcext:value-type="float">
            <text:p>0</text:p>
          </table:table-cell>
          <table:table-cell table:formula="of:=IF( WEEKDAY([.A67];2)=4; IF([.B67]&lt;=500;MAX(50;[.B67]/5);IF([.B67]&lt;=600;MAX(100;[.B67]/2);400)); 0)" office:value-type="float" office:value="0" calcext:value-type="float">
            <text:p>0</text:p>
          </table:table-cell>
          <table:table-cell table:formula="of:=IF(DAY([.A67])=15;600;0)" office:value-type="float" office:value="0" calcext:value-type="float">
            <text:p>0</text:p>
          </table:table-cell>
          <table:table-cell table:formula="of:=IF(AND([.A67]&gt;=DATE(2025;12;20); [.A67]&lt;=DATE(2026;1;3)); &quot;NIE&quot;; &quot;TAK&quot;)" office:value-type="string" office:string-value="TAK" calcext:value-type="string">
            <text:p>TAK</text:p>
          </table:table-cell>
          <table:table-cell table:formula="of:=SUMIF([kursanci.C:.C]; [.A67]; [kursanci.H:.H])" office:value-type="float" office:value="235" calcext:value-type="float">
            <text:p>235</text:p>
          </table:table-cell>
        </table:table-row>
        <table:table-row table:style-name="ro1">
          <table:table-cell table:style-name="ce1" office:value-type="date" office:date-value="2025-12-06" calcext:value-type="date">
            <text:p>6.12.2025</text:p>
          </table:table-cell>
          <table:table-cell table:formula="of:=IF([.G68]=&quot;TAK&quot;;[.B67]-[.C67]-[.D67]-[.E67]-[.F67]+[.H67];[.B67])" office:value-type="currency" office:currency="PLN" office:value="1290.798" calcext:value-type="currency">
            <text:p>1 290,80 zł</text:p>
          </table:table-cell>
          <table:table-cell table:style-name="ce3" table:formula="of:=IF(OR(WEEKDAY([.A68];2)=6;WEEKDAY([.A68];2)=7);10;0)" office:value-type="float" office:value="10" calcext:value-type="float">
            <text:p>10</text:p>
          </table:table-cell>
          <table:table-cell table:formula="of:=IF(WEEKDAY([.A68];2)=2;250;0)" office:value-type="float" office:value="0" calcext:value-type="float">
            <text:p>0</text:p>
          </table:table-cell>
          <table:table-cell table:formula="of:=IF( WEEKDAY([.A68];2)=4; IF([.B68]&lt;=500;MAX(50;[.B68]/5);IF([.B68]&lt;=600;MAX(100;[.B68]/2);400)); 0)" office:value-type="float" office:value="0" calcext:value-type="float">
            <text:p>0</text:p>
          </table:table-cell>
          <table:table-cell table:formula="of:=IF(DAY([.A68])=15;600;0)" office:value-type="float" office:value="0" calcext:value-type="float">
            <text:p>0</text:p>
          </table:table-cell>
          <table:table-cell table:formula="of:=IF(AND([.A68]&gt;=DATE(2025;12;20); [.A68]&lt;=DATE(2026;1;3)); &quot;NIE&quot;; &quot;TAK&quot;)" office:value-type="string" office:string-value="TAK" calcext:value-type="string">
            <text:p>TAK</text:p>
          </table:table-cell>
          <table:table-cell table:formula="of:=SUMIF([kursanci.C:.C]; [.A68]; [kursanci.H:.H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5-12-07" calcext:value-type="date">
            <text:p>7.12.2025</text:p>
          </table:table-cell>
          <table:table-cell table:formula="of:=IF([.G69]=&quot;TAK&quot;;[.B68]-[.C68]-[.D68]-[.E68]-[.F68]+[.H68];[.B68])" office:value-type="currency" office:currency="PLN" office:value="1280.798" calcext:value-type="currency">
            <text:p>1 280,80 zł</text:p>
          </table:table-cell>
          <table:table-cell table:style-name="ce3" table:formula="of:=IF(OR(WEEKDAY([.A69];2)=6;WEEKDAY([.A69];2)=7);10;0)" office:value-type="float" office:value="10" calcext:value-type="float">
            <text:p>10</text:p>
          </table:table-cell>
          <table:table-cell table:formula="of:=IF(WEEKDAY([.A69];2)=2;250;0)" office:value-type="float" office:value="0" calcext:value-type="float">
            <text:p>0</text:p>
          </table:table-cell>
          <table:table-cell table:formula="of:=IF( WEEKDAY([.A69];2)=4; IF([.B69]&lt;=500;MAX(50;[.B69]/5);IF([.B69]&lt;=600;MAX(100;[.B69]/2);400)); 0)" office:value-type="float" office:value="0" calcext:value-type="float">
            <text:p>0</text:p>
          </table:table-cell>
          <table:table-cell table:formula="of:=IF(DAY([.A69])=15;600;0)" office:value-type="float" office:value="0" calcext:value-type="float">
            <text:p>0</text:p>
          </table:table-cell>
          <table:table-cell table:formula="of:=IF(AND([.A69]&gt;=DATE(2025;12;20); [.A69]&lt;=DATE(2026;1;3)); &quot;NIE&quot;; &quot;TAK&quot;)" office:value-type="string" office:string-value="TAK" calcext:value-type="string">
            <text:p>TAK</text:p>
          </table:table-cell>
          <table:table-cell table:formula="of:=SUMIF([kursanci.C:.C]; [.A69]; [kursanci.H:.H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5-12-08" calcext:value-type="date">
            <text:p>8.12.2025</text:p>
          </table:table-cell>
          <table:table-cell table:formula="of:=IF([.G70]=&quot;TAK&quot;;[.B69]-[.C69]-[.D69]-[.E69]-[.F69]+[.H69];[.B69])" office:value-type="currency" office:currency="PLN" office:value="1270.798" calcext:value-type="currency">
            <text:p>1 270,80 zł</text:p>
          </table:table-cell>
          <table:table-cell table:style-name="ce3" table:formula="of:=IF(OR(WEEKDAY([.A70];2)=6;WEEKDAY([.A70];2)=7);10;0)" office:value-type="float" office:value="0" calcext:value-type="float">
            <text:p>0</text:p>
          </table:table-cell>
          <table:table-cell table:formula="of:=IF(WEEKDAY([.A70];2)=2;250;0)" office:value-type="float" office:value="0" calcext:value-type="float">
            <text:p>0</text:p>
          </table:table-cell>
          <table:table-cell table:formula="of:=IF( WEEKDAY([.A70];2)=4; IF([.B70]&lt;=500;MAX(50;[.B70]/5);IF([.B70]&lt;=600;MAX(100;[.B70]/2);400)); 0)" office:value-type="float" office:value="0" calcext:value-type="float">
            <text:p>0</text:p>
          </table:table-cell>
          <table:table-cell table:formula="of:=IF(DAY([.A70])=15;600;0)" office:value-type="float" office:value="0" calcext:value-type="float">
            <text:p>0</text:p>
          </table:table-cell>
          <table:table-cell table:formula="of:=IF(AND([.A70]&gt;=DATE(2025;12;20); [.A70]&lt;=DATE(2026;1;3)); &quot;NIE&quot;; &quot;TAK&quot;)" office:value-type="string" office:string-value="TAK" calcext:value-type="string">
            <text:p>TAK</text:p>
          </table:table-cell>
          <table:table-cell table:formula="of:=SUMIF([kursanci.C:.C]; [.A70]; [kursanci.H:.H])" office:value-type="float" office:value="175" calcext:value-type="float">
            <text:p>175</text:p>
          </table:table-cell>
        </table:table-row>
        <table:table-row table:style-name="ro1">
          <table:table-cell table:style-name="ce1" office:value-type="date" office:date-value="2025-12-09" calcext:value-type="date">
            <text:p>9.12.2025</text:p>
          </table:table-cell>
          <table:table-cell table:formula="of:=IF([.G71]=&quot;TAK&quot;;[.B70]-[.C70]-[.D70]-[.E70]-[.F70]+[.H70];[.B70])" office:value-type="currency" office:currency="PLN" office:value="1445.798" calcext:value-type="currency">
            <text:p>1 445,80 zł</text:p>
          </table:table-cell>
          <table:table-cell table:style-name="ce3" table:formula="of:=IF(OR(WEEKDAY([.A71];2)=6;WEEKDAY([.A71];2)=7);10;0)" office:value-type="float" office:value="0" calcext:value-type="float">
            <text:p>0</text:p>
          </table:table-cell>
          <table:table-cell table:formula="of:=IF(WEEKDAY([.A71];2)=2;250;0)" office:value-type="float" office:value="250" calcext:value-type="float">
            <text:p>250</text:p>
          </table:table-cell>
          <table:table-cell table:formula="of:=IF( WEEKDAY([.A71];2)=4; IF([.B71]&lt;=500;MAX(50;[.B71]/5);IF([.B71]&lt;=600;MAX(100;[.B71]/2);400)); 0)" office:value-type="float" office:value="0" calcext:value-type="float">
            <text:p>0</text:p>
          </table:table-cell>
          <table:table-cell table:formula="of:=IF(DAY([.A71])=15;600;0)" office:value-type="float" office:value="0" calcext:value-type="float">
            <text:p>0</text:p>
          </table:table-cell>
          <table:table-cell table:formula="of:=IF(AND([.A71]&gt;=DATE(2025;12;20); [.A71]&lt;=DATE(2026;1;3)); &quot;NIE&quot;; &quot;TAK&quot;)" office:value-type="string" office:string-value="TAK" calcext:value-type="string">
            <text:p>TAK</text:p>
          </table:table-cell>
          <table:table-cell table:formula="of:=SUMIF([kursanci.C:.C]; [.A71]; [kursanci.H:.H])" office:value-type="float" office:value="125" calcext:value-type="float">
            <text:p>125</text:p>
          </table:table-cell>
        </table:table-row>
        <table:table-row table:style-name="ro1">
          <table:table-cell table:style-name="ce1" office:value-type="date" office:date-value="2025-12-10" calcext:value-type="date">
            <text:p>10.12.2025</text:p>
          </table:table-cell>
          <table:table-cell table:formula="of:=IF([.G72]=&quot;TAK&quot;;[.B71]-[.C71]-[.D71]-[.E71]-[.F71]+[.H71];[.B71])" office:value-type="currency" office:currency="PLN" office:value="1320.798" calcext:value-type="currency">
            <text:p>1 320,80 zł</text:p>
          </table:table-cell>
          <table:table-cell table:style-name="ce3" table:formula="of:=IF(OR(WEEKDAY([.A72];2)=6;WEEKDAY([.A72];2)=7);10;0)" office:value-type="float" office:value="0" calcext:value-type="float">
            <text:p>0</text:p>
          </table:table-cell>
          <table:table-cell table:formula="of:=IF(WEEKDAY([.A72];2)=2;250;0)" office:value-type="float" office:value="0" calcext:value-type="float">
            <text:p>0</text:p>
          </table:table-cell>
          <table:table-cell table:formula="of:=IF( WEEKDAY([.A72];2)=4; IF([.B72]&lt;=500;MAX(50;[.B72]/5);IF([.B72]&lt;=600;MAX(100;[.B72]/2);400)); 0)" office:value-type="float" office:value="0" calcext:value-type="float">
            <text:p>0</text:p>
          </table:table-cell>
          <table:table-cell table:formula="of:=IF(DAY([.A72])=15;600;0)" office:value-type="float" office:value="0" calcext:value-type="float">
            <text:p>0</text:p>
          </table:table-cell>
          <table:table-cell table:formula="of:=IF(AND([.A72]&gt;=DATE(2025;12;20); [.A72]&lt;=DATE(2026;1;3)); &quot;NIE&quot;; &quot;TAK&quot;)" office:value-type="string" office:string-value="TAK" calcext:value-type="string">
            <text:p>TAK</text:p>
          </table:table-cell>
          <table:table-cell table:formula="of:=SUMIF([kursanci.C:.C]; [.A72]; [kursanci.H:.H])" office:value-type="float" office:value="345" calcext:value-type="float">
            <text:p>345</text:p>
          </table:table-cell>
        </table:table-row>
        <table:table-row table:style-name="ro1">
          <table:table-cell table:style-name="ce1" office:value-type="date" office:date-value="2025-12-11" calcext:value-type="date">
            <text:p>11.12.2025</text:p>
          </table:table-cell>
          <table:table-cell table:formula="of:=IF([.G73]=&quot;TAK&quot;;[.B72]-[.C72]-[.D72]-[.E72]-[.F72]+[.H72];[.B72])" office:value-type="currency" office:currency="PLN" office:value="1665.798" calcext:value-type="currency">
            <text:p>1 665,80 zł</text:p>
          </table:table-cell>
          <table:table-cell table:style-name="ce3" table:formula="of:=IF(OR(WEEKDAY([.A73];2)=6;WEEKDAY([.A73];2)=7);10;0)" office:value-type="float" office:value="0" calcext:value-type="float">
            <text:p>0</text:p>
          </table:table-cell>
          <table:table-cell table:formula="of:=IF(WEEKDAY([.A73];2)=2;250;0)" office:value-type="float" office:value="0" calcext:value-type="float">
            <text:p>0</text:p>
          </table:table-cell>
          <table:table-cell table:formula="of:=IF( WEEKDAY([.A73];2)=4; IF([.B73]&lt;=500;MAX(50;[.B73]/5);IF([.B73]&lt;=600;MAX(100;[.B73]/2);400)); 0)" office:value-type="float" office:value="400" calcext:value-type="float">
            <text:p>400</text:p>
          </table:table-cell>
          <table:table-cell table:formula="of:=IF(DAY([.A73])=15;600;0)" office:value-type="float" office:value="0" calcext:value-type="float">
            <text:p>0</text:p>
          </table:table-cell>
          <table:table-cell table:formula="of:=IF(AND([.A73]&gt;=DATE(2025;12;20); [.A73]&lt;=DATE(2026;1;3)); &quot;NIE&quot;; &quot;TAK&quot;)" office:value-type="string" office:string-value="TAK" calcext:value-type="string">
            <text:p>TAK</text:p>
          </table:table-cell>
          <table:table-cell table:formula="of:=SUMIF([kursanci.C:.C]; [.A73]; [kursanci.H:.H])" office:value-type="float" office:value="125" calcext:value-type="float">
            <text:p>125</text:p>
          </table:table-cell>
        </table:table-row>
        <table:table-row table:style-name="ro1">
          <table:table-cell table:style-name="ce1" office:value-type="date" office:date-value="2025-12-12" calcext:value-type="date">
            <text:p>12.12.2025</text:p>
          </table:table-cell>
          <table:table-cell table:formula="of:=IF([.G74]=&quot;TAK&quot;;[.B73]-[.C73]-[.D73]-[.E73]-[.F73]+[.H73];[.B73])" office:value-type="currency" office:currency="PLN" office:value="1390.798" calcext:value-type="currency">
            <text:p>1 390,80 zł</text:p>
          </table:table-cell>
          <table:table-cell table:style-name="ce3" table:formula="of:=IF(OR(WEEKDAY([.A74];2)=6;WEEKDAY([.A74];2)=7);10;0)" office:value-type="float" office:value="0" calcext:value-type="float">
            <text:p>0</text:p>
          </table:table-cell>
          <table:table-cell table:formula="of:=IF(WEEKDAY([.A74];2)=2;250;0)" office:value-type="float" office:value="0" calcext:value-type="float">
            <text:p>0</text:p>
          </table:table-cell>
          <table:table-cell table:formula="of:=IF( WEEKDAY([.A74];2)=4; IF([.B74]&lt;=500;MAX(50;[.B74]/5);IF([.B74]&lt;=600;MAX(100;[.B74]/2);400)); 0)" office:value-type="float" office:value="0" calcext:value-type="float">
            <text:p>0</text:p>
          </table:table-cell>
          <table:table-cell table:formula="of:=IF(DAY([.A74])=15;600;0)" office:value-type="float" office:value="0" calcext:value-type="float">
            <text:p>0</text:p>
          </table:table-cell>
          <table:table-cell table:formula="of:=IF(AND([.A74]&gt;=DATE(2025;12;20); [.A74]&lt;=DATE(2026;1;3)); &quot;NIE&quot;; &quot;TAK&quot;)" office:value-type="string" office:string-value="TAK" calcext:value-type="string">
            <text:p>TAK</text:p>
          </table:table-cell>
          <table:table-cell table:formula="of:=SUMIF([kursanci.C:.C]; [.A74]; [kursanci.H:.H])" office:value-type="float" office:value="215" calcext:value-type="float">
            <text:p>215</text:p>
          </table:table-cell>
        </table:table-row>
        <table:table-row table:style-name="ro1">
          <table:table-cell table:style-name="ce1" office:value-type="date" office:date-value="2025-12-13" calcext:value-type="date">
            <text:p>13.12.2025</text:p>
          </table:table-cell>
          <table:table-cell table:formula="of:=IF([.G75]=&quot;TAK&quot;;[.B74]-[.C74]-[.D74]-[.E74]-[.F74]+[.H74];[.B74])" office:value-type="currency" office:currency="PLN" office:value="1605.798" calcext:value-type="currency">
            <text:p>1 605,80 zł</text:p>
          </table:table-cell>
          <table:table-cell table:style-name="ce3" table:formula="of:=IF(OR(WEEKDAY([.A75];2)=6;WEEKDAY([.A75];2)=7);10;0)" office:value-type="float" office:value="10" calcext:value-type="float">
            <text:p>10</text:p>
          </table:table-cell>
          <table:table-cell table:formula="of:=IF(WEEKDAY([.A75];2)=2;250;0)" office:value-type="float" office:value="0" calcext:value-type="float">
            <text:p>0</text:p>
          </table:table-cell>
          <table:table-cell table:formula="of:=IF( WEEKDAY([.A75];2)=4; IF([.B75]&lt;=500;MAX(50;[.B75]/5);IF([.B75]&lt;=600;MAX(100;[.B75]/2);400)); 0)" office:value-type="float" office:value="0" calcext:value-type="float">
            <text:p>0</text:p>
          </table:table-cell>
          <table:table-cell table:formula="of:=IF(DAY([.A75])=15;600;0)" office:value-type="float" office:value="0" calcext:value-type="float">
            <text:p>0</text:p>
          </table:table-cell>
          <table:table-cell table:formula="of:=IF(AND([.A75]&gt;=DATE(2025;12;20); [.A75]&lt;=DATE(2026;1;3)); &quot;NIE&quot;; &quot;TAK&quot;)" office:value-type="string" office:string-value="TAK" calcext:value-type="string">
            <text:p>TAK</text:p>
          </table:table-cell>
          <table:table-cell table:formula="of:=SUMIF([kursanci.C:.C]; [.A75]; [kursanci.H:.H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5-12-14" calcext:value-type="date">
            <text:p>14.12.2025</text:p>
          </table:table-cell>
          <table:table-cell table:formula="of:=IF([.G76]=&quot;TAK&quot;;[.B75]-[.C75]-[.D75]-[.E75]-[.F75]+[.H75];[.B75])" office:value-type="currency" office:currency="PLN" office:value="1595.798" calcext:value-type="currency">
            <text:p>1 595,80 zł</text:p>
          </table:table-cell>
          <table:table-cell table:style-name="ce3" table:formula="of:=IF(OR(WEEKDAY([.A76];2)=6;WEEKDAY([.A76];2)=7);10;0)" office:value-type="float" office:value="10" calcext:value-type="float">
            <text:p>10</text:p>
          </table:table-cell>
          <table:table-cell table:formula="of:=IF(WEEKDAY([.A76];2)=2;250;0)" office:value-type="float" office:value="0" calcext:value-type="float">
            <text:p>0</text:p>
          </table:table-cell>
          <table:table-cell table:formula="of:=IF( WEEKDAY([.A76];2)=4; IF([.B76]&lt;=500;MAX(50;[.B76]/5);IF([.B76]&lt;=600;MAX(100;[.B76]/2);400)); 0)" office:value-type="float" office:value="0" calcext:value-type="float">
            <text:p>0</text:p>
          </table:table-cell>
          <table:table-cell table:formula="of:=IF(DAY([.A76])=15;600;0)" office:value-type="float" office:value="0" calcext:value-type="float">
            <text:p>0</text:p>
          </table:table-cell>
          <table:table-cell table:formula="of:=IF(AND([.A76]&gt;=DATE(2025;12;20); [.A76]&lt;=DATE(2026;1;3)); &quot;NIE&quot;; &quot;TAK&quot;)" office:value-type="string" office:string-value="TAK" calcext:value-type="string">
            <text:p>TAK</text:p>
          </table:table-cell>
          <table:table-cell table:formula="of:=SUMIF([kursanci.C:.C]; [.A76]; [kursanci.H:.H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5-12-15" calcext:value-type="date">
            <text:p>15.12.2025</text:p>
          </table:table-cell>
          <table:table-cell table:formula="of:=IF([.G77]=&quot;TAK&quot;;[.B76]-[.C76]-[.D76]-[.E76]-[.F76]+[.H76];[.B76])" office:value-type="currency" office:currency="PLN" office:value="1585.798" calcext:value-type="currency">
            <text:p>1 585,80 zł</text:p>
          </table:table-cell>
          <table:table-cell table:style-name="ce3" table:formula="of:=IF(OR(WEEKDAY([.A77];2)=6;WEEKDAY([.A77];2)=7);10;0)" office:value-type="float" office:value="0" calcext:value-type="float">
            <text:p>0</text:p>
          </table:table-cell>
          <table:table-cell table:formula="of:=IF(WEEKDAY([.A77];2)=2;250;0)" office:value-type="float" office:value="0" calcext:value-type="float">
            <text:p>0</text:p>
          </table:table-cell>
          <table:table-cell table:formula="of:=IF( WEEKDAY([.A77];2)=4; IF([.B77]&lt;=500;MAX(50;[.B77]/5);IF([.B77]&lt;=600;MAX(100;[.B77]/2);400)); 0)" office:value-type="float" office:value="0" calcext:value-type="float">
            <text:p>0</text:p>
          </table:table-cell>
          <table:table-cell table:formula="of:=IF(DAY([.A77])=15;600;0)" office:value-type="float" office:value="600" calcext:value-type="float">
            <text:p>600</text:p>
          </table:table-cell>
          <table:table-cell table:formula="of:=IF(AND([.A77]&gt;=DATE(2025;12;20); [.A77]&lt;=DATE(2026;1;3)); &quot;NIE&quot;; &quot;TAK&quot;)" office:value-type="string" office:string-value="TAK" calcext:value-type="string">
            <text:p>TAK</text:p>
          </table:table-cell>
          <table:table-cell table:formula="of:=SUMIF([kursanci.C:.C]; [.A77]; [kursanci.H:.H])" office:value-type="float" office:value="180" calcext:value-type="float">
            <text:p>180</text:p>
          </table:table-cell>
        </table:table-row>
        <table:table-row table:style-name="ro1">
          <table:table-cell table:style-name="ce1" office:value-type="date" office:date-value="2025-12-16" calcext:value-type="date">
            <text:p>16.12.2025</text:p>
          </table:table-cell>
          <table:table-cell table:formula="of:=IF([.G78]=&quot;TAK&quot;;[.B77]-[.C77]-[.D77]-[.E77]-[.F77]+[.H77];[.B77])" office:value-type="currency" office:currency="PLN" office:value="1165.798" calcext:value-type="currency">
            <text:p>1 165,80 zł</text:p>
          </table:table-cell>
          <table:table-cell table:style-name="ce3" table:formula="of:=IF(OR(WEEKDAY([.A78];2)=6;WEEKDAY([.A78];2)=7);10;0)" office:value-type="float" office:value="0" calcext:value-type="float">
            <text:p>0</text:p>
          </table:table-cell>
          <table:table-cell table:formula="of:=IF(WEEKDAY([.A78];2)=2;250;0)" office:value-type="float" office:value="250" calcext:value-type="float">
            <text:p>250</text:p>
          </table:table-cell>
          <table:table-cell table:formula="of:=IF( WEEKDAY([.A78];2)=4; IF([.B78]&lt;=500;MAX(50;[.B78]/5);IF([.B78]&lt;=600;MAX(100;[.B78]/2);400)); 0)" office:value-type="float" office:value="0" calcext:value-type="float">
            <text:p>0</text:p>
          </table:table-cell>
          <table:table-cell table:formula="of:=IF(DAY([.A78])=15;600;0)" office:value-type="float" office:value="0" calcext:value-type="float">
            <text:p>0</text:p>
          </table:table-cell>
          <table:table-cell table:formula="of:=IF(AND([.A78]&gt;=DATE(2025;12;20); [.A78]&lt;=DATE(2026;1;3)); &quot;NIE&quot;; &quot;TAK&quot;)" office:value-type="string" office:string-value="TAK" calcext:value-type="string">
            <text:p>TAK</text:p>
          </table:table-cell>
          <table:table-cell table:formula="of:=SUMIF([kursanci.C:.C]; [.A78]; [kursanci.H:.H])" office:value-type="float" office:value="60" calcext:value-type="float">
            <text:p>60</text:p>
          </table:table-cell>
        </table:table-row>
        <table:table-row table:style-name="ro1">
          <table:table-cell table:style-name="ce1" office:value-type="date" office:date-value="2025-12-17" calcext:value-type="date">
            <text:p>17.12.2025</text:p>
          </table:table-cell>
          <table:table-cell table:formula="of:=IF([.G79]=&quot;TAK&quot;;[.B78]-[.C78]-[.D78]-[.E78]-[.F78]+[.H78];[.B78])" office:value-type="currency" office:currency="PLN" office:value="975.798" calcext:value-type="currency">
            <text:p>975,80 zł</text:p>
          </table:table-cell>
          <table:table-cell table:style-name="ce3" table:formula="of:=IF(OR(WEEKDAY([.A79];2)=6;WEEKDAY([.A79];2)=7);10;0)" office:value-type="float" office:value="0" calcext:value-type="float">
            <text:p>0</text:p>
          </table:table-cell>
          <table:table-cell table:formula="of:=IF(WEEKDAY([.A79];2)=2;250;0)" office:value-type="float" office:value="0" calcext:value-type="float">
            <text:p>0</text:p>
          </table:table-cell>
          <table:table-cell table:formula="of:=IF( WEEKDAY([.A79];2)=4; IF([.B79]&lt;=500;MAX(50;[.B79]/5);IF([.B79]&lt;=600;MAX(100;[.B79]/2);400)); 0)" office:value-type="float" office:value="0" calcext:value-type="float">
            <text:p>0</text:p>
          </table:table-cell>
          <table:table-cell table:formula="of:=IF(DAY([.A79])=15;600;0)" office:value-type="float" office:value="0" calcext:value-type="float">
            <text:p>0</text:p>
          </table:table-cell>
          <table:table-cell table:formula="of:=IF(AND([.A79]&gt;=DATE(2025;12;20); [.A79]&lt;=DATE(2026;1;3)); &quot;NIE&quot;; &quot;TAK&quot;)" office:value-type="string" office:string-value="TAK" calcext:value-type="string">
            <text:p>TAK</text:p>
          </table:table-cell>
          <table:table-cell table:formula="of:=SUMIF([kursanci.C:.C]; [.A79]; [kursanci.H:.H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5-12-18" calcext:value-type="date">
            <text:p>18.12.2025</text:p>
          </table:table-cell>
          <table:table-cell table:formula="of:=IF([.G80]=&quot;TAK&quot;;[.B79]-[.C79]-[.D79]-[.E79]-[.F79]+[.H79];[.B79])" office:value-type="currency" office:currency="PLN" office:value="975.798" calcext:value-type="currency">
            <text:p>975,80 zł</text:p>
          </table:table-cell>
          <table:table-cell table:style-name="ce3" table:formula="of:=IF(OR(WEEKDAY([.A80];2)=6;WEEKDAY([.A80];2)=7);10;0)" office:value-type="float" office:value="0" calcext:value-type="float">
            <text:p>0</text:p>
          </table:table-cell>
          <table:table-cell table:formula="of:=IF(WEEKDAY([.A80];2)=2;250;0)" office:value-type="float" office:value="0" calcext:value-type="float">
            <text:p>0</text:p>
          </table:table-cell>
          <table:table-cell table:formula="of:=IF( WEEKDAY([.A80];2)=4; IF([.B80]&lt;=500;MAX(50;[.B80]/5);IF([.B80]&lt;=600;MAX(100;[.B80]/2);400)); 0)" office:value-type="float" office:value="400" calcext:value-type="float">
            <text:p>400</text:p>
          </table:table-cell>
          <table:table-cell table:formula="of:=IF(DAY([.A80])=15;600;0)" office:value-type="float" office:value="0" calcext:value-type="float">
            <text:p>0</text:p>
          </table:table-cell>
          <table:table-cell table:formula="of:=IF(AND([.A80]&gt;=DATE(2025;12;20); [.A80]&lt;=DATE(2026;1;3)); &quot;NIE&quot;; &quot;TAK&quot;)" office:value-type="string" office:string-value="TAK" calcext:value-type="string">
            <text:p>TAK</text:p>
          </table:table-cell>
          <table:table-cell table:formula="of:=SUMIF([kursanci.C:.C]; [.A80]; [kursanci.H:.H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5-12-19" calcext:value-type="date">
            <text:p>19.12.2025</text:p>
          </table:table-cell>
          <table:table-cell table:formula="of:=IF([.G81]=&quot;TAK&quot;;[.B80]-[.C80]-[.D80]-[.E80]-[.F80]+[.H80];[.B80])" office:value-type="currency" office:currency="PLN" office:value="575.798" calcext:value-type="currency">
            <text:p>575,80 zł</text:p>
          </table:table-cell>
          <table:table-cell table:style-name="ce3" table:formula="of:=IF(OR(WEEKDAY([.A81];2)=6;WEEKDAY([.A81];2)=7);10;0)" office:value-type="float" office:value="0" calcext:value-type="float">
            <text:p>0</text:p>
          </table:table-cell>
          <table:table-cell table:formula="of:=IF(WEEKDAY([.A81];2)=2;250;0)" office:value-type="float" office:value="0" calcext:value-type="float">
            <text:p>0</text:p>
          </table:table-cell>
          <table:table-cell table:formula="of:=IF( WEEKDAY([.A81];2)=4; IF([.B81]&lt;=500;MAX(50;[.B81]/5);IF([.B81]&lt;=600;MAX(100;[.B81]/2);400)); 0)" office:value-type="float" office:value="0" calcext:value-type="float">
            <text:p>0</text:p>
          </table:table-cell>
          <table:table-cell table:formula="of:=IF(DAY([.A81])=15;600;0)" office:value-type="float" office:value="0" calcext:value-type="float">
            <text:p>0</text:p>
          </table:table-cell>
          <table:table-cell table:formula="of:=IF(AND([.A81]&gt;=DATE(2025;12;20); [.A81]&lt;=DATE(2026;1;3)); &quot;NIE&quot;; &quot;TAK&quot;)" office:value-type="string" office:string-value="TAK" calcext:value-type="string">
            <text:p>TAK</text:p>
          </table:table-cell>
          <table:table-cell table:formula="of:=SUMIF([kursanci.C:.C]; [.A81]; [kursanci.H:.H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5-12-20" calcext:value-type="date">
            <text:p>20.12.2025</text:p>
          </table:table-cell>
          <table:table-cell table:formula="of:=IF([.G82]=&quot;TAK&quot;;[.B81]-[.C81]-[.D81]-[.E81]-[.F81]+[.H81];[.B81])" office:value-type="currency" office:currency="PLN" office:value="575.798" calcext:value-type="currency">
            <text:p>575,80 zł</text:p>
          </table:table-cell>
          <table:table-cell table:style-name="ce3" table:formula="of:=IF(OR(WEEKDAY([.A82];2)=6;WEEKDAY([.A82];2)=7);10;0)" office:value-type="float" office:value="10" calcext:value-type="float">
            <text:p>10</text:p>
          </table:table-cell>
          <table:table-cell table:formula="of:=IF(WEEKDAY([.A82];2)=2;250;0)" office:value-type="float" office:value="0" calcext:value-type="float">
            <text:p>0</text:p>
          </table:table-cell>
          <table:table-cell table:formula="of:=IF( WEEKDAY([.A82];2)=4; IF([.B82]&lt;=500;MAX(50;[.B82]/5);IF([.B82]&lt;=600;MAX(100;[.B82]/2);400)); 0)" office:value-type="float" office:value="0" calcext:value-type="float">
            <text:p>0</text:p>
          </table:table-cell>
          <table:table-cell table:formula="of:=IF(DAY([.A82])=15;600;0)" office:value-type="float" office:value="0" calcext:value-type="float">
            <text:p>0</text:p>
          </table:table-cell>
          <table:table-cell table:formula="of:=IF(AND([.A82]&gt;DATE(2025;12;20); [.A82]&lt;=DATE(2026;1;3)); &quot;NIE&quot;; &quot;TAK&quot;)" office:value-type="string" office:string-value="TAK" calcext:value-type="string">
            <text:p>TAK</text:p>
          </table:table-cell>
          <table:table-cell table:formula="of:=SUMIF([kursanci.C:.C]; [.A82]; [kursanci.H:.H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5-12-21" calcext:value-type="date">
            <text:p>21.12.2025</text:p>
          </table:table-cell>
          <table:table-cell table:formula="of:=IF([.G83]=&quot;TAK&quot;;[.B82]-[.C82]-[.D82]-[.E82]-[.F82]+[.H82];[.B82])" office:value-type="currency" office:currency="PLN" office:value="575.798" calcext:value-type="currency">
            <text:p>575,80 zł</text:p>
          </table:table-cell>
          <table:table-cell table:style-name="ce3" table:formula="of:=IF(OR(WEEKDAY([.A83];2)=6;WEEKDAY([.A83];2)=7);10;0)" office:value-type="float" office:value="10" calcext:value-type="float">
            <text:p>10</text:p>
          </table:table-cell>
          <table:table-cell table:formula="of:=IF(WEEKDAY([.A83];2)=2;250;0)" office:value-type="float" office:value="0" calcext:value-type="float">
            <text:p>0</text:p>
          </table:table-cell>
          <table:table-cell table:formula="of:=IF( WEEKDAY([.A83];2)=4; IF([.B83]&lt;=500;MAX(50;[.B83]/5);IF([.B83]&lt;=600;MAX(100;[.B83]/2);400)); 0)" office:value-type="float" office:value="0" calcext:value-type="float">
            <text:p>0</text:p>
          </table:table-cell>
          <table:table-cell table:formula="of:=IF(DAY([.A83])=15;600;0)" office:value-type="float" office:value="0" calcext:value-type="float">
            <text:p>0</text:p>
          </table:table-cell>
          <table:table-cell table:formula="of:=IF(AND([.A83]&gt;=DATE(2025;12;20); [.A83]&lt;=DATE(2026;1;3)); &quot;NIE&quot;; &quot;TAK&quot;)" office:value-type="string" office:string-value="NIE" calcext:value-type="string">
            <text:p>NIE</text:p>
          </table:table-cell>
          <table:table-cell table:formula="of:=SUMIF([kursanci.C:.C]; [.A83]; [kursanci.H:.H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5-12-22" calcext:value-type="date">
            <text:p>22.12.2025</text:p>
          </table:table-cell>
          <table:table-cell table:formula="of:=IF([.G84]=&quot;TAK&quot;;[.B83]-[.C83]-[.D83]-[.E83]-[.F83]+[.H83];[.B83])" office:value-type="currency" office:currency="PLN" office:value="575.798" calcext:value-type="currency">
            <text:p>575,80 zł</text:p>
          </table:table-cell>
          <table:table-cell table:style-name="ce3" table:formula="of:=IF(OR(WEEKDAY([.A84];2)=6;WEEKDAY([.A84];2)=7);10;0)" office:value-type="float" office:value="0" calcext:value-type="float">
            <text:p>0</text:p>
          </table:table-cell>
          <table:table-cell table:formula="of:=IF(WEEKDAY([.A84];2)=2;250;0)" office:value-type="float" office:value="0" calcext:value-type="float">
            <text:p>0</text:p>
          </table:table-cell>
          <table:table-cell table:formula="of:=IF( WEEKDAY([.A84];2)=4; IF([.B84]&lt;=500;MAX(50;[.B84]/5);IF([.B84]&lt;=600;MAX(100;[.B84]/2);400)); 0)" office:value-type="float" office:value="0" calcext:value-type="float">
            <text:p>0</text:p>
          </table:table-cell>
          <table:table-cell table:formula="of:=IF(DAY([.A84])=15;600;0)" office:value-type="float" office:value="0" calcext:value-type="float">
            <text:p>0</text:p>
          </table:table-cell>
          <table:table-cell table:formula="of:=IF(AND([.A84]&gt;=DATE(2025;12;20); [.A84]&lt;=DATE(2026;1;3)); &quot;NIE&quot;; &quot;TAK&quot;)" office:value-type="string" office:string-value="NIE" calcext:value-type="string">
            <text:p>NIE</text:p>
          </table:table-cell>
          <table:table-cell table:formula="of:=SUMIF([kursanci.C:.C]; [.A84]; [kursanci.H:.H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5-12-23" calcext:value-type="date">
            <text:p>23.12.2025</text:p>
          </table:table-cell>
          <table:table-cell table:formula="of:=IF([.G85]=&quot;TAK&quot;;[.B84]-[.C84]-[.D84]-[.E84]-[.F84]+[.H84];[.B84])" office:value-type="currency" office:currency="PLN" office:value="575.798" calcext:value-type="currency">
            <text:p>575,80 zł</text:p>
          </table:table-cell>
          <table:table-cell table:style-name="ce3" table:formula="of:=IF(OR(WEEKDAY([.A85];2)=6;WEEKDAY([.A85];2)=7);10;0)" office:value-type="float" office:value="0" calcext:value-type="float">
            <text:p>0</text:p>
          </table:table-cell>
          <table:table-cell table:formula="of:=IF(WEEKDAY([.A85];2)=2;250;0)" office:value-type="float" office:value="250" calcext:value-type="float">
            <text:p>250</text:p>
          </table:table-cell>
          <table:table-cell table:formula="of:=IF( WEEKDAY([.A85];2)=4; IF([.B85]&lt;=500;MAX(50;[.B85]/5);IF([.B85]&lt;=600;MAX(100;[.B85]/2);400)); 0)" office:value-type="float" office:value="0" calcext:value-type="float">
            <text:p>0</text:p>
          </table:table-cell>
          <table:table-cell table:formula="of:=IF(DAY([.A85])=15;600;0)" office:value-type="float" office:value="0" calcext:value-type="float">
            <text:p>0</text:p>
          </table:table-cell>
          <table:table-cell table:formula="of:=IF(AND([.A85]&gt;=DATE(2025;12;20); [.A85]&lt;=DATE(2026;1;3)); &quot;NIE&quot;; &quot;TAK&quot;)" office:value-type="string" office:string-value="NIE" calcext:value-type="string">
            <text:p>NIE</text:p>
          </table:table-cell>
          <table:table-cell table:formula="of:=SUMIF([kursanci.C:.C]; [.A85]; [kursanci.H:.H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5-12-24" calcext:value-type="date">
            <text:p>24.12.2025</text:p>
          </table:table-cell>
          <table:table-cell table:formula="of:=IF([.G86]=&quot;TAK&quot;;[.B85]-[.C85]-[.D85]-[.E85]-[.F85]+[.H85];[.B85])" office:value-type="currency" office:currency="PLN" office:value="575.798" calcext:value-type="currency">
            <text:p>575,80 zł</text:p>
          </table:table-cell>
          <table:table-cell table:style-name="ce3" table:formula="of:=IF(OR(WEEKDAY([.A86];2)=6;WEEKDAY([.A86];2)=7);10;0)" office:value-type="float" office:value="0" calcext:value-type="float">
            <text:p>0</text:p>
          </table:table-cell>
          <table:table-cell table:formula="of:=IF(WEEKDAY([.A86];2)=2;250;0)" office:value-type="float" office:value="0" calcext:value-type="float">
            <text:p>0</text:p>
          </table:table-cell>
          <table:table-cell table:formula="of:=IF( WEEKDAY([.A86];2)=4; IF([.B86]&lt;=500;MAX(50;[.B86]/5);IF([.B86]&lt;=600;MAX(100;[.B86]/2);400)); 0)" office:value-type="float" office:value="0" calcext:value-type="float">
            <text:p>0</text:p>
          </table:table-cell>
          <table:table-cell table:formula="of:=IF(DAY([.A86])=15;600;0)" office:value-type="float" office:value="0" calcext:value-type="float">
            <text:p>0</text:p>
          </table:table-cell>
          <table:table-cell table:formula="of:=IF(AND([.A86]&gt;=DATE(2025;12;20); [.A86]&lt;=DATE(2026;1;3)); &quot;NIE&quot;; &quot;TAK&quot;)" office:value-type="string" office:string-value="NIE" calcext:value-type="string">
            <text:p>NIE</text:p>
          </table:table-cell>
          <table:table-cell table:formula="of:=SUMIF([kursanci.C:.C]; [.A86]; [kursanci.H:.H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5-12-25" calcext:value-type="date">
            <text:p>25.12.2025</text:p>
          </table:table-cell>
          <table:table-cell table:formula="of:=IF([.G87]=&quot;TAK&quot;;[.B86]-[.C86]-[.D86]-[.E86]-[.F86]+[.H86];[.B86])" office:value-type="currency" office:currency="PLN" office:value="575.798" calcext:value-type="currency">
            <text:p>575,80 zł</text:p>
          </table:table-cell>
          <table:table-cell table:style-name="ce3" table:formula="of:=IF(OR(WEEKDAY([.A87];2)=6;WEEKDAY([.A87];2)=7);10;0)" office:value-type="float" office:value="0" calcext:value-type="float">
            <text:p>0</text:p>
          </table:table-cell>
          <table:table-cell table:formula="of:=IF(WEEKDAY([.A87];2)=2;250;0)" office:value-type="float" office:value="0" calcext:value-type="float">
            <text:p>0</text:p>
          </table:table-cell>
          <table:table-cell table:formula="of:=IF( WEEKDAY([.A87];2)=4; IF([.B87]&lt;=500;MAX(50;[.B87]/5);IF([.B87]&lt;=600;MAX(100;[.B87]/2);400)); 0)" office:value-type="float" office:value="287.899" calcext:value-type="float">
            <text:p>287,899</text:p>
          </table:table-cell>
          <table:table-cell table:formula="of:=IF(DAY([.A87])=15;600;0)" office:value-type="float" office:value="0" calcext:value-type="float">
            <text:p>0</text:p>
          </table:table-cell>
          <table:table-cell table:formula="of:=IF(AND([.A87]&gt;=DATE(2025;12;20); [.A87]&lt;=DATE(2026;1;3)); &quot;NIE&quot;; &quot;TAK&quot;)" office:value-type="string" office:string-value="NIE" calcext:value-type="string">
            <text:p>NIE</text:p>
          </table:table-cell>
          <table:table-cell table:formula="of:=SUMIF([kursanci.C:.C]; [.A87]; [kursanci.H:.H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5-12-26" calcext:value-type="date">
            <text:p>26.12.2025</text:p>
          </table:table-cell>
          <table:table-cell table:formula="of:=IF([.G88]=&quot;TAK&quot;;[.B87]-[.C87]-[.D87]-[.E87]-[.F87]+[.H87];[.B87])" office:value-type="currency" office:currency="PLN" office:value="575.798" calcext:value-type="currency">
            <text:p>575,80 zł</text:p>
          </table:table-cell>
          <table:table-cell table:style-name="ce3" table:formula="of:=IF(OR(WEEKDAY([.A88];2)=6;WEEKDAY([.A88];2)=7);10;0)" office:value-type="float" office:value="0" calcext:value-type="float">
            <text:p>0</text:p>
          </table:table-cell>
          <table:table-cell table:formula="of:=IF(WEEKDAY([.A88];2)=2;250;0)" office:value-type="float" office:value="0" calcext:value-type="float">
            <text:p>0</text:p>
          </table:table-cell>
          <table:table-cell table:formula="of:=IF( WEEKDAY([.A88];2)=4; IF([.B88]&lt;=500;MAX(50;[.B88]/5);IF([.B88]&lt;=600;MAX(100;[.B88]/2);400)); 0)" office:value-type="float" office:value="0" calcext:value-type="float">
            <text:p>0</text:p>
          </table:table-cell>
          <table:table-cell table:formula="of:=IF(DAY([.A88])=15;600;0)" office:value-type="float" office:value="0" calcext:value-type="float">
            <text:p>0</text:p>
          </table:table-cell>
          <table:table-cell table:formula="of:=IF(AND([.A88]&gt;=DATE(2025;12;20); [.A88]&lt;=DATE(2026;1;3)); &quot;NIE&quot;; &quot;TAK&quot;)" office:value-type="string" office:string-value="NIE" calcext:value-type="string">
            <text:p>NIE</text:p>
          </table:table-cell>
          <table:table-cell table:formula="of:=SUMIF([kursanci.C:.C]; [.A88]; [kursanci.H:.H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5-12-27" calcext:value-type="date">
            <text:p>27.12.2025</text:p>
          </table:table-cell>
          <table:table-cell table:formula="of:=IF([.G89]=&quot;TAK&quot;;[.B88]-[.C88]-[.D88]-[.E88]-[.F88]+[.H88];[.B88])" office:value-type="currency" office:currency="PLN" office:value="575.798" calcext:value-type="currency">
            <text:p>575,80 zł</text:p>
          </table:table-cell>
          <table:table-cell table:style-name="ce3" table:formula="of:=IF(OR(WEEKDAY([.A89];2)=6;WEEKDAY([.A89];2)=7);10;0)" office:value-type="float" office:value="10" calcext:value-type="float">
            <text:p>10</text:p>
          </table:table-cell>
          <table:table-cell table:formula="of:=IF(WEEKDAY([.A89];2)=2;250;0)" office:value-type="float" office:value="0" calcext:value-type="float">
            <text:p>0</text:p>
          </table:table-cell>
          <table:table-cell table:formula="of:=IF( WEEKDAY([.A89];2)=4; IF([.B89]&lt;=500;MAX(50;[.B89]/5);IF([.B89]&lt;=600;MAX(100;[.B89]/2);400)); 0)" office:value-type="float" office:value="0" calcext:value-type="float">
            <text:p>0</text:p>
          </table:table-cell>
          <table:table-cell table:formula="of:=IF(DAY([.A89])=15;600;0)" office:value-type="float" office:value="0" calcext:value-type="float">
            <text:p>0</text:p>
          </table:table-cell>
          <table:table-cell table:formula="of:=IF(AND([.A89]&gt;=DATE(2025;12;20); [.A89]&lt;=DATE(2026;1;3)); &quot;NIE&quot;; &quot;TAK&quot;)" office:value-type="string" office:string-value="NIE" calcext:value-type="string">
            <text:p>NIE</text:p>
          </table:table-cell>
          <table:table-cell table:formula="of:=SUMIF([kursanci.C:.C]; [.A89]; [kursanci.H:.H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5-12-28" calcext:value-type="date">
            <text:p>28.12.2025</text:p>
          </table:table-cell>
          <table:table-cell table:formula="of:=IF([.G90]=&quot;TAK&quot;;[.B89]-[.C89]-[.D89]-[.E89]-[.F89]+[.H89];[.B89])" office:value-type="currency" office:currency="PLN" office:value="575.798" calcext:value-type="currency">
            <text:p>575,80 zł</text:p>
          </table:table-cell>
          <table:table-cell table:style-name="ce3" table:formula="of:=IF(OR(WEEKDAY([.A90];2)=6;WEEKDAY([.A90];2)=7);10;0)" office:value-type="float" office:value="10" calcext:value-type="float">
            <text:p>10</text:p>
          </table:table-cell>
          <table:table-cell table:formula="of:=IF(WEEKDAY([.A90];2)=2;250;0)" office:value-type="float" office:value="0" calcext:value-type="float">
            <text:p>0</text:p>
          </table:table-cell>
          <table:table-cell table:formula="of:=IF( WEEKDAY([.A90];2)=4; IF([.B90]&lt;=500;MAX(50;[.B90]/5);IF([.B90]&lt;=600;MAX(100;[.B90]/2);400)); 0)" office:value-type="float" office:value="0" calcext:value-type="float">
            <text:p>0</text:p>
          </table:table-cell>
          <table:table-cell table:formula="of:=IF(DAY([.A90])=15;600;0)" office:value-type="float" office:value="0" calcext:value-type="float">
            <text:p>0</text:p>
          </table:table-cell>
          <table:table-cell table:formula="of:=IF(AND([.A90]&gt;=DATE(2025;12;20); [.A90]&lt;=DATE(2026;1;3)); &quot;NIE&quot;; &quot;TAK&quot;)" office:value-type="string" office:string-value="NIE" calcext:value-type="string">
            <text:p>NIE</text:p>
          </table:table-cell>
          <table:table-cell table:formula="of:=SUMIF([kursanci.C:.C]; [.A90]; [kursanci.H:.H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5-12-29" calcext:value-type="date">
            <text:p>29.12.2025</text:p>
          </table:table-cell>
          <table:table-cell table:formula="of:=IF([.G91]=&quot;TAK&quot;;[.B90]-[.C90]-[.D90]-[.E90]-[.F90]+[.H90];[.B90])" office:value-type="currency" office:currency="PLN" office:value="575.798" calcext:value-type="currency">
            <text:p>575,80 zł</text:p>
          </table:table-cell>
          <table:table-cell table:style-name="ce3" table:formula="of:=IF(OR(WEEKDAY([.A91];2)=6;WEEKDAY([.A91];2)=7);10;0)" office:value-type="float" office:value="0" calcext:value-type="float">
            <text:p>0</text:p>
          </table:table-cell>
          <table:table-cell table:formula="of:=IF(WEEKDAY([.A91];2)=2;250;0)" office:value-type="float" office:value="0" calcext:value-type="float">
            <text:p>0</text:p>
          </table:table-cell>
          <table:table-cell table:formula="of:=IF( WEEKDAY([.A91];2)=4; IF([.B91]&lt;=500;MAX(50;[.B91]/5);IF([.B91]&lt;=600;MAX(100;[.B91]/2);400)); 0)" office:value-type="float" office:value="0" calcext:value-type="float">
            <text:p>0</text:p>
          </table:table-cell>
          <table:table-cell table:formula="of:=IF(DAY([.A91])=15;600;0)" office:value-type="float" office:value="0" calcext:value-type="float">
            <text:p>0</text:p>
          </table:table-cell>
          <table:table-cell table:formula="of:=IF(AND([.A91]&gt;=DATE(2025;12;20); [.A91]&lt;=DATE(2026;1;3)); &quot;NIE&quot;; &quot;TAK&quot;)" office:value-type="string" office:string-value="NIE" calcext:value-type="string">
            <text:p>NIE</text:p>
          </table:table-cell>
          <table:table-cell table:formula="of:=SUMIF([kursanci.C:.C]; [.A91]; [kursanci.H:.H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5-12-30" calcext:value-type="date">
            <text:p>30.12.2025</text:p>
          </table:table-cell>
          <table:table-cell table:formula="of:=IF([.G92]=&quot;TAK&quot;;[.B91]-[.C91]-[.D91]-[.E91]-[.F91]+[.H91];[.B91])" office:value-type="currency" office:currency="PLN" office:value="575.798" calcext:value-type="currency">
            <text:p>575,80 zł</text:p>
          </table:table-cell>
          <table:table-cell table:style-name="ce3" table:formula="of:=IF(OR(WEEKDAY([.A92];2)=6;WEEKDAY([.A92];2)=7);10;0)" office:value-type="float" office:value="0" calcext:value-type="float">
            <text:p>0</text:p>
          </table:table-cell>
          <table:table-cell table:formula="of:=IF(WEEKDAY([.A92];2)=2;250;0)" office:value-type="float" office:value="250" calcext:value-type="float">
            <text:p>250</text:p>
          </table:table-cell>
          <table:table-cell table:formula="of:=IF( WEEKDAY([.A92];2)=4; IF([.B92]&lt;=500;MAX(50;[.B92]/5);IF([.B92]&lt;=600;MAX(100;[.B92]/2);400)); 0)" office:value-type="float" office:value="0" calcext:value-type="float">
            <text:p>0</text:p>
          </table:table-cell>
          <table:table-cell table:formula="of:=IF(DAY([.A92])=15;600;0)" office:value-type="float" office:value="0" calcext:value-type="float">
            <text:p>0</text:p>
          </table:table-cell>
          <table:table-cell table:formula="of:=IF(AND([.A92]&gt;=DATE(2025;12;20); [.A92]&lt;=DATE(2026;1;3)); &quot;NIE&quot;; &quot;TAK&quot;)" office:value-type="string" office:string-value="NIE" calcext:value-type="string">
            <text:p>NIE</text:p>
          </table:table-cell>
          <table:table-cell table:formula="of:=SUMIF([kursanci.C:.C]; [.A92]; [kursanci.H:.H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5-12-31" calcext:value-type="date">
            <text:p>31.12.2025</text:p>
          </table:table-cell>
          <table:table-cell table:formula="of:=IF([.G93]=&quot;TAK&quot;;[.B92]-[.C92]-[.D92]-[.E92]-[.F92]+[.H92];[.B92])" office:value-type="currency" office:currency="PLN" office:value="575.798" calcext:value-type="currency">
            <text:p>575,80 zł</text:p>
          </table:table-cell>
          <table:table-cell table:style-name="ce3" table:formula="of:=IF(OR(WEEKDAY([.A93];2)=6;WEEKDAY([.A93];2)=7);10;0)" office:value-type="float" office:value="0" calcext:value-type="float">
            <text:p>0</text:p>
          </table:table-cell>
          <table:table-cell table:formula="of:=IF(WEEKDAY([.A93];2)=2;250;0)" office:value-type="float" office:value="0" calcext:value-type="float">
            <text:p>0</text:p>
          </table:table-cell>
          <table:table-cell table:formula="of:=IF( WEEKDAY([.A93];2)=4; IF([.B93]&lt;=500;MAX(50;[.B93]/5);IF([.B93]&lt;=600;MAX(100;[.B93]/2);400)); 0)" office:value-type="float" office:value="0" calcext:value-type="float">
            <text:p>0</text:p>
          </table:table-cell>
          <table:table-cell table:formula="of:=IF(DAY([.A93])=15;600;0)" office:value-type="float" office:value="0" calcext:value-type="float">
            <text:p>0</text:p>
          </table:table-cell>
          <table:table-cell table:formula="of:=IF(AND([.A93]&gt;=DATE(2025;12;20); [.A93]&lt;=DATE(2026;1;3)); &quot;NIE&quot;; &quot;TAK&quot;)" office:value-type="string" office:string-value="NIE" calcext:value-type="string">
            <text:p>NIE</text:p>
          </table:table-cell>
          <table:table-cell table:formula="of:=SUMIF([kursanci.C:.C]; [.A93]; [kursanci.H:.H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6-01-01" calcext:value-type="date">
            <text:p>1.01.2026</text:p>
          </table:table-cell>
          <table:table-cell table:formula="of:=IF([.G94]=&quot;TAK&quot;;[.B93]-[.C93]-[.D93]-[.E93]-[.F93]+[.H93];[.B93])" office:value-type="currency" office:currency="PLN" office:value="575.798" calcext:value-type="currency">
            <text:p>575,80 zł</text:p>
          </table:table-cell>
          <table:table-cell table:style-name="ce3" table:formula="of:=IF(OR(WEEKDAY([.A94];2)=6;WEEKDAY([.A94];2)=7);10;0)" office:value-type="float" office:value="0" calcext:value-type="float">
            <text:p>0</text:p>
          </table:table-cell>
          <table:table-cell table:formula="of:=IF(WEEKDAY([.A94];2)=2;250;0)" office:value-type="float" office:value="0" calcext:value-type="float">
            <text:p>0</text:p>
          </table:table-cell>
          <table:table-cell table:formula="of:=IF( WEEKDAY([.A94];2)=4; IF([.B94]&lt;=500;MAX(50;[.B94]/5);IF([.B94]&lt;=600;MAX(100;[.B94]/2);400)); 0)" office:value-type="float" office:value="287.899" calcext:value-type="float">
            <text:p>287,899</text:p>
          </table:table-cell>
          <table:table-cell table:formula="of:=IF(DAY([.A94])=15;600;0)" office:value-type="float" office:value="0" calcext:value-type="float">
            <text:p>0</text:p>
          </table:table-cell>
          <table:table-cell table:formula="of:=IF(AND([.A94]&gt;=DATE(2025;12;20); [.A94]&lt;=DATE(2026;1;3)); &quot;NIE&quot;; &quot;TAK&quot;)" office:value-type="string" office:string-value="NIE" calcext:value-type="string">
            <text:p>NIE</text:p>
          </table:table-cell>
          <table:table-cell table:formula="of:=SUMIF([kursanci.C:.C]; [.A94]; [kursanci.H:.H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6-01-02" calcext:value-type="date">
            <text:p>2.01.2026</text:p>
          </table:table-cell>
          <table:table-cell table:formula="of:=IF([.G95]=&quot;TAK&quot;;[.B94]-[.C94]-[.D94]-[.E94]-[.F94]+[.H94];[.B94])" office:value-type="currency" office:currency="PLN" office:value="575.798" calcext:value-type="currency">
            <text:p>575,80 zł</text:p>
          </table:table-cell>
          <table:table-cell table:style-name="ce3" table:formula="of:=IF(OR(WEEKDAY([.A95];2)=6;WEEKDAY([.A95];2)=7);10;0)" office:value-type="float" office:value="0" calcext:value-type="float">
            <text:p>0</text:p>
          </table:table-cell>
          <table:table-cell table:formula="of:=IF(WEEKDAY([.A95];2)=2;250;0)" office:value-type="float" office:value="0" calcext:value-type="float">
            <text:p>0</text:p>
          </table:table-cell>
          <table:table-cell table:formula="of:=IF( WEEKDAY([.A95];2)=4; IF([.B95]&lt;=500;MAX(50;[.B95]/5);IF([.B95]&lt;=600;MAX(100;[.B95]/2);400)); 0)" office:value-type="float" office:value="0" calcext:value-type="float">
            <text:p>0</text:p>
          </table:table-cell>
          <table:table-cell table:formula="of:=IF(DAY([.A95])=15;600;0)" office:value-type="float" office:value="0" calcext:value-type="float">
            <text:p>0</text:p>
          </table:table-cell>
          <table:table-cell table:formula="of:=IF(AND([.A95]&gt;=DATE(2025;12;20); [.A95]&lt;=DATE(2026;1;3)); &quot;NIE&quot;; &quot;TAK&quot;)" office:value-type="string" office:string-value="NIE" calcext:value-type="string">
            <text:p>NIE</text:p>
          </table:table-cell>
          <table:table-cell table:formula="of:=SUMIF([kursanci.C:.C]; [.A95]; [kursanci.H:.H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6-01-03" calcext:value-type="date">
            <text:p>3.01.2026</text:p>
          </table:table-cell>
          <table:table-cell table:formula="of:=IF([.G96]=&quot;TAK&quot;;[.B95]-[.C95]-[.D95]-[.E95]-[.F95]+[.H95];[.B95])" office:value-type="currency" office:currency="PLN" office:value="575.798" calcext:value-type="currency">
            <text:p>575,80 zł</text:p>
          </table:table-cell>
          <table:table-cell table:style-name="ce3" table:formula="of:=IF(OR(WEEKDAY([.A96];2)=6;WEEKDAY([.A96];2)=7);10;0)" office:value-type="float" office:value="10" calcext:value-type="float">
            <text:p>10</text:p>
          </table:table-cell>
          <table:table-cell table:formula="of:=IF(WEEKDAY([.A96];2)=2;250;0)" office:value-type="float" office:value="0" calcext:value-type="float">
            <text:p>0</text:p>
          </table:table-cell>
          <table:table-cell table:formula="of:=IF( WEEKDAY([.A96];2)=4; IF([.B96]&lt;=500;MAX(50;[.B96]/5);IF([.B96]&lt;=600;MAX(100;[.B96]/2);400)); 0)" office:value-type="float" office:value="0" calcext:value-type="float">
            <text:p>0</text:p>
          </table:table-cell>
          <table:table-cell table:formula="of:=IF(DAY([.A96])=15;600;0)" office:value-type="float" office:value="0" calcext:value-type="float">
            <text:p>0</text:p>
          </table:table-cell>
          <table:table-cell table:formula="of:=IF(AND([.A96]&gt;=DATE(2025;12;20); [.A96]&lt;=DATE(2026;1;3)); &quot;NIE&quot;; &quot;TAK&quot;)" office:value-type="string" office:string-value="NIE" calcext:value-type="string">
            <text:p>NIE</text:p>
          </table:table-cell>
          <table:table-cell table:formula="of:=SUMIF([kursanci.C:.C]; [.A96]; [kursanci.H:.H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6-01-04" calcext:value-type="date">
            <text:p>4.01.2026</text:p>
          </table:table-cell>
          <table:table-cell table:formula="of:=IF([.G97]=&quot;TAK&quot;;[.B96]-[.C96]-[.D96]-[.E96]-[.F96]+[.H96];[.B96])" office:value-type="currency" office:currency="PLN" office:value="565.798" calcext:value-type="currency">
            <text:p>565,80 zł</text:p>
          </table:table-cell>
          <table:table-cell table:style-name="ce3" table:formula="of:=IF(OR(WEEKDAY([.A97];2)=6;WEEKDAY([.A97];2)=7);10;0)" office:value-type="float" office:value="10" calcext:value-type="float">
            <text:p>10</text:p>
          </table:table-cell>
          <table:table-cell table:formula="of:=IF(WEEKDAY([.A97];2)=2;250;0)" office:value-type="float" office:value="0" calcext:value-type="float">
            <text:p>0</text:p>
          </table:table-cell>
          <table:table-cell table:formula="of:=IF( WEEKDAY([.A97];2)=4; IF([.B97]&lt;=500;MAX(50;[.B97]/5);IF([.B97]&lt;=600;MAX(100;[.B97]/2);400)); 0)" office:value-type="float" office:value="0" calcext:value-type="float">
            <text:p>0</text:p>
          </table:table-cell>
          <table:table-cell table:formula="of:=IF(DAY([.A97])=15;600;0)" office:value-type="float" office:value="0" calcext:value-type="float">
            <text:p>0</text:p>
          </table:table-cell>
          <table:table-cell table:formula="of:=IF(AND([.A97]&gt;=DATE(2025;12;20); [.A97]&lt;=DATE(2026;1;3)); &quot;NIE&quot;; &quot;TAK&quot;)" office:value-type="string" office:string-value="TAK" calcext:value-type="string">
            <text:p>TAK</text:p>
          </table:table-cell>
          <table:table-cell table:formula="of:=SUMIF([kursanci.C:.C]; [.A97]; [kursanci.H:.H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6-01-05" calcext:value-type="date">
            <text:p>5.01.2026</text:p>
          </table:table-cell>
          <table:table-cell table:formula="of:=IF([.G98]=&quot;TAK&quot;;[.B97]-[.C97]-[.D97]-[.E97]-[.F97]+[.H97];[.B97])" office:value-type="currency" office:currency="PLN" office:value="555.798" calcext:value-type="currency">
            <text:p>555,80 zł</text:p>
          </table:table-cell>
          <table:table-cell table:style-name="ce3" table:formula="of:=IF(OR(WEEKDAY([.A98];2)=6;WEEKDAY([.A98];2)=7);10;0)" office:value-type="float" office:value="0" calcext:value-type="float">
            <text:p>0</text:p>
          </table:table-cell>
          <table:table-cell table:formula="of:=IF(WEEKDAY([.A98];2)=2;250;0)" office:value-type="float" office:value="0" calcext:value-type="float">
            <text:p>0</text:p>
          </table:table-cell>
          <table:table-cell table:formula="of:=IF( WEEKDAY([.A98];2)=4; IF([.B98]&lt;=500;MAX(50;[.B98]/5);IF([.B98]&lt;=600;MAX(100;[.B98]/2);400)); 0)" office:value-type="float" office:value="0" calcext:value-type="float">
            <text:p>0</text:p>
          </table:table-cell>
          <table:table-cell table:formula="of:=IF(DAY([.A98])=15;600;0)" office:value-type="float" office:value="0" calcext:value-type="float">
            <text:p>0</text:p>
          </table:table-cell>
          <table:table-cell table:formula="of:=IF(AND([.A98]&gt;=DATE(2025;12;20); [.A98]&lt;=DATE(2026;1;3)); &quot;NIE&quot;; &quot;TAK&quot;)" office:value-type="string" office:string-value="TAK" calcext:value-type="string">
            <text:p>TAK</text:p>
          </table:table-cell>
          <table:table-cell table:formula="of:=SUMIF([kursanci.C:.C]; [.A98]; [kursanci.H:.H])" office:value-type="float" office:value="407.5" calcext:value-type="float">
            <text:p>407,5</text:p>
          </table:table-cell>
        </table:table-row>
        <table:table-row table:style-name="ro1">
          <table:table-cell table:style-name="ce1" office:value-type="date" office:date-value="2026-01-06" calcext:value-type="date">
            <text:p>6.01.2026</text:p>
          </table:table-cell>
          <table:table-cell table:formula="of:=IF([.G99]=&quot;TAK&quot;;[.B98]-[.C98]-[.D98]-[.E98]-[.F98]+[.H98];[.B98])" office:value-type="currency" office:currency="PLN" office:value="963.298" calcext:value-type="currency">
            <text:p>963,30 zł</text:p>
          </table:table-cell>
          <table:table-cell table:style-name="ce3" table:formula="of:=IF(OR(WEEKDAY([.A99];2)=6;WEEKDAY([.A99];2)=7);10;0)" office:value-type="float" office:value="0" calcext:value-type="float">
            <text:p>0</text:p>
          </table:table-cell>
          <table:table-cell table:formula="of:=IF(WEEKDAY([.A99];2)=2;250;0)" office:value-type="float" office:value="250" calcext:value-type="float">
            <text:p>250</text:p>
          </table:table-cell>
          <table:table-cell table:formula="of:=IF( WEEKDAY([.A99];2)=4; IF([.B99]&lt;=500;MAX(50;[.B99]/5);IF([.B99]&lt;=600;MAX(100;[.B99]/2);400)); 0)" office:value-type="float" office:value="0" calcext:value-type="float">
            <text:p>0</text:p>
          </table:table-cell>
          <table:table-cell table:formula="of:=IF(DAY([.A99])=15;600;0)" office:value-type="float" office:value="0" calcext:value-type="float">
            <text:p>0</text:p>
          </table:table-cell>
          <table:table-cell table:formula="of:=IF(AND([.A99]&gt;=DATE(2025;12;20); [.A99]&lt;=DATE(2026;1;3)); &quot;NIE&quot;; &quot;TAK&quot;)" office:value-type="string" office:string-value="TAK" calcext:value-type="string">
            <text:p>TAK</text:p>
          </table:table-cell>
          <table:table-cell table:formula="of:=SUMIF([kursanci.C:.C]; [.A99]; [kursanci.H:.H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6-01-07" calcext:value-type="date">
            <text:p>7.01.2026</text:p>
          </table:table-cell>
          <table:table-cell table:formula="of:=IF([.G100]=&quot;TAK&quot;;[.B99]-[.C99]-[.D99]-[.E99]-[.F99]+[.H99];[.B99])" office:value-type="currency" office:currency="PLN" office:value="713.298" calcext:value-type="currency">
            <text:p>713,30 zł</text:p>
          </table:table-cell>
          <table:table-cell table:style-name="ce3" table:formula="of:=IF(OR(WEEKDAY([.A100];2)=6;WEEKDAY([.A100];2)=7);10;0)" office:value-type="float" office:value="0" calcext:value-type="float">
            <text:p>0</text:p>
          </table:table-cell>
          <table:table-cell table:formula="of:=IF(WEEKDAY([.A100];2)=2;250;0)" office:value-type="float" office:value="0" calcext:value-type="float">
            <text:p>0</text:p>
          </table:table-cell>
          <table:table-cell table:formula="of:=IF( WEEKDAY([.A100];2)=4; IF([.B100]&lt;=500;MAX(50;[.B100]/5);IF([.B100]&lt;=600;MAX(100;[.B100]/2);400)); 0)" office:value-type="float" office:value="0" calcext:value-type="float">
            <text:p>0</text:p>
          </table:table-cell>
          <table:table-cell table:formula="of:=IF(DAY([.A100])=15;600;0)" office:value-type="float" office:value="0" calcext:value-type="float">
            <text:p>0</text:p>
          </table:table-cell>
          <table:table-cell table:formula="of:=IF(AND([.A100]&gt;=DATE(2025;12;20); [.A100]&lt;=DATE(2026;1;3)); &quot;NIE&quot;; &quot;TAK&quot;)" office:value-type="string" office:string-value="TAK" calcext:value-type="string">
            <text:p>TAK</text:p>
          </table:table-cell>
          <table:table-cell table:formula="of:=SUMIF([kursanci.C:.C]; [.A100]; [kursanci.H:.H])" office:value-type="float" office:value="225" calcext:value-type="float">
            <text:p>225</text:p>
          </table:table-cell>
        </table:table-row>
        <table:table-row table:style-name="ro1">
          <table:table-cell table:style-name="ce1" office:value-type="date" office:date-value="2026-01-08" calcext:value-type="date">
            <text:p>8.01.2026</text:p>
          </table:table-cell>
          <table:table-cell table:formula="of:=IF([.G101]=&quot;TAK&quot;;[.B100]-[.C100]-[.D100]-[.E100]-[.F100]+[.H100];[.B100])" office:value-type="currency" office:currency="PLN" office:value="938.298" calcext:value-type="currency">
            <text:p>938,30 zł</text:p>
          </table:table-cell>
          <table:table-cell table:style-name="ce3" table:formula="of:=IF(OR(WEEKDAY([.A101];2)=6;WEEKDAY([.A101];2)=7);10;0)" office:value-type="float" office:value="0" calcext:value-type="float">
            <text:p>0</text:p>
          </table:table-cell>
          <table:table-cell table:formula="of:=IF(WEEKDAY([.A101];2)=2;250;0)" office:value-type="float" office:value="0" calcext:value-type="float">
            <text:p>0</text:p>
          </table:table-cell>
          <table:table-cell table:formula="of:=IF( WEEKDAY([.A101];2)=4; IF([.B101]&lt;=500;MAX(50;[.B101]/5);IF([.B101]&lt;=600;MAX(100;[.B101]/2);400)); 0)" office:value-type="float" office:value="400" calcext:value-type="float">
            <text:p>400</text:p>
          </table:table-cell>
          <table:table-cell table:formula="of:=IF(DAY([.A101])=15;600;0)" office:value-type="float" office:value="0" calcext:value-type="float">
            <text:p>0</text:p>
          </table:table-cell>
          <table:table-cell table:formula="of:=IF(AND([.A101]&gt;=DATE(2025;12;20); [.A101]&lt;=DATE(2026;1;3)); &quot;NIE&quot;; &quot;TAK&quot;)" office:value-type="string" office:string-value="TAK" calcext:value-type="string">
            <text:p>TAK</text:p>
          </table:table-cell>
          <table:table-cell table:formula="of:=SUMIF([kursanci.C:.C]; [.A101]; [kursanci.H:.H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6-01-09" calcext:value-type="date">
            <text:p>9.01.2026</text:p>
          </table:table-cell>
          <table:table-cell table:formula="of:=IF([.G102]=&quot;TAK&quot;;[.B101]-[.C101]-[.D101]-[.E101]-[.F101]+[.H101];[.B101])" office:value-type="currency" office:currency="PLN" office:value="538.298" calcext:value-type="currency">
            <text:p>538,30 zł</text:p>
          </table:table-cell>
          <table:table-cell table:style-name="ce3" table:formula="of:=IF(OR(WEEKDAY([.A102];2)=6;WEEKDAY([.A102];2)=7);10;0)" office:value-type="float" office:value="0" calcext:value-type="float">
            <text:p>0</text:p>
          </table:table-cell>
          <table:table-cell table:formula="of:=IF(WEEKDAY([.A102];2)=2;250;0)" office:value-type="float" office:value="0" calcext:value-type="float">
            <text:p>0</text:p>
          </table:table-cell>
          <table:table-cell table:formula="of:=IF( WEEKDAY([.A102];2)=4; IF([.B102]&lt;=500;MAX(50;[.B102]/5);IF([.B102]&lt;=600;MAX(100;[.B102]/2);400)); 0)" office:value-type="float" office:value="0" calcext:value-type="float">
            <text:p>0</text:p>
          </table:table-cell>
          <table:table-cell table:formula="of:=IF(DAY([.A102])=15;600;0)" office:value-type="float" office:value="0" calcext:value-type="float">
            <text:p>0</text:p>
          </table:table-cell>
          <table:table-cell table:formula="of:=IF(AND([.A102]&gt;=DATE(2025;12;20); [.A102]&lt;=DATE(2026;1;3)); &quot;NIE&quot;; &quot;TAK&quot;)" office:value-type="string" office:string-value="TAK" calcext:value-type="string">
            <text:p>TAK</text:p>
          </table:table-cell>
          <table:table-cell table:formula="of:=SUMIF([kursanci.C:.C]; [.A102]; [kursanci.H:.H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6-01-10" calcext:value-type="date">
            <text:p>10.01.2026</text:p>
          </table:table-cell>
          <table:table-cell table:formula="of:=IF([.G103]=&quot;TAK&quot;;[.B102]-[.C102]-[.D102]-[.E102]-[.F102]+[.H102];[.B102])" office:value-type="currency" office:currency="PLN" office:value="538.298" calcext:value-type="currency">
            <text:p>538,30 zł</text:p>
          </table:table-cell>
          <table:table-cell table:style-name="ce3" table:formula="of:=IF(OR(WEEKDAY([.A103];2)=6;WEEKDAY([.A103];2)=7);10;0)" office:value-type="float" office:value="10" calcext:value-type="float">
            <text:p>10</text:p>
          </table:table-cell>
          <table:table-cell table:formula="of:=IF(WEEKDAY([.A103];2)=2;250;0)" office:value-type="float" office:value="0" calcext:value-type="float">
            <text:p>0</text:p>
          </table:table-cell>
          <table:table-cell table:formula="of:=IF( WEEKDAY([.A103];2)=4; IF([.B103]&lt;=500;MAX(50;[.B103]/5);IF([.B103]&lt;=600;MAX(100;[.B103]/2);400)); 0)" office:value-type="float" office:value="0" calcext:value-type="float">
            <text:p>0</text:p>
          </table:table-cell>
          <table:table-cell table:formula="of:=IF(DAY([.A103])=15;600;0)" office:value-type="float" office:value="0" calcext:value-type="float">
            <text:p>0</text:p>
          </table:table-cell>
          <table:table-cell table:formula="of:=IF(AND([.A103]&gt;=DATE(2025;12;20); [.A103]&lt;=DATE(2026;1;3)); &quot;NIE&quot;; &quot;TAK&quot;)" office:value-type="string" office:string-value="TAK" calcext:value-type="string">
            <text:p>TAK</text:p>
          </table:table-cell>
          <table:table-cell table:formula="of:=SUMIF([kursanci.C:.C]; [.A103]; [kursanci.H:.H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6-01-11" calcext:value-type="date">
            <text:p>11.01.2026</text:p>
          </table:table-cell>
          <table:table-cell table:formula="of:=IF([.G104]=&quot;TAK&quot;;[.B103]-[.C103]-[.D103]-[.E103]-[.F103]+[.H103];[.B103])" office:value-type="currency" office:currency="PLN" office:value="528.298" calcext:value-type="currency">
            <text:p>528,30 zł</text:p>
          </table:table-cell>
          <table:table-cell table:style-name="ce3" table:formula="of:=IF(OR(WEEKDAY([.A104];2)=6;WEEKDAY([.A104];2)=7);10;0)" office:value-type="float" office:value="10" calcext:value-type="float">
            <text:p>10</text:p>
          </table:table-cell>
          <table:table-cell table:formula="of:=IF(WEEKDAY([.A104];2)=2;250;0)" office:value-type="float" office:value="0" calcext:value-type="float">
            <text:p>0</text:p>
          </table:table-cell>
          <table:table-cell table:formula="of:=IF( WEEKDAY([.A104];2)=4; IF([.B104]&lt;=500;MAX(50;[.B104]/5);IF([.B104]&lt;=600;MAX(100;[.B104]/2);400)); 0)" office:value-type="float" office:value="0" calcext:value-type="float">
            <text:p>0</text:p>
          </table:table-cell>
          <table:table-cell table:formula="of:=IF(DAY([.A104])=15;600;0)" office:value-type="float" office:value="0" calcext:value-type="float">
            <text:p>0</text:p>
          </table:table-cell>
          <table:table-cell table:formula="of:=IF(AND([.A104]&gt;=DATE(2025;12;20); [.A104]&lt;=DATE(2026;1;3)); &quot;NIE&quot;; &quot;TAK&quot;)" office:value-type="string" office:string-value="TAK" calcext:value-type="string">
            <text:p>TAK</text:p>
          </table:table-cell>
          <table:table-cell table:formula="of:=SUMIF([kursanci.C:.C]; [.A104]; [kursanci.H:.H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6-01-12" calcext:value-type="date">
            <text:p>12.01.2026</text:p>
          </table:table-cell>
          <table:table-cell table:formula="of:=IF([.G105]=&quot;TAK&quot;;[.B104]-[.C104]-[.D104]-[.E104]-[.F104]+[.H104];[.B104])" office:value-type="currency" office:currency="PLN" office:value="518.298" calcext:value-type="currency">
            <text:p>518,30 zł</text:p>
          </table:table-cell>
          <table:table-cell table:style-name="ce3" table:formula="of:=IF(OR(WEEKDAY([.A105];2)=6;WEEKDAY([.A105];2)=7);10;0)" office:value-type="float" office:value="0" calcext:value-type="float">
            <text:p>0</text:p>
          </table:table-cell>
          <table:table-cell table:formula="of:=IF(WEEKDAY([.A105];2)=2;250;0)" office:value-type="float" office:value="0" calcext:value-type="float">
            <text:p>0</text:p>
          </table:table-cell>
          <table:table-cell table:formula="of:=IF( WEEKDAY([.A105];2)=4; IF([.B105]&lt;=500;MAX(50;[.B105]/5);IF([.B105]&lt;=600;MAX(100;[.B105]/2);400)); 0)" office:value-type="float" office:value="0" calcext:value-type="float">
            <text:p>0</text:p>
          </table:table-cell>
          <table:table-cell table:formula="of:=IF(DAY([.A105])=15;600;0)" office:value-type="float" office:value="0" calcext:value-type="float">
            <text:p>0</text:p>
          </table:table-cell>
          <table:table-cell table:formula="of:=IF(AND([.A105]&gt;=DATE(2025;12;20); [.A105]&lt;=DATE(2026;1;3)); &quot;NIE&quot;; &quot;TAK&quot;)" office:value-type="string" office:string-value="TAK" calcext:value-type="string">
            <text:p>TAK</text:p>
          </table:table-cell>
          <table:table-cell table:formula="of:=SUMIF([kursanci.C:.C]; [.A105]; [kursanci.H:.H])" office:value-type="float" office:value="415" calcext:value-type="float">
            <text:p>415</text:p>
          </table:table-cell>
        </table:table-row>
        <table:table-row table:style-name="ro1">
          <table:table-cell table:style-name="ce1" office:value-type="date" office:date-value="2026-01-13" calcext:value-type="date">
            <text:p>13.01.2026</text:p>
          </table:table-cell>
          <table:table-cell table:formula="of:=IF([.G106]=&quot;TAK&quot;;[.B105]-[.C105]-[.D105]-[.E105]-[.F105]+[.H105];[.B105])" office:value-type="currency" office:currency="PLN" office:value="933.298" calcext:value-type="currency">
            <text:p>933,30 zł</text:p>
          </table:table-cell>
          <table:table-cell table:style-name="ce3" table:formula="of:=IF(OR(WEEKDAY([.A106];2)=6;WEEKDAY([.A106];2)=7);10;0)" office:value-type="float" office:value="0" calcext:value-type="float">
            <text:p>0</text:p>
          </table:table-cell>
          <table:table-cell table:formula="of:=IF(WEEKDAY([.A106];2)=2;250;0)" office:value-type="float" office:value="250" calcext:value-type="float">
            <text:p>250</text:p>
          </table:table-cell>
          <table:table-cell table:formula="of:=IF( WEEKDAY([.A106];2)=4; IF([.B106]&lt;=500;MAX(50;[.B106]/5);IF([.B106]&lt;=600;MAX(100;[.B106]/2);400)); 0)" office:value-type="float" office:value="0" calcext:value-type="float">
            <text:p>0</text:p>
          </table:table-cell>
          <table:table-cell table:formula="of:=IF(DAY([.A106])=15;600;0)" office:value-type="float" office:value="0" calcext:value-type="float">
            <text:p>0</text:p>
          </table:table-cell>
          <table:table-cell table:formula="of:=IF(AND([.A106]&gt;=DATE(2025;12;20); [.A106]&lt;=DATE(2026;1;3)); &quot;NIE&quot;; &quot;TAK&quot;)" office:value-type="string" office:string-value="TAK" calcext:value-type="string">
            <text:p>TAK</text:p>
          </table:table-cell>
          <table:table-cell table:formula="of:=SUMIF([kursanci.C:.C]; [.A106]; [kursanci.H:.H])" office:value-type="float" office:value="335" calcext:value-type="float">
            <text:p>335</text:p>
          </table:table-cell>
        </table:table-row>
        <table:table-row table:style-name="ro1">
          <table:table-cell table:style-name="ce1" office:value-type="date" office:date-value="2026-01-14" calcext:value-type="date">
            <text:p>14.01.2026</text:p>
          </table:table-cell>
          <table:table-cell table:formula="of:=IF([.G107]=&quot;TAK&quot;;[.B106]-[.C106]-[.D106]-[.E106]-[.F106]+[.H106];[.B106])" office:value-type="currency" office:currency="PLN" office:value="1018.298" calcext:value-type="currency">
            <text:p>1 018,30 zł</text:p>
          </table:table-cell>
          <table:table-cell table:style-name="ce3" table:formula="of:=IF(OR(WEEKDAY([.A107];2)=6;WEEKDAY([.A107];2)=7);10;0)" office:value-type="float" office:value="0" calcext:value-type="float">
            <text:p>0</text:p>
          </table:table-cell>
          <table:table-cell table:formula="of:=IF(WEEKDAY([.A107];2)=2;250;0)" office:value-type="float" office:value="0" calcext:value-type="float">
            <text:p>0</text:p>
          </table:table-cell>
          <table:table-cell table:formula="of:=IF( WEEKDAY([.A107];2)=4; IF([.B107]&lt;=500;MAX(50;[.B107]/5);IF([.B107]&lt;=600;MAX(100;[.B107]/2);400)); 0)" office:value-type="float" office:value="0" calcext:value-type="float">
            <text:p>0</text:p>
          </table:table-cell>
          <table:table-cell table:formula="of:=IF(DAY([.A107])=15;600;0)" office:value-type="float" office:value="0" calcext:value-type="float">
            <text:p>0</text:p>
          </table:table-cell>
          <table:table-cell table:formula="of:=IF(AND([.A107]&gt;=DATE(2025;12;20); [.A107]&lt;=DATE(2026;1;3)); &quot;NIE&quot;; &quot;TAK&quot;)" office:value-type="string" office:string-value="TAK" calcext:value-type="string">
            <text:p>TAK</text:p>
          </table:table-cell>
          <table:table-cell table:formula="of:=SUMIF([kursanci.C:.C]; [.A107]; [kursanci.H:.H])" office:value-type="float" office:value="230" calcext:value-type="float">
            <text:p>230</text:p>
          </table:table-cell>
        </table:table-row>
        <table:table-row table:style-name="ro1">
          <table:table-cell table:style-name="ce1" office:value-type="date" office:date-value="2026-01-15" calcext:value-type="date">
            <text:p>15.01.2026</text:p>
          </table:table-cell>
          <table:table-cell table:formula="of:=IF([.G108]=&quot;TAK&quot;;[.B107]-[.C107]-[.D107]-[.E107]-[.F107]+[.H107];[.B107])" office:value-type="currency" office:currency="PLN" office:value="1248.298" calcext:value-type="currency">
            <text:p>1 248,30 zł</text:p>
          </table:table-cell>
          <table:table-cell table:style-name="ce3" table:formula="of:=IF(OR(WEEKDAY([.A108];2)=6;WEEKDAY([.A108];2)=7);10;0)" office:value-type="float" office:value="0" calcext:value-type="float">
            <text:p>0</text:p>
          </table:table-cell>
          <table:table-cell table:formula="of:=IF(WEEKDAY([.A108];2)=2;250;0)" office:value-type="float" office:value="0" calcext:value-type="float">
            <text:p>0</text:p>
          </table:table-cell>
          <table:table-cell table:formula="of:=IF( WEEKDAY([.A108];2)=4; IF([.B108]&lt;=500;MAX(50;[.B108]/5);IF([.B108]&lt;=600;MAX(100;[.B108]/2);400)); 0)" office:value-type="float" office:value="400" calcext:value-type="float">
            <text:p>400</text:p>
          </table:table-cell>
          <table:table-cell table:formula="of:=IF(DAY([.A108])=15;600;0)" office:value-type="float" office:value="600" calcext:value-type="float">
            <text:p>600</text:p>
          </table:table-cell>
          <table:table-cell table:formula="of:=IF(AND([.A108]&gt;=DATE(2025;12;20); [.A108]&lt;=DATE(2026;1;3)); &quot;NIE&quot;; &quot;TAK&quot;)" office:value-type="string" office:string-value="TAK" calcext:value-type="string">
            <text:p>TAK</text:p>
          </table:table-cell>
          <table:table-cell table:formula="of:=SUMIF([kursanci.C:.C]; [.A108]; [kursanci.H:.H])" office:value-type="float" office:value="337.5" calcext:value-type="float">
            <text:p>337,5</text:p>
          </table:table-cell>
        </table:table-row>
        <table:table-row table:style-name="ro1">
          <table:table-cell table:style-name="ce1" office:value-type="date" office:date-value="2026-01-16" calcext:value-type="date">
            <text:p>16.01.2026</text:p>
          </table:table-cell>
          <table:table-cell table:formula="of:=IF([.G109]=&quot;TAK&quot;;[.B108]-[.C108]-[.D108]-[.E108]-[.F108]+[.H108];[.B108])" office:value-type="currency" office:currency="PLN" office:value="585.798" calcext:value-type="currency">
            <text:p>585,80 zł</text:p>
          </table:table-cell>
          <table:table-cell table:style-name="ce3" table:formula="of:=IF(OR(WEEKDAY([.A109];2)=6;WEEKDAY([.A109];2)=7);10;0)" office:value-type="float" office:value="0" calcext:value-type="float">
            <text:p>0</text:p>
          </table:table-cell>
          <table:table-cell table:formula="of:=IF(WEEKDAY([.A109];2)=2;250;0)" office:value-type="float" office:value="0" calcext:value-type="float">
            <text:p>0</text:p>
          </table:table-cell>
          <table:table-cell table:formula="of:=IF( WEEKDAY([.A109];2)=4; IF([.B109]&lt;=500;MAX(50;[.B109]/5);IF([.B109]&lt;=600;MAX(100;[.B109]/2);400)); 0)" office:value-type="float" office:value="0" calcext:value-type="float">
            <text:p>0</text:p>
          </table:table-cell>
          <table:table-cell table:formula="of:=IF(DAY([.A109])=15;600;0)" office:value-type="float" office:value="0" calcext:value-type="float">
            <text:p>0</text:p>
          </table:table-cell>
          <table:table-cell table:formula="of:=IF(AND([.A109]&gt;=DATE(2025;12;20); [.A109]&lt;=DATE(2026;1;3)); &quot;NIE&quot;; &quot;TAK&quot;)" office:value-type="string" office:string-value="TAK" calcext:value-type="string">
            <text:p>TAK</text:p>
          </table:table-cell>
          <table:table-cell table:formula="of:=SUMIF([kursanci.C:.C]; [.A109]; [kursanci.H:.H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6-01-17" calcext:value-type="date">
            <text:p>17.01.2026</text:p>
          </table:table-cell>
          <table:table-cell table:formula="of:=IF([.G110]=&quot;TAK&quot;;[.B109]-[.C109]-[.D109]-[.E109]-[.F109]+[.H109];[.B109])" office:value-type="currency" office:currency="PLN" office:value="585.798" calcext:value-type="currency">
            <text:p>585,80 zł</text:p>
          </table:table-cell>
          <table:table-cell table:style-name="ce3" table:formula="of:=IF(OR(WEEKDAY([.A110];2)=6;WEEKDAY([.A110];2)=7);10;0)" office:value-type="float" office:value="10" calcext:value-type="float">
            <text:p>10</text:p>
          </table:table-cell>
          <table:table-cell table:formula="of:=IF(WEEKDAY([.A110];2)=2;250;0)" office:value-type="float" office:value="0" calcext:value-type="float">
            <text:p>0</text:p>
          </table:table-cell>
          <table:table-cell table:formula="of:=IF( WEEKDAY([.A110];2)=4; IF([.B110]&lt;=500;MAX(50;[.B110]/5);IF([.B110]&lt;=600;MAX(100;[.B110]/2);400)); 0)" office:value-type="float" office:value="0" calcext:value-type="float">
            <text:p>0</text:p>
          </table:table-cell>
          <table:table-cell table:formula="of:=IF(DAY([.A110])=15;600;0)" office:value-type="float" office:value="0" calcext:value-type="float">
            <text:p>0</text:p>
          </table:table-cell>
          <table:table-cell table:formula="of:=IF(AND([.A110]&gt;=DATE(2025;12;20); [.A110]&lt;=DATE(2026;1;3)); &quot;NIE&quot;; &quot;TAK&quot;)" office:value-type="string" office:string-value="TAK" calcext:value-type="string">
            <text:p>TAK</text:p>
          </table:table-cell>
          <table:table-cell table:formula="of:=SUMIF([kursanci.C:.C]; [.A110]; [kursanci.H:.H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6-01-18" calcext:value-type="date">
            <text:p>18.01.2026</text:p>
          </table:table-cell>
          <table:table-cell table:formula="of:=IF([.G111]=&quot;TAK&quot;;[.B110]-[.C110]-[.D110]-[.E110]-[.F110]+[.H110];[.B110])" office:value-type="currency" office:currency="PLN" office:value="575.798" calcext:value-type="currency">
            <text:p>575,80 zł</text:p>
          </table:table-cell>
          <table:table-cell table:style-name="ce3" table:formula="of:=IF(OR(WEEKDAY([.A111];2)=6;WEEKDAY([.A111];2)=7);10;0)" office:value-type="float" office:value="10" calcext:value-type="float">
            <text:p>10</text:p>
          </table:table-cell>
          <table:table-cell table:formula="of:=IF(WEEKDAY([.A111];2)=2;250;0)" office:value-type="float" office:value="0" calcext:value-type="float">
            <text:p>0</text:p>
          </table:table-cell>
          <table:table-cell table:formula="of:=IF( WEEKDAY([.A111];2)=4; IF([.B111]&lt;=500;MAX(50;[.B111]/5);IF([.B111]&lt;=600;MAX(100;[.B111]/2);400)); 0)" office:value-type="float" office:value="0" calcext:value-type="float">
            <text:p>0</text:p>
          </table:table-cell>
          <table:table-cell table:formula="of:=IF(DAY([.A111])=15;600;0)" office:value-type="float" office:value="0" calcext:value-type="float">
            <text:p>0</text:p>
          </table:table-cell>
          <table:table-cell table:formula="of:=IF(AND([.A111]&gt;=DATE(2025;12;20); [.A111]&lt;=DATE(2026;1;3)); &quot;NIE&quot;; &quot;TAK&quot;)" office:value-type="string" office:string-value="TAK" calcext:value-type="string">
            <text:p>TAK</text:p>
          </table:table-cell>
          <table:table-cell table:formula="of:=SUMIF([kursanci.C:.C]; [.A111]; [kursanci.H:.H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6-01-19" calcext:value-type="date">
            <text:p>19.01.2026</text:p>
          </table:table-cell>
          <table:table-cell table:formula="of:=IF([.G112]=&quot;TAK&quot;;[.B111]-[.C111]-[.D111]-[.E111]-[.F111]+[.H111];[.B111])" office:value-type="currency" office:currency="PLN" office:value="565.798" calcext:value-type="currency">
            <text:p>565,80 zł</text:p>
          </table:table-cell>
          <table:table-cell table:style-name="ce3" table:formula="of:=IF(OR(WEEKDAY([.A112];2)=6;WEEKDAY([.A112];2)=7);10;0)" office:value-type="float" office:value="0" calcext:value-type="float">
            <text:p>0</text:p>
          </table:table-cell>
          <table:table-cell table:formula="of:=IF(WEEKDAY([.A112];2)=2;250;0)" office:value-type="float" office:value="0" calcext:value-type="float">
            <text:p>0</text:p>
          </table:table-cell>
          <table:table-cell table:formula="of:=IF( WEEKDAY([.A112];2)=4; IF([.B112]&lt;=500;MAX(50;[.B112]/5);IF([.B112]&lt;=600;MAX(100;[.B112]/2);400)); 0)" office:value-type="float" office:value="0" calcext:value-type="float">
            <text:p>0</text:p>
          </table:table-cell>
          <table:table-cell table:formula="of:=IF(DAY([.A112])=15;600;0)" office:value-type="float" office:value="0" calcext:value-type="float">
            <text:p>0</text:p>
          </table:table-cell>
          <table:table-cell table:formula="of:=IF(AND([.A112]&gt;=DATE(2025;12;20); [.A112]&lt;=DATE(2026;1;3)); &quot;NIE&quot;; &quot;TAK&quot;)" office:value-type="string" office:string-value="TAK" calcext:value-type="string">
            <text:p>TAK</text:p>
          </table:table-cell>
          <table:table-cell table:formula="of:=SUMIF([kursanci.C:.C]; [.A112]; [kursanci.H:.H])" office:value-type="float" office:value="305" calcext:value-type="float">
            <text:p>305</text:p>
          </table:table-cell>
        </table:table-row>
        <table:table-row table:style-name="ro1">
          <table:table-cell table:style-name="ce1" office:value-type="date" office:date-value="2026-01-20" calcext:value-type="date">
            <text:p>20.01.2026</text:p>
          </table:table-cell>
          <table:table-cell table:formula="of:=IF([.G113]=&quot;TAK&quot;;[.B112]-[.C112]-[.D112]-[.E112]-[.F112]+[.H112];[.B112])" office:value-type="currency" office:currency="PLN" office:value="870.798" calcext:value-type="currency">
            <text:p>870,80 zł</text:p>
          </table:table-cell>
          <table:table-cell table:style-name="ce3" table:formula="of:=IF(OR(WEEKDAY([.A113];2)=6;WEEKDAY([.A113];2)=7);10;0)" office:value-type="float" office:value="0" calcext:value-type="float">
            <text:p>0</text:p>
          </table:table-cell>
          <table:table-cell table:formula="of:=IF(WEEKDAY([.A113];2)=2;250;0)" office:value-type="float" office:value="250" calcext:value-type="float">
            <text:p>250</text:p>
          </table:table-cell>
          <table:table-cell table:formula="of:=IF( WEEKDAY([.A113];2)=4; IF([.B113]&lt;=500;MAX(50;[.B113]/5);IF([.B113]&lt;=600;MAX(100;[.B113]/2);400)); 0)" office:value-type="float" office:value="0" calcext:value-type="float">
            <text:p>0</text:p>
          </table:table-cell>
          <table:table-cell table:formula="of:=IF(DAY([.A113])=15;600;0)" office:value-type="float" office:value="0" calcext:value-type="float">
            <text:p>0</text:p>
          </table:table-cell>
          <table:table-cell table:formula="of:=IF(AND([.A113]&gt;=DATE(2025;12;20); [.A113]&lt;=DATE(2026;1;3)); &quot;NIE&quot;; &quot;TAK&quot;)" office:value-type="string" office:string-value="TAK" calcext:value-type="string">
            <text:p>TAK</text:p>
          </table:table-cell>
          <table:table-cell table:formula="of:=SUMIF([kursanci.C:.C]; [.A113]; [kursanci.H:.H])" office:value-type="float" office:value="120" calcext:value-type="float">
            <text:p>120</text:p>
          </table:table-cell>
        </table:table-row>
        <table:table-row table:style-name="ro1">
          <table:table-cell table:style-name="ce1" office:value-type="date" office:date-value="2026-01-21" calcext:value-type="date">
            <text:p>21.01.2026</text:p>
          </table:table-cell>
          <table:table-cell table:formula="of:=IF([.G114]=&quot;TAK&quot;;[.B113]-[.C113]-[.D113]-[.E113]-[.F113]+[.H113];[.B113])" office:value-type="currency" office:currency="PLN" office:value="740.798" calcext:value-type="currency">
            <text:p>740,80 zł</text:p>
          </table:table-cell>
          <table:table-cell table:style-name="ce3" table:formula="of:=IF(OR(WEEKDAY([.A114];2)=6;WEEKDAY([.A114];2)=7);10;0)" office:value-type="float" office:value="0" calcext:value-type="float">
            <text:p>0</text:p>
          </table:table-cell>
          <table:table-cell table:formula="of:=IF(WEEKDAY([.A114];2)=2;250;0)" office:value-type="float" office:value="0" calcext:value-type="float">
            <text:p>0</text:p>
          </table:table-cell>
          <table:table-cell table:formula="of:=IF( WEEKDAY([.A114];2)=4; IF([.B114]&lt;=500;MAX(50;[.B114]/5);IF([.B114]&lt;=600;MAX(100;[.B114]/2);400)); 0)" office:value-type="float" office:value="0" calcext:value-type="float">
            <text:p>0</text:p>
          </table:table-cell>
          <table:table-cell table:formula="of:=IF(DAY([.A114])=15;600;0)" office:value-type="float" office:value="0" calcext:value-type="float">
            <text:p>0</text:p>
          </table:table-cell>
          <table:table-cell table:formula="of:=IF(AND([.A114]&gt;=DATE(2025;12;20); [.A114]&lt;=DATE(2026;1;3)); &quot;NIE&quot;; &quot;TAK&quot;)" office:value-type="string" office:string-value="TAK" calcext:value-type="string">
            <text:p>TAK</text:p>
          </table:table-cell>
          <table:table-cell table:formula="of:=SUMIF([kursanci.C:.C]; [.A114]; [kursanci.H:.H])" office:value-type="float" office:value="150" calcext:value-type="float">
            <text:p>150</text:p>
          </table:table-cell>
        </table:table-row>
        <table:table-row table:style-name="ro1">
          <table:table-cell table:style-name="ce1" office:value-type="date" office:date-value="2026-01-22" calcext:value-type="date">
            <text:p>22.01.2026</text:p>
          </table:table-cell>
          <table:table-cell table:formula="of:=IF([.G115]=&quot;TAK&quot;;[.B114]-[.C114]-[.D114]-[.E114]-[.F114]+[.H114];[.B114])" office:value-type="currency" office:currency="PLN" office:value="890.798" calcext:value-type="currency">
            <text:p>890,80 zł</text:p>
          </table:table-cell>
          <table:table-cell table:style-name="ce3" table:formula="of:=IF(OR(WEEKDAY([.A115];2)=6;WEEKDAY([.A115];2)=7);10;0)" office:value-type="float" office:value="0" calcext:value-type="float">
            <text:p>0</text:p>
          </table:table-cell>
          <table:table-cell table:formula="of:=IF(WEEKDAY([.A115];2)=2;250;0)" office:value-type="float" office:value="0" calcext:value-type="float">
            <text:p>0</text:p>
          </table:table-cell>
          <table:table-cell table:formula="of:=IF( WEEKDAY([.A115];2)=4; IF([.B115]&lt;=500;MAX(50;[.B115]/5);IF([.B115]&lt;=600;MAX(100;[.B115]/2);400)); 0)" office:value-type="float" office:value="400" calcext:value-type="float">
            <text:p>400</text:p>
          </table:table-cell>
          <table:table-cell table:formula="of:=IF(DAY([.A115])=15;600;0)" office:value-type="float" office:value="0" calcext:value-type="float">
            <text:p>0</text:p>
          </table:table-cell>
          <table:table-cell table:formula="of:=IF(AND([.A115]&gt;=DATE(2025;12;20); [.A115]&lt;=DATE(2026;1;3)); &quot;NIE&quot;; &quot;TAK&quot;)" office:value-type="string" office:string-value="TAK" calcext:value-type="string">
            <text:p>TAK</text:p>
          </table:table-cell>
          <table:table-cell table:formula="of:=SUMIF([kursanci.C:.C]; [.A115]; [kursanci.H:.H])" office:value-type="float" office:value="375" calcext:value-type="float">
            <text:p>375</text:p>
          </table:table-cell>
        </table:table-row>
        <table:table-row table:style-name="ro1">
          <table:table-cell table:style-name="ce1" office:value-type="date" office:date-value="2026-01-23" calcext:value-type="date">
            <text:p>23.01.2026</text:p>
          </table:table-cell>
          <table:table-cell table:formula="of:=IF([.G116]=&quot;TAK&quot;;[.B115]-[.C115]-[.D115]-[.E115]-[.F115]+[.H115];[.B115])" office:value-type="currency" office:currency="PLN" office:value="865.798" calcext:value-type="currency">
            <text:p>865,80 zł</text:p>
          </table:table-cell>
          <table:table-cell table:style-name="ce3" table:formula="of:=IF(OR(WEEKDAY([.A116];2)=6;WEEKDAY([.A116];2)=7);10;0)" office:value-type="float" office:value="0" calcext:value-type="float">
            <text:p>0</text:p>
          </table:table-cell>
          <table:table-cell table:formula="of:=IF(WEEKDAY([.A116];2)=2;250;0)" office:value-type="float" office:value="0" calcext:value-type="float">
            <text:p>0</text:p>
          </table:table-cell>
          <table:table-cell table:formula="of:=IF( WEEKDAY([.A116];2)=4; IF([.B116]&lt;=500;MAX(50;[.B116]/5);IF([.B116]&lt;=600;MAX(100;[.B116]/2);400)); 0)" office:value-type="float" office:value="0" calcext:value-type="float">
            <text:p>0</text:p>
          </table:table-cell>
          <table:table-cell table:formula="of:=IF(DAY([.A116])=15;600;0)" office:value-type="float" office:value="0" calcext:value-type="float">
            <text:p>0</text:p>
          </table:table-cell>
          <table:table-cell table:formula="of:=IF(AND([.A116]&gt;=DATE(2025;12;20); [.A116]&lt;=DATE(2026;1;3)); &quot;NIE&quot;; &quot;TAK&quot;)" office:value-type="string" office:string-value="TAK" calcext:value-type="string">
            <text:p>TAK</text:p>
          </table:table-cell>
          <table:table-cell table:formula="of:=SUMIF([kursanci.C:.C]; [.A116]; [kursanci.H:.H])" office:value-type="float" office:value="285" calcext:value-type="float">
            <text:p>285</text:p>
          </table:table-cell>
        </table:table-row>
        <table:table-row table:style-name="ro1">
          <table:table-cell table:style-name="ce1" office:value-type="date" office:date-value="2026-01-24" calcext:value-type="date">
            <text:p>24.01.2026</text:p>
          </table:table-cell>
          <table:table-cell table:formula="of:=IF([.G117]=&quot;TAK&quot;;[.B116]-[.C116]-[.D116]-[.E116]-[.F116]+[.H116];[.B116])" office:value-type="currency" office:currency="PLN" office:value="1150.798" calcext:value-type="currency">
            <text:p>1 150,80 zł</text:p>
          </table:table-cell>
          <table:table-cell table:style-name="ce3" table:formula="of:=IF(OR(WEEKDAY([.A117];2)=6;WEEKDAY([.A117];2)=7);10;0)" office:value-type="float" office:value="10" calcext:value-type="float">
            <text:p>10</text:p>
          </table:table-cell>
          <table:table-cell table:formula="of:=IF(WEEKDAY([.A117];2)=2;250;0)" office:value-type="float" office:value="0" calcext:value-type="float">
            <text:p>0</text:p>
          </table:table-cell>
          <table:table-cell table:formula="of:=IF( WEEKDAY([.A117];2)=4; IF([.B117]&lt;=500;MAX(50;[.B117]/5);IF([.B117]&lt;=600;MAX(100;[.B117]/2);400)); 0)" office:value-type="float" office:value="0" calcext:value-type="float">
            <text:p>0</text:p>
          </table:table-cell>
          <table:table-cell table:formula="of:=IF(DAY([.A117])=15;600;0)" office:value-type="float" office:value="0" calcext:value-type="float">
            <text:p>0</text:p>
          </table:table-cell>
          <table:table-cell table:formula="of:=IF(AND([.A117]&gt;=DATE(2025;12;20); [.A117]&lt;=DATE(2026;1;3)); &quot;NIE&quot;; &quot;TAK&quot;)" office:value-type="string" office:string-value="TAK" calcext:value-type="string">
            <text:p>TAK</text:p>
          </table:table-cell>
          <table:table-cell table:formula="of:=SUMIF([kursanci.C:.C]; [.A117]; [kursanci.H:.H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6-01-25" calcext:value-type="date">
            <text:p>25.01.2026</text:p>
          </table:table-cell>
          <table:table-cell table:formula="of:=IF([.G118]=&quot;TAK&quot;;[.B117]-[.C117]-[.D117]-[.E117]-[.F117]+[.H117];[.B117])" office:value-type="currency" office:currency="PLN" office:value="1140.798" calcext:value-type="currency">
            <text:p>1 140,80 zł</text:p>
          </table:table-cell>
          <table:table-cell table:style-name="ce3" table:formula="of:=IF(OR(WEEKDAY([.A118];2)=6;WEEKDAY([.A118];2)=7);10;0)" office:value-type="float" office:value="10" calcext:value-type="float">
            <text:p>10</text:p>
          </table:table-cell>
          <table:table-cell table:formula="of:=IF(WEEKDAY([.A118];2)=2;250;0)" office:value-type="float" office:value="0" calcext:value-type="float">
            <text:p>0</text:p>
          </table:table-cell>
          <table:table-cell table:formula="of:=IF( WEEKDAY([.A118];2)=4; IF([.B118]&lt;=500;MAX(50;[.B118]/5);IF([.B118]&lt;=600;MAX(100;[.B118]/2);400)); 0)" office:value-type="float" office:value="0" calcext:value-type="float">
            <text:p>0</text:p>
          </table:table-cell>
          <table:table-cell table:formula="of:=IF(DAY([.A118])=15;600;0)" office:value-type="float" office:value="0" calcext:value-type="float">
            <text:p>0</text:p>
          </table:table-cell>
          <table:table-cell table:formula="of:=IF(AND([.A118]&gt;=DATE(2025;12;20); [.A118]&lt;=DATE(2026;1;3)); &quot;NIE&quot;; &quot;TAK&quot;)" office:value-type="string" office:string-value="TAK" calcext:value-type="string">
            <text:p>TAK</text:p>
          </table:table-cell>
          <table:table-cell table:formula="of:=SUMIF([kursanci.C:.C]; [.A118]; [kursanci.H:.H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6-01-26" calcext:value-type="date">
            <text:p>26.01.2026</text:p>
          </table:table-cell>
          <table:table-cell table:formula="of:=IF([.G119]=&quot;TAK&quot;;[.B118]-[.C118]-[.D118]-[.E118]-[.F118]+[.H118];[.B118])" office:value-type="currency" office:currency="PLN" office:value="1130.798" calcext:value-type="currency">
            <text:p>1 130,80 zł</text:p>
          </table:table-cell>
          <table:table-cell table:style-name="ce3" table:formula="of:=IF(OR(WEEKDAY([.A119];2)=6;WEEKDAY([.A119];2)=7);10;0)" office:value-type="float" office:value="0" calcext:value-type="float">
            <text:p>0</text:p>
          </table:table-cell>
          <table:table-cell table:formula="of:=IF(WEEKDAY([.A119];2)=2;250;0)" office:value-type="float" office:value="0" calcext:value-type="float">
            <text:p>0</text:p>
          </table:table-cell>
          <table:table-cell table:formula="of:=IF( WEEKDAY([.A119];2)=4; IF([.B119]&lt;=500;MAX(50;[.B119]/5);IF([.B119]&lt;=600;MAX(100;[.B119]/2);400)); 0)" office:value-type="float" office:value="0" calcext:value-type="float">
            <text:p>0</text:p>
          </table:table-cell>
          <table:table-cell table:formula="of:=IF(DAY([.A119])=15;600;0)" office:value-type="float" office:value="0" calcext:value-type="float">
            <text:p>0</text:p>
          </table:table-cell>
          <table:table-cell table:formula="of:=IF(AND([.A119]&gt;=DATE(2025;12;20); [.A119]&lt;=DATE(2026;1;3)); &quot;NIE&quot;; &quot;TAK&quot;)" office:value-type="string" office:string-value="TAK" calcext:value-type="string">
            <text:p>TAK</text:p>
          </table:table-cell>
          <table:table-cell table:formula="of:=SUMIF([kursanci.C:.C]; [.A119]; [kursanci.H:.H])" office:value-type="float" office:value="90" calcext:value-type="float">
            <text:p>90</text:p>
          </table:table-cell>
        </table:table-row>
        <table:table-row table:style-name="ro1">
          <table:table-cell table:style-name="ce1" office:value-type="date" office:date-value="2026-01-27" calcext:value-type="date">
            <text:p>27.01.2026</text:p>
          </table:table-cell>
          <table:table-cell table:formula="of:=IF([.G120]=&quot;TAK&quot;;[.B119]-[.C119]-[.D119]-[.E119]-[.F119]+[.H119];[.B119])" office:value-type="currency" office:currency="PLN" office:value="1220.798" calcext:value-type="currency">
            <text:p>1 220,80 zł</text:p>
          </table:table-cell>
          <table:table-cell table:style-name="ce3" table:formula="of:=IF(OR(WEEKDAY([.A120];2)=6;WEEKDAY([.A120];2)=7);10;0)" office:value-type="float" office:value="0" calcext:value-type="float">
            <text:p>0</text:p>
          </table:table-cell>
          <table:table-cell table:formula="of:=IF(WEEKDAY([.A120];2)=2;250;0)" office:value-type="float" office:value="250" calcext:value-type="float">
            <text:p>250</text:p>
          </table:table-cell>
          <table:table-cell table:formula="of:=IF( WEEKDAY([.A120];2)=4; IF([.B120]&lt;=500;MAX(50;[.B120]/5);IF([.B120]&lt;=600;MAX(100;[.B120]/2);400)); 0)" office:value-type="float" office:value="0" calcext:value-type="float">
            <text:p>0</text:p>
          </table:table-cell>
          <table:table-cell table:formula="of:=IF(DAY([.A120])=15;600;0)" office:value-type="float" office:value="0" calcext:value-type="float">
            <text:p>0</text:p>
          </table:table-cell>
          <table:table-cell table:formula="of:=IF(AND([.A120]&gt;=DATE(2025;12;20); [.A120]&lt;=DATE(2026;1;3)); &quot;NIE&quot;; &quot;TAK&quot;)" office:value-type="string" office:string-value="TAK" calcext:value-type="string">
            <text:p>TAK</text:p>
          </table:table-cell>
          <table:table-cell table:formula="of:=SUMIF([kursanci.C:.C]; [.A120]; [kursanci.H:.H])" office:value-type="float" office:value="170" calcext:value-type="float">
            <text:p>170</text:p>
          </table:table-cell>
        </table:table-row>
        <table:table-row table:style-name="ro1">
          <table:table-cell table:style-name="ce1" office:value-type="date" office:date-value="2026-01-28" calcext:value-type="date">
            <text:p>28.01.2026</text:p>
          </table:table-cell>
          <table:table-cell table:formula="of:=IF([.G121]=&quot;TAK&quot;;[.B120]-[.C120]-[.D120]-[.E120]-[.F120]+[.H120];[.B120])" office:value-type="currency" office:currency="PLN" office:value="1140.798" calcext:value-type="currency">
            <text:p>1 140,80 zł</text:p>
          </table:table-cell>
          <table:table-cell table:style-name="ce3" table:formula="of:=IF(OR(WEEKDAY([.A121];2)=6;WEEKDAY([.A121];2)=7);10;0)" office:value-type="float" office:value="0" calcext:value-type="float">
            <text:p>0</text:p>
          </table:table-cell>
          <table:table-cell table:formula="of:=IF(WEEKDAY([.A121];2)=2;250;0)" office:value-type="float" office:value="0" calcext:value-type="float">
            <text:p>0</text:p>
          </table:table-cell>
          <table:table-cell table:formula="of:=IF( WEEKDAY([.A121];2)=4; IF([.B121]&lt;=500;MAX(50;[.B121]/5);IF([.B121]&lt;=600;MAX(100;[.B121]/2);400)); 0)" office:value-type="float" office:value="0" calcext:value-type="float">
            <text:p>0</text:p>
          </table:table-cell>
          <table:table-cell table:formula="of:=IF(DAY([.A121])=15;600;0)" office:value-type="float" office:value="0" calcext:value-type="float">
            <text:p>0</text:p>
          </table:table-cell>
          <table:table-cell table:formula="of:=IF(AND([.A121]&gt;=DATE(2025;12;20); [.A121]&lt;=DATE(2026;1;3)); &quot;NIE&quot;; &quot;TAK&quot;)" office:value-type="string" office:string-value="TAK" calcext:value-type="string">
            <text:p>TAK</text:p>
          </table:table-cell>
          <table:table-cell table:formula="of:=SUMIF([kursanci.C:.C]; [.A121]; [kursanci.H:.H])"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date" office:date-value="2026-01-29" calcext:value-type="date">
            <text:p>29.01.2026</text:p>
          </table:table-cell>
          <table:table-cell table:formula="of:=IF([.G122]=&quot;TAK&quot;;[.B121]-[.C121]-[.D121]-[.E121]-[.F121]+[.H121];[.B121])" office:value-type="currency" office:currency="PLN" office:value="1180.798" calcext:value-type="currency">
            <text:p>1 180,80 zł</text:p>
          </table:table-cell>
          <table:table-cell table:style-name="ce3" table:formula="of:=IF(OR(WEEKDAY([.A122];2)=6;WEEKDAY([.A122];2)=7);10;0)" office:value-type="float" office:value="0" calcext:value-type="float">
            <text:p>0</text:p>
          </table:table-cell>
          <table:table-cell table:formula="of:=IF(WEEKDAY([.A122];2)=2;250;0)" office:value-type="float" office:value="0" calcext:value-type="float">
            <text:p>0</text:p>
          </table:table-cell>
          <table:table-cell table:formula="of:=IF( WEEKDAY([.A122];2)=4; IF([.B122]&lt;=500;MAX(50;[.B122]/5);IF([.B122]&lt;=600;MAX(100;[.B122]/2);400)); 0)" office:value-type="float" office:value="400" calcext:value-type="float">
            <text:p>400</text:p>
          </table:table-cell>
          <table:table-cell table:formula="of:=IF(DAY([.A122])=15;600;0)" office:value-type="float" office:value="0" calcext:value-type="float">
            <text:p>0</text:p>
          </table:table-cell>
          <table:table-cell table:formula="of:=IF(AND([.A122]&gt;=DATE(2025;12;20); [.A122]&lt;=DATE(2026;1;3)); &quot;NIE&quot;; &quot;TAK&quot;)" office:value-type="string" office:string-value="TAK" calcext:value-type="string">
            <text:p>TAK</text:p>
          </table:table-cell>
          <table:table-cell table:formula="of:=SUMIF([kursanci.C:.C]; [.A122]; [kursanci.H:.H])" office:value-type="float" office:value="205" calcext:value-type="float">
            <text:p>205</text:p>
          </table:table-cell>
        </table:table-row>
        <table:table-row table:style-name="ro1">
          <table:table-cell table:style-name="ce1" office:value-type="date" office:date-value="2026-01-30" calcext:value-type="date">
            <text:p>30.01.2026</text:p>
          </table:table-cell>
          <table:table-cell table:formula="of:=IF([.G123]=&quot;TAK&quot;;[.B122]-[.C122]-[.D122]-[.E122]-[.F122]+[.H122];[.B122])" office:value-type="currency" office:currency="PLN" office:value="985.798" calcext:value-type="currency">
            <text:p>985,80 zł</text:p>
          </table:table-cell>
          <table:table-cell table:style-name="ce3" table:formula="of:=IF(OR(WEEKDAY([.A123];2)=6;WEEKDAY([.A123];2)=7);10;0)" office:value-type="float" office:value="0" calcext:value-type="float">
            <text:p>0</text:p>
          </table:table-cell>
          <table:table-cell table:formula="of:=IF(WEEKDAY([.A123];2)=2;250;0)" office:value-type="float" office:value="0" calcext:value-type="float">
            <text:p>0</text:p>
          </table:table-cell>
          <table:table-cell table:formula="of:=IF( WEEKDAY([.A123];2)=4; IF([.B123]&lt;=500;MAX(50;[.B123]/5);IF([.B123]&lt;=600;MAX(100;[.B123]/2);400)); 0)" office:value-type="float" office:value="0" calcext:value-type="float">
            <text:p>0</text:p>
          </table:table-cell>
          <table:table-cell table:formula="of:=IF(DAY([.A123])=15;600;0)" office:value-type="float" office:value="0" calcext:value-type="float">
            <text:p>0</text:p>
          </table:table-cell>
          <table:table-cell table:formula="of:=IF(AND([.A123]&gt;=DATE(2025;12;20); [.A123]&lt;=DATE(2026;1;3)); &quot;NIE&quot;; &quot;TAK&quot;)" office:value-type="string" office:string-value="TAK" calcext:value-type="string">
            <text:p>TAK</text:p>
          </table:table-cell>
          <table:table-cell table:formula="of:=SUMIF([kursanci.C:.C]; [.A123]; [kursanci.H:.H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6-01-31" calcext:value-type="date">
            <text:p>31.01.2026</text:p>
          </table:table-cell>
          <table:table-cell table:formula="of:=IF([.G124]=&quot;TAK&quot;;[.B123]-[.C123]-[.D123]-[.E123]-[.F123]+[.H123];[.B123])" office:value-type="currency" office:currency="PLN" office:value="985.798" calcext:value-type="currency">
            <text:p>985,80 zł</text:p>
          </table:table-cell>
          <table:table-cell table:style-name="ce3" table:formula="of:=IF(OR(WEEKDAY([.A124];2)=6;WEEKDAY([.A124];2)=7);10;0)" office:value-type="float" office:value="10" calcext:value-type="float">
            <text:p>10</text:p>
          </table:table-cell>
          <table:table-cell table:formula="of:=IF(WEEKDAY([.A124];2)=2;250;0)" office:value-type="float" office:value="0" calcext:value-type="float">
            <text:p>0</text:p>
          </table:table-cell>
          <table:table-cell table:formula="of:=IF( WEEKDAY([.A124];2)=4; IF([.B124]&lt;=500;MAX(50;[.B124]/5);IF([.B124]&lt;=600;MAX(100;[.B124]/2);400)); 0)" office:value-type="float" office:value="0" calcext:value-type="float">
            <text:p>0</text:p>
          </table:table-cell>
          <table:table-cell table:formula="of:=IF(DAY([.A124])=15;600;0)" office:value-type="float" office:value="0" calcext:value-type="float">
            <text:p>0</text:p>
          </table:table-cell>
          <table:table-cell table:formula="of:=IF(AND([.A124]&gt;=DATE(2025;12;20); [.A124]&lt;=DATE(2026;1;3)); &quot;NIE&quot;; &quot;TAK&quot;)" office:value-type="string" office:string-value="TAK" calcext:value-type="string">
            <text:p>TAK</text:p>
          </table:table-cell>
          <table:table-cell table:formula="of:=SUMIF([kursanci.C:.C]; [.A124]; [kursanci.H:.H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6-02-01" calcext:value-type="date">
            <text:p>1.02.2026</text:p>
          </table:table-cell>
          <table:table-cell table:formula="of:=IF([.G125]=&quot;TAK&quot;;[.B124]-[.C124]-[.D124]-[.E124]-[.F124]+[.H124];[.B124])" office:value-type="currency" office:currency="PLN" office:value="975.798" calcext:value-type="currency">
            <text:p>975,80 zł</text:p>
          </table:table-cell>
          <table:table-cell table:style-name="ce3" table:formula="of:=IF(OR(WEEKDAY([.A125];2)=6;WEEKDAY([.A125];2)=7);10;0)" office:value-type="float" office:value="10" calcext:value-type="float">
            <text:p>10</text:p>
          </table:table-cell>
          <table:table-cell table:formula="of:=IF(WEEKDAY([.A125];2)=2;250;0)" office:value-type="float" office:value="0" calcext:value-type="float">
            <text:p>0</text:p>
          </table:table-cell>
          <table:table-cell table:formula="of:=IF( WEEKDAY([.A125];2)=4; IF([.B125]&lt;=500;MAX(50;[.B125]/5);IF([.B125]&lt;=600;MAX(100;[.B125]/2);400)); 0)" office:value-type="float" office:value="0" calcext:value-type="float">
            <text:p>0</text:p>
          </table:table-cell>
          <table:table-cell table:formula="of:=IF(DAY([.A125])=15;600;0)" office:value-type="float" office:value="0" calcext:value-type="float">
            <text:p>0</text:p>
          </table:table-cell>
          <table:table-cell table:formula="of:=IF(AND([.A125]&gt;=DATE(2025;12;20); [.A125]&lt;=DATE(2026;1;3)); &quot;NIE&quot;; &quot;TAK&quot;)" office:value-type="string" office:string-value="TAK" calcext:value-type="string">
            <text:p>TAK</text:p>
          </table:table-cell>
          <table:table-cell table:formula="of:=SUMIF([kursanci.C:.C]; [.A125]; [kursanci.H:.H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6-02-02" calcext:value-type="date">
            <text:p>2.02.2026</text:p>
          </table:table-cell>
          <table:table-cell table:formula="of:=IF([.G126]=&quot;TAK&quot;;[.B125]-[.C125]-[.D125]-[.E125]-[.F125]+[.H125];[.B125])" office:value-type="currency" office:currency="PLN" office:value="965.798" calcext:value-type="currency">
            <text:p>965,80 zł</text:p>
          </table:table-cell>
          <table:table-cell table:style-name="ce3" table:formula="of:=IF(OR(WEEKDAY([.A126];2)=6;WEEKDAY([.A126];2)=7);10;0)" office:value-type="float" office:value="0" calcext:value-type="float">
            <text:p>0</text:p>
          </table:table-cell>
          <table:table-cell table:formula="of:=IF(WEEKDAY([.A126];2)=2;250;0)" office:value-type="float" office:value="0" calcext:value-type="float">
            <text:p>0</text:p>
          </table:table-cell>
          <table:table-cell table:formula="of:=IF( WEEKDAY([.A126];2)=4; IF([.B126]&lt;=500;MAX(50;[.B126]/5);IF([.B126]&lt;=600;MAX(100;[.B126]/2);400)); 0)" office:value-type="float" office:value="0" calcext:value-type="float">
            <text:p>0</text:p>
          </table:table-cell>
          <table:table-cell table:formula="of:=IF(DAY([.A126])=15;600;0)" office:value-type="float" office:value="0" calcext:value-type="float">
            <text:p>0</text:p>
          </table:table-cell>
          <table:table-cell table:formula="of:=IF(AND([.A126]&gt;=DATE(2025;12;20); [.A126]&lt;=DATE(2026;1;3)); &quot;NIE&quot;; &quot;TAK&quot;)" office:value-type="string" office:string-value="TAK" calcext:value-type="string">
            <text:p>TAK</text:p>
          </table:table-cell>
          <table:table-cell table:formula="of:=SUMIF([kursanci.C:.C]; [.A126]; [kursanci.H:.H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6-02-03" calcext:value-type="date">
            <text:p>3.02.2026</text:p>
          </table:table-cell>
          <table:table-cell table:formula="of:=IF([.G127]=&quot;TAK&quot;;[.B126]-[.C126]-[.D126]-[.E126]-[.F126]+[.H126];[.B126])" office:value-type="currency" office:currency="PLN" office:value="965.798" calcext:value-type="currency">
            <text:p>965,80 zł</text:p>
          </table:table-cell>
          <table:table-cell table:style-name="ce3" table:formula="of:=IF(OR(WEEKDAY([.A127];2)=6;WEEKDAY([.A127];2)=7);10;0)" office:value-type="float" office:value="0" calcext:value-type="float">
            <text:p>0</text:p>
          </table:table-cell>
          <table:table-cell table:formula="of:=IF(WEEKDAY([.A127];2)=2;250;0)" office:value-type="float" office:value="250" calcext:value-type="float">
            <text:p>250</text:p>
          </table:table-cell>
          <table:table-cell table:formula="of:=IF( WEEKDAY([.A127];2)=4; IF([.B127]&lt;=500;MAX(50;[.B127]/5);IF([.B127]&lt;=600;MAX(100;[.B127]/2);400)); 0)" office:value-type="float" office:value="0" calcext:value-type="float">
            <text:p>0</text:p>
          </table:table-cell>
          <table:table-cell table:formula="of:=IF(DAY([.A127])=15;600;0)" office:value-type="float" office:value="0" calcext:value-type="float">
            <text:p>0</text:p>
          </table:table-cell>
          <table:table-cell table:formula="of:=IF(AND([.A127]&gt;=DATE(2025;12;20); [.A127]&lt;=DATE(2026;1;3)); &quot;NIE&quot;; &quot;TAK&quot;)" office:value-type="string" office:string-value="TAK" calcext:value-type="string">
            <text:p>TAK</text:p>
          </table:table-cell>
          <table:table-cell table:formula="of:=SUMIF([kursanci.C:.C]; [.A127]; [kursanci.H:.H])" office:value-type="float" office:value="340" calcext:value-type="float">
            <text:p>340</text:p>
          </table:table-cell>
        </table:table-row>
        <table:table-row table:style-name="ro1">
          <table:table-cell table:style-name="ce1" office:value-type="date" office:date-value="2026-02-04" calcext:value-type="date">
            <text:p>4.02.2026</text:p>
          </table:table-cell>
          <table:table-cell table:formula="of:=IF([.G128]=&quot;TAK&quot;;[.B127]-[.C127]-[.D127]-[.E127]-[.F127]+[.H127];[.B127])" office:value-type="currency" office:currency="PLN" office:value="1055.798" calcext:value-type="currency">
            <text:p>1 055,80 zł</text:p>
          </table:table-cell>
          <table:table-cell table:style-name="ce3" table:formula="of:=IF(OR(WEEKDAY([.A128];2)=6;WEEKDAY([.A128];2)=7);10;0)" office:value-type="float" office:value="0" calcext:value-type="float">
            <text:p>0</text:p>
          </table:table-cell>
          <table:table-cell table:formula="of:=IF(WEEKDAY([.A128];2)=2;250;0)" office:value-type="float" office:value="0" calcext:value-type="float">
            <text:p>0</text:p>
          </table:table-cell>
          <table:table-cell table:formula="of:=IF( WEEKDAY([.A128];2)=4; IF([.B128]&lt;=500;MAX(50;[.B128]/5);IF([.B128]&lt;=600;MAX(100;[.B128]/2);400)); 0)" office:value-type="float" office:value="0" calcext:value-type="float">
            <text:p>0</text:p>
          </table:table-cell>
          <table:table-cell table:formula="of:=IF(DAY([.A128])=15;600;0)" office:value-type="float" office:value="0" calcext:value-type="float">
            <text:p>0</text:p>
          </table:table-cell>
          <table:table-cell table:formula="of:=IF(AND([.A128]&gt;=DATE(2025;12;20); [.A128]&lt;=DATE(2026;1;3)); &quot;NIE&quot;; &quot;TAK&quot;)" office:value-type="string" office:string-value="TAK" calcext:value-type="string">
            <text:p>TAK</text:p>
          </table:table-cell>
          <table:table-cell table:formula="of:=SUMIF([kursanci.C:.C]; [.A128]; [kursanci.H:.H])" office:value-type="float" office:value="260" calcext:value-type="float">
            <text:p>260</text:p>
          </table:table-cell>
        </table:table-row>
        <table:table-row table:style-name="ro1">
          <table:table-cell table:style-name="ce1" office:value-type="date" office:date-value="2026-02-05" calcext:value-type="date">
            <text:p>5.02.2026</text:p>
          </table:table-cell>
          <table:table-cell table:formula="of:=IF([.G129]=&quot;TAK&quot;;[.B128]-[.C128]-[.D128]-[.E128]-[.F128]+[.H128];[.B128])" office:value-type="currency" office:currency="PLN" office:value="1315.798" calcext:value-type="currency">
            <text:p>1 315,80 zł</text:p>
          </table:table-cell>
          <table:table-cell table:style-name="ce3" table:formula="of:=IF(OR(WEEKDAY([.A129];2)=6;WEEKDAY([.A129];2)=7);10;0)" office:value-type="float" office:value="0" calcext:value-type="float">
            <text:p>0</text:p>
          </table:table-cell>
          <table:table-cell table:formula="of:=IF(WEEKDAY([.A129];2)=2;250;0)" office:value-type="float" office:value="0" calcext:value-type="float">
            <text:p>0</text:p>
          </table:table-cell>
          <table:table-cell table:formula="of:=IF( WEEKDAY([.A129];2)=4; IF([.B129]&lt;=500;MAX(50;[.B129]/5);IF([.B129]&lt;=600;MAX(100;[.B129]/2);400)); 0)" office:value-type="float" office:value="400" calcext:value-type="float">
            <text:p>400</text:p>
          </table:table-cell>
          <table:table-cell table:formula="of:=IF(DAY([.A129])=15;600;0)" office:value-type="float" office:value="0" calcext:value-type="float">
            <text:p>0</text:p>
          </table:table-cell>
          <table:table-cell table:formula="of:=IF(AND([.A129]&gt;=DATE(2025;12;20); [.A129]&lt;=DATE(2026;1;3)); &quot;NIE&quot;; &quot;TAK&quot;)" office:value-type="string" office:string-value="TAK" calcext:value-type="string">
            <text:p>TAK</text:p>
          </table:table-cell>
          <table:table-cell table:formula="of:=SUMIF([kursanci.C:.C]; [.A129]; [kursanci.H:.H])" office:value-type="float" office:value="325" calcext:value-type="float">
            <text:p>325</text:p>
          </table:table-cell>
        </table:table-row>
        <table:table-row table:style-name="ro1">
          <table:table-cell table:style-name="ce1" office:value-type="date" office:date-value="2026-02-06" calcext:value-type="date">
            <text:p>6.02.2026</text:p>
          </table:table-cell>
          <table:table-cell table:formula="of:=IF([.G130]=&quot;TAK&quot;;[.B129]-[.C129]-[.D129]-[.E129]-[.F129]+[.H129];[.B129])" office:value-type="currency" office:currency="PLN" office:value="1240.798" calcext:value-type="currency">
            <text:p>1 240,80 zł</text:p>
          </table:table-cell>
          <table:table-cell table:style-name="ce3" table:formula="of:=IF(OR(WEEKDAY([.A130];2)=6;WEEKDAY([.A130];2)=7);10;0)" office:value-type="float" office:value="0" calcext:value-type="float">
            <text:p>0</text:p>
          </table:table-cell>
          <table:table-cell table:formula="of:=IF(WEEKDAY([.A130];2)=2;250;0)" office:value-type="float" office:value="0" calcext:value-type="float">
            <text:p>0</text:p>
          </table:table-cell>
          <table:table-cell table:formula="of:=IF( WEEKDAY([.A130];2)=4; IF([.B130]&lt;=500;MAX(50;[.B130]/5);IF([.B130]&lt;=600;MAX(100;[.B130]/2);400)); 0)" office:value-type="float" office:value="0" calcext:value-type="float">
            <text:p>0</text:p>
          </table:table-cell>
          <table:table-cell table:formula="of:=IF(DAY([.A130])=15;600;0)" office:value-type="float" office:value="0" calcext:value-type="float">
            <text:p>0</text:p>
          </table:table-cell>
          <table:table-cell table:formula="of:=IF(AND([.A130]&gt;=DATE(2025;12;20); [.A130]&lt;=DATE(2026;1;3)); &quot;NIE&quot;; &quot;TAK&quot;)" office:value-type="string" office:string-value="TAK" calcext:value-type="string">
            <text:p>TAK</text:p>
          </table:table-cell>
          <table:table-cell table:formula="of:=SUMIF([kursanci.C:.C]; [.A130]; [kursanci.H:.H])" office:value-type="float" office:value="327.5" calcext:value-type="float">
            <text:p>327,5</text:p>
          </table:table-cell>
        </table:table-row>
        <table:table-row table:style-name="ro1">
          <table:table-cell table:style-name="ce1" office:value-type="date" office:date-value="2026-02-07" calcext:value-type="date">
            <text:p>7.02.2026</text:p>
          </table:table-cell>
          <table:table-cell table:formula="of:=IF([.G131]=&quot;TAK&quot;;[.B130]-[.C130]-[.D130]-[.E130]-[.F130]+[.H130];[.B130])" office:value-type="currency" office:currency="PLN" office:value="1568.298" calcext:value-type="currency">
            <text:p>1 568,30 zł</text:p>
          </table:table-cell>
          <table:table-cell table:style-name="ce3" table:formula="of:=IF(OR(WEEKDAY([.A131];2)=6;WEEKDAY([.A131];2)=7);10;0)" office:value-type="float" office:value="10" calcext:value-type="float">
            <text:p>10</text:p>
          </table:table-cell>
          <table:table-cell table:formula="of:=IF(WEEKDAY([.A131];2)=2;250;0)" office:value-type="float" office:value="0" calcext:value-type="float">
            <text:p>0</text:p>
          </table:table-cell>
          <table:table-cell table:formula="of:=IF( WEEKDAY([.A131];2)=4; IF([.B131]&lt;=500;MAX(50;[.B131]/5);IF([.B131]&lt;=600;MAX(100;[.B131]/2);400)); 0)" office:value-type="float" office:value="0" calcext:value-type="float">
            <text:p>0</text:p>
          </table:table-cell>
          <table:table-cell table:formula="of:=IF(DAY([.A131])=15;600;0)" office:value-type="float" office:value="0" calcext:value-type="float">
            <text:p>0</text:p>
          </table:table-cell>
          <table:table-cell table:formula="of:=IF(AND([.A131]&gt;=DATE(2025;12;20); [.A131]&lt;=DATE(2026;1;3)); &quot;NIE&quot;; &quot;TAK&quot;)" office:value-type="string" office:string-value="TAK" calcext:value-type="string">
            <text:p>TAK</text:p>
          </table:table-cell>
          <table:table-cell table:formula="of:=SUMIF([kursanci.C:.C]; [.A131]; [kursanci.H:.H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6-02-08" calcext:value-type="date">
            <text:p>8.02.2026</text:p>
          </table:table-cell>
          <table:table-cell table:formula="of:=IF([.G132]=&quot;TAK&quot;;[.B131]-[.C131]-[.D131]-[.E131]-[.F131]+[.H131];[.B131])" office:value-type="currency" office:currency="PLN" office:value="1558.298" calcext:value-type="currency">
            <text:p>1 558,30 zł</text:p>
          </table:table-cell>
          <table:table-cell table:style-name="ce3" table:formula="of:=IF(OR(WEEKDAY([.A132];2)=6;WEEKDAY([.A132];2)=7);10;0)" office:value-type="float" office:value="10" calcext:value-type="float">
            <text:p>10</text:p>
          </table:table-cell>
          <table:table-cell table:formula="of:=IF(WEEKDAY([.A132];2)=2;250;0)" office:value-type="float" office:value="0" calcext:value-type="float">
            <text:p>0</text:p>
          </table:table-cell>
          <table:table-cell table:formula="of:=IF( WEEKDAY([.A132];2)=4; IF([.B132]&lt;=500;MAX(50;[.B132]/5);IF([.B132]&lt;=600;MAX(100;[.B132]/2);400)); 0)" office:value-type="float" office:value="0" calcext:value-type="float">
            <text:p>0</text:p>
          </table:table-cell>
          <table:table-cell table:formula="of:=IF(DAY([.A132])=15;600;0)" office:value-type="float" office:value="0" calcext:value-type="float">
            <text:p>0</text:p>
          </table:table-cell>
          <table:table-cell table:formula="of:=IF(AND([.A132]&gt;=DATE(2025;12;20); [.A132]&lt;=DATE(2026;1;3)); &quot;NIE&quot;; &quot;TAK&quot;)" office:value-type="string" office:string-value="TAK" calcext:value-type="string">
            <text:p>TAK</text:p>
          </table:table-cell>
          <table:table-cell table:formula="of:=SUMIF([kursanci.C:.C]; [.A132]; [kursanci.H:.H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6-02-09" calcext:value-type="date">
            <text:p>9.02.2026</text:p>
          </table:table-cell>
          <table:table-cell table:formula="of:=IF([.G133]=&quot;TAK&quot;;[.B132]-[.C132]-[.D132]-[.E132]-[.F132]+[.H132];[.B132])" office:value-type="currency" office:currency="PLN" office:value="1548.298" calcext:value-type="currency">
            <text:p>1 548,30 zł</text:p>
          </table:table-cell>
          <table:table-cell table:style-name="ce3" table:formula="of:=IF(OR(WEEKDAY([.A133];2)=6;WEEKDAY([.A133];2)=7);10;0)" office:value-type="float" office:value="0" calcext:value-type="float">
            <text:p>0</text:p>
          </table:table-cell>
          <table:table-cell table:formula="of:=IF(WEEKDAY([.A133];2)=2;250;0)" office:value-type="float" office:value="0" calcext:value-type="float">
            <text:p>0</text:p>
          </table:table-cell>
          <table:table-cell table:formula="of:=IF( WEEKDAY([.A133];2)=4; IF([.B133]&lt;=500;MAX(50;[.B133]/5);IF([.B133]&lt;=600;MAX(100;[.B133]/2);400)); 0)" office:value-type="float" office:value="0" calcext:value-type="float">
            <text:p>0</text:p>
          </table:table-cell>
          <table:table-cell table:formula="of:=IF(DAY([.A133])=15;600;0)" office:value-type="float" office:value="0" calcext:value-type="float">
            <text:p>0</text:p>
          </table:table-cell>
          <table:table-cell table:formula="of:=IF(AND([.A133]&gt;=DATE(2025;12;20); [.A133]&lt;=DATE(2026;1;3)); &quot;NIE&quot;; &quot;TAK&quot;)" office:value-type="string" office:string-value="TAK" calcext:value-type="string">
            <text:p>TAK</text:p>
          </table:table-cell>
          <table:table-cell table:formula="of:=SUMIF([kursanci.C:.C]; [.A133]; [kursanci.H:.H])" office:value-type="float" office:value="62.5" calcext:value-type="float">
            <text:p>62,5</text:p>
          </table:table-cell>
        </table:table-row>
        <table:table-row table:style-name="ro1">
          <table:table-cell table:style-name="ce1" office:value-type="date" office:date-value="2026-02-10" calcext:value-type="date">
            <text:p>10.02.2026</text:p>
          </table:table-cell>
          <table:table-cell table:formula="of:=IF([.G134]=&quot;TAK&quot;;[.B133]-[.C133]-[.D133]-[.E133]-[.F133]+[.H133];[.B133])" office:value-type="currency" office:currency="PLN" office:value="1610.798" calcext:value-type="currency">
            <text:p>1 610,80 zł</text:p>
          </table:table-cell>
          <table:table-cell table:style-name="ce3" table:formula="of:=IF(OR(WEEKDAY([.A134];2)=6;WEEKDAY([.A134];2)=7);10;0)" office:value-type="float" office:value="0" calcext:value-type="float">
            <text:p>0</text:p>
          </table:table-cell>
          <table:table-cell table:formula="of:=IF(WEEKDAY([.A134];2)=2;250;0)" office:value-type="float" office:value="250" calcext:value-type="float">
            <text:p>250</text:p>
          </table:table-cell>
          <table:table-cell table:formula="of:=IF( WEEKDAY([.A134];2)=4; IF([.B134]&lt;=500;MAX(50;[.B134]/5);IF([.B134]&lt;=600;MAX(100;[.B134]/2);400)); 0)" office:value-type="float" office:value="0" calcext:value-type="float">
            <text:p>0</text:p>
          </table:table-cell>
          <table:table-cell table:formula="of:=IF(DAY([.A134])=15;600;0)" office:value-type="float" office:value="0" calcext:value-type="float">
            <text:p>0</text:p>
          </table:table-cell>
          <table:table-cell table:formula="of:=IF(AND([.A134]&gt;=DATE(2025;12;20); [.A134]&lt;=DATE(2026;1;3)); &quot;NIE&quot;; &quot;TAK&quot;)" office:value-type="string" office:string-value="TAK" calcext:value-type="string">
            <text:p>TAK</text:p>
          </table:table-cell>
          <table:table-cell table:formula="of:=SUMIF([kursanci.C:.C]; [.A134]; [kursanci.H:.H])" office:value-type="float" office:value="407.5" calcext:value-type="float">
            <text:p>407,5</text:p>
          </table:table-cell>
        </table:table-row>
        <table:table-row table:style-name="ro1">
          <table:table-cell table:style-name="ce1" office:value-type="date" office:date-value="2026-02-11" calcext:value-type="date">
            <text:p>11.02.2026</text:p>
          </table:table-cell>
          <table:table-cell table:formula="of:=IF([.G135]=&quot;TAK&quot;;[.B134]-[.C134]-[.D134]-[.E134]-[.F134]+[.H134];[.B134])" office:value-type="currency" office:currency="PLN" office:value="1768.298" calcext:value-type="currency">
            <text:p>1 768,30 zł</text:p>
          </table:table-cell>
          <table:table-cell table:style-name="ce3" table:formula="of:=IF(OR(WEEKDAY([.A135];2)=6;WEEKDAY([.A135];2)=7);10;0)" office:value-type="float" office:value="0" calcext:value-type="float">
            <text:p>0</text:p>
          </table:table-cell>
          <table:table-cell table:formula="of:=IF(WEEKDAY([.A135];2)=2;250;0)" office:value-type="float" office:value="0" calcext:value-type="float">
            <text:p>0</text:p>
          </table:table-cell>
          <table:table-cell table:formula="of:=IF( WEEKDAY([.A135];2)=4; IF([.B135]&lt;=500;MAX(50;[.B135]/5);IF([.B135]&lt;=600;MAX(100;[.B135]/2);400)); 0)" office:value-type="float" office:value="0" calcext:value-type="float">
            <text:p>0</text:p>
          </table:table-cell>
          <table:table-cell table:formula="of:=IF(DAY([.A135])=15;600;0)" office:value-type="float" office:value="0" calcext:value-type="float">
            <text:p>0</text:p>
          </table:table-cell>
          <table:table-cell table:formula="of:=IF(AND([.A135]&gt;=DATE(2025;12;20); [.A135]&lt;=DATE(2026;1;3)); &quot;NIE&quot;; &quot;TAK&quot;)" office:value-type="string" office:string-value="TAK" calcext:value-type="string">
            <text:p>TAK</text:p>
          </table:table-cell>
          <table:table-cell table:formula="of:=SUMIF([kursanci.C:.C]; [.A135]; [kursanci.H:.H])" office:value-type="float" office:value="275" calcext:value-type="float">
            <text:p>275</text:p>
          </table:table-cell>
        </table:table-row>
        <table:table-row table:style-name="ro1">
          <table:table-cell table:style-name="ce1" office:value-type="date" office:date-value="2026-02-12" calcext:value-type="date">
            <text:p>12.02.2026</text:p>
          </table:table-cell>
          <table:table-cell table:formula="of:=IF([.G136]=&quot;TAK&quot;;[.B135]-[.C135]-[.D135]-[.E135]-[.F135]+[.H135];[.B135])" office:value-type="currency" office:currency="PLN" office:value="2043.298" calcext:value-type="currency">
            <text:p>2 043,30 zł</text:p>
          </table:table-cell>
          <table:table-cell table:style-name="ce3" table:formula="of:=IF(OR(WEEKDAY([.A136];2)=6;WEEKDAY([.A136];2)=7);10;0)" office:value-type="float" office:value="0" calcext:value-type="float">
            <text:p>0</text:p>
          </table:table-cell>
          <table:table-cell table:formula="of:=IF(WEEKDAY([.A136];2)=2;250;0)" office:value-type="float" office:value="0" calcext:value-type="float">
            <text:p>0</text:p>
          </table:table-cell>
          <table:table-cell table:formula="of:=IF( WEEKDAY([.A136];2)=4; IF([.B136]&lt;=500;MAX(50;[.B136]/5);IF([.B136]&lt;=600;MAX(100;[.B136]/2);400)); 0)" office:value-type="float" office:value="400" calcext:value-type="float">
            <text:p>400</text:p>
          </table:table-cell>
          <table:table-cell table:formula="of:=IF(DAY([.A136])=15;600;0)" office:value-type="float" office:value="0" calcext:value-type="float">
            <text:p>0</text:p>
          </table:table-cell>
          <table:table-cell table:formula="of:=IF(AND([.A136]&gt;=DATE(2025;12;20); [.A136]&lt;=DATE(2026;1;3)); &quot;NIE&quot;; &quot;TAK&quot;)" office:value-type="string" office:string-value="TAK" calcext:value-type="string">
            <text:p>TAK</text:p>
          </table:table-cell>
          <table:table-cell table:formula="of:=SUMIF([kursanci.C:.C]; [.A136]; [kursanci.H:.H])" office:value-type="float" office:value="227.5" calcext:value-type="float">
            <text:p>227,5</text:p>
          </table:table-cell>
        </table:table-row>
        <table:table-row table:style-name="ro1">
          <table:table-cell table:style-name="ce1" office:value-type="date" office:date-value="2026-02-13" calcext:value-type="date">
            <text:p>13.02.2026</text:p>
          </table:table-cell>
          <table:table-cell table:formula="of:=IF([.G137]=&quot;TAK&quot;;[.B136]-[.C136]-[.D136]-[.E136]-[.F136]+[.H136];[.B136])" office:value-type="currency" office:currency="PLN" office:value="1870.798" calcext:value-type="currency">
            <text:p>1 870,80 zł</text:p>
          </table:table-cell>
          <table:table-cell table:style-name="ce3" table:formula="of:=IF(OR(WEEKDAY([.A137];2)=6;WEEKDAY([.A137];2)=7);10;0)" office:value-type="float" office:value="0" calcext:value-type="float">
            <text:p>0</text:p>
          </table:table-cell>
          <table:table-cell table:formula="of:=IF(WEEKDAY([.A137];2)=2;250;0)" office:value-type="float" office:value="0" calcext:value-type="float">
            <text:p>0</text:p>
          </table:table-cell>
          <table:table-cell table:formula="of:=IF( WEEKDAY([.A137];2)=4; IF([.B137]&lt;=500;MAX(50;[.B137]/5);IF([.B137]&lt;=600;MAX(100;[.B137]/2);400)); 0)" office:value-type="float" office:value="0" calcext:value-type="float">
            <text:p>0</text:p>
          </table:table-cell>
          <table:table-cell table:formula="of:=IF(DAY([.A137])=15;600;0)" office:value-type="float" office:value="0" calcext:value-type="float">
            <text:p>0</text:p>
          </table:table-cell>
          <table:table-cell table:formula="of:=IF(AND([.A137]&gt;=DATE(2025;12;20); [.A137]&lt;=DATE(2026;1;3)); &quot;NIE&quot;; &quot;TAK&quot;)" office:value-type="string" office:string-value="TAK" calcext:value-type="string">
            <text:p>TAK</text:p>
          </table:table-cell>
          <table:table-cell table:formula="of:=SUMIF([kursanci.C:.C]; [.A137]; [kursanci.H:.H])" office:value-type="float" office:value="265" calcext:value-type="float">
            <text:p>265</text:p>
          </table:table-cell>
        </table:table-row>
        <table:table-row table:style-name="ro1">
          <table:table-cell table:style-name="ce1" office:value-type="date" office:date-value="2026-02-14" calcext:value-type="date">
            <text:p>14.02.2026</text:p>
          </table:table-cell>
          <table:table-cell table:formula="of:=IF([.G138]=&quot;TAK&quot;;[.B137]-[.C137]-[.D137]-[.E137]-[.F137]+[.H137];[.B137])" office:value-type="currency" office:currency="PLN" office:value="2135.798" calcext:value-type="currency">
            <text:p>2 135,80 zł</text:p>
          </table:table-cell>
          <table:table-cell table:style-name="ce3" table:formula="of:=IF(OR(WEEKDAY([.A138];2)=6;WEEKDAY([.A138];2)=7);10;0)" office:value-type="float" office:value="10" calcext:value-type="float">
            <text:p>10</text:p>
          </table:table-cell>
          <table:table-cell table:formula="of:=IF(WEEKDAY([.A138];2)=2;250;0)" office:value-type="float" office:value="0" calcext:value-type="float">
            <text:p>0</text:p>
          </table:table-cell>
          <table:table-cell table:formula="of:=IF( WEEKDAY([.A138];2)=4; IF([.B138]&lt;=500;MAX(50;[.B138]/5);IF([.B138]&lt;=600;MAX(100;[.B138]/2);400)); 0)" office:value-type="float" office:value="0" calcext:value-type="float">
            <text:p>0</text:p>
          </table:table-cell>
          <table:table-cell table:formula="of:=IF(DAY([.A138])=15;600;0)" office:value-type="float" office:value="0" calcext:value-type="float">
            <text:p>0</text:p>
          </table:table-cell>
          <table:table-cell table:formula="of:=IF(AND([.A138]&gt;=DATE(2025;12;20); [.A138]&lt;=DATE(2026;1;3)); &quot;NIE&quot;; &quot;TAK&quot;)" office:value-type="string" office:string-value="TAK" calcext:value-type="string">
            <text:p>TAK</text:p>
          </table:table-cell>
          <table:table-cell table:formula="of:=SUMIF([kursanci.C:.C]; [.A138]; [kursanci.H:.H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6-02-15" calcext:value-type="date">
            <text:p>15.02.2026</text:p>
          </table:table-cell>
          <table:table-cell table:formula="of:=IF([.G139]=&quot;TAK&quot;;[.B138]-[.C138]-[.D138]-[.E138]-[.F138]+[.H138];[.B138])" office:value-type="currency" office:currency="PLN" office:value="2125.798" calcext:value-type="currency">
            <text:p>2 125,80 zł</text:p>
          </table:table-cell>
          <table:table-cell table:style-name="ce3" table:formula="of:=IF(OR(WEEKDAY([.A139];2)=6;WEEKDAY([.A139];2)=7);10;0)" office:value-type="float" office:value="10" calcext:value-type="float">
            <text:p>10</text:p>
          </table:table-cell>
          <table:table-cell table:formula="of:=IF(WEEKDAY([.A139];2)=2;250;0)" office:value-type="float" office:value="0" calcext:value-type="float">
            <text:p>0</text:p>
          </table:table-cell>
          <table:table-cell table:formula="of:=IF( WEEKDAY([.A139];2)=4; IF([.B139]&lt;=500;MAX(50;[.B139]/5);IF([.B139]&lt;=600;MAX(100;[.B139]/2);400)); 0)" office:value-type="float" office:value="0" calcext:value-type="float">
            <text:p>0</text:p>
          </table:table-cell>
          <table:table-cell table:formula="of:=IF(DAY([.A139])=15;600;0)" office:value-type="float" office:value="600" calcext:value-type="float">
            <text:p>600</text:p>
          </table:table-cell>
          <table:table-cell table:formula="of:=IF(AND([.A139]&gt;=DATE(2025;12;20); [.A139]&lt;=DATE(2026;1;3)); &quot;NIE&quot;; &quot;TAK&quot;)" office:value-type="string" office:string-value="TAK" calcext:value-type="string">
            <text:p>TAK</text:p>
          </table:table-cell>
          <table:table-cell table:formula="of:=SUMIF([kursanci.C:.C]; [.A139]; [kursanci.H:.H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6-02-16" calcext:value-type="date">
            <text:p>16.02.2026</text:p>
          </table:table-cell>
          <table:table-cell table:formula="of:=IF([.G140]=&quot;TAK&quot;;[.B139]-[.C139]-[.D139]-[.E139]-[.F139]+[.H139];[.B139])" office:value-type="currency" office:currency="PLN" office:value="1515.798" calcext:value-type="currency">
            <text:p>1 515,80 zł</text:p>
          </table:table-cell>
          <table:table-cell table:style-name="ce3" table:formula="of:=IF(OR(WEEKDAY([.A140];2)=6;WEEKDAY([.A140];2)=7);10;0)" office:value-type="float" office:value="0" calcext:value-type="float">
            <text:p>0</text:p>
          </table:table-cell>
          <table:table-cell table:formula="of:=IF(WEEKDAY([.A140];2)=2;250;0)" office:value-type="float" office:value="0" calcext:value-type="float">
            <text:p>0</text:p>
          </table:table-cell>
          <table:table-cell table:formula="of:=IF( WEEKDAY([.A140];2)=4; IF([.B140]&lt;=500;MAX(50;[.B140]/5);IF([.B140]&lt;=600;MAX(100;[.B140]/2);400)); 0)" office:value-type="float" office:value="0" calcext:value-type="float">
            <text:p>0</text:p>
          </table:table-cell>
          <table:table-cell table:formula="of:=IF(DAY([.A140])=15;600;0)" office:value-type="float" office:value="0" calcext:value-type="float">
            <text:p>0</text:p>
          </table:table-cell>
          <table:table-cell table:formula="of:=IF(AND([.A140]&gt;=DATE(2025;12;20); [.A140]&lt;=DATE(2026;1;3)); &quot;NIE&quot;; &quot;TAK&quot;)" office:value-type="string" office:string-value="TAK" calcext:value-type="string">
            <text:p>TAK</text:p>
          </table:table-cell>
          <table:table-cell table:formula="of:=SUMIF([kursanci.C:.C]; [.A140]; [kursanci.H:.H])" office:value-type="float" office:value="135" calcext:value-type="float">
            <text:p>135</text:p>
          </table:table-cell>
        </table:table-row>
        <table:table-row table:style-name="ro1">
          <table:table-cell table:style-name="ce1" office:value-type="date" office:date-value="2026-02-17" calcext:value-type="date">
            <text:p>17.02.2026</text:p>
          </table:table-cell>
          <table:table-cell table:formula="of:=IF([.G141]=&quot;TAK&quot;;[.B140]-[.C140]-[.D140]-[.E140]-[.F140]+[.H140];[.B140])" office:value-type="currency" office:currency="PLN" office:value="1650.798" calcext:value-type="currency">
            <text:p>1 650,80 zł</text:p>
          </table:table-cell>
          <table:table-cell table:style-name="ce3" table:formula="of:=IF(OR(WEEKDAY([.A141];2)=6;WEEKDAY([.A141];2)=7);10;0)" office:value-type="float" office:value="0" calcext:value-type="float">
            <text:p>0</text:p>
          </table:table-cell>
          <table:table-cell table:formula="of:=IF(WEEKDAY([.A141];2)=2;250;0)" office:value-type="float" office:value="250" calcext:value-type="float">
            <text:p>250</text:p>
          </table:table-cell>
          <table:table-cell table:formula="of:=IF( WEEKDAY([.A141];2)=4; IF([.B141]&lt;=500;MAX(50;[.B141]/5);IF([.B141]&lt;=600;MAX(100;[.B141]/2);400)); 0)" office:value-type="float" office:value="0" calcext:value-type="float">
            <text:p>0</text:p>
          </table:table-cell>
          <table:table-cell table:formula="of:=IF(DAY([.A141])=15;600;0)" office:value-type="float" office:value="0" calcext:value-type="float">
            <text:p>0</text:p>
          </table:table-cell>
          <table:table-cell table:formula="of:=IF(AND([.A141]&gt;=DATE(2025;12;20); [.A141]&lt;=DATE(2026;1;3)); &quot;NIE&quot;; &quot;TAK&quot;)" office:value-type="string" office:string-value="TAK" calcext:value-type="string">
            <text:p>TAK</text:p>
          </table:table-cell>
          <table:table-cell table:formula="of:=SUMIF([kursanci.C:.C]; [.A141]; [kursanci.H:.H])" office:value-type="float" office:value="317.5" calcext:value-type="float">
            <text:p>317,5</text:p>
          </table:table-cell>
        </table:table-row>
        <table:table-row table:style-name="ro1">
          <table:table-cell table:style-name="ce1" office:value-type="date" office:date-value="2026-02-18" calcext:value-type="date">
            <text:p>18.02.2026</text:p>
          </table:table-cell>
          <table:table-cell table:formula="of:=IF([.G142]=&quot;TAK&quot;;[.B141]-[.C141]-[.D141]-[.E141]-[.F141]+[.H141];[.B141])" office:value-type="currency" office:currency="PLN" office:value="1718.298" calcext:value-type="currency">
            <text:p>1 718,30 zł</text:p>
          </table:table-cell>
          <table:table-cell table:style-name="ce3" table:formula="of:=IF(OR(WEEKDAY([.A142];2)=6;WEEKDAY([.A142];2)=7);10;0)" office:value-type="float" office:value="0" calcext:value-type="float">
            <text:p>0</text:p>
          </table:table-cell>
          <table:table-cell table:formula="of:=IF(WEEKDAY([.A142];2)=2;250;0)" office:value-type="float" office:value="0" calcext:value-type="float">
            <text:p>0</text:p>
          </table:table-cell>
          <table:table-cell table:formula="of:=IF( WEEKDAY([.A142];2)=4; IF([.B142]&lt;=500;MAX(50;[.B142]/5);IF([.B142]&lt;=600;MAX(100;[.B142]/2);400)); 0)" office:value-type="float" office:value="0" calcext:value-type="float">
            <text:p>0</text:p>
          </table:table-cell>
          <table:table-cell table:formula="of:=IF(DAY([.A142])=15;600;0)" office:value-type="float" office:value="0" calcext:value-type="float">
            <text:p>0</text:p>
          </table:table-cell>
          <table:table-cell table:formula="of:=IF(AND([.A142]&gt;=DATE(2025;12;20); [.A142]&lt;=DATE(2026;1;3)); &quot;NIE&quot;; &quot;TAK&quot;)" office:value-type="string" office:string-value="TAK" calcext:value-type="string">
            <text:p>TAK</text:p>
          </table:table-cell>
          <table:table-cell table:formula="of:=SUMIF([kursanci.C:.C]; [.A142]; [kursanci.H:.H])" office:value-type="float" office:value="255" calcext:value-type="float">
            <text:p>255</text:p>
          </table:table-cell>
        </table:table-row>
        <table:table-row table:style-name="ro1">
          <table:table-cell table:style-name="ce1" office:value-type="date" office:date-value="2026-02-19" calcext:value-type="date">
            <text:p>19.02.2026</text:p>
          </table:table-cell>
          <table:table-cell table:formula="of:=IF([.G143]=&quot;TAK&quot;;[.B142]-[.C142]-[.D142]-[.E142]-[.F142]+[.H142];[.B142])" office:value-type="currency" office:currency="PLN" office:value="1973.298" calcext:value-type="currency">
            <text:p>1 973,30 zł</text:p>
          </table:table-cell>
          <table:table-cell table:style-name="ce3" table:formula="of:=IF(OR(WEEKDAY([.A143];2)=6;WEEKDAY([.A143];2)=7);10;0)" office:value-type="float" office:value="0" calcext:value-type="float">
            <text:p>0</text:p>
          </table:table-cell>
          <table:table-cell table:formula="of:=IF(WEEKDAY([.A143];2)=2;250;0)" office:value-type="float" office:value="0" calcext:value-type="float">
            <text:p>0</text:p>
          </table:table-cell>
          <table:table-cell table:formula="of:=IF( WEEKDAY([.A143];2)=4; IF([.B143]&lt;=500;MAX(50;[.B143]/5);IF([.B143]&lt;=600;MAX(100;[.B143]/2);400)); 0)" office:value-type="float" office:value="400" calcext:value-type="float">
            <text:p>400</text:p>
          </table:table-cell>
          <table:table-cell table:formula="of:=IF(DAY([.A143])=15;600;0)" office:value-type="float" office:value="0" calcext:value-type="float">
            <text:p>0</text:p>
          </table:table-cell>
          <table:table-cell table:formula="of:=IF(AND([.A143]&gt;=DATE(2025;12;20); [.A143]&lt;=DATE(2026;1;3)); &quot;NIE&quot;; &quot;TAK&quot;)" office:value-type="string" office:string-value="TAK" calcext:value-type="string">
            <text:p>TAK</text:p>
          </table:table-cell>
          <table:table-cell table:formula="of:=SUMIF([kursanci.C:.C]; [.A143]; [kursanci.H:.H])"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date" office:date-value="2026-02-20" calcext:value-type="date">
            <text:p>20.02.2026</text:p>
          </table:table-cell>
          <table:table-cell table:formula="of:=IF([.G144]=&quot;TAK&quot;;[.B143]-[.C143]-[.D143]-[.E143]-[.F143]+[.H143];[.B143])" office:value-type="currency" office:currency="PLN" office:value="1673.298" calcext:value-type="currency">
            <text:p>1 673,30 zł</text:p>
          </table:table-cell>
          <table:table-cell table:style-name="ce3" table:formula="of:=IF(OR(WEEKDAY([.A144];2)=6;WEEKDAY([.A144];2)=7);10;0)" office:value-type="float" office:value="0" calcext:value-type="float">
            <text:p>0</text:p>
          </table:table-cell>
          <table:table-cell table:formula="of:=IF(WEEKDAY([.A144];2)=2;250;0)" office:value-type="float" office:value="0" calcext:value-type="float">
            <text:p>0</text:p>
          </table:table-cell>
          <table:table-cell table:formula="of:=IF( WEEKDAY([.A144];2)=4; IF([.B144]&lt;=500;MAX(50;[.B144]/5);IF([.B144]&lt;=600;MAX(100;[.B144]/2);400)); 0)" office:value-type="float" office:value="0" calcext:value-type="float">
            <text:p>0</text:p>
          </table:table-cell>
          <table:table-cell table:formula="of:=IF(DAY([.A144])=15;600;0)" office:value-type="float" office:value="0" calcext:value-type="float">
            <text:p>0</text:p>
          </table:table-cell>
          <table:table-cell table:formula="of:=IF(AND([.A144]&gt;=DATE(2025;12;20); [.A144]&lt;=DATE(2026;1;3)); &quot;NIE&quot;; &quot;TAK&quot;)" office:value-type="string" office:string-value="TAK" calcext:value-type="string">
            <text:p>TAK</text:p>
          </table:table-cell>
          <table:table-cell table:formula="of:=SUMIF([kursanci.C:.C]; [.A144]; [kursanci.H:.H])" office:value-type="float" office:value="382.5" calcext:value-type="float">
            <text:p>382,5</text:p>
          </table:table-cell>
        </table:table-row>
        <table:table-row table:style-name="ro1">
          <table:table-cell table:style-name="ce1" office:value-type="date" office:date-value="2026-02-21" calcext:value-type="date">
            <text:p>21.02.2026</text:p>
          </table:table-cell>
          <table:table-cell table:formula="of:=IF([.G145]=&quot;TAK&quot;;[.B144]-[.C144]-[.D144]-[.E144]-[.F144]+[.H144];[.B144])" office:value-type="currency" office:currency="PLN" office:value="2055.798" calcext:value-type="currency">
            <text:p>2 055,80 zł</text:p>
          </table:table-cell>
          <table:table-cell table:style-name="ce3" table:formula="of:=IF(OR(WEEKDAY([.A145];2)=6;WEEKDAY([.A145];2)=7);10;0)" office:value-type="float" office:value="10" calcext:value-type="float">
            <text:p>10</text:p>
          </table:table-cell>
          <table:table-cell table:formula="of:=IF(WEEKDAY([.A145];2)=2;250;0)" office:value-type="float" office:value="0" calcext:value-type="float">
            <text:p>0</text:p>
          </table:table-cell>
          <table:table-cell table:formula="of:=IF( WEEKDAY([.A145];2)=4; IF([.B145]&lt;=500;MAX(50;[.B145]/5);IF([.B145]&lt;=600;MAX(100;[.B145]/2);400)); 0)" office:value-type="float" office:value="0" calcext:value-type="float">
            <text:p>0</text:p>
          </table:table-cell>
          <table:table-cell table:formula="of:=IF(DAY([.A145])=15;600;0)" office:value-type="float" office:value="0" calcext:value-type="float">
            <text:p>0</text:p>
          </table:table-cell>
          <table:table-cell table:formula="of:=IF(AND([.A145]&gt;=DATE(2025;12;20); [.A145]&lt;=DATE(2026;1;3)); &quot;NIE&quot;; &quot;TAK&quot;)" office:value-type="string" office:string-value="TAK" calcext:value-type="string">
            <text:p>TAK</text:p>
          </table:table-cell>
          <table:table-cell table:formula="of:=SUMIF([kursanci.C:.C]; [.A145]; [kursanci.H:.H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6-02-22" calcext:value-type="date">
            <text:p>22.02.2026</text:p>
          </table:table-cell>
          <table:table-cell table:formula="of:=IF([.G146]=&quot;TAK&quot;;[.B145]-[.C145]-[.D145]-[.E145]-[.F145]+[.H145];[.B145])" office:value-type="currency" office:currency="PLN" office:value="2045.798" calcext:value-type="currency">
            <text:p>2 045,80 zł</text:p>
          </table:table-cell>
          <table:table-cell table:style-name="ce3" table:formula="of:=IF(OR(WEEKDAY([.A146];2)=6;WEEKDAY([.A146];2)=7);10;0)" office:value-type="float" office:value="10" calcext:value-type="float">
            <text:p>10</text:p>
          </table:table-cell>
          <table:table-cell table:formula="of:=IF(WEEKDAY([.A146];2)=2;250;0)" office:value-type="float" office:value="0" calcext:value-type="float">
            <text:p>0</text:p>
          </table:table-cell>
          <table:table-cell table:formula="of:=IF( WEEKDAY([.A146];2)=4; IF([.B146]&lt;=500;MAX(50;[.B146]/5);IF([.B146]&lt;=600;MAX(100;[.B146]/2);400)); 0)" office:value-type="float" office:value="0" calcext:value-type="float">
            <text:p>0</text:p>
          </table:table-cell>
          <table:table-cell table:formula="of:=IF(DAY([.A146])=15;600;0)" office:value-type="float" office:value="0" calcext:value-type="float">
            <text:p>0</text:p>
          </table:table-cell>
          <table:table-cell table:formula="of:=IF(AND([.A146]&gt;=DATE(2025;12;20); [.A146]&lt;=DATE(2026;1;3)); &quot;NIE&quot;; &quot;TAK&quot;)" office:value-type="string" office:string-value="TAK" calcext:value-type="string">
            <text:p>TAK</text:p>
          </table:table-cell>
          <table:table-cell table:formula="of:=SUMIF([kursanci.C:.C]; [.A146]; [kursanci.H:.H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6-02-23" calcext:value-type="date">
            <text:p>23.02.2026</text:p>
          </table:table-cell>
          <table:table-cell table:formula="of:=IF([.G147]=&quot;TAK&quot;;[.B146]-[.C146]-[.D146]-[.E146]-[.F146]+[.H146];[.B146])" office:value-type="currency" office:currency="PLN" office:value="2035.798" calcext:value-type="currency">
            <text:p>2 035,80 zł</text:p>
          </table:table-cell>
          <table:table-cell table:style-name="ce3" table:formula="of:=IF(OR(WEEKDAY([.A147];2)=6;WEEKDAY([.A147];2)=7);10;0)" office:value-type="float" office:value="0" calcext:value-type="float">
            <text:p>0</text:p>
          </table:table-cell>
          <table:table-cell table:formula="of:=IF(WEEKDAY([.A147];2)=2;250;0)" office:value-type="float" office:value="0" calcext:value-type="float">
            <text:p>0</text:p>
          </table:table-cell>
          <table:table-cell table:formula="of:=IF( WEEKDAY([.A147];2)=4; IF([.B147]&lt;=500;MAX(50;[.B147]/5);IF([.B147]&lt;=600;MAX(100;[.B147]/2);400)); 0)" office:value-type="float" office:value="0" calcext:value-type="float">
            <text:p>0</text:p>
          </table:table-cell>
          <table:table-cell table:formula="of:=IF(DAY([.A147])=15;600;0)" office:value-type="float" office:value="0" calcext:value-type="float">
            <text:p>0</text:p>
          </table:table-cell>
          <table:table-cell table:formula="of:=IF(AND([.A147]&gt;=DATE(2025;12;20); [.A147]&lt;=DATE(2026;1;3)); &quot;NIE&quot;; &quot;TAK&quot;)" office:value-type="string" office:string-value="TAK" calcext:value-type="string">
            <text:p>TAK</text:p>
          </table:table-cell>
          <table:table-cell table:formula="of:=SUMIF([kursanci.C:.C]; [.A147]; [kursanci.H:.H])" office:value-type="float" office:value="50" calcext:value-type="float">
            <text:p>50</text:p>
          </table:table-cell>
        </table:table-row>
        <table:table-row table:style-name="ro1">
          <table:table-cell table:style-name="ce1" office:value-type="date" office:date-value="2026-02-24" calcext:value-type="date">
            <text:p>24.02.2026</text:p>
          </table:table-cell>
          <table:table-cell table:formula="of:=IF([.G148]=&quot;TAK&quot;;[.B147]-[.C147]-[.D147]-[.E147]-[.F147]+[.H147];[.B147])" office:value-type="currency" office:currency="PLN" office:value="2085.798" calcext:value-type="currency">
            <text:p>2 085,80 zł</text:p>
          </table:table-cell>
          <table:table-cell table:style-name="ce3" table:formula="of:=IF(OR(WEEKDAY([.A148];2)=6;WEEKDAY([.A148];2)=7);10;0)" office:value-type="float" office:value="0" calcext:value-type="float">
            <text:p>0</text:p>
          </table:table-cell>
          <table:table-cell table:formula="of:=IF(WEEKDAY([.A148];2)=2;250;0)" office:value-type="float" office:value="250" calcext:value-type="float">
            <text:p>250</text:p>
          </table:table-cell>
          <table:table-cell table:formula="of:=IF( WEEKDAY([.A148];2)=4; IF([.B148]&lt;=500;MAX(50;[.B148]/5);IF([.B148]&lt;=600;MAX(100;[.B148]/2);400)); 0)" office:value-type="float" office:value="0" calcext:value-type="float">
            <text:p>0</text:p>
          </table:table-cell>
          <table:table-cell table:formula="of:=IF(DAY([.A148])=15;600;0)" office:value-type="float" office:value="0" calcext:value-type="float">
            <text:p>0</text:p>
          </table:table-cell>
          <table:table-cell table:formula="of:=IF(AND([.A148]&gt;=DATE(2025;12;20); [.A148]&lt;=DATE(2026;1;3)); &quot;NIE&quot;; &quot;TAK&quot;)" office:value-type="string" office:string-value="TAK" calcext:value-type="string">
            <text:p>TAK</text:p>
          </table:table-cell>
          <table:table-cell table:formula="of:=SUMIF([kursanci.C:.C]; [.A148]; [kursanci.H:.H])" office:value-type="float" office:value="225" calcext:value-type="float">
            <text:p>225</text:p>
          </table:table-cell>
        </table:table-row>
        <table:table-row table:style-name="ro1">
          <table:table-cell table:style-name="ce1" office:value-type="date" office:date-value="2026-02-25" calcext:value-type="date">
            <text:p>25.02.2026</text:p>
          </table:table-cell>
          <table:table-cell table:formula="of:=IF([.G149]=&quot;TAK&quot;;[.B148]-[.C148]-[.D148]-[.E148]-[.F148]+[.H148];[.B148])" office:value-type="currency" office:currency="PLN" office:value="2060.798" calcext:value-type="currency">
            <text:p>2 060,80 zł</text:p>
          </table:table-cell>
          <table:table-cell table:style-name="ce3" table:formula="of:=IF(OR(WEEKDAY([.A149];2)=6;WEEKDAY([.A149];2)=7);10;0)" office:value-type="float" office:value="0" calcext:value-type="float">
            <text:p>0</text:p>
          </table:table-cell>
          <table:table-cell table:formula="of:=IF(WEEKDAY([.A149];2)=2;250;0)" office:value-type="float" office:value="0" calcext:value-type="float">
            <text:p>0</text:p>
          </table:table-cell>
          <table:table-cell table:formula="of:=IF( WEEKDAY([.A149];2)=4; IF([.B149]&lt;=500;MAX(50;[.B149]/5);IF([.B149]&lt;=600;MAX(100;[.B149]/2);400)); 0)" office:value-type="float" office:value="0" calcext:value-type="float">
            <text:p>0</text:p>
          </table:table-cell>
          <table:table-cell table:formula="of:=IF(DAY([.A149])=15;600;0)" office:value-type="float" office:value="0" calcext:value-type="float">
            <text:p>0</text:p>
          </table:table-cell>
          <table:table-cell table:formula="of:=IF(AND([.A149]&gt;=DATE(2025;12;20); [.A149]&lt;=DATE(2026;1;3)); &quot;NIE&quot;; &quot;TAK&quot;)" office:value-type="string" office:string-value="TAK" calcext:value-type="string">
            <text:p>TAK</text:p>
          </table:table-cell>
          <table:table-cell table:formula="of:=SUMIF([kursanci.C:.C]; [.A149]; [kursanci.H:.H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6-02-26" calcext:value-type="date">
            <text:p>26.02.2026</text:p>
          </table:table-cell>
          <table:table-cell table:formula="of:=IF([.G150]=&quot;TAK&quot;;[.B149]-[.C149]-[.D149]-[.E149]-[.F149]+[.H149];[.B149])" office:value-type="currency" office:currency="PLN" office:value="2060.798" calcext:value-type="currency">
            <text:p>2 060,80 zł</text:p>
          </table:table-cell>
          <table:table-cell table:style-name="ce3" table:formula="of:=IF(OR(WEEKDAY([.A150];2)=6;WEEKDAY([.A150];2)=7);10;0)" office:value-type="float" office:value="0" calcext:value-type="float">
            <text:p>0</text:p>
          </table:table-cell>
          <table:table-cell table:formula="of:=IF(WEEKDAY([.A150];2)=2;250;0)" office:value-type="float" office:value="0" calcext:value-type="float">
            <text:p>0</text:p>
          </table:table-cell>
          <table:table-cell table:formula="of:=IF( WEEKDAY([.A150];2)=4; IF([.B150]&lt;=500;MAX(50;[.B150]/5);IF([.B150]&lt;=600;MAX(100;[.B150]/2);400)); 0)" office:value-type="float" office:value="400" calcext:value-type="float">
            <text:p>400</text:p>
          </table:table-cell>
          <table:table-cell table:formula="of:=IF(DAY([.A150])=15;600;0)" office:value-type="float" office:value="0" calcext:value-type="float">
            <text:p>0</text:p>
          </table:table-cell>
          <table:table-cell table:formula="of:=IF(AND([.A150]&gt;=DATE(2025;12;20); [.A150]&lt;=DATE(2026;1;3)); &quot;NIE&quot;; &quot;TAK&quot;)" office:value-type="string" office:string-value="TAK" calcext:value-type="string">
            <text:p>TAK</text:p>
          </table:table-cell>
          <table:table-cell table:formula="of:=SUMIF([kursanci.C:.C]; [.A150]; [kursanci.H:.H])" office:value-type="float" office:value="220" calcext:value-type="float">
            <text:p>220</text:p>
          </table:table-cell>
        </table:table-row>
        <table:table-row table:style-name="ro1">
          <table:table-cell table:style-name="ce1" office:value-type="date" office:date-value="2026-02-27" calcext:value-type="date">
            <text:p>27.02.2026</text:p>
          </table:table-cell>
          <table:table-cell table:formula="of:=IF([.G151]=&quot;TAK&quot;;[.B150]-[.C150]-[.D150]-[.E150]-[.F150]+[.H150];[.B150])" office:value-type="currency" office:currency="PLN" office:value="1880.798" calcext:value-type="currency">
            <text:p>1 880,80 zł</text:p>
          </table:table-cell>
          <table:table-cell table:style-name="ce3" table:formula="of:=IF(OR(WEEKDAY([.A151];2)=6;WEEKDAY([.A151];2)=7);10;0)" office:value-type="float" office:value="0" calcext:value-type="float">
            <text:p>0</text:p>
          </table:table-cell>
          <table:table-cell table:formula="of:=IF(WEEKDAY([.A151];2)=2;250;0)" office:value-type="float" office:value="0" calcext:value-type="float">
            <text:p>0</text:p>
          </table:table-cell>
          <table:table-cell table:formula="of:=IF( WEEKDAY([.A151];2)=4; IF([.B151]&lt;=500;MAX(50;[.B151]/5);IF([.B151]&lt;=600;MAX(100;[.B151]/2);400)); 0)" office:value-type="float" office:value="0" calcext:value-type="float">
            <text:p>0</text:p>
          </table:table-cell>
          <table:table-cell table:formula="of:=IF(DAY([.A151])=15;600;0)" office:value-type="float" office:value="0" calcext:value-type="float">
            <text:p>0</text:p>
          </table:table-cell>
          <table:table-cell table:formula="of:=IF(AND([.A151]&gt;=DATE(2025;12;20); [.A151]&lt;=DATE(2026;1;3)); &quot;NIE&quot;; &quot;TAK&quot;)" office:value-type="string" office:string-value="TAK" calcext:value-type="string">
            <text:p>TAK</text:p>
          </table:table-cell>
          <table:table-cell table:formula="of:=SUMIF([kursanci.C:.C]; [.A151]; [kursanci.H:.H])" office:value-type="float" office:value="290" calcext:value-type="float">
            <text:p>290</text:p>
          </table:table-cell>
        </table:table-row>
        <table:table-row table:style-name="ro1">
          <table:table-cell table:style-name="ce1" office:value-type="date" office:date-value="2026-02-28" calcext:value-type="date">
            <text:p>28.02.2026</text:p>
          </table:table-cell>
          <table:table-cell table:formula="of:=IF([.G152]=&quot;TAK&quot;;[.B151]-[.C151]-[.D151]-[.E151]-[.F151]+[.H151];[.B151])" office:value-type="currency" office:currency="PLN" office:value="2170.798" calcext:value-type="currency">
            <text:p>2 170,80 zł</text:p>
          </table:table-cell>
          <table:table-cell table:style-name="ce3" table:formula="of:=IF(OR(WEEKDAY([.A152];2)=6;WEEKDAY([.A152];2)=7);10;0)" office:value-type="float" office:value="10" calcext:value-type="float">
            <text:p>10</text:p>
          </table:table-cell>
          <table:table-cell table:formula="of:=IF(WEEKDAY([.A152];2)=2;250;0)" office:value-type="float" office:value="0" calcext:value-type="float">
            <text:p>0</text:p>
          </table:table-cell>
          <table:table-cell table:formula="of:=IF( WEEKDAY([.A152];2)=4; IF([.B152]&lt;=500;MAX(50;[.B152]/5);IF([.B152]&lt;=600;MAX(100;[.B152]/2);400)); 0)" office:value-type="float" office:value="0" calcext:value-type="float">
            <text:p>0</text:p>
          </table:table-cell>
          <table:table-cell table:formula="of:=IF(DAY([.A152])=15;600;0)" office:value-type="float" office:value="0" calcext:value-type="float">
            <text:p>0</text:p>
          </table:table-cell>
          <table:table-cell table:formula="of:=IF(AND([.A152]&gt;=DATE(2025;12;20); [.A152]&lt;=DATE(2026;1;3)); &quot;NIE&quot;; &quot;TAK&quot;)" office:value-type="string" office:string-value="TAK" calcext:value-type="string">
            <text:p>TAK</text:p>
          </table:table-cell>
          <table:table-cell table:formula="of:=SUMIF([kursanci.C:.C]; [.A152]; [kursanci.H:.H])" office:value-type="float" office:value="0" calcext:value-type="float">
            <text:p>0</text:p>
          </table:table-cell>
        </table:table-row>
        <table:table-row table:style-name="ro1" table:number-rows-repeated="104842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kursanci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ce2"/>
        <table:table-column table:style-name="co15" table:default-cell-style-name="Default"/>
        <table:table-column table:style-name="co16" table:default-cell-style-name="Default"/>
        <table:table-column table:style-name="co17" table:default-cell-style-name="ce2"/>
        <table:table-column table:style-name="co18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mię kursanta</text:p>
          </table:table-cell>
          <table:table-cell office:value-type="string" calcext:value-type="string">
            <text:p>Przedmio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Godzina rozpoczęcia</text:p>
          </table:table-cell>
          <table:table-cell office:value-type="string" calcext:value-type="string">
            <text:p>Godzina zakończenia</text:p>
          </table:table-cell>
          <table:table-cell office:value-type="string" calcext:value-type="string">
            <text:p>Stawka za godzinę</text:p>
          </table:table-cell>
          <table:table-cell office:value-type="string" calcext:value-type="string">
            <text:p>czas trwania lekcji</text:p>
          </table:table-cell>
          <table:table-cell office:value-type="string" calcext:value-type="string">
            <text:p>koszt za lekcje</text:p>
          </table:table-cell>
          <table:table-cell office:value-type="string" calcext:value-type="string">
            <text:p>ile razy była dana osoba</text:p>
          </table:table-cell>
          <table:table-cell office:value-type="string" calcext:value-type="string">
            <text:p>nazwa folderu</text:p>
          </table:table-cell>
          <table:table-cell table:style-name="Default"/>
          <table:table-cell/>
          <table:table-cell table:style-name="ce2"/>
        </table:table-row>
        <table:table-row table:style-name="ro1">
          <table:table-cell office:value-type="string" calcext:value-type="string">
            <text:p>Bartek</text:p>
          </table:table-cell>
          <table:table-cell office:value-type="string" calcext:value-type="string">
            <text:p>Informatyka</text:p>
          </table:table-cell>
          <table:table-cell table:style-name="ce1" office:value-type="date" office:date-value="2025-10-01" calcext:value-type="date">
            <text:p>1.10.2025</text:p>
          </table:table-cell>
          <table:table-cell table:style-name="ce5" office:value-type="string" calcext:value-type="string">
            <text:p>09:00</text:p>
          </table:table-cell>
          <table:table-cell table:style-name="ce5" office:value-type="string" calcext:value-type="string">
            <text:p>10:00</text:p>
          </table:table-cell>
          <table:table-cell office:value-type="float" office:value="60" calcext:value-type="float">
            <text:p>60</text:p>
          </table:table-cell>
          <table:table-cell table:style-name="ce7" table:formula="of:=[.E2]-[.D2]" office:value-type="time" office:time-value="PT01H00M00S" calcext:value-type="time">
            <text:p>01:00:00</text:p>
          </table:table-cell>
          <table:table-cell table:formula="of:=[.G2]*24*[.F2]" office:value-type="currency" office:currency="PLN" office:value="60" calcext:value-type="currency">
            <text:p>60,00 zł</text:p>
          </table:table-cell>
          <table:table-cell table:formula="of:=COUNTIF([.A$2:.A236];[.A2])" office:value-type="float" office:value="20" calcext:value-type="float">
            <text:p>20</text:p>
          </table:table-cell>
          <table:table-cell table:formula="of:=CONCATENATE(UPPER(MID([.A2];1;3)); UPPER(MID([.B2];1;3)); [.I2])" office:value-type="string" office:string-value="BARINF20" calcext:value-type="string">
            <text:p>BARINF20</text:p>
          </table:table-cell>
          <table:table-cell table:style-name="Default"/>
          <table:table-cell/>
          <table:table-cell table:style-name="ce2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tematyka</text:p>
          </table:table-cell>
          <table:table-cell table:style-name="ce1" office:value-type="date" office:date-value="2025-10-02" calcext:value-type="date">
            <text:p>2.10.2025</text:p>
          </table:table-cell>
          <table:table-cell table:style-name="ce5" office:value-type="string" calcext:value-type="string">
            <text:p>09:00</text:p>
          </table:table-cell>
          <table:table-cell table:style-name="ce5" office:value-type="string" calcext:value-type="string">
            <text:p>10:45</text:p>
          </table:table-cell>
          <table:table-cell office:value-type="float" office:value="50" calcext:value-type="float">
            <text:p>50</text:p>
          </table:table-cell>
          <table:table-cell table:style-name="ce7" table:formula="of:=[.E3]-[.D3]" office:value-type="time" office:time-value="PT01H45M00S" calcext:value-type="time">
            <text:p>01:45:00</text:p>
          </table:table-cell>
          <table:table-cell table:formula="of:=[.G3]*24*[.F3]" office:value-type="currency" office:currency="PLN" office:value="87.5" calcext:value-type="currency">
            <text:p>87,50 zł</text:p>
          </table:table-cell>
          <table:table-cell table:formula="of:=COUNTIF([.A$2:.A237];[.A3])" office:value-type="float" office:value="29" calcext:value-type="float">
            <text:p>29</text:p>
          </table:table-cell>
          <table:table-cell table:formula="of:=CONCATENATE(UPPER(MID([.A3];1;3)); UPPER(MID([.B3];1;3)); [.I3])" office:value-type="string" office:string-value="WIKMAT29" calcext:value-type="string">
            <text:p>WIKMAT29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Zuzanna</text:p>
          </table:table-cell>
          <table:table-cell office:value-type="string" calcext:value-type="string">
            <text:p>Matematyka</text:p>
          </table:table-cell>
          <table:table-cell table:style-name="ce1" office:value-type="date" office:date-value="2025-10-02" calcext:value-type="date">
            <text:p>2.10.2025</text:p>
          </table:table-cell>
          <table:table-cell table:style-name="ce5" office:value-type="string" calcext:value-type="string">
            <text:p>11:15</text:p>
          </table:table-cell>
          <table:table-cell table:style-name="ce5" office:value-type="string" calcext:value-type="string">
            <text:p>13:15</text:p>
          </table:table-cell>
          <table:table-cell office:value-type="float" office:value="50" calcext:value-type="float">
            <text:p>50</text:p>
          </table:table-cell>
          <table:table-cell table:style-name="ce7" table:formula="of:=[.E4]-[.D4]" office:value-type="time" office:time-value="PT02H00M00S" calcext:value-type="time">
            <text:p>02:00:00</text:p>
          </table:table-cell>
          <table:table-cell table:formula="of:=[.G4]*24*[.F4]" office:value-type="currency" office:currency="PLN" office:value="100" calcext:value-type="currency">
            <text:p>100,00 zł</text:p>
          </table:table-cell>
          <table:table-cell table:formula="of:=COUNTIF([.A$2:.A238];[.A4])" office:value-type="float" office:value="19" calcext:value-type="float">
            <text:p>19</text:p>
          </table:table-cell>
          <table:table-cell table:formula="of:=CONCATENATE(UPPER(MID([.A4];1;3)); UPPER(MID([.B4];1;3)); [.I4])" office:value-type="string" office:string-value="ZUZMAT19" calcext:value-type="string">
            <text:p>ZUZMAT19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Jan</text:p>
          </table:table-cell>
          <table:table-cell office:value-type="string" calcext:value-type="string">
            <text:p>Fizyka</text:p>
          </table:table-cell>
          <table:table-cell table:style-name="ce1" office:value-type="date" office:date-value="2025-10-06" calcext:value-type="date">
            <text:p>6.10.2025</text:p>
          </table:table-cell>
          <table:table-cell table:style-name="ce5" office:value-type="string" calcext:value-type="string">
            <text:p>09:00</text:p>
          </table:table-cell>
          <table:table-cell table:style-name="ce5" office:value-type="string" calcext:value-type="string">
            <text:p>11:00</text:p>
          </table:table-cell>
          <table:table-cell office:value-type="float" office:value="40" calcext:value-type="float">
            <text:p>40</text:p>
          </table:table-cell>
          <table:table-cell table:style-name="ce7" table:formula="of:=[.E5]-[.D5]" office:value-type="time" office:time-value="PT02H00M00S" calcext:value-type="time">
            <text:p>02:00:00</text:p>
          </table:table-cell>
          <table:table-cell table:formula="of:=[.G5]*24*[.F5]" office:value-type="currency" office:currency="PLN" office:value="80" calcext:value-type="currency">
            <text:p>80,00 zł</text:p>
          </table:table-cell>
          <table:table-cell table:formula="of:=COUNTIF([.A$2:.A239];[.A5])" office:value-type="float" office:value="24" calcext:value-type="float">
            <text:p>24</text:p>
          </table:table-cell>
          <table:table-cell table:formula="of:=CONCATENATE(UPPER(MID([.A5];1;3)); UPPER(MID([.B5];1;3)); [.I5])" office:value-type="string" office:string-value="JANFIZ24" calcext:value-type="string">
            <text:p>JANFIZ24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tematyka</text:p>
          </table:table-cell>
          <table:table-cell table:style-name="ce1" office:value-type="date" office:date-value="2025-10-06" calcext:value-type="date">
            <text:p>6.10.2025</text:p>
          </table:table-cell>
          <table:table-cell table:style-name="ce5" office:value-type="string" calcext:value-type="string">
            <text:p>11:30</text:p>
          </table:table-cell>
          <table:table-cell table:style-name="ce5" office:value-type="string" calcext:value-type="string">
            <text:p>12:30</text:p>
          </table:table-cell>
          <table:table-cell office:value-type="float" office:value="50" calcext:value-type="float">
            <text:p>50</text:p>
          </table:table-cell>
          <table:table-cell table:style-name="ce7" table:formula="of:=[.E6]-[.D6]" office:value-type="time" office:time-value="PT01H00M00S" calcext:value-type="time">
            <text:p>01:00:00</text:p>
          </table:table-cell>
          <table:table-cell table:formula="of:=[.G6]*24*[.F6]" office:value-type="currency" office:currency="PLN" office:value="50" calcext:value-type="currency">
            <text:p>50,00 zł</text:p>
          </table:table-cell>
          <table:table-cell table:formula="of:=COUNTIF([.A$2:.A240];[.A6])" office:value-type="float" office:value="29" calcext:value-type="float">
            <text:p>29</text:p>
          </table:table-cell>
          <table:table-cell table:formula="of:=CONCATENATE(UPPER(MID([.A6];1;3)); UPPER(MID([.B6];1;3)); [.I6])" office:value-type="string" office:string-value="WIKMAT29" calcext:value-type="string">
            <text:p>WIKMAT29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Matematyka</text:p>
          </table:table-cell>
          <table:table-cell table:style-name="ce1" office:value-type="date" office:date-value="2025-10-07" calcext:value-type="date">
            <text:p>7.10.2025</text:p>
          </table:table-cell>
          <table:table-cell table:style-name="ce5" office:value-type="string" calcext:value-type="string">
            <text:p>09:00</text:p>
          </table:table-cell>
          <table:table-cell table:style-name="ce5" office:value-type="string" calcext:value-type="string">
            <text:p>10:15</text:p>
          </table:table-cell>
          <table:table-cell office:value-type="float" office:value="50" calcext:value-type="float">
            <text:p>50</text:p>
          </table:table-cell>
          <table:table-cell table:style-name="ce7" table:formula="of:=[.E7]-[.D7]" office:value-type="time" office:time-value="PT01H15M00S" calcext:value-type="time">
            <text:p>01:15:00</text:p>
          </table:table-cell>
          <table:table-cell table:formula="of:=[.G7]*24*[.F7]" office:value-type="currency" office:currency="PLN" office:value="62.5" calcext:value-type="currency">
            <text:p>62,50 zł</text:p>
          </table:table-cell>
          <table:table-cell table:formula="of:=COUNTIF([.A$2:.A241];[.A7])" office:value-type="float" office:value="16" calcext:value-type="float">
            <text:p>16</text:p>
          </table:table-cell>
          <table:table-cell table:formula="of:=CONCATENATE(UPPER(MID([.A7];1;3)); UPPER(MID([.B7];1;3)); [.I7])" office:value-type="string" office:string-value="AGNMAT16" calcext:value-type="string">
            <text:p>AGNMAT16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Informatyka</text:p>
          </table:table-cell>
          <table:table-cell table:style-name="ce1" office:value-type="date" office:date-value="2025-10-07" calcext:value-type="date">
            <text:p>7.10.2025</text:p>
          </table:table-cell>
          <table:table-cell table:style-name="ce5" office:value-type="string" calcext:value-type="string">
            <text:p>11:00</text:p>
          </table:table-cell>
          <table:table-cell table:style-name="ce5" office:value-type="string" calcext:value-type="string">
            <text:p>12:45</text:p>
          </table:table-cell>
          <table:table-cell office:value-type="float" office:value="60" calcext:value-type="float">
            <text:p>60</text:p>
          </table:table-cell>
          <table:table-cell table:style-name="ce7" table:formula="of:=[.E8]-[.D8]" office:value-type="time" office:time-value="PT01H45M00S" calcext:value-type="time">
            <text:p>01:45:00</text:p>
          </table:table-cell>
          <table:table-cell table:formula="of:=[.G8]*24*[.F8]" office:value-type="currency" office:currency="PLN" office:value="105" calcext:value-type="currency">
            <text:p>105,00 zł</text:p>
          </table:table-cell>
          <table:table-cell table:formula="of:=COUNTIF([.A$2:.A242];[.A8])" office:value-type="float" office:value="24" calcext:value-type="float">
            <text:p>24</text:p>
          </table:table-cell>
          <table:table-cell table:formula="of:=CONCATENATE(UPPER(MID([.A8];1;3)); UPPER(MID([.B8];1;3)); [.I8])" office:value-type="string" office:string-value="KATINF24" calcext:value-type="string">
            <text:p>KATINF24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Zbigniew</text:p>
          </table:table-cell>
          <table:table-cell office:value-type="string" calcext:value-type="string">
            <text:p>Fizyka</text:p>
          </table:table-cell>
          <table:table-cell table:style-name="ce1" office:value-type="date" office:date-value="2025-10-07" calcext:value-type="date">
            <text:p>7.10.2025</text:p>
          </table:table-cell>
          <table:table-cell table:style-name="ce5" office:value-type="string" calcext:value-type="string">
            <text:p>13:30</text:p>
          </table:table-cell>
          <table:table-cell table:style-name="ce5" office:value-type="string" calcext:value-type="string">
            <text:p>14:45</text:p>
          </table:table-cell>
          <table:table-cell office:value-type="float" office:value="40" calcext:value-type="float">
            <text:p>40</text:p>
          </table:table-cell>
          <table:table-cell table:style-name="ce7" table:formula="of:=[.E9]-[.D9]" office:value-type="time" office:time-value="PT01H15M00S" calcext:value-type="time">
            <text:p>01:15:00</text:p>
          </table:table-cell>
          <table:table-cell table:formula="of:=[.G9]*24*[.F9]" office:value-type="currency" office:currency="PLN" office:value="50" calcext:value-type="currency">
            <text:p>50,00 zł</text:p>
          </table:table-cell>
          <table:table-cell table:formula="of:=COUNTIF([.A$2:.A243];[.A9])" office:value-type="float" office:value="16" calcext:value-type="float">
            <text:p>16</text:p>
          </table:table-cell>
          <table:table-cell table:formula="of:=CONCATENATE(UPPER(MID([.A9];1;3)); UPPER(MID([.B9];1;3)); [.I9])" office:value-type="string" office:string-value="ZBIFIZ16" calcext:value-type="string">
            <text:p>ZBIFIZ16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Jan</text:p>
          </table:table-cell>
          <table:table-cell office:value-type="string" calcext:value-type="string">
            <text:p>Fizyka</text:p>
          </table:table-cell>
          <table:table-cell table:style-name="ce1" office:value-type="date" office:date-value="2025-10-08" calcext:value-type="date">
            <text:p>8.10.2025</text:p>
          </table:table-cell>
          <table:table-cell table:style-name="ce5" office:value-type="string" calcext:value-type="string">
            <text:p>12:30</text:p>
          </table:table-cell>
          <table:table-cell table:style-name="ce5" office:value-type="string" calcext:value-type="string">
            <text:p>14:15</text:p>
          </table:table-cell>
          <table:table-cell office:value-type="float" office:value="40" calcext:value-type="float">
            <text:p>40</text:p>
          </table:table-cell>
          <table:table-cell table:style-name="ce7" table:formula="of:=[.E10]-[.D10]" office:value-type="time" office:time-value="PT01H45M00S" calcext:value-type="time">
            <text:p>01:45:00</text:p>
          </table:table-cell>
          <table:table-cell table:formula="of:=[.G10]*24*[.F10]" office:value-type="currency" office:currency="PLN" office:value="70" calcext:value-type="currency">
            <text:p>70,00 zł</text:p>
          </table:table-cell>
          <table:table-cell table:formula="of:=COUNTIF([.A$2:.A244];[.A10])" office:value-type="float" office:value="24" calcext:value-type="float">
            <text:p>24</text:p>
          </table:table-cell>
          <table:table-cell table:formula="of:=CONCATENATE(UPPER(MID([.A10];1;3)); UPPER(MID([.B10];1;3)); [.I10])" office:value-type="string" office:string-value="JANFIZ24" calcext:value-type="string">
            <text:p>JANFIZ24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Jan</text:p>
          </table:table-cell>
          <table:table-cell office:value-type="string" calcext:value-type="string">
            <text:p>Fizyka</text:p>
          </table:table-cell>
          <table:table-cell table:style-name="ce1" office:value-type="date" office:date-value="2025-10-08" calcext:value-type="date">
            <text:p>8.10.2025</text:p>
          </table:table-cell>
          <table:table-cell table:style-name="ce5" office:value-type="string" calcext:value-type="string">
            <text:p>10:45</text:p>
          </table:table-cell>
          <table:table-cell table:style-name="ce5" office:value-type="string" calcext:value-type="string">
            <text:p>12:15</text:p>
          </table:table-cell>
          <table:table-cell office:value-type="float" office:value="40" calcext:value-type="float">
            <text:p>40</text:p>
          </table:table-cell>
          <table:table-cell table:style-name="ce7" table:formula="of:=[.E11]-[.D11]" office:value-type="time" office:time-value="PT01H30M00S" calcext:value-type="time">
            <text:p>01:30:00</text:p>
          </table:table-cell>
          <table:table-cell table:formula="of:=[.G11]*24*[.F11]" office:value-type="currency" office:currency="PLN" office:value="59.9999999999999" calcext:value-type="currency">
            <text:p>60,00 zł</text:p>
          </table:table-cell>
          <table:table-cell table:formula="of:=COUNTIF([.A$2:.A245];[.A11])" office:value-type="float" office:value="24" calcext:value-type="float">
            <text:p>24</text:p>
          </table:table-cell>
          <table:table-cell table:formula="of:=CONCATENATE(UPPER(MID([.A11];1;3)); UPPER(MID([.B11];1;3)); [.I11])" office:value-type="string" office:string-value="JANFIZ24" calcext:value-type="string">
            <text:p>JANFIZ24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Informatyka</text:p>
          </table:table-cell>
          <table:table-cell table:style-name="ce1" office:value-type="date" office:date-value="2025-10-08" calcext:value-type="date">
            <text:p>8.10.2025</text:p>
          </table:table-cell>
          <table:table-cell table:style-name="ce5" office:value-type="string" calcext:value-type="string">
            <text:p>09:00</text:p>
          </table:table-cell>
          <table:table-cell table:style-name="ce5" office:value-type="string" calcext:value-type="string">
            <text:p>10:00</text:p>
          </table:table-cell>
          <table:table-cell office:value-type="float" office:value="60" calcext:value-type="float">
            <text:p>60</text:p>
          </table:table-cell>
          <table:table-cell table:style-name="ce7" table:formula="of:=[.E12]-[.D12]" office:value-type="time" office:time-value="PT01H00M00S" calcext:value-type="time">
            <text:p>01:00:00</text:p>
          </table:table-cell>
          <table:table-cell table:formula="of:=[.G12]*24*[.F12]" office:value-type="currency" office:currency="PLN" office:value="60" calcext:value-type="currency">
            <text:p>60,00 zł</text:p>
          </table:table-cell>
          <table:table-cell table:formula="of:=COUNTIF([.A$2:.A246];[.A12])" office:value-type="float" office:value="24" calcext:value-type="float">
            <text:p>24</text:p>
          </table:table-cell>
          <table:table-cell table:formula="of:=CONCATENATE(UPPER(MID([.A12];1;3)); UPPER(MID([.B12];1;3)); [.I12])" office:value-type="string" office:string-value="KATINF24" calcext:value-type="string">
            <text:p>KATINF24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Bartek</text:p>
          </table:table-cell>
          <table:table-cell office:value-type="string" calcext:value-type="string">
            <text:p>Informatyka</text:p>
          </table:table-cell>
          <table:table-cell table:style-name="ce1" office:value-type="date" office:date-value="2025-10-10" calcext:value-type="date">
            <text:p>10.10.2025</text:p>
          </table:table-cell>
          <table:table-cell table:style-name="ce5" office:value-type="string" calcext:value-type="string">
            <text:p>10:30</text:p>
          </table:table-cell>
          <table:table-cell table:style-name="ce5" office:value-type="string" calcext:value-type="string">
            <text:p>12:00</text:p>
          </table:table-cell>
          <table:table-cell office:value-type="float" office:value="60" calcext:value-type="float">
            <text:p>60</text:p>
          </table:table-cell>
          <table:table-cell table:style-name="ce7" table:formula="of:=[.E13]-[.D13]" office:value-type="time" office:time-value="PT01H30M00S" calcext:value-type="time">
            <text:p>01:30:00</text:p>
          </table:table-cell>
          <table:table-cell table:formula="of:=[.G13]*24*[.F13]" office:value-type="currency" office:currency="PLN" office:value="90" calcext:value-type="currency">
            <text:p>90,00 zł</text:p>
          </table:table-cell>
          <table:table-cell table:formula="of:=COUNTIF([.A$2:.A247];[.A13])" office:value-type="float" office:value="20" calcext:value-type="float">
            <text:p>20</text:p>
          </table:table-cell>
          <table:table-cell table:formula="of:=CONCATENATE(UPPER(MID([.A13];1;3)); UPPER(MID([.B13];1;3)); [.I13])" office:value-type="string" office:string-value="BARINF20" calcext:value-type="string">
            <text:p>BARINF20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Bartek</text:p>
          </table:table-cell>
          <table:table-cell office:value-type="string" calcext:value-type="string">
            <text:p>Informatyka</text:p>
          </table:table-cell>
          <table:table-cell table:style-name="ce1" office:value-type="date" office:date-value="2025-10-10" calcext:value-type="date">
            <text:p>10.10.2025</text:p>
          </table:table-cell>
          <table:table-cell table:style-name="ce5" office:value-type="string" calcext:value-type="string">
            <text:p>14:15</text:p>
          </table:table-cell>
          <table:table-cell table:style-name="ce5" office:value-type="string" calcext:value-type="string">
            <text:p>15:45</text:p>
          </table:table-cell>
          <table:table-cell office:value-type="float" office:value="60" calcext:value-type="float">
            <text:p>60</text:p>
          </table:table-cell>
          <table:table-cell table:style-name="ce7" table:formula="of:=[.E14]-[.D14]" office:value-type="time" office:time-value="PT01H30M00S" calcext:value-type="time">
            <text:p>01:30:00</text:p>
          </table:table-cell>
          <table:table-cell table:formula="of:=[.G14]*24*[.F14]" office:value-type="currency" office:currency="PLN" office:value="90" calcext:value-type="currency">
            <text:p>90,00 zł</text:p>
          </table:table-cell>
          <table:table-cell table:formula="of:=COUNTIF([.A$2:.A248];[.A14])" office:value-type="float" office:value="20" calcext:value-type="float">
            <text:p>20</text:p>
          </table:table-cell>
          <table:table-cell table:formula="of:=CONCATENATE(UPPER(MID([.A14];1;3)); UPPER(MID([.B14];1;3)); [.I14])" office:value-type="string" office:string-value="BARINF20" calcext:value-type="string">
            <text:p>BARINF20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Informatyka</text:p>
          </table:table-cell>
          <table:table-cell table:style-name="ce1" office:value-type="date" office:date-value="2025-10-10" calcext:value-type="date">
            <text:p>10.10.2025</text:p>
          </table:table-cell>
          <table:table-cell table:style-name="ce5" office:value-type="string" calcext:value-type="string">
            <text:p>12:45</text:p>
          </table:table-cell>
          <table:table-cell table:style-name="ce5" office:value-type="string" calcext:value-type="string">
            <text:p>13:45</text:p>
          </table:table-cell>
          <table:table-cell office:value-type="float" office:value="60" calcext:value-type="float">
            <text:p>60</text:p>
          </table:table-cell>
          <table:table-cell table:style-name="ce7" table:formula="of:=[.E15]-[.D15]" office:value-type="time" office:time-value="PT01H00M00S" calcext:value-type="time">
            <text:p>01:00:00</text:p>
          </table:table-cell>
          <table:table-cell table:formula="of:=[.G15]*24*[.F15]" office:value-type="currency" office:currency="PLN" office:value="59.9999999999999" calcext:value-type="currency">
            <text:p>60,00 zł</text:p>
          </table:table-cell>
          <table:table-cell table:formula="of:=COUNTIF([.A$2:.A249];[.A15])" office:value-type="float" office:value="24" calcext:value-type="float">
            <text:p>24</text:p>
          </table:table-cell>
          <table:table-cell table:formula="of:=CONCATENATE(UPPER(MID([.A15];1;3)); UPPER(MID([.B15];1;3)); [.I15])" office:value-type="string" office:string-value="KATINF24" calcext:value-type="string">
            <text:p>KATINF24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tematyka</text:p>
          </table:table-cell>
          <table:table-cell table:style-name="ce1" office:value-type="date" office:date-value="2025-10-10" calcext:value-type="date">
            <text:p>10.10.2025</text:p>
          </table:table-cell>
          <table:table-cell table:style-name="ce5" office:value-type="string" calcext:value-type="string">
            <text:p>09:00</text:p>
          </table:table-cell>
          <table:table-cell table:style-name="ce5" office:value-type="string" calcext:value-type="string">
            <text:p>10:00</text:p>
          </table:table-cell>
          <table:table-cell office:value-type="float" office:value="50" calcext:value-type="float">
            <text:p>50</text:p>
          </table:table-cell>
          <table:table-cell table:style-name="ce7" table:formula="of:=[.E16]-[.D16]" office:value-type="time" office:time-value="PT01H00M00S" calcext:value-type="time">
            <text:p>01:00:00</text:p>
          </table:table-cell>
          <table:table-cell table:formula="of:=[.G16]*24*[.F16]" office:value-type="currency" office:currency="PLN" office:value="50" calcext:value-type="currency">
            <text:p>50,00 zł</text:p>
          </table:table-cell>
          <table:table-cell table:formula="of:=COUNTIF([.A$2:.A250];[.A16])" office:value-type="float" office:value="29" calcext:value-type="float">
            <text:p>29</text:p>
          </table:table-cell>
          <table:table-cell table:formula="of:=CONCATENATE(UPPER(MID([.A16];1;3)); UPPER(MID([.B16];1;3)); [.I16])" office:value-type="string" office:string-value="WIKMAT29" calcext:value-type="string">
            <text:p>WIKMAT29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Jan</text:p>
          </table:table-cell>
          <table:table-cell office:value-type="string" calcext:value-type="string">
            <text:p>Fizyka</text:p>
          </table:table-cell>
          <table:table-cell table:style-name="ce1" office:value-type="date" office:date-value="2025-10-13" calcext:value-type="date">
            <text:p>13.10.2025</text:p>
          </table:table-cell>
          <table:table-cell table:style-name="ce5" office:value-type="string" calcext:value-type="string">
            <text:p>15:00</text:p>
          </table:table-cell>
          <table:table-cell table:style-name="ce5" office:value-type="string" calcext:value-type="string">
            <text:p>17:00</text:p>
          </table:table-cell>
          <table:table-cell office:value-type="float" office:value="40" calcext:value-type="float">
            <text:p>40</text:p>
          </table:table-cell>
          <table:table-cell table:style-name="ce7" table:formula="of:=[.E17]-[.D17]" office:value-type="time" office:time-value="PT02H00M00S" calcext:value-type="time">
            <text:p>02:00:00</text:p>
          </table:table-cell>
          <table:table-cell table:formula="of:=[.G17]*24*[.F17]" office:value-type="currency" office:currency="PLN" office:value="80" calcext:value-type="currency">
            <text:p>80,00 zł</text:p>
          </table:table-cell>
          <table:table-cell table:formula="of:=COUNTIF([.A$2:.A251];[.A17])" office:value-type="float" office:value="24" calcext:value-type="float">
            <text:p>24</text:p>
          </table:table-cell>
          <table:table-cell table:formula="of:=CONCATENATE(UPPER(MID([.A17];1;3)); UPPER(MID([.B17];1;3)); [.I17])" office:value-type="string" office:string-value="JANFIZ24" calcext:value-type="string">
            <text:p>JANFIZ24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Jan</text:p>
          </table:table-cell>
          <table:table-cell office:value-type="string" calcext:value-type="string">
            <text:p>Fizyka</text:p>
          </table:table-cell>
          <table:table-cell table:style-name="ce1" office:value-type="date" office:date-value="2025-10-13" calcext:value-type="date">
            <text:p>13.10.2025</text:p>
          </table:table-cell>
          <table:table-cell table:style-name="ce5" office:value-type="string" calcext:value-type="string">
            <text:p>11:15</text:p>
          </table:table-cell>
          <table:table-cell table:style-name="ce5" office:value-type="string" calcext:value-type="string">
            <text:p>12:30</text:p>
          </table:table-cell>
          <table:table-cell office:value-type="float" office:value="40" calcext:value-type="float">
            <text:p>40</text:p>
          </table:table-cell>
          <table:table-cell table:style-name="ce7" table:formula="of:=[.E18]-[.D18]" office:value-type="time" office:time-value="PT01H15M00S" calcext:value-type="time">
            <text:p>01:15:00</text:p>
          </table:table-cell>
          <table:table-cell table:formula="of:=[.G18]*24*[.F18]" office:value-type="currency" office:currency="PLN" office:value="50" calcext:value-type="currency">
            <text:p>50,00 zł</text:p>
          </table:table-cell>
          <table:table-cell table:formula="of:=COUNTIF([.A$2:.A252];[.A18])" office:value-type="float" office:value="24" calcext:value-type="float">
            <text:p>24</text:p>
          </table:table-cell>
          <table:table-cell table:formula="of:=CONCATENATE(UPPER(MID([.A18];1;3)); UPPER(MID([.B18];1;3)); [.I18])" office:value-type="string" office:string-value="JANFIZ24" calcext:value-type="string">
            <text:p>JANFIZ24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Julita</text:p>
          </table:table-cell>
          <table:table-cell office:value-type="string" calcext:value-type="string">
            <text:p>Informatyka</text:p>
          </table:table-cell>
          <table:table-cell table:style-name="ce1" office:value-type="date" office:date-value="2025-10-13" calcext:value-type="date">
            <text:p>13.10.2025</text:p>
          </table:table-cell>
          <table:table-cell table:style-name="ce5" office:value-type="string" calcext:value-type="string">
            <text:p>17:00</text:p>
          </table:table-cell>
          <table:table-cell table:style-name="ce5" office:value-type="string" calcext:value-type="string">
            <text:p>18:15</text:p>
          </table:table-cell>
          <table:table-cell office:value-type="float" office:value="60" calcext:value-type="float">
            <text:p>60</text:p>
          </table:table-cell>
          <table:table-cell table:style-name="ce7" table:formula="of:=[.E19]-[.D19]" office:value-type="time" office:time-value="PT01H15M00S" calcext:value-type="time">
            <text:p>01:15:00</text:p>
          </table:table-cell>
          <table:table-cell table:formula="of:=[.G19]*24*[.F19]" office:value-type="currency" office:currency="PLN" office:value="74.9999999999999" calcext:value-type="currency">
            <text:p>75,00 zł</text:p>
          </table:table-cell>
          <table:table-cell table:formula="of:=COUNTIF([.A$2:.A253];[.A19])" office:value-type="float" office:value="18" calcext:value-type="float">
            <text:p>18</text:p>
          </table:table-cell>
          <table:table-cell table:formula="of:=CONCATENATE(UPPER(MID([.A19];1;3)); UPPER(MID([.B19];1;3)); [.I19])" office:value-type="string" office:string-value="JULINF18" calcext:value-type="string">
            <text:p>JULINF18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tematyka</text:p>
          </table:table-cell>
          <table:table-cell table:style-name="ce1" office:value-type="date" office:date-value="2025-10-13" calcext:value-type="date">
            <text:p>13.10.2025</text:p>
          </table:table-cell>
          <table:table-cell table:style-name="ce5" office:value-type="string" calcext:value-type="string">
            <text:p>12:45</text:p>
          </table:table-cell>
          <table:table-cell table:style-name="ce5" office:value-type="string" calcext:value-type="string">
            <text:p>14:45</text:p>
          </table:table-cell>
          <table:table-cell office:value-type="float" office:value="50" calcext:value-type="float">
            <text:p>50</text:p>
          </table:table-cell>
          <table:table-cell table:style-name="ce7" table:formula="of:=[.E20]-[.D20]" office:value-type="time" office:time-value="PT02H00M00S" calcext:value-type="time">
            <text:p>02:00:00</text:p>
          </table:table-cell>
          <table:table-cell table:formula="of:=[.G20]*24*[.F20]" office:value-type="currency" office:currency="PLN" office:value="100" calcext:value-type="currency">
            <text:p>100,00 zł</text:p>
          </table:table-cell>
          <table:table-cell table:formula="of:=COUNTIF([.A$2:.A254];[.A20])" office:value-type="float" office:value="29" calcext:value-type="float">
            <text:p>29</text:p>
          </table:table-cell>
          <table:table-cell table:formula="of:=CONCATENATE(UPPER(MID([.A20];1;3)); UPPER(MID([.B20];1;3)); [.I20])" office:value-type="string" office:string-value="WIKMAT29" calcext:value-type="string">
            <text:p>WIKMAT29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Zuzanna</text:p>
          </table:table-cell>
          <table:table-cell office:value-type="string" calcext:value-type="string">
            <text:p>Informatyka</text:p>
          </table:table-cell>
          <table:table-cell table:style-name="ce1" office:value-type="date" office:date-value="2025-10-13" calcext:value-type="date">
            <text:p>13.10.2025</text:p>
          </table:table-cell>
          <table:table-cell table:style-name="ce5" office:value-type="string" calcext:value-type="string">
            <text:p>09:30</text:p>
          </table:table-cell>
          <table:table-cell table:style-name="ce5" office:value-type="string" calcext:value-type="string">
            <text:p>11:00</text:p>
          </table:table-cell>
          <table:table-cell office:value-type="float" office:value="60" calcext:value-type="float">
            <text:p>60</text:p>
          </table:table-cell>
          <table:table-cell table:style-name="ce7" table:formula="of:=[.E21]-[.D21]" office:value-type="time" office:time-value="PT01H30M00S" calcext:value-type="time">
            <text:p>01:30:00</text:p>
          </table:table-cell>
          <table:table-cell table:formula="of:=[.G21]*24*[.F21]" office:value-type="currency" office:currency="PLN" office:value="90" calcext:value-type="currency">
            <text:p>90,00 zł</text:p>
          </table:table-cell>
          <table:table-cell table:formula="of:=COUNTIF([.A$2:.A255];[.A21])" office:value-type="float" office:value="19" calcext:value-type="float">
            <text:p>19</text:p>
          </table:table-cell>
          <table:table-cell table:formula="of:=CONCATENATE(UPPER(MID([.A21];1;3)); UPPER(MID([.B21];1;3)); [.I21])" office:value-type="string" office:string-value="ZUZINF19" calcext:value-type="string">
            <text:p>ZUZINF19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Matematyka</text:p>
          </table:table-cell>
          <table:table-cell table:style-name="ce1" office:value-type="date" office:date-value="2025-10-14" calcext:value-type="date">
            <text:p>14.10.2025</text:p>
          </table:table-cell>
          <table:table-cell table:style-name="ce5" office:value-type="string" calcext:value-type="string">
            <text:p>09:00</text:p>
          </table:table-cell>
          <table:table-cell table:style-name="ce5" office:value-type="string" calcext:value-type="string">
            <text:p>10:15</text:p>
          </table:table-cell>
          <table:table-cell office:value-type="float" office:value="50" calcext:value-type="float">
            <text:p>50</text:p>
          </table:table-cell>
          <table:table-cell table:style-name="ce7" table:formula="of:=[.E22]-[.D22]" office:value-type="time" office:time-value="PT01H15M00S" calcext:value-type="time">
            <text:p>01:15:00</text:p>
          </table:table-cell>
          <table:table-cell table:formula="of:=[.G22]*24*[.F22]" office:value-type="currency" office:currency="PLN" office:value="62.5" calcext:value-type="currency">
            <text:p>62,50 zł</text:p>
          </table:table-cell>
          <table:table-cell table:formula="of:=COUNTIF([.A$2:.A256];[.A22])" office:value-type="float" office:value="14" calcext:value-type="float">
            <text:p>14</text:p>
          </table:table-cell>
          <table:table-cell table:formula="of:=CONCATENATE(UPPER(MID([.A22];1;3)); UPPER(MID([.B22];1;3)); [.I22])" office:value-type="string" office:string-value="EWAMAT14" calcext:value-type="string">
            <text:p>EWAMAT14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Fizyka</text:p>
          </table:table-cell>
          <table:table-cell table:style-name="ce1" office:value-type="date" office:date-value="2025-10-14" calcext:value-type="date">
            <text:p>14.10.2025</text:p>
          </table:table-cell>
          <table:table-cell table:style-name="ce5" office:value-type="string" calcext:value-type="string">
            <text:p>11:30</text:p>
          </table:table-cell>
          <table:table-cell table:style-name="ce5" office:value-type="string" calcext:value-type="string">
            <text:p>12:45</text:p>
          </table:table-cell>
          <table:table-cell office:value-type="float" office:value="40" calcext:value-type="float">
            <text:p>40</text:p>
          </table:table-cell>
          <table:table-cell table:style-name="ce7" table:formula="of:=[.E23]-[.D23]" office:value-type="time" office:time-value="PT01H15M00S" calcext:value-type="time">
            <text:p>01:15:00</text:p>
          </table:table-cell>
          <table:table-cell table:formula="of:=[.G23]*24*[.F23]" office:value-type="currency" office:currency="PLN" office:value="50" calcext:value-type="currency">
            <text:p>50,00 zł</text:p>
          </table:table-cell>
          <table:table-cell table:formula="of:=COUNTIF([.A$2:.A257];[.A23])" office:value-type="float" office:value="22" calcext:value-type="float">
            <text:p>22</text:p>
          </table:table-cell>
          <table:table-cell table:formula="of:=CONCATENATE(UPPER(MID([.A23];1;3)); UPPER(MID([.B23];1;3)); [.I23])" office:value-type="string" office:string-value="MACFIZ22" calcext:value-type="string">
            <text:p>MACFIZ2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Fizyka</text:p>
          </table:table-cell>
          <table:table-cell table:style-name="ce1" office:value-type="date" office:date-value="2025-10-14" calcext:value-type="date">
            <text:p>14.10.2025</text:p>
          </table:table-cell>
          <table:table-cell table:style-name="ce5" office:value-type="string" calcext:value-type="string">
            <text:p>10:30</text:p>
          </table:table-cell>
          <table:table-cell table:style-name="ce5" office:value-type="string" calcext:value-type="string">
            <text:p>11:30</text:p>
          </table:table-cell>
          <table:table-cell office:value-type="float" office:value="40" calcext:value-type="float">
            <text:p>40</text:p>
          </table:table-cell>
          <table:table-cell table:style-name="ce7" table:formula="of:=[.E24]-[.D24]" office:value-type="time" office:time-value="PT01H00M00S" calcext:value-type="time">
            <text:p>01:00:00</text:p>
          </table:table-cell>
          <table:table-cell table:formula="of:=[.G24]*24*[.F24]" office:value-type="currency" office:currency="PLN" office:value="40" calcext:value-type="currency">
            <text:p>40,00 zł</text:p>
          </table:table-cell>
          <table:table-cell table:formula="of:=COUNTIF([.A$2:.A258];[.A24])" office:value-type="float" office:value="22" calcext:value-type="float">
            <text:p>22</text:p>
          </table:table-cell>
          <table:table-cell table:formula="of:=CONCATENATE(UPPER(MID([.A24];1;3)); UPPER(MID([.B24];1;3)); [.I24])" office:value-type="string" office:string-value="MACFIZ22" calcext:value-type="string">
            <text:p>MACFIZ2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tematyka</text:p>
          </table:table-cell>
          <table:table-cell table:style-name="ce1" office:value-type="date" office:date-value="2025-10-14" calcext:value-type="date">
            <text:p>14.10.2025</text:p>
          </table:table-cell>
          <table:table-cell table:style-name="ce5" office:value-type="string" calcext:value-type="string">
            <text:p>12:45</text:p>
          </table:table-cell>
          <table:table-cell table:style-name="ce5" office:value-type="string" calcext:value-type="string">
            <text:p>14:15</text:p>
          </table:table-cell>
          <table:table-cell office:value-type="float" office:value="50" calcext:value-type="float">
            <text:p>50</text:p>
          </table:table-cell>
          <table:table-cell table:style-name="ce7" table:formula="of:=[.E25]-[.D25]" office:value-type="time" office:time-value="PT01H30M00S" calcext:value-type="time">
            <text:p>01:30:00</text:p>
          </table:table-cell>
          <table:table-cell table:formula="of:=[.G25]*24*[.F25]" office:value-type="currency" office:currency="PLN" office:value="75" calcext:value-type="currency">
            <text:p>75,00 zł</text:p>
          </table:table-cell>
          <table:table-cell table:formula="of:=COUNTIF([.A$2:.A259];[.A25])" office:value-type="float" office:value="29" calcext:value-type="float">
            <text:p>29</text:p>
          </table:table-cell>
          <table:table-cell table:formula="of:=CONCATENATE(UPPER(MID([.A25];1;3)); UPPER(MID([.B25];1;3)); [.I25])" office:value-type="string" office:string-value="WIKMAT29" calcext:value-type="string">
            <text:p>WIKMAT29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Zdzisław</text:p>
          </table:table-cell>
          <table:table-cell office:value-type="string" calcext:value-type="string">
            <text:p>Matematyka</text:p>
          </table:table-cell>
          <table:table-cell table:style-name="ce1" office:value-type="date" office:date-value="2025-10-14" calcext:value-type="date">
            <text:p>14.10.2025</text:p>
          </table:table-cell>
          <table:table-cell table:style-name="ce5" office:value-type="string" calcext:value-type="string">
            <text:p>14:30</text:p>
          </table:table-cell>
          <table:table-cell table:style-name="ce5" office:value-type="string" calcext:value-type="string">
            <text:p>15:30</text:p>
          </table:table-cell>
          <table:table-cell office:value-type="float" office:value="50" calcext:value-type="float">
            <text:p>50</text:p>
          </table:table-cell>
          <table:table-cell table:style-name="ce7" table:formula="of:=[.E26]-[.D26]" office:value-type="time" office:time-value="PT01H00M00S" calcext:value-type="time">
            <text:p>01:00:00</text:p>
          </table:table-cell>
          <table:table-cell table:formula="of:=[.G26]*24*[.F26]" office:value-type="currency" office:currency="PLN" office:value="50.0000000000001" calcext:value-type="currency">
            <text:p>50,00 zł</text:p>
          </table:table-cell>
          <table:table-cell table:formula="of:=COUNTIF([.A$2:.A260];[.A26])" office:value-type="float" office:value="18" calcext:value-type="float">
            <text:p>18</text:p>
          </table:table-cell>
          <table:table-cell table:formula="of:=CONCATENATE(UPPER(MID([.A26];1;3)); UPPER(MID([.B26];1;3)); [.I26])" office:value-type="string" office:string-value="ZDZMAT18" calcext:value-type="string">
            <text:p>ZDZMAT18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Matematyka</text:p>
          </table:table-cell>
          <table:table-cell table:style-name="ce1" office:value-type="date" office:date-value="2025-10-15" calcext:value-type="date">
            <text:p>15.10.2025</text:p>
          </table:table-cell>
          <table:table-cell table:style-name="ce5" office:value-type="string" calcext:value-type="string">
            <text:p>09:00</text:p>
          </table:table-cell>
          <table:table-cell table:style-name="ce5" office:value-type="string" calcext:value-type="string">
            <text:p>10:15</text:p>
          </table:table-cell>
          <table:table-cell office:value-type="float" office:value="50" calcext:value-type="float">
            <text:p>50</text:p>
          </table:table-cell>
          <table:table-cell table:style-name="ce7" table:formula="of:=[.E27]-[.D27]" office:value-type="time" office:time-value="PT01H15M00S" calcext:value-type="time">
            <text:p>01:15:00</text:p>
          </table:table-cell>
          <table:table-cell table:formula="of:=[.G27]*24*[.F27]" office:value-type="currency" office:currency="PLN" office:value="62.5" calcext:value-type="currency">
            <text:p>62,50 zł</text:p>
          </table:table-cell>
          <table:table-cell table:formula="of:=COUNTIF([.A$2:.A261];[.A27])" office:value-type="float" office:value="14" calcext:value-type="float">
            <text:p>14</text:p>
          </table:table-cell>
          <table:table-cell table:formula="of:=CONCATENATE(UPPER(MID([.A27];1;3)); UPPER(MID([.B27];1;3)); [.I27])" office:value-type="string" office:string-value="EWAMAT14" calcext:value-type="string">
            <text:p>EWAMAT14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Informatyka</text:p>
          </table:table-cell>
          <table:table-cell table:style-name="ce1" office:value-type="date" office:date-value="2025-10-15" calcext:value-type="date">
            <text:p>15.10.2025</text:p>
          </table:table-cell>
          <table:table-cell table:style-name="ce5" office:value-type="string" calcext:value-type="string">
            <text:p>10:15</text:p>
          </table:table-cell>
          <table:table-cell table:style-name="ce5" office:value-type="string" calcext:value-type="string">
            <text:p>11:30</text:p>
          </table:table-cell>
          <table:table-cell office:value-type="float" office:value="60" calcext:value-type="float">
            <text:p>60</text:p>
          </table:table-cell>
          <table:table-cell table:style-name="ce7" table:formula="of:=[.E28]-[.D28]" office:value-type="time" office:time-value="PT01H15M00S" calcext:value-type="time">
            <text:p>01:15:00</text:p>
          </table:table-cell>
          <table:table-cell table:formula="of:=[.G28]*24*[.F28]" office:value-type="currency" office:currency="PLN" office:value="75.0000000000001" calcext:value-type="currency">
            <text:p>75,00 zł</text:p>
          </table:table-cell>
          <table:table-cell table:formula="of:=COUNTIF([.A$2:.A262];[.A28])" office:value-type="float" office:value="24" calcext:value-type="float">
            <text:p>24</text:p>
          </table:table-cell>
          <table:table-cell table:formula="of:=CONCATENATE(UPPER(MID([.A28];1;3)); UPPER(MID([.B28];1;3)); [.I28])" office:value-type="string" office:string-value="KATINF24" calcext:value-type="string">
            <text:p>KATINF24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Zbigniew</text:p>
          </table:table-cell>
          <table:table-cell office:value-type="string" calcext:value-type="string">
            <text:p>Informatyka</text:p>
          </table:table-cell>
          <table:table-cell table:style-name="ce1" office:value-type="date" office:date-value="2025-10-15" calcext:value-type="date">
            <text:p>15.10.2025</text:p>
          </table:table-cell>
          <table:table-cell table:style-name="ce5" office:value-type="string" calcext:value-type="string">
            <text:p>12:15</text:p>
          </table:table-cell>
          <table:table-cell table:style-name="ce5" office:value-type="string" calcext:value-type="string">
            <text:p>14:00</text:p>
          </table:table-cell>
          <table:table-cell office:value-type="float" office:value="60" calcext:value-type="float">
            <text:p>60</text:p>
          </table:table-cell>
          <table:table-cell table:style-name="ce7" table:formula="of:=[.E29]-[.D29]" office:value-type="time" office:time-value="PT01H45M00S" calcext:value-type="time">
            <text:p>01:45:00</text:p>
          </table:table-cell>
          <table:table-cell table:formula="of:=[.G29]*24*[.F29]" office:value-type="currency" office:currency="PLN" office:value="105" calcext:value-type="currency">
            <text:p>105,00 zł</text:p>
          </table:table-cell>
          <table:table-cell table:formula="of:=COUNTIF([.A$2:.A263];[.A29])" office:value-type="float" office:value="16" calcext:value-type="float">
            <text:p>16</text:p>
          </table:table-cell>
          <table:table-cell table:formula="of:=CONCATENATE(UPPER(MID([.A29];1;3)); UPPER(MID([.B29];1;3)); [.I29])" office:value-type="string" office:string-value="ZBIINF16" calcext:value-type="string">
            <text:p>ZBIINF16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Jan</text:p>
          </table:table-cell>
          <table:table-cell office:value-type="string" calcext:value-type="string">
            <text:p>Fizyka</text:p>
          </table:table-cell>
          <table:table-cell table:style-name="ce1" office:value-type="date" office:date-value="2025-10-20" calcext:value-type="date">
            <text:p>20.10.2025</text:p>
          </table:table-cell>
          <table:table-cell table:style-name="ce5" office:value-type="string" calcext:value-type="string">
            <text:p>15:15</text:p>
          </table:table-cell>
          <table:table-cell table:style-name="ce5" office:value-type="string" calcext:value-type="string">
            <text:p>16:45</text:p>
          </table:table-cell>
          <table:table-cell office:value-type="float" office:value="40" calcext:value-type="float">
            <text:p>40</text:p>
          </table:table-cell>
          <table:table-cell table:style-name="ce7" table:formula="of:=[.E30]-[.D30]" office:value-type="time" office:time-value="PT01H30M00S" calcext:value-type="time">
            <text:p>01:30:00</text:p>
          </table:table-cell>
          <table:table-cell table:formula="of:=[.G30]*24*[.F30]" office:value-type="currency" office:currency="PLN" office:value="60" calcext:value-type="currency">
            <text:p>60,00 zł</text:p>
          </table:table-cell>
          <table:table-cell table:formula="of:=COUNTIF([.A$2:.A264];[.A30])" office:value-type="float" office:value="24" calcext:value-type="float">
            <text:p>24</text:p>
          </table:table-cell>
          <table:table-cell table:formula="of:=CONCATENATE(UPPER(MID([.A30];1;3)); UPPER(MID([.B30];1;3)); [.I30])" office:value-type="string" office:string-value="JANFIZ24" calcext:value-type="string">
            <text:p>JANFIZ24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Julita</text:p>
          </table:table-cell>
          <table:table-cell office:value-type="string" calcext:value-type="string">
            <text:p>Informatyka</text:p>
          </table:table-cell>
          <table:table-cell table:style-name="ce1" office:value-type="date" office:date-value="2025-10-20" calcext:value-type="date">
            <text:p>20.10.2025</text:p>
          </table:table-cell>
          <table:table-cell table:style-name="ce5" office:value-type="string" calcext:value-type="string">
            <text:p>14:00</text:p>
          </table:table-cell>
          <table:table-cell table:style-name="ce5" office:value-type="string" calcext:value-type="string">
            <text:p>15:00</text:p>
          </table:table-cell>
          <table:table-cell office:value-type="float" office:value="60" calcext:value-type="float">
            <text:p>60</text:p>
          </table:table-cell>
          <table:table-cell table:style-name="ce7" table:formula="of:=[.E31]-[.D31]" office:value-type="time" office:time-value="PT01H00M00S" calcext:value-type="time">
            <text:p>01:00:00</text:p>
          </table:table-cell>
          <table:table-cell table:formula="of:=[.G31]*24*[.F31]" office:value-type="currency" office:currency="PLN" office:value="59.9999999999999" calcext:value-type="currency">
            <text:p>60,00 zł</text:p>
          </table:table-cell>
          <table:table-cell table:formula="of:=COUNTIF([.A$2:.A265];[.A31])" office:value-type="float" office:value="18" calcext:value-type="float">
            <text:p>18</text:p>
          </table:table-cell>
          <table:table-cell table:formula="of:=CONCATENATE(UPPER(MID([.A31];1;3)); UPPER(MID([.B31];1;3)); [.I31])" office:value-type="string" office:string-value="JULINF18" calcext:value-type="string">
            <text:p>JULINF18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tematyka</text:p>
          </table:table-cell>
          <table:table-cell table:style-name="ce1" office:value-type="date" office:date-value="2025-10-20" calcext:value-type="date">
            <text:p>20.10.2025</text:p>
          </table:table-cell>
          <table:table-cell table:style-name="ce5" office:value-type="string" calcext:value-type="string">
            <text:p>09:00</text:p>
          </table:table-cell>
          <table:table-cell table:style-name="ce5" office:value-type="string" calcext:value-type="string">
            <text:p>10:30</text:p>
          </table:table-cell>
          <table:table-cell office:value-type="float" office:value="50" calcext:value-type="float">
            <text:p>50</text:p>
          </table:table-cell>
          <table:table-cell table:style-name="ce7" table:formula="of:=[.E32]-[.D32]" office:value-type="time" office:time-value="PT01H30M00S" calcext:value-type="time">
            <text:p>01:30:00</text:p>
          </table:table-cell>
          <table:table-cell table:formula="of:=[.G32]*24*[.F32]" office:value-type="currency" office:currency="PLN" office:value="75" calcext:value-type="currency">
            <text:p>75,00 zł</text:p>
          </table:table-cell>
          <table:table-cell table:formula="of:=COUNTIF([.A$2:.A266];[.A32])" office:value-type="float" office:value="29" calcext:value-type="float">
            <text:p>29</text:p>
          </table:table-cell>
          <table:table-cell table:formula="of:=CONCATENATE(UPPER(MID([.A32];1;3)); UPPER(MID([.B32];1;3)); [.I32])" office:value-type="string" office:string-value="WIKMAT29" calcext:value-type="string">
            <text:p>WIKMAT29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Zdzisław</text:p>
          </table:table-cell>
          <table:table-cell office:value-type="string" calcext:value-type="string">
            <text:p>Matematyka</text:p>
          </table:table-cell>
          <table:table-cell table:style-name="ce1" office:value-type="date" office:date-value="2025-10-20" calcext:value-type="date">
            <text:p>20.10.2025</text:p>
          </table:table-cell>
          <table:table-cell table:style-name="ce5" office:value-type="string" calcext:value-type="string">
            <text:p>11:00</text:p>
          </table:table-cell>
          <table:table-cell table:style-name="ce5" office:value-type="string" calcext:value-type="string">
            <text:p>13:00</text:p>
          </table:table-cell>
          <table:table-cell office:value-type="float" office:value="50" calcext:value-type="float">
            <text:p>50</text:p>
          </table:table-cell>
          <table:table-cell table:style-name="ce7" table:formula="of:=[.E33]-[.D33]" office:value-type="time" office:time-value="PT02H00M00S" calcext:value-type="time">
            <text:p>02:00:00</text:p>
          </table:table-cell>
          <table:table-cell table:formula="of:=[.G33]*24*[.F33]" office:value-type="currency" office:currency="PLN" office:value="100" calcext:value-type="currency">
            <text:p>100,00 zł</text:p>
          </table:table-cell>
          <table:table-cell table:formula="of:=COUNTIF([.A$2:.A267];[.A33])" office:value-type="float" office:value="18" calcext:value-type="float">
            <text:p>18</text:p>
          </table:table-cell>
          <table:table-cell table:formula="of:=CONCATENATE(UPPER(MID([.A33];1;3)); UPPER(MID([.B33];1;3)); [.I33])" office:value-type="string" office:string-value="ZDZMAT18" calcext:value-type="string">
            <text:p>ZDZMAT18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Zuzanna</text:p>
          </table:table-cell>
          <table:table-cell office:value-type="string" calcext:value-type="string">
            <text:p>Informatyka</text:p>
          </table:table-cell>
          <table:table-cell table:style-name="ce1" office:value-type="date" office:date-value="2025-10-21" calcext:value-type="date">
            <text:p>21.10.2025</text:p>
          </table:table-cell>
          <table:table-cell table:style-name="ce5" office:value-type="string" calcext:value-type="string">
            <text:p>11:30</text:p>
          </table:table-cell>
          <table:table-cell table:style-name="ce5" office:value-type="string" calcext:value-type="string">
            <text:p>13:15</text:p>
          </table:table-cell>
          <table:table-cell office:value-type="float" office:value="60" calcext:value-type="float">
            <text:p>60</text:p>
          </table:table-cell>
          <table:table-cell table:style-name="ce7" table:formula="of:=[.E34]-[.D34]" office:value-type="time" office:time-value="PT01H45M00S" calcext:value-type="time">
            <text:p>01:45:00</text:p>
          </table:table-cell>
          <table:table-cell table:formula="of:=[.G34]*24*[.F34]" office:value-type="currency" office:currency="PLN" office:value="105" calcext:value-type="currency">
            <text:p>105,00 zł</text:p>
          </table:table-cell>
          <table:table-cell table:formula="of:=COUNTIF([.A$2:.A268];[.A34])" office:value-type="float" office:value="19" calcext:value-type="float">
            <text:p>19</text:p>
          </table:table-cell>
          <table:table-cell table:formula="of:=CONCATENATE(UPPER(MID([.A34];1;3)); UPPER(MID([.B34];1;3)); [.I34])" office:value-type="string" office:string-value="ZUZINF19" calcext:value-type="string">
            <text:p>ZUZINF19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Zuzanna</text:p>
          </table:table-cell>
          <table:table-cell office:value-type="string" calcext:value-type="string">
            <text:p>Matematyka</text:p>
          </table:table-cell>
          <table:table-cell table:style-name="ce1" office:value-type="date" office:date-value="2025-10-21" calcext:value-type="date">
            <text:p>21.10.2025</text:p>
          </table:table-cell>
          <table:table-cell table:style-name="ce5" office:value-type="string" calcext:value-type="string">
            <text:p>09:00</text:p>
          </table:table-cell>
          <table:table-cell table:style-name="ce5" office:value-type="string" calcext:value-type="string">
            <text:p>11:00</text:p>
          </table:table-cell>
          <table:table-cell office:value-type="float" office:value="50" calcext:value-type="float">
            <text:p>50</text:p>
          </table:table-cell>
          <table:table-cell table:style-name="ce7" table:formula="of:=[.E35]-[.D35]" office:value-type="time" office:time-value="PT02H00M00S" calcext:value-type="time">
            <text:p>02:00:00</text:p>
          </table:table-cell>
          <table:table-cell table:formula="of:=[.G35]*24*[.F35]" office:value-type="currency" office:currency="PLN" office:value="100" calcext:value-type="currency">
            <text:p>100,00 zł</text:p>
          </table:table-cell>
          <table:table-cell table:formula="of:=COUNTIF([.A$2:.A269];[.A35])" office:value-type="float" office:value="19" calcext:value-type="float">
            <text:p>19</text:p>
          </table:table-cell>
          <table:table-cell table:formula="of:=CONCATENATE(UPPER(MID([.A35];1;3)); UPPER(MID([.B35];1;3)); [.I35])" office:value-type="string" office:string-value="ZUZMAT19" calcext:value-type="string">
            <text:p>ZUZMAT19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Informatyka</text:p>
          </table:table-cell>
          <table:table-cell table:style-name="ce1" office:value-type="date" office:date-value="2025-10-22" calcext:value-type="date">
            <text:p>22.10.2025</text:p>
          </table:table-cell>
          <table:table-cell table:style-name="ce5" office:value-type="string" calcext:value-type="string">
            <text:p>10:45</text:p>
          </table:table-cell>
          <table:table-cell table:style-name="ce5" office:value-type="string" calcext:value-type="string">
            <text:p>11:45</text:p>
          </table:table-cell>
          <table:table-cell office:value-type="float" office:value="60" calcext:value-type="float">
            <text:p>60</text:p>
          </table:table-cell>
          <table:table-cell table:style-name="ce7" table:formula="of:=[.E36]-[.D36]" office:value-type="time" office:time-value="PT01H00M00S" calcext:value-type="time">
            <text:p>01:00:00</text:p>
          </table:table-cell>
          <table:table-cell table:formula="of:=[.G36]*24*[.F36]" office:value-type="currency" office:currency="PLN" office:value="59.9999999999999" calcext:value-type="currency">
            <text:p>60,00 zł</text:p>
          </table:table-cell>
          <table:table-cell table:formula="of:=COUNTIF([.A$2:.A270];[.A36])" office:value-type="float" office:value="16" calcext:value-type="float">
            <text:p>16</text:p>
          </table:table-cell>
          <table:table-cell table:formula="of:=CONCATENATE(UPPER(MID([.A36];1;3)); UPPER(MID([.B36];1;3)); [.I36])" office:value-type="string" office:string-value="AGNINF16" calcext:value-type="string">
            <text:p>AGNINF16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Zdzisław</text:p>
          </table:table-cell>
          <table:table-cell office:value-type="string" calcext:value-type="string">
            <text:p>Matematyka</text:p>
          </table:table-cell>
          <table:table-cell table:style-name="ce1" office:value-type="date" office:date-value="2025-10-22" calcext:value-type="date">
            <text:p>22.10.2025</text:p>
          </table:table-cell>
          <table:table-cell table:style-name="ce5" office:value-type="string" calcext:value-type="string">
            <text:p>09:00</text:p>
          </table:table-cell>
          <table:table-cell table:style-name="ce5" office:value-type="string" calcext:value-type="string">
            <text:p>10:15</text:p>
          </table:table-cell>
          <table:table-cell office:value-type="float" office:value="50" calcext:value-type="float">
            <text:p>50</text:p>
          </table:table-cell>
          <table:table-cell table:style-name="ce7" table:formula="of:=[.E37]-[.D37]" office:value-type="time" office:time-value="PT01H15M00S" calcext:value-type="time">
            <text:p>01:15:00</text:p>
          </table:table-cell>
          <table:table-cell table:formula="of:=[.G37]*24*[.F37]" office:value-type="currency" office:currency="PLN" office:value="62.5" calcext:value-type="currency">
            <text:p>62,50 zł</text:p>
          </table:table-cell>
          <table:table-cell table:formula="of:=COUNTIF([.A$2:.A271];[.A37])" office:value-type="float" office:value="18" calcext:value-type="float">
            <text:p>18</text:p>
          </table:table-cell>
          <table:table-cell table:formula="of:=CONCATENATE(UPPER(MID([.A37];1;3)); UPPER(MID([.B37];1;3)); [.I37])" office:value-type="string" office:string-value="ZDZMAT18" calcext:value-type="string">
            <text:p>ZDZMAT18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Zdzisław</text:p>
          </table:table-cell>
          <table:table-cell office:value-type="string" calcext:value-type="string">
            <text:p>Fizyka</text:p>
          </table:table-cell>
          <table:table-cell table:style-name="ce1" office:value-type="date" office:date-value="2025-10-23" calcext:value-type="date">
            <text:p>23.10.2025</text:p>
          </table:table-cell>
          <table:table-cell table:style-name="ce5" office:value-type="string" calcext:value-type="string">
            <text:p>09:00</text:p>
          </table:table-cell>
          <table:table-cell table:style-name="ce5" office:value-type="string" calcext:value-type="string">
            <text:p>10:00</text:p>
          </table:table-cell>
          <table:table-cell office:value-type="float" office:value="40" calcext:value-type="float">
            <text:p>40</text:p>
          </table:table-cell>
          <table:table-cell table:style-name="ce7" table:formula="of:=[.E38]-[.D38]" office:value-type="time" office:time-value="PT01H00M00S" calcext:value-type="time">
            <text:p>01:00:00</text:p>
          </table:table-cell>
          <table:table-cell table:formula="of:=[.G38]*24*[.F38]" office:value-type="currency" office:currency="PLN" office:value="40" calcext:value-type="currency">
            <text:p>40,00 zł</text:p>
          </table:table-cell>
          <table:table-cell table:formula="of:=COUNTIF([.A$2:.A272];[.A38])" office:value-type="float" office:value="18" calcext:value-type="float">
            <text:p>18</text:p>
          </table:table-cell>
          <table:table-cell table:formula="of:=CONCATENATE(UPPER(MID([.A38];1;3)); UPPER(MID([.B38];1;3)); [.I38])" office:value-type="string" office:string-value="ZDZFIZ18" calcext:value-type="string">
            <text:p>ZDZFIZ18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Bartek</text:p>
          </table:table-cell>
          <table:table-cell office:value-type="string" calcext:value-type="string">
            <text:p>Informatyka</text:p>
          </table:table-cell>
          <table:table-cell table:style-name="ce1" office:value-type="date" office:date-value="2025-10-24" calcext:value-type="date">
            <text:p>24.10.2025</text:p>
          </table:table-cell>
          <table:table-cell table:style-name="ce5" office:value-type="string" calcext:value-type="string">
            <text:p>09:00</text:p>
          </table:table-cell>
          <table:table-cell table:style-name="ce5" office:value-type="string" calcext:value-type="string">
            <text:p>10:00</text:p>
          </table:table-cell>
          <table:table-cell office:value-type="float" office:value="60" calcext:value-type="float">
            <text:p>60</text:p>
          </table:table-cell>
          <table:table-cell table:style-name="ce7" table:formula="of:=[.E39]-[.D39]" office:value-type="time" office:time-value="PT01H00M00S" calcext:value-type="time">
            <text:p>01:00:00</text:p>
          </table:table-cell>
          <table:table-cell table:formula="of:=[.G39]*24*[.F39]" office:value-type="currency" office:currency="PLN" office:value="60" calcext:value-type="currency">
            <text:p>60,00 zł</text:p>
          </table:table-cell>
          <table:table-cell table:formula="of:=COUNTIF([.A$2:.A273];[.A39])" office:value-type="float" office:value="20" calcext:value-type="float">
            <text:p>20</text:p>
          </table:table-cell>
          <table:table-cell table:formula="of:=CONCATENATE(UPPER(MID([.A39];1;3)); UPPER(MID([.B39];1;3)); [.I39])" office:value-type="string" office:string-value="BARINF20" calcext:value-type="string">
            <text:p>BARINF20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Fizyka</text:p>
          </table:table-cell>
          <table:table-cell table:style-name="ce1" office:value-type="date" office:date-value="2025-10-24" calcext:value-type="date">
            <text:p>24.10.2025</text:p>
          </table:table-cell>
          <table:table-cell table:style-name="ce5" office:value-type="string" calcext:value-type="string">
            <text:p>10:30</text:p>
          </table:table-cell>
          <table:table-cell table:style-name="ce5" office:value-type="string" calcext:value-type="string">
            <text:p>11:30</text:p>
          </table:table-cell>
          <table:table-cell office:value-type="float" office:value="40" calcext:value-type="float">
            <text:p>40</text:p>
          </table:table-cell>
          <table:table-cell table:style-name="ce7" table:formula="of:=[.E40]-[.D40]" office:value-type="time" office:time-value="PT01H00M00S" calcext:value-type="time">
            <text:p>01:00:00</text:p>
          </table:table-cell>
          <table:table-cell table:formula="of:=[.G40]*24*[.F40]" office:value-type="currency" office:currency="PLN" office:value="40" calcext:value-type="currency">
            <text:p>40,00 zł</text:p>
          </table:table-cell>
          <table:table-cell table:formula="of:=COUNTIF([.A$2:.A274];[.A40])" office:value-type="float" office:value="22" calcext:value-type="float">
            <text:p>22</text:p>
          </table:table-cell>
          <table:table-cell table:formula="of:=CONCATENATE(UPPER(MID([.A40];1;3)); UPPER(MID([.B40];1;3)); [.I40])" office:value-type="string" office:string-value="MACFIZ22" calcext:value-type="string">
            <text:p>MACFIZ2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Bartek</text:p>
          </table:table-cell>
          <table:table-cell office:value-type="string" calcext:value-type="string">
            <text:p>Informatyka</text:p>
          </table:table-cell>
          <table:table-cell table:style-name="ce1" office:value-type="date" office:date-value="2025-10-31" calcext:value-type="date">
            <text:p>31.10.2025</text:p>
          </table:table-cell>
          <table:table-cell table:style-name="ce5" office:value-type="string" calcext:value-type="string">
            <text:p>14:30</text:p>
          </table:table-cell>
          <table:table-cell table:style-name="ce5" office:value-type="string" calcext:value-type="string">
            <text:p>16:15</text:p>
          </table:table-cell>
          <table:table-cell office:value-type="float" office:value="60" calcext:value-type="float">
            <text:p>60</text:p>
          </table:table-cell>
          <table:table-cell table:style-name="ce7" table:formula="of:=[.E41]-[.D41]" office:value-type="time" office:time-value="PT01H45M00S" calcext:value-type="time">
            <text:p>01:45:00</text:p>
          </table:table-cell>
          <table:table-cell table:formula="of:=[.G41]*24*[.F41]" office:value-type="currency" office:currency="PLN" office:value="105" calcext:value-type="currency">
            <text:p>105,00 zł</text:p>
          </table:table-cell>
          <table:table-cell table:formula="of:=COUNTIF([.A$2:.A275];[.A41])" office:value-type="float" office:value="20" calcext:value-type="float">
            <text:p>20</text:p>
          </table:table-cell>
          <table:table-cell table:formula="of:=CONCATENATE(UPPER(MID([.A41];1;3)); UPPER(MID([.B41];1;3)); [.I41])" office:value-type="string" office:string-value="BARINF20" calcext:value-type="string">
            <text:p>BARINF20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Informatyka</text:p>
          </table:table-cell>
          <table:table-cell table:style-name="ce1" office:value-type="date" office:date-value="2025-10-31" calcext:value-type="date">
            <text:p>31.10.2025</text:p>
          </table:table-cell>
          <table:table-cell table:style-name="ce5" office:value-type="string" calcext:value-type="string">
            <text:p>10:45</text:p>
          </table:table-cell>
          <table:table-cell table:style-name="ce5" office:value-type="string" calcext:value-type="string">
            <text:p>12:15</text:p>
          </table:table-cell>
          <table:table-cell office:value-type="float" office:value="60" calcext:value-type="float">
            <text:p>60</text:p>
          </table:table-cell>
          <table:table-cell table:style-name="ce7" table:formula="of:=[.E42]-[.D42]" office:value-type="time" office:time-value="PT01H30M00S" calcext:value-type="time">
            <text:p>01:30:00</text:p>
          </table:table-cell>
          <table:table-cell table:formula="of:=[.G42]*24*[.F42]" office:value-type="currency" office:currency="PLN" office:value="89.9999999999999" calcext:value-type="currency">
            <text:p>90,00 zł</text:p>
          </table:table-cell>
          <table:table-cell table:formula="of:=COUNTIF([.A$2:.A276];[.A42])" office:value-type="float" office:value="24" calcext:value-type="float">
            <text:p>24</text:p>
          </table:table-cell>
          <table:table-cell table:formula="of:=CONCATENATE(UPPER(MID([.A42];1;3)); UPPER(MID([.B42];1;3)); [.I42])" office:value-type="string" office:string-value="KATINF24" calcext:value-type="string">
            <text:p>KATINF24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Fizyka</text:p>
          </table:table-cell>
          <table:table-cell table:style-name="ce1" office:value-type="date" office:date-value="2025-10-31" calcext:value-type="date">
            <text:p>31.10.2025</text:p>
          </table:table-cell>
          <table:table-cell table:style-name="ce5" office:value-type="string" calcext:value-type="string">
            <text:p>12:45</text:p>
          </table:table-cell>
          <table:table-cell table:style-name="ce5" office:value-type="string" calcext:value-type="string">
            <text:p>14:30</text:p>
          </table:table-cell>
          <table:table-cell office:value-type="float" office:value="40" calcext:value-type="float">
            <text:p>40</text:p>
          </table:table-cell>
          <table:table-cell table:style-name="ce7" table:formula="of:=[.E43]-[.D43]" office:value-type="time" office:time-value="PT01H45M00S" calcext:value-type="time">
            <text:p>01:45:00</text:p>
          </table:table-cell>
          <table:table-cell table:formula="of:=[.G43]*24*[.F43]" office:value-type="currency" office:currency="PLN" office:value="70" calcext:value-type="currency">
            <text:p>70,00 zł</text:p>
          </table:table-cell>
          <table:table-cell table:formula="of:=COUNTIF([.A$2:.A277];[.A43])" office:value-type="float" office:value="22" calcext:value-type="float">
            <text:p>22</text:p>
          </table:table-cell>
          <table:table-cell table:formula="of:=CONCATENATE(UPPER(MID([.A43];1;3)); UPPER(MID([.B43];1;3)); [.I43])" office:value-type="string" office:string-value="MACFIZ22" calcext:value-type="string">
            <text:p>MACFIZ2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Zbigniew</text:p>
          </table:table-cell>
          <table:table-cell office:value-type="string" calcext:value-type="string">
            <text:p>Informatyka</text:p>
          </table:table-cell>
          <table:table-cell table:style-name="ce1" office:value-type="date" office:date-value="2025-10-31" calcext:value-type="date">
            <text:p>31.10.2025</text:p>
          </table:table-cell>
          <table:table-cell table:style-name="ce5" office:value-type="string" calcext:value-type="string">
            <text:p>09:00</text:p>
          </table:table-cell>
          <table:table-cell table:style-name="ce5" office:value-type="string" calcext:value-type="string">
            <text:p>10:45</text:p>
          </table:table-cell>
          <table:table-cell office:value-type="float" office:value="60" calcext:value-type="float">
            <text:p>60</text:p>
          </table:table-cell>
          <table:table-cell table:style-name="ce7" table:formula="of:=[.E44]-[.D44]" office:value-type="time" office:time-value="PT01H45M00S" calcext:value-type="time">
            <text:p>01:45:00</text:p>
          </table:table-cell>
          <table:table-cell table:formula="of:=[.G44]*24*[.F44]" office:value-type="currency" office:currency="PLN" office:value="105" calcext:value-type="currency">
            <text:p>105,00 zł</text:p>
          </table:table-cell>
          <table:table-cell table:formula="of:=COUNTIF([.A$2:.A278];[.A44])" office:value-type="float" office:value="16" calcext:value-type="float">
            <text:p>16</text:p>
          </table:table-cell>
          <table:table-cell table:formula="of:=CONCATENATE(UPPER(MID([.A44];1;3)); UPPER(MID([.B44];1;3)); [.I44])" office:value-type="string" office:string-value="ZBIINF16" calcext:value-type="string">
            <text:p>ZBIINF16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Zuzanna</text:p>
          </table:table-cell>
          <table:table-cell office:value-type="string" calcext:value-type="string">
            <text:p>Informatyka</text:p>
          </table:table-cell>
          <table:table-cell table:style-name="ce1" office:value-type="date" office:date-value="2025-11-03" calcext:value-type="date">
            <text:p>3.11.2025</text:p>
          </table:table-cell>
          <table:table-cell table:style-name="ce5" office:value-type="string" calcext:value-type="string">
            <text:p>09:00</text:p>
          </table:table-cell>
          <table:table-cell table:style-name="ce5" office:value-type="string" calcext:value-type="string">
            <text:p>10:30</text:p>
          </table:table-cell>
          <table:table-cell office:value-type="float" office:value="60" calcext:value-type="float">
            <text:p>60</text:p>
          </table:table-cell>
          <table:table-cell table:style-name="ce7" table:formula="of:=[.E45]-[.D45]" office:value-type="time" office:time-value="PT01H30M00S" calcext:value-type="time">
            <text:p>01:30:00</text:p>
          </table:table-cell>
          <table:table-cell table:formula="of:=[.G45]*24*[.F45]" office:value-type="currency" office:currency="PLN" office:value="90" calcext:value-type="currency">
            <text:p>90,00 zł</text:p>
          </table:table-cell>
          <table:table-cell table:formula="of:=COUNTIF([.A$2:.A279];[.A45])" office:value-type="float" office:value="19" calcext:value-type="float">
            <text:p>19</text:p>
          </table:table-cell>
          <table:table-cell table:formula="of:=CONCATENATE(UPPER(MID([.A45];1;3)); UPPER(MID([.B45];1;3)); [.I45])" office:value-type="string" office:string-value="ZUZINF19" calcext:value-type="string">
            <text:p>ZUZINF19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tematyka</text:p>
          </table:table-cell>
          <table:table-cell table:style-name="ce1" office:value-type="date" office:date-value="2025-11-05" calcext:value-type="date">
            <text:p>5.11.2025</text:p>
          </table:table-cell>
          <table:table-cell table:style-name="ce5" office:value-type="string" calcext:value-type="string">
            <text:p>10:00</text:p>
          </table:table-cell>
          <table:table-cell table:style-name="ce5" office:value-type="string" calcext:value-type="string">
            <text:p>12:00</text:p>
          </table:table-cell>
          <table:table-cell office:value-type="float" office:value="50" calcext:value-type="float">
            <text:p>50</text:p>
          </table:table-cell>
          <table:table-cell table:style-name="ce7" table:formula="of:=[.E46]-[.D46]" office:value-type="time" office:time-value="PT02H00M00S" calcext:value-type="time">
            <text:p>02:00:00</text:p>
          </table:table-cell>
          <table:table-cell table:formula="of:=[.G46]*24*[.F46]" office:value-type="currency" office:currency="PLN" office:value="100" calcext:value-type="currency">
            <text:p>100,00 zł</text:p>
          </table:table-cell>
          <table:table-cell table:formula="of:=COUNTIF([.A$2:.A280];[.A46])" office:value-type="float" office:value="29" calcext:value-type="float">
            <text:p>29</text:p>
          </table:table-cell>
          <table:table-cell table:formula="of:=CONCATENATE(UPPER(MID([.A46];1;3)); UPPER(MID([.B46];1;3)); [.I46])" office:value-type="string" office:string-value="WIKMAT29" calcext:value-type="string">
            <text:p>WIKMAT29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tematyka</text:p>
          </table:table-cell>
          <table:table-cell table:style-name="ce1" office:value-type="date" office:date-value="2025-11-05" calcext:value-type="date">
            <text:p>5.11.2025</text:p>
          </table:table-cell>
          <table:table-cell table:style-name="ce5" office:value-type="string" calcext:value-type="string">
            <text:p>09:00</text:p>
          </table:table-cell>
          <table:table-cell table:style-name="ce5" office:value-type="string" calcext:value-type="string">
            <text:p>10:00</text:p>
          </table:table-cell>
          <table:table-cell office:value-type="float" office:value="50" calcext:value-type="float">
            <text:p>50</text:p>
          </table:table-cell>
          <table:table-cell table:style-name="ce7" table:formula="of:=[.E47]-[.D47]" office:value-type="time" office:time-value="PT01H00M00S" calcext:value-type="time">
            <text:p>01:00:00</text:p>
          </table:table-cell>
          <table:table-cell table:formula="of:=[.G47]*24*[.F47]" office:value-type="currency" office:currency="PLN" office:value="50" calcext:value-type="currency">
            <text:p>50,00 zł</text:p>
          </table:table-cell>
          <table:table-cell table:formula="of:=COUNTIF([.A$2:.A281];[.A47])" office:value-type="float" office:value="29" calcext:value-type="float">
            <text:p>29</text:p>
          </table:table-cell>
          <table:table-cell table:formula="of:=CONCATENATE(UPPER(MID([.A47];1;3)); UPPER(MID([.B47];1;3)); [.I47])" office:value-type="string" office:string-value="WIKMAT29" calcext:value-type="string">
            <text:p>WIKMAT29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Zuzanna</text:p>
          </table:table-cell>
          <table:table-cell office:value-type="string" calcext:value-type="string">
            <text:p>Informatyka</text:p>
          </table:table-cell>
          <table:table-cell table:style-name="ce1" office:value-type="date" office:date-value="2025-11-05" calcext:value-type="date">
            <text:p>5.11.2025</text:p>
          </table:table-cell>
          <table:table-cell table:style-name="ce5" office:value-type="string" calcext:value-type="string">
            <text:p>12:30</text:p>
          </table:table-cell>
          <table:table-cell table:style-name="ce5" office:value-type="string" calcext:value-type="string">
            <text:p>14:00</text:p>
          </table:table-cell>
          <table:table-cell office:value-type="float" office:value="60" calcext:value-type="float">
            <text:p>60</text:p>
          </table:table-cell>
          <table:table-cell table:style-name="ce7" table:formula="of:=[.E48]-[.D48]" office:value-type="time" office:time-value="PT01H30M00S" calcext:value-type="time">
            <text:p>01:30:00</text:p>
          </table:table-cell>
          <table:table-cell table:formula="of:=[.G48]*24*[.F48]" office:value-type="currency" office:currency="PLN" office:value="90" calcext:value-type="currency">
            <text:p>90,00 zł</text:p>
          </table:table-cell>
          <table:table-cell table:formula="of:=COUNTIF([.A$2:.A282];[.A48])" office:value-type="float" office:value="19" calcext:value-type="float">
            <text:p>19</text:p>
          </table:table-cell>
          <table:table-cell table:formula="of:=CONCATENATE(UPPER(MID([.A48];1;3)); UPPER(MID([.B48];1;3)); [.I48])" office:value-type="string" office:string-value="ZUZINF19" calcext:value-type="string">
            <text:p>ZUZINF19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Informatyka</text:p>
          </table:table-cell>
          <table:table-cell table:style-name="ce1" office:value-type="date" office:date-value="2025-11-06" calcext:value-type="date">
            <text:p>6.11.2025</text:p>
          </table:table-cell>
          <table:table-cell table:style-name="ce5" office:value-type="string" calcext:value-type="string">
            <text:p>15:30</text:p>
          </table:table-cell>
          <table:table-cell table:style-name="ce5" office:value-type="string" calcext:value-type="string">
            <text:p>17:00</text:p>
          </table:table-cell>
          <table:table-cell office:value-type="float" office:value="60" calcext:value-type="float">
            <text:p>60</text:p>
          </table:table-cell>
          <table:table-cell table:style-name="ce7" table:formula="of:=[.E49]-[.D49]" office:value-type="time" office:time-value="PT01H30M00S" calcext:value-type="time">
            <text:p>01:30:00</text:p>
          </table:table-cell>
          <table:table-cell table:formula="of:=[.G49]*24*[.F49]" office:value-type="currency" office:currency="PLN" office:value="90" calcext:value-type="currency">
            <text:p>90,00 zł</text:p>
          </table:table-cell>
          <table:table-cell table:formula="of:=COUNTIF([.A$2:.A283];[.A49])" office:value-type="float" office:value="16" calcext:value-type="float">
            <text:p>16</text:p>
          </table:table-cell>
          <table:table-cell table:formula="of:=CONCATENATE(UPPER(MID([.A49];1;3)); UPPER(MID([.B49];1;3)); [.I49])" office:value-type="string" office:string-value="AGNINF16" calcext:value-type="string">
            <text:p>AGNINF16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Bartek</text:p>
          </table:table-cell>
          <table:table-cell office:value-type="string" calcext:value-type="string">
            <text:p>Informatyka</text:p>
          </table:table-cell>
          <table:table-cell table:style-name="ce1" office:value-type="date" office:date-value="2025-11-06" calcext:value-type="date">
            <text:p>6.11.2025</text:p>
          </table:table-cell>
          <table:table-cell table:style-name="ce5" office:value-type="string" calcext:value-type="string">
            <text:p>09:00</text:p>
          </table:table-cell>
          <table:table-cell table:style-name="ce5" office:value-type="string" calcext:value-type="string">
            <text:p>10:30</text:p>
          </table:table-cell>
          <table:table-cell office:value-type="float" office:value="60" calcext:value-type="float">
            <text:p>60</text:p>
          </table:table-cell>
          <table:table-cell table:style-name="ce7" table:formula="of:=[.E50]-[.D50]" office:value-type="time" office:time-value="PT01H30M00S" calcext:value-type="time">
            <text:p>01:30:00</text:p>
          </table:table-cell>
          <table:table-cell table:formula="of:=[.G50]*24*[.F50]" office:value-type="currency" office:currency="PLN" office:value="90" calcext:value-type="currency">
            <text:p>90,00 zł</text:p>
          </table:table-cell>
          <table:table-cell table:formula="of:=COUNTIF([.A$2:.A284];[.A50])" office:value-type="float" office:value="20" calcext:value-type="float">
            <text:p>20</text:p>
          </table:table-cell>
          <table:table-cell table:formula="of:=CONCATENATE(UPPER(MID([.A50];1;3)); UPPER(MID([.B50];1;3)); [.I50])" office:value-type="string" office:string-value="BARINF20" calcext:value-type="string">
            <text:p>BARINF20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Matematyka</text:p>
          </table:table-cell>
          <table:table-cell table:style-name="ce1" office:value-type="date" office:date-value="2025-11-06" calcext:value-type="date">
            <text:p>6.11.2025</text:p>
          </table:table-cell>
          <table:table-cell table:style-name="ce5" office:value-type="string" calcext:value-type="string">
            <text:p>11:00</text:p>
          </table:table-cell>
          <table:table-cell table:style-name="ce5" office:value-type="string" calcext:value-type="string">
            <text:p>12:45</text:p>
          </table:table-cell>
          <table:table-cell office:value-type="float" office:value="50" calcext:value-type="float">
            <text:p>50</text:p>
          </table:table-cell>
          <table:table-cell table:style-name="ce7" table:formula="of:=[.E51]-[.D51]" office:value-type="time" office:time-value="PT01H45M00S" calcext:value-type="time">
            <text:p>01:45:00</text:p>
          </table:table-cell>
          <table:table-cell table:formula="of:=[.G51]*24*[.F51]" office:value-type="currency" office:currency="PLN" office:value="87.5" calcext:value-type="currency">
            <text:p>87,50 zł</text:p>
          </table:table-cell>
          <table:table-cell table:formula="of:=COUNTIF([.A$2:.A285];[.A51])" office:value-type="float" office:value="14" calcext:value-type="float">
            <text:p>14</text:p>
          </table:table-cell>
          <table:table-cell table:formula="of:=CONCATENATE(UPPER(MID([.A51];1;3)); UPPER(MID([.B51];1;3)); [.I51])" office:value-type="string" office:string-value="EWAMAT14" calcext:value-type="string">
            <text:p>EWAMAT14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Zbigniew</text:p>
          </table:table-cell>
          <table:table-cell office:value-type="string" calcext:value-type="string">
            <text:p>Fizyka</text:p>
          </table:table-cell>
          <table:table-cell table:style-name="ce1" office:value-type="date" office:date-value="2025-11-06" calcext:value-type="date">
            <text:p>6.11.2025</text:p>
          </table:table-cell>
          <table:table-cell table:style-name="ce5" office:value-type="string" calcext:value-type="string">
            <text:p>13:45</text:p>
          </table:table-cell>
          <table:table-cell table:style-name="ce5" office:value-type="string" calcext:value-type="string">
            <text:p>15:30</text:p>
          </table:table-cell>
          <table:table-cell office:value-type="float" office:value="40" calcext:value-type="float">
            <text:p>40</text:p>
          </table:table-cell>
          <table:table-cell table:style-name="ce7" table:formula="of:=[.E52]-[.D52]" office:value-type="time" office:time-value="PT01H45M00S" calcext:value-type="time">
            <text:p>01:45:00</text:p>
          </table:table-cell>
          <table:table-cell table:formula="of:=[.G52]*24*[.F52]" office:value-type="currency" office:currency="PLN" office:value="70.0000000000001" calcext:value-type="currency">
            <text:p>70,00 zł</text:p>
          </table:table-cell>
          <table:table-cell table:formula="of:=COUNTIF([.A$2:.A286];[.A52])" office:value-type="float" office:value="16" calcext:value-type="float">
            <text:p>16</text:p>
          </table:table-cell>
          <table:table-cell table:formula="of:=CONCATENATE(UPPER(MID([.A52];1;3)); UPPER(MID([.B52];1;3)); [.I52])" office:value-type="string" office:string-value="ZBIFIZ16" calcext:value-type="string">
            <text:p>ZBIFIZ16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Zuzanna</text:p>
          </table:table-cell>
          <table:table-cell office:value-type="string" calcext:value-type="string">
            <text:p>Matematyka</text:p>
          </table:table-cell>
          <table:table-cell table:style-name="ce1" office:value-type="date" office:date-value="2025-11-06" calcext:value-type="date">
            <text:p>6.11.2025</text:p>
          </table:table-cell>
          <table:table-cell table:style-name="ce5" office:value-type="string" calcext:value-type="string">
            <text:p>17:00</text:p>
          </table:table-cell>
          <table:table-cell table:style-name="ce5" office:value-type="string" calcext:value-type="string">
            <text:p>18:00</text:p>
          </table:table-cell>
          <table:table-cell office:value-type="float" office:value="50" calcext:value-type="float">
            <text:p>50</text:p>
          </table:table-cell>
          <table:table-cell table:style-name="ce7" table:formula="of:=[.E53]-[.D53]" office:value-type="time" office:time-value="PT01H00M00S" calcext:value-type="time">
            <text:p>01:00:00</text:p>
          </table:table-cell>
          <table:table-cell table:formula="of:=[.G53]*24*[.F53]" office:value-type="currency" office:currency="PLN" office:value="50" calcext:value-type="currency">
            <text:p>50,00 zł</text:p>
          </table:table-cell>
          <table:table-cell table:formula="of:=COUNTIF([.A$2:.A287];[.A53])" office:value-type="float" office:value="19" calcext:value-type="float">
            <text:p>19</text:p>
          </table:table-cell>
          <table:table-cell table:formula="of:=CONCATENATE(UPPER(MID([.A53];1;3)); UPPER(MID([.B53];1;3)); [.I53])" office:value-type="string" office:string-value="ZUZMAT19" calcext:value-type="string">
            <text:p>ZUZMAT19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Informatyka</text:p>
          </table:table-cell>
          <table:table-cell table:style-name="ce1" office:value-type="date" office:date-value="2025-11-07" calcext:value-type="date">
            <text:p>7.11.2025</text:p>
          </table:table-cell>
          <table:table-cell table:style-name="ce5" office:value-type="string" calcext:value-type="string">
            <text:p>10:45</text:p>
          </table:table-cell>
          <table:table-cell table:style-name="ce5" office:value-type="string" calcext:value-type="string">
            <text:p>12:15</text:p>
          </table:table-cell>
          <table:table-cell office:value-type="float" office:value="60" calcext:value-type="float">
            <text:p>60</text:p>
          </table:table-cell>
          <table:table-cell table:style-name="ce7" table:formula="of:=[.E54]-[.D54]" office:value-type="time" office:time-value="PT01H30M00S" calcext:value-type="time">
            <text:p>01:30:00</text:p>
          </table:table-cell>
          <table:table-cell table:formula="of:=[.G54]*24*[.F54]" office:value-type="currency" office:currency="PLN" office:value="89.9999999999999" calcext:value-type="currency">
            <text:p>90,00 zł</text:p>
          </table:table-cell>
          <table:table-cell table:formula="of:=COUNTIF([.A$2:.A288];[.A54])" office:value-type="float" office:value="16" calcext:value-type="float">
            <text:p>16</text:p>
          </table:table-cell>
          <table:table-cell table:formula="of:=CONCATENATE(UPPER(MID([.A54];1;3)); UPPER(MID([.B54];1;3)); [.I54])" office:value-type="string" office:string-value="AGNINF16" calcext:value-type="string">
            <text:p>AGNINF16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Informatyka</text:p>
          </table:table-cell>
          <table:table-cell table:style-name="ce1" office:value-type="date" office:date-value="2025-11-07" calcext:value-type="date">
            <text:p>7.11.2025</text:p>
          </table:table-cell>
          <table:table-cell table:style-name="ce5" office:value-type="string" calcext:value-type="string">
            <text:p>09:00</text:p>
          </table:table-cell>
          <table:table-cell table:style-name="ce5" office:value-type="string" calcext:value-type="string">
            <text:p>10:00</text:p>
          </table:table-cell>
          <table:table-cell office:value-type="float" office:value="60" calcext:value-type="float">
            <text:p>60</text:p>
          </table:table-cell>
          <table:table-cell table:style-name="ce7" table:formula="of:=[.E55]-[.D55]" office:value-type="time" office:time-value="PT01H00M00S" calcext:value-type="time">
            <text:p>01:00:00</text:p>
          </table:table-cell>
          <table:table-cell table:formula="of:=[.G55]*24*[.F55]" office:value-type="currency" office:currency="PLN" office:value="60" calcext:value-type="currency">
            <text:p>60,00 zł</text:p>
          </table:table-cell>
          <table:table-cell table:formula="of:=COUNTIF([.A$2:.A289];[.A55])" office:value-type="float" office:value="24" calcext:value-type="float">
            <text:p>24</text:p>
          </table:table-cell>
          <table:table-cell table:formula="of:=CONCATENATE(UPPER(MID([.A55];1;3)); UPPER(MID([.B55];1;3)); [.I55])" office:value-type="string" office:string-value="KATINF24" calcext:value-type="string">
            <text:p>KATINF24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Jan</text:p>
          </table:table-cell>
          <table:table-cell office:value-type="string" calcext:value-type="string">
            <text:p>Fizyka</text:p>
          </table:table-cell>
          <table:table-cell table:style-name="ce1" office:value-type="date" office:date-value="2025-11-10" calcext:value-type="date">
            <text:p>10.11.2025</text:p>
          </table:table-cell>
          <table:table-cell table:style-name="ce5" office:value-type="string" calcext:value-type="string">
            <text:p>10:15</text:p>
          </table:table-cell>
          <table:table-cell table:style-name="ce5" office:value-type="string" calcext:value-type="string">
            <text:p>11:30</text:p>
          </table:table-cell>
          <table:table-cell office:value-type="float" office:value="40" calcext:value-type="float">
            <text:p>40</text:p>
          </table:table-cell>
          <table:table-cell table:style-name="ce7" table:formula="of:=[.E56]-[.D56]" office:value-type="time" office:time-value="PT01H15M00S" calcext:value-type="time">
            <text:p>01:15:00</text:p>
          </table:table-cell>
          <table:table-cell table:formula="of:=[.G56]*24*[.F56]" office:value-type="currency" office:currency="PLN" office:value="50" calcext:value-type="currency">
            <text:p>50,00 zł</text:p>
          </table:table-cell>
          <table:table-cell table:formula="of:=COUNTIF([.A$2:.A290];[.A56])" office:value-type="float" office:value="24" calcext:value-type="float">
            <text:p>24</text:p>
          </table:table-cell>
          <table:table-cell table:formula="of:=CONCATENATE(UPPER(MID([.A56];1;3)); UPPER(MID([.B56];1;3)); [.I56])" office:value-type="string" office:string-value="JANFIZ24" calcext:value-type="string">
            <text:p>JANFIZ24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Jan</text:p>
          </table:table-cell>
          <table:table-cell office:value-type="string" calcext:value-type="string">
            <text:p>Fizyka</text:p>
          </table:table-cell>
          <table:table-cell table:style-name="ce1" office:value-type="date" office:date-value="2025-11-10" calcext:value-type="date">
            <text:p>10.11.2025</text:p>
          </table:table-cell>
          <table:table-cell table:style-name="ce5" office:value-type="string" calcext:value-type="string">
            <text:p>09:00</text:p>
          </table:table-cell>
          <table:table-cell table:style-name="ce5" office:value-type="string" calcext:value-type="string">
            <text:p>10:15</text:p>
          </table:table-cell>
          <table:table-cell office:value-type="float" office:value="40" calcext:value-type="float">
            <text:p>40</text:p>
          </table:table-cell>
          <table:table-cell table:style-name="ce7" table:formula="of:=[.E57]-[.D57]" office:value-type="time" office:time-value="PT01H15M00S" calcext:value-type="time">
            <text:p>01:15:00</text:p>
          </table:table-cell>
          <table:table-cell table:formula="of:=[.G57]*24*[.F57]" office:value-type="currency" office:currency="PLN" office:value="50" calcext:value-type="currency">
            <text:p>50,00 zł</text:p>
          </table:table-cell>
          <table:table-cell table:formula="of:=COUNTIF([.A$2:.A291];[.A57])" office:value-type="float" office:value="24" calcext:value-type="float">
            <text:p>24</text:p>
          </table:table-cell>
          <table:table-cell table:formula="of:=CONCATENATE(UPPER(MID([.A57];1;3)); UPPER(MID([.B57];1;3)); [.I57])" office:value-type="string" office:string-value="JANFIZ24" calcext:value-type="string">
            <text:p>JANFIZ24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Informatyka</text:p>
          </table:table-cell>
          <table:table-cell table:style-name="ce1" office:value-type="date" office:date-value="2025-11-11" calcext:value-type="date">
            <text:p>11.11.2025</text:p>
          </table:table-cell>
          <table:table-cell table:style-name="ce5" office:value-type="string" calcext:value-type="string">
            <text:p>11:15</text:p>
          </table:table-cell>
          <table:table-cell table:style-name="ce5" office:value-type="string" calcext:value-type="string">
            <text:p>12:15</text:p>
          </table:table-cell>
          <table:table-cell office:value-type="float" office:value="60" calcext:value-type="float">
            <text:p>60</text:p>
          </table:table-cell>
          <table:table-cell table:style-name="ce7" table:formula="of:=[.E58]-[.D58]" office:value-type="time" office:time-value="PT01H00M00S" calcext:value-type="time">
            <text:p>01:00:00</text:p>
          </table:table-cell>
          <table:table-cell table:formula="of:=[.G58]*24*[.F58]" office:value-type="currency" office:currency="PLN" office:value="59.9999999999999" calcext:value-type="currency">
            <text:p>60,00 zł</text:p>
          </table:table-cell>
          <table:table-cell table:formula="of:=COUNTIF([.A$2:.A292];[.A58])" office:value-type="float" office:value="16" calcext:value-type="float">
            <text:p>16</text:p>
          </table:table-cell>
          <table:table-cell table:formula="of:=CONCATENATE(UPPER(MID([.A58];1;3)); UPPER(MID([.B58];1;3)); [.I58])" office:value-type="string" office:string-value="AGNINF16" calcext:value-type="string">
            <text:p>AGNINF16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Julita</text:p>
          </table:table-cell>
          <table:table-cell office:value-type="string" calcext:value-type="string">
            <text:p>Fizyka</text:p>
          </table:table-cell>
          <table:table-cell table:style-name="ce1" office:value-type="date" office:date-value="2025-11-11" calcext:value-type="date">
            <text:p>11.11.2025</text:p>
          </table:table-cell>
          <table:table-cell table:style-name="ce5" office:value-type="string" calcext:value-type="string">
            <text:p>09:00</text:p>
          </table:table-cell>
          <table:table-cell table:style-name="ce5" office:value-type="string" calcext:value-type="string">
            <text:p>10:00</text:p>
          </table:table-cell>
          <table:table-cell office:value-type="float" office:value="40" calcext:value-type="float">
            <text:p>40</text:p>
          </table:table-cell>
          <table:table-cell table:style-name="ce7" table:formula="of:=[.E59]-[.D59]" office:value-type="time" office:time-value="PT01H00M00S" calcext:value-type="time">
            <text:p>01:00:00</text:p>
          </table:table-cell>
          <table:table-cell table:formula="of:=[.G59]*24*[.F59]" office:value-type="currency" office:currency="PLN" office:value="40" calcext:value-type="currency">
            <text:p>40,00 zł</text:p>
          </table:table-cell>
          <table:table-cell table:formula="of:=COUNTIF([.A$2:.A293];[.A59])" office:value-type="float" office:value="18" calcext:value-type="float">
            <text:p>18</text:p>
          </table:table-cell>
          <table:table-cell table:formula="of:=CONCATENATE(UPPER(MID([.A59];1;3)); UPPER(MID([.B59];1;3)); [.I59])" office:value-type="string" office:string-value="JULFIZ18" calcext:value-type="string">
            <text:p>JULFIZ18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Zuzanna</text:p>
          </table:table-cell>
          <table:table-cell office:value-type="string" calcext:value-type="string">
            <text:p>Informatyka</text:p>
          </table:table-cell>
          <table:table-cell table:style-name="ce1" office:value-type="date" office:date-value="2025-11-11" calcext:value-type="date">
            <text:p>11.11.2025</text:p>
          </table:table-cell>
          <table:table-cell table:style-name="ce5" office:value-type="string" calcext:value-type="string">
            <text:p>10:00</text:p>
          </table:table-cell>
          <table:table-cell table:style-name="ce5" office:value-type="string" calcext:value-type="string">
            <text:p>11:15</text:p>
          </table:table-cell>
          <table:table-cell office:value-type="float" office:value="60" calcext:value-type="float">
            <text:p>60</text:p>
          </table:table-cell>
          <table:table-cell table:style-name="ce7" table:formula="of:=[.E60]-[.D60]" office:value-type="time" office:time-value="PT01H15M00S" calcext:value-type="time">
            <text:p>01:15:00</text:p>
          </table:table-cell>
          <table:table-cell table:formula="of:=[.G60]*24*[.F60]" office:value-type="currency" office:currency="PLN" office:value="75" calcext:value-type="currency">
            <text:p>75,00 zł</text:p>
          </table:table-cell>
          <table:table-cell table:formula="of:=COUNTIF([.A$2:.A294];[.A60])" office:value-type="float" office:value="19" calcext:value-type="float">
            <text:p>19</text:p>
          </table:table-cell>
          <table:table-cell table:formula="of:=CONCATENATE(UPPER(MID([.A60];1;3)); UPPER(MID([.B60];1;3)); [.I60])" office:value-type="string" office:string-value="ZUZINF19" calcext:value-type="string">
            <text:p>ZUZINF19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Informatyka</text:p>
          </table:table-cell>
          <table:table-cell table:style-name="ce1" office:value-type="date" office:date-value="2025-11-12" calcext:value-type="date">
            <text:p>12.11.2025</text:p>
          </table:table-cell>
          <table:table-cell table:style-name="ce5" office:value-type="string" calcext:value-type="string">
            <text:p>13:45</text:p>
          </table:table-cell>
          <table:table-cell table:style-name="ce5" office:value-type="string" calcext:value-type="string">
            <text:p>15:00</text:p>
          </table:table-cell>
          <table:table-cell office:value-type="float" office:value="60" calcext:value-type="float">
            <text:p>60</text:p>
          </table:table-cell>
          <table:table-cell table:style-name="ce7" table:formula="of:=[.E61]-[.D61]" office:value-type="time" office:time-value="PT01H15M00S" calcext:value-type="time">
            <text:p>01:15:00</text:p>
          </table:table-cell>
          <table:table-cell table:formula="of:=[.G61]*24*[.F61]" office:value-type="currency" office:currency="PLN" office:value="75.0000000000001" calcext:value-type="currency">
            <text:p>75,00 zł</text:p>
          </table:table-cell>
          <table:table-cell table:formula="of:=COUNTIF([.A$2:.A295];[.A61])" office:value-type="float" office:value="16" calcext:value-type="float">
            <text:p>16</text:p>
          </table:table-cell>
          <table:table-cell table:formula="of:=CONCATENATE(UPPER(MID([.A61];1;3)); UPPER(MID([.B61];1;3)); [.I61])" office:value-type="string" office:string-value="AGNINF16" calcext:value-type="string">
            <text:p>AGNINF16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Bartek</text:p>
          </table:table-cell>
          <table:table-cell office:value-type="string" calcext:value-type="string">
            <text:p>Informatyka</text:p>
          </table:table-cell>
          <table:table-cell table:style-name="ce1" office:value-type="date" office:date-value="2025-11-12" calcext:value-type="date">
            <text:p>12.11.2025</text:p>
          </table:table-cell>
          <table:table-cell table:style-name="ce5" office:value-type="string" calcext:value-type="string">
            <text:p>12:45</text:p>
          </table:table-cell>
          <table:table-cell table:style-name="ce5" office:value-type="string" calcext:value-type="string">
            <text:p>13:45</text:p>
          </table:table-cell>
          <table:table-cell office:value-type="float" office:value="60" calcext:value-type="float">
            <text:p>60</text:p>
          </table:table-cell>
          <table:table-cell table:style-name="ce7" table:formula="of:=[.E62]-[.D62]" office:value-type="time" office:time-value="PT01H00M00S" calcext:value-type="time">
            <text:p>01:00:00</text:p>
          </table:table-cell>
          <table:table-cell table:formula="of:=[.G62]*24*[.F62]" office:value-type="currency" office:currency="PLN" office:value="59.9999999999999" calcext:value-type="currency">
            <text:p>60,00 zł</text:p>
          </table:table-cell>
          <table:table-cell table:formula="of:=COUNTIF([.A$2:.A296];[.A62])" office:value-type="float" office:value="20" calcext:value-type="float">
            <text:p>20</text:p>
          </table:table-cell>
          <table:table-cell table:formula="of:=CONCATENATE(UPPER(MID([.A62];1;3)); UPPER(MID([.B62];1;3)); [.I62])" office:value-type="string" office:string-value="BARINF20" calcext:value-type="string">
            <text:p>BARINF20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Julita</text:p>
          </table:table-cell>
          <table:table-cell office:value-type="string" calcext:value-type="string">
            <text:p>Informatyka</text:p>
          </table:table-cell>
          <table:table-cell table:style-name="ce1" office:value-type="date" office:date-value="2025-11-12" calcext:value-type="date">
            <text:p>12.11.2025</text:p>
          </table:table-cell>
          <table:table-cell table:style-name="ce5" office:value-type="string" calcext:value-type="string">
            <text:p>11:00</text:p>
          </table:table-cell>
          <table:table-cell table:style-name="ce5" office:value-type="string" calcext:value-type="string">
            <text:p>12:30</text:p>
          </table:table-cell>
          <table:table-cell office:value-type="float" office:value="60" calcext:value-type="float">
            <text:p>60</text:p>
          </table:table-cell>
          <table:table-cell table:style-name="ce7" table:formula="of:=[.E63]-[.D63]" office:value-type="time" office:time-value="PT01H30M00S" calcext:value-type="time">
            <text:p>01:30:00</text:p>
          </table:table-cell>
          <table:table-cell table:formula="of:=[.G63]*24*[.F63]" office:value-type="currency" office:currency="PLN" office:value="90.0000000000001" calcext:value-type="currency">
            <text:p>90,00 zł</text:p>
          </table:table-cell>
          <table:table-cell table:formula="of:=COUNTIF([.A$2:.A297];[.A63])" office:value-type="float" office:value="18" calcext:value-type="float">
            <text:p>18</text:p>
          </table:table-cell>
          <table:table-cell table:formula="of:=CONCATENATE(UPPER(MID([.A63];1;3)); UPPER(MID([.B63];1;3)); [.I63])" office:value-type="string" office:string-value="JULINF18" calcext:value-type="string">
            <text:p>JULINF18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Informatyka</text:p>
          </table:table-cell>
          <table:table-cell table:style-name="ce1" office:value-type="date" office:date-value="2025-11-12" calcext:value-type="date">
            <text:p>12.11.2025</text:p>
          </table:table-cell>
          <table:table-cell table:style-name="ce5" office:value-type="string" calcext:value-type="string">
            <text:p>15:45</text:p>
          </table:table-cell>
          <table:table-cell table:style-name="ce5" office:value-type="string" calcext:value-type="string">
            <text:p>17:15</text:p>
          </table:table-cell>
          <table:table-cell office:value-type="float" office:value="60" calcext:value-type="float">
            <text:p>60</text:p>
          </table:table-cell>
          <table:table-cell table:style-name="ce7" table:formula="of:=[.E64]-[.D64]" office:value-type="time" office:time-value="PT01H30M00S" calcext:value-type="time">
            <text:p>01:30:00</text:p>
          </table:table-cell>
          <table:table-cell table:formula="of:=[.G64]*24*[.F64]" office:value-type="currency" office:currency="PLN" office:value="90" calcext:value-type="currency">
            <text:p>90,00 zł</text:p>
          </table:table-cell>
          <table:table-cell table:formula="of:=COUNTIF([.A$2:.A298];[.A64])" office:value-type="float" office:value="24" calcext:value-type="float">
            <text:p>24</text:p>
          </table:table-cell>
          <table:table-cell table:formula="of:=CONCATENATE(UPPER(MID([.A64];1;3)); UPPER(MID([.B64];1;3)); [.I64])" office:value-type="string" office:string-value="KATINF24" calcext:value-type="string">
            <text:p>KATINF24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Fizyka</text:p>
          </table:table-cell>
          <table:table-cell table:style-name="ce1" office:value-type="date" office:date-value="2025-11-12" calcext:value-type="date">
            <text:p>12.11.2025</text:p>
          </table:table-cell>
          <table:table-cell table:style-name="ce5" office:value-type="string" calcext:value-type="string">
            <text:p>09:00</text:p>
          </table:table-cell>
          <table:table-cell table:style-name="ce5" office:value-type="string" calcext:value-type="string">
            <text:p>10:00</text:p>
          </table:table-cell>
          <table:table-cell office:value-type="float" office:value="40" calcext:value-type="float">
            <text:p>40</text:p>
          </table:table-cell>
          <table:table-cell table:style-name="ce7" table:formula="of:=[.E65]-[.D65]" office:value-type="time" office:time-value="PT01H00M00S" calcext:value-type="time">
            <text:p>01:00:00</text:p>
          </table:table-cell>
          <table:table-cell table:formula="of:=[.G65]*24*[.F65]" office:value-type="currency" office:currency="PLN" office:value="40" calcext:value-type="currency">
            <text:p>40,00 zł</text:p>
          </table:table-cell>
          <table:table-cell table:formula="of:=COUNTIF([.A$2:.A299];[.A65])" office:value-type="float" office:value="22" calcext:value-type="float">
            <text:p>22</text:p>
          </table:table-cell>
          <table:table-cell table:formula="of:=CONCATENATE(UPPER(MID([.A65];1;3)); UPPER(MID([.B65];1;3)); [.I65])" office:value-type="string" office:string-value="MACFIZ22" calcext:value-type="string">
            <text:p>MACFIZ2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Matematyka</text:p>
          </table:table-cell>
          <table:table-cell table:style-name="ce1" office:value-type="date" office:date-value="2025-11-13" calcext:value-type="date">
            <text:p>13.11.2025</text:p>
          </table:table-cell>
          <table:table-cell table:style-name="ce5" office:value-type="string" calcext:value-type="string">
            <text:p>13:30</text:p>
          </table:table-cell>
          <table:table-cell table:style-name="ce5" office:value-type="string" calcext:value-type="string">
            <text:p>15:15</text:p>
          </table:table-cell>
          <table:table-cell office:value-type="float" office:value="50" calcext:value-type="float">
            <text:p>50</text:p>
          </table:table-cell>
          <table:table-cell table:style-name="ce7" table:formula="of:=[.E66]-[.D66]" office:value-type="time" office:time-value="PT01H45M00S" calcext:value-type="time">
            <text:p>01:45:00</text:p>
          </table:table-cell>
          <table:table-cell table:formula="of:=[.G66]*24*[.F66]" office:value-type="currency" office:currency="PLN" office:value="87.5" calcext:value-type="currency">
            <text:p>87,50 zł</text:p>
          </table:table-cell>
          <table:table-cell table:formula="of:=COUNTIF([.A$2:.A300];[.A66])" office:value-type="float" office:value="16" calcext:value-type="float">
            <text:p>16</text:p>
          </table:table-cell>
          <table:table-cell table:formula="of:=CONCATENATE(UPPER(MID([.A66];1;3)); UPPER(MID([.B66];1;3)); [.I66])" office:value-type="string" office:string-value="AGNMAT16" calcext:value-type="string">
            <text:p>AGNMAT16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Fizyka</text:p>
          </table:table-cell>
          <table:table-cell table:style-name="ce1" office:value-type="date" office:date-value="2025-11-13" calcext:value-type="date">
            <text:p>13.11.2025</text:p>
          </table:table-cell>
          <table:table-cell table:style-name="ce5" office:value-type="string" calcext:value-type="string">
            <text:p>09:00</text:p>
          </table:table-cell>
          <table:table-cell table:style-name="ce5" office:value-type="string" calcext:value-type="string">
            <text:p>11:00</text:p>
          </table:table-cell>
          <table:table-cell office:value-type="float" office:value="40" calcext:value-type="float">
            <text:p>40</text:p>
          </table:table-cell>
          <table:table-cell table:style-name="ce7" table:formula="of:=[.E67]-[.D67]" office:value-type="time" office:time-value="PT02H00M00S" calcext:value-type="time">
            <text:p>02:00:00</text:p>
          </table:table-cell>
          <table:table-cell table:formula="of:=[.G67]*24*[.F67]" office:value-type="currency" office:currency="PLN" office:value="80" calcext:value-type="currency">
            <text:p>80,00 zł</text:p>
          </table:table-cell>
          <table:table-cell table:formula="of:=COUNTIF([.A$2:.A301];[.A67])" office:value-type="float" office:value="22" calcext:value-type="float">
            <text:p>22</text:p>
          </table:table-cell>
          <table:table-cell table:formula="of:=CONCATENATE(UPPER(MID([.A67];1;3)); UPPER(MID([.B67];1;3)); [.I67])" office:value-type="string" office:string-value="MACFIZ22" calcext:value-type="string">
            <text:p>MACFIZ2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Fizyka</text:p>
          </table:table-cell>
          <table:table-cell table:style-name="ce1" office:value-type="date" office:date-value="2025-11-13" calcext:value-type="date">
            <text:p>13.11.2025</text:p>
          </table:table-cell>
          <table:table-cell table:style-name="ce5" office:value-type="string" calcext:value-type="string">
            <text:p>11:15</text:p>
          </table:table-cell>
          <table:table-cell table:style-name="ce5" office:value-type="string" calcext:value-type="string">
            <text:p>12:45</text:p>
          </table:table-cell>
          <table:table-cell office:value-type="float" office:value="40" calcext:value-type="float">
            <text:p>40</text:p>
          </table:table-cell>
          <table:table-cell table:style-name="ce7" table:formula="of:=[.E68]-[.D68]" office:value-type="time" office:time-value="PT01H30M00S" calcext:value-type="time">
            <text:p>01:30:00</text:p>
          </table:table-cell>
          <table:table-cell table:formula="of:=[.G68]*24*[.F68]" office:value-type="currency" office:currency="PLN" office:value="60" calcext:value-type="currency">
            <text:p>60,00 zł</text:p>
          </table:table-cell>
          <table:table-cell table:formula="of:=COUNTIF([.A$2:.A302];[.A68])" office:value-type="float" office:value="22" calcext:value-type="float">
            <text:p>22</text:p>
          </table:table-cell>
          <table:table-cell table:formula="of:=CONCATENATE(UPPER(MID([.A68];1;3)); UPPER(MID([.B68];1;3)); [.I68])" office:value-type="string" office:string-value="MACFIZ22" calcext:value-type="string">
            <text:p>MACFIZ22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Good" office:value-type="string" calcext:value-type="string">
            <text:p>Piotrek</text:p>
          </table:table-cell>
          <table:table-cell table:style-name="Good" office:value-type="string" calcext:value-type="string">
            <text:p>Fizyka</text:p>
          </table:table-cell>
          <table:table-cell table:style-name="ce4" office:value-type="date" office:date-value="2025-11-13" calcext:value-type="date">
            <text:p>13.11.2025</text:p>
          </table:table-cell>
          <table:table-cell table:style-name="ce6" office:value-type="string" calcext:value-type="string">
            <text:p>16:00</text:p>
          </table:table-cell>
          <table:table-cell table:style-name="ce6" office:value-type="string" calcext:value-type="string">
            <text:p>18:00</text:p>
          </table:table-cell>
          <table:table-cell table:style-name="Good" office:value-type="float" office:value="40" calcext:value-type="float">
            <text:p>40</text:p>
          </table:table-cell>
          <table:table-cell table:style-name="ce8" table:formula="of:=[.E69]-[.D69]" office:value-type="time" office:time-value="PT02H00M00S" calcext:value-type="time">
            <text:p>02:00:00</text:p>
          </table:table-cell>
          <table:table-cell table:style-name="ce9" table:formula="of:=[.G69]*24*[.F69]" office:value-type="currency" office:currency="PLN" office:value="80" calcext:value-type="currency">
            <text:p>80,00 zł</text:p>
          </table:table-cell>
          <table:table-cell table:style-name="Good" table:formula="of:=COUNTIF([.A$2:.A303];[.A69])" office:value-type="float" office:value="1" calcext:value-type="float">
            <text:p>1</text:p>
          </table:table-cell>
          <table:table-cell table:formula="of:=CONCATENATE(UPPER(MID([.A69];1;3)); UPPER(MID([.B69];1;3)); [.I69])" office:value-type="string" office:string-value="PIOFIZ1" calcext:value-type="string">
            <text:p>PIOFIZ1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Jan</text:p>
          </table:table-cell>
          <table:table-cell office:value-type="string" calcext:value-type="string">
            <text:p>Fizyka</text:p>
          </table:table-cell>
          <table:table-cell table:style-name="ce1" office:value-type="date" office:date-value="2025-11-14" calcext:value-type="date">
            <text:p>14.11.2025</text:p>
          </table:table-cell>
          <table:table-cell table:style-name="ce5" office:value-type="string" calcext:value-type="string">
            <text:p>12:15</text:p>
          </table:table-cell>
          <table:table-cell table:style-name="ce5" office:value-type="string" calcext:value-type="string">
            <text:p>14:15</text:p>
          </table:table-cell>
          <table:table-cell office:value-type="float" office:value="40" calcext:value-type="float">
            <text:p>40</text:p>
          </table:table-cell>
          <table:table-cell table:style-name="ce7" table:formula="of:=[.E70]-[.D70]" office:value-type="time" office:time-value="PT02H00M00S" calcext:value-type="time">
            <text:p>02:00:00</text:p>
          </table:table-cell>
          <table:table-cell table:formula="of:=[.G70]*24*[.F70]" office:value-type="currency" office:currency="PLN" office:value="80" calcext:value-type="currency">
            <text:p>80,00 zł</text:p>
          </table:table-cell>
          <table:table-cell table:formula="of:=COUNTIF([.A$2:.A304];[.A70])" office:value-type="float" office:value="24" calcext:value-type="float">
            <text:p>24</text:p>
          </table:table-cell>
          <table:table-cell table:formula="of:=CONCATENATE(UPPER(MID([.A70];1;3)); UPPER(MID([.B70];1;3)); [.I70])" office:value-type="string" office:string-value="JANFIZ24" calcext:value-type="string">
            <text:p>JANFIZ24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Julita</text:p>
          </table:table-cell>
          <table:table-cell office:value-type="string" calcext:value-type="string">
            <text:p>Fizyka</text:p>
          </table:table-cell>
          <table:table-cell table:style-name="ce1" office:value-type="date" office:date-value="2025-11-14" calcext:value-type="date">
            <text:p>14.11.2025</text:p>
          </table:table-cell>
          <table:table-cell table:style-name="ce5" office:value-type="string" calcext:value-type="string">
            <text:p>09:00</text:p>
          </table:table-cell>
          <table:table-cell table:style-name="ce5" office:value-type="string" calcext:value-type="string">
            <text:p>10:15</text:p>
          </table:table-cell>
          <table:table-cell office:value-type="float" office:value="40" calcext:value-type="float">
            <text:p>40</text:p>
          </table:table-cell>
          <table:table-cell table:style-name="ce7" table:formula="of:=[.E71]-[.D71]" office:value-type="time" office:time-value="PT01H15M00S" calcext:value-type="time">
            <text:p>01:15:00</text:p>
          </table:table-cell>
          <table:table-cell table:formula="of:=[.G71]*24*[.F71]" office:value-type="currency" office:currency="PLN" office:value="50" calcext:value-type="currency">
            <text:p>50,00 zł</text:p>
          </table:table-cell>
          <table:table-cell table:formula="of:=COUNTIF([.A$2:.A305];[.A71])" office:value-type="float" office:value="18" calcext:value-type="float">
            <text:p>18</text:p>
          </table:table-cell>
          <table:table-cell table:formula="of:=CONCATENATE(UPPER(MID([.A71];1;3)); UPPER(MID([.B71];1;3)); [.I71])" office:value-type="string" office:string-value="JULFIZ18" calcext:value-type="string">
            <text:p>JULFIZ18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tematyka</text:p>
          </table:table-cell>
          <table:table-cell table:style-name="ce1" office:value-type="date" office:date-value="2025-11-14" calcext:value-type="date">
            <text:p>14.11.2025</text:p>
          </table:table-cell>
          <table:table-cell table:style-name="ce5" office:value-type="string" calcext:value-type="string">
            <text:p>10:30</text:p>
          </table:table-cell>
          <table:table-cell table:style-name="ce5" office:value-type="string" calcext:value-type="string">
            <text:p>11:45</text:p>
          </table:table-cell>
          <table:table-cell office:value-type="float" office:value="50" calcext:value-type="float">
            <text:p>50</text:p>
          </table:table-cell>
          <table:table-cell table:style-name="ce7" table:formula="of:=[.E72]-[.D72]" office:value-type="time" office:time-value="PT01H15M00S" calcext:value-type="time">
            <text:p>01:15:00</text:p>
          </table:table-cell>
          <table:table-cell table:formula="of:=[.G72]*24*[.F72]" office:value-type="currency" office:currency="PLN" office:value="62.5" calcext:value-type="currency">
            <text:p>62,50 zł</text:p>
          </table:table-cell>
          <table:table-cell table:formula="of:=COUNTIF([.A$2:.A306];[.A72])" office:value-type="float" office:value="29" calcext:value-type="float">
            <text:p>29</text:p>
          </table:table-cell>
          <table:table-cell table:formula="of:=CONCATENATE(UPPER(MID([.A72];1;3)); UPPER(MID([.B72];1;3)); [.I72])" office:value-type="string" office:string-value="WIKMAT29" calcext:value-type="string">
            <text:p>WIKMAT29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Bartek</text:p>
          </table:table-cell>
          <table:table-cell office:value-type="string" calcext:value-type="string">
            <text:p>Informatyka</text:p>
          </table:table-cell>
          <table:table-cell table:style-name="ce1" office:value-type="date" office:date-value="2025-11-17" calcext:value-type="date">
            <text:p>17.11.2025</text:p>
          </table:table-cell>
          <table:table-cell table:style-name="ce5" office:value-type="string" calcext:value-type="string">
            <text:p>11:30</text:p>
          </table:table-cell>
          <table:table-cell table:style-name="ce5" office:value-type="string" calcext:value-type="string">
            <text:p>13:15</text:p>
          </table:table-cell>
          <table:table-cell office:value-type="float" office:value="60" calcext:value-type="float">
            <text:p>60</text:p>
          </table:table-cell>
          <table:table-cell table:style-name="ce7" table:formula="of:=[.E73]-[.D73]" office:value-type="time" office:time-value="PT01H45M00S" calcext:value-type="time">
            <text:p>01:45:00</text:p>
          </table:table-cell>
          <table:table-cell table:formula="of:=[.G73]*24*[.F73]" office:value-type="currency" office:currency="PLN" office:value="105" calcext:value-type="currency">
            <text:p>105,00 zł</text:p>
          </table:table-cell>
          <table:table-cell table:formula="of:=COUNTIF([.A$2:.A307];[.A73])" office:value-type="float" office:value="20" calcext:value-type="float">
            <text:p>20</text:p>
          </table:table-cell>
          <table:table-cell table:formula="of:=CONCATENATE(UPPER(MID([.A73];1;3)); UPPER(MID([.B73];1;3)); [.I73])" office:value-type="string" office:string-value="BARINF20" calcext:value-type="string">
            <text:p>BARINF20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Bartek</text:p>
          </table:table-cell>
          <table:table-cell office:value-type="string" calcext:value-type="string">
            <text:p>Informatyka</text:p>
          </table:table-cell>
          <table:table-cell table:style-name="ce1" office:value-type="date" office:date-value="2025-11-17" calcext:value-type="date">
            <text:p>17.11.2025</text:p>
          </table:table-cell>
          <table:table-cell table:style-name="ce5" office:value-type="string" calcext:value-type="string">
            <text:p>13:30</text:p>
          </table:table-cell>
          <table:table-cell table:style-name="ce5" office:value-type="string" calcext:value-type="string">
            <text:p>15:00</text:p>
          </table:table-cell>
          <table:table-cell office:value-type="float" office:value="60" calcext:value-type="float">
            <text:p>60</text:p>
          </table:table-cell>
          <table:table-cell table:style-name="ce7" table:formula="of:=[.E74]-[.D74]" office:value-type="time" office:time-value="PT01H30M00S" calcext:value-type="time">
            <text:p>01:30:00</text:p>
          </table:table-cell>
          <table:table-cell table:formula="of:=[.G74]*24*[.F74]" office:value-type="currency" office:currency="PLN" office:value="90" calcext:value-type="currency">
            <text:p>90,00 zł</text:p>
          </table:table-cell>
          <table:table-cell table:formula="of:=COUNTIF([.A$2:.A308];[.A74])" office:value-type="float" office:value="20" calcext:value-type="float">
            <text:p>20</text:p>
          </table:table-cell>
          <table:table-cell table:formula="of:=CONCATENATE(UPPER(MID([.A74];1;3)); UPPER(MID([.B74];1;3)); [.I74])" office:value-type="string" office:string-value="BARINF20" calcext:value-type="string">
            <text:p>BARINF20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Jan</text:p>
          </table:table-cell>
          <table:table-cell office:value-type="string" calcext:value-type="string">
            <text:p>Fizyka</text:p>
          </table:table-cell>
          <table:table-cell table:style-name="ce1" office:value-type="date" office:date-value="2025-11-17" calcext:value-type="date">
            <text:p>17.11.2025</text:p>
          </table:table-cell>
          <table:table-cell table:style-name="ce5" office:value-type="string" calcext:value-type="string">
            <text:p>09:00</text:p>
          </table:table-cell>
          <table:table-cell table:style-name="ce5" office:value-type="string" calcext:value-type="string">
            <text:p>11:00</text:p>
          </table:table-cell>
          <table:table-cell office:value-type="float" office:value="40" calcext:value-type="float">
            <text:p>40</text:p>
          </table:table-cell>
          <table:table-cell table:style-name="ce7" table:formula="of:=[.E75]-[.D75]" office:value-type="time" office:time-value="PT02H00M00S" calcext:value-type="time">
            <text:p>02:00:00</text:p>
          </table:table-cell>
          <table:table-cell table:formula="of:=[.G75]*24*[.F75]" office:value-type="currency" office:currency="PLN" office:value="80" calcext:value-type="currency">
            <text:p>80,00 zł</text:p>
          </table:table-cell>
          <table:table-cell table:formula="of:=COUNTIF([.A$2:.A309];[.A75])" office:value-type="float" office:value="24" calcext:value-type="float">
            <text:p>24</text:p>
          </table:table-cell>
          <table:table-cell table:formula="of:=CONCATENATE(UPPER(MID([.A75];1;3)); UPPER(MID([.B75];1;3)); [.I75])" office:value-type="string" office:string-value="JANFIZ24" calcext:value-type="string">
            <text:p>JANFIZ24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Zdzisław</text:p>
          </table:table-cell>
          <table:table-cell office:value-type="string" calcext:value-type="string">
            <text:p>Matematyka</text:p>
          </table:table-cell>
          <table:table-cell table:style-name="ce1" office:value-type="date" office:date-value="2025-11-17" calcext:value-type="date">
            <text:p>17.11.2025</text:p>
          </table:table-cell>
          <table:table-cell table:style-name="ce5" office:value-type="string" calcext:value-type="string">
            <text:p>16:15</text:p>
          </table:table-cell>
          <table:table-cell table:style-name="ce5" office:value-type="string" calcext:value-type="string">
            <text:p>18:15</text:p>
          </table:table-cell>
          <table:table-cell office:value-type="float" office:value="50" calcext:value-type="float">
            <text:p>50</text:p>
          </table:table-cell>
          <table:table-cell table:style-name="ce7" table:formula="of:=[.E76]-[.D76]" office:value-type="time" office:time-value="PT02H00M00S" calcext:value-type="time">
            <text:p>02:00:00</text:p>
          </table:table-cell>
          <table:table-cell table:formula="of:=[.G76]*24*[.F76]" office:value-type="currency" office:currency="PLN" office:value="99.9999999999999" calcext:value-type="currency">
            <text:p>100,00 zł</text:p>
          </table:table-cell>
          <table:table-cell table:formula="of:=COUNTIF([.A$2:.A310];[.A76])" office:value-type="float" office:value="18" calcext:value-type="float">
            <text:p>18</text:p>
          </table:table-cell>
          <table:table-cell table:formula="of:=CONCATENATE(UPPER(MID([.A76];1;3)); UPPER(MID([.B76];1;3)); [.I76])" office:value-type="string" office:string-value="ZDZMAT18" calcext:value-type="string">
            <text:p>ZDZMAT18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Fizyka</text:p>
          </table:table-cell>
          <table:table-cell table:style-name="ce1" office:value-type="date" office:date-value="2025-11-18" calcext:value-type="date">
            <text:p>18.11.2025</text:p>
          </table:table-cell>
          <table:table-cell table:style-name="ce5" office:value-type="string" calcext:value-type="string">
            <text:p>10:30</text:p>
          </table:table-cell>
          <table:table-cell table:style-name="ce5" office:value-type="string" calcext:value-type="string">
            <text:p>11:45</text:p>
          </table:table-cell>
          <table:table-cell office:value-type="float" office:value="40" calcext:value-type="float">
            <text:p>40</text:p>
          </table:table-cell>
          <table:table-cell table:style-name="ce7" table:formula="of:=[.E77]-[.D77]" office:value-type="time" office:time-value="PT01H15M00S" calcext:value-type="time">
            <text:p>01:15:00</text:p>
          </table:table-cell>
          <table:table-cell table:formula="of:=[.G77]*24*[.F77]" office:value-type="currency" office:currency="PLN" office:value="50" calcext:value-type="currency">
            <text:p>50,00 zł</text:p>
          </table:table-cell>
          <table:table-cell table:formula="of:=COUNTIF([.A$2:.A311];[.A77])" office:value-type="float" office:value="22" calcext:value-type="float">
            <text:p>22</text:p>
          </table:table-cell>
          <table:table-cell table:formula="of:=CONCATENATE(UPPER(MID([.A77];1;3)); UPPER(MID([.B77];1;3)); [.I77])" office:value-type="string" office:string-value="MACFIZ22" calcext:value-type="string">
            <text:p>MACFIZ2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Zuzanna</text:p>
          </table:table-cell>
          <table:table-cell office:value-type="string" calcext:value-type="string">
            <text:p>Informatyka</text:p>
          </table:table-cell>
          <table:table-cell table:style-name="ce1" office:value-type="date" office:date-value="2025-11-18" calcext:value-type="date">
            <text:p>18.11.2025</text:p>
          </table:table-cell>
          <table:table-cell table:style-name="ce5" office:value-type="string" calcext:value-type="string">
            <text:p>09:00</text:p>
          </table:table-cell>
          <table:table-cell table:style-name="ce5" office:value-type="string" calcext:value-type="string">
            <text:p>10:00</text:p>
          </table:table-cell>
          <table:table-cell office:value-type="float" office:value="60" calcext:value-type="float">
            <text:p>60</text:p>
          </table:table-cell>
          <table:table-cell table:style-name="ce7" table:formula="of:=[.E78]-[.D78]" office:value-type="time" office:time-value="PT01H00M00S" calcext:value-type="time">
            <text:p>01:00:00</text:p>
          </table:table-cell>
          <table:table-cell table:formula="of:=[.G78]*24*[.F78]" office:value-type="currency" office:currency="PLN" office:value="60" calcext:value-type="currency">
            <text:p>60,00 zł</text:p>
          </table:table-cell>
          <table:table-cell table:formula="of:=COUNTIF([.A$2:.A312];[.A78])" office:value-type="float" office:value="19" calcext:value-type="float">
            <text:p>19</text:p>
          </table:table-cell>
          <table:table-cell table:formula="of:=CONCATENATE(UPPER(MID([.A78];1;3)); UPPER(MID([.B78];1;3)); [.I78])" office:value-type="string" office:string-value="ZUZINF19" calcext:value-type="string">
            <text:p>ZUZINF19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Good" office:value-type="string" calcext:value-type="string">
            <text:p>Andrzej</text:p>
          </table:table-cell>
          <table:table-cell table:style-name="Good" office:value-type="string" calcext:value-type="string">
            <text:p>Informatyka</text:p>
          </table:table-cell>
          <table:table-cell table:style-name="ce4" office:value-type="date" office:date-value="2025-11-19" calcext:value-type="date">
            <text:p>19.11.2025</text:p>
          </table:table-cell>
          <table:table-cell table:style-name="ce6" office:value-type="string" calcext:value-type="string">
            <text:p>11:15</text:p>
          </table:table-cell>
          <table:table-cell table:style-name="ce6" office:value-type="string" calcext:value-type="string">
            <text:p>12:15</text:p>
          </table:table-cell>
          <table:table-cell table:style-name="Good" office:value-type="float" office:value="60" calcext:value-type="float">
            <text:p>60</text:p>
          </table:table-cell>
          <table:table-cell table:style-name="ce8" table:formula="of:=[.E79]-[.D79]" office:value-type="time" office:time-value="PT01H00M00S" calcext:value-type="time">
            <text:p>01:00:00</text:p>
          </table:table-cell>
          <table:table-cell table:style-name="ce9" table:formula="of:=[.G79]*24*[.F79]" office:value-type="currency" office:currency="PLN" office:value="59.9999999999999" calcext:value-type="currency">
            <text:p>60,00 zł</text:p>
          </table:table-cell>
          <table:table-cell table:style-name="Good" table:formula="of:=COUNTIF([.A$2:.A313];[.A79])" office:value-type="float" office:value="1" calcext:value-type="float">
            <text:p>1</text:p>
          </table:table-cell>
          <table:table-cell table:formula="of:=CONCATENATE(UPPER(MID([.A79];1;3)); UPPER(MID([.B79];1;3)); [.I79])" office:value-type="string" office:string-value="ANDINF1" calcext:value-type="string">
            <text:p>ANDINF1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Matematyka</text:p>
          </table:table-cell>
          <table:table-cell table:style-name="ce1" office:value-type="date" office:date-value="2025-11-19" calcext:value-type="date">
            <text:p>19.11.2025</text:p>
          </table:table-cell>
          <table:table-cell table:style-name="ce5" office:value-type="string" calcext:value-type="string">
            <text:p>09:00</text:p>
          </table:table-cell>
          <table:table-cell table:style-name="ce5" office:value-type="string" calcext:value-type="string">
            <text:p>10:45</text:p>
          </table:table-cell>
          <table:table-cell office:value-type="float" office:value="50" calcext:value-type="float">
            <text:p>50</text:p>
          </table:table-cell>
          <table:table-cell table:style-name="ce7" table:formula="of:=[.E80]-[.D80]" office:value-type="time" office:time-value="PT01H45M00S" calcext:value-type="time">
            <text:p>01:45:00</text:p>
          </table:table-cell>
          <table:table-cell table:formula="of:=[.G80]*24*[.F80]" office:value-type="currency" office:currency="PLN" office:value="87.5" calcext:value-type="currency">
            <text:p>87,50 zł</text:p>
          </table:table-cell>
          <table:table-cell table:formula="of:=COUNTIF([.A$2:.A314];[.A80])" office:value-type="float" office:value="14" calcext:value-type="float">
            <text:p>14</text:p>
          </table:table-cell>
          <table:table-cell table:formula="of:=CONCATENATE(UPPER(MID([.A80];1;3)); UPPER(MID([.B80];1;3)); [.I80])" office:value-type="string" office:string-value="EWAMAT14" calcext:value-type="string">
            <text:p>EWAMAT14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Matematyka</text:p>
          </table:table-cell>
          <table:table-cell table:style-name="ce1" office:value-type="date" office:date-value="2025-11-19" calcext:value-type="date">
            <text:p>19.11.2025</text:p>
          </table:table-cell>
          <table:table-cell table:style-name="ce5" office:value-type="string" calcext:value-type="string">
            <text:p>15:45</text:p>
          </table:table-cell>
          <table:table-cell table:style-name="ce5" office:value-type="string" calcext:value-type="string">
            <text:p>17:15</text:p>
          </table:table-cell>
          <table:table-cell office:value-type="float" office:value="50" calcext:value-type="float">
            <text:p>50</text:p>
          </table:table-cell>
          <table:table-cell table:style-name="ce7" table:formula="of:=[.E81]-[.D81]" office:value-type="time" office:time-value="PT01H30M00S" calcext:value-type="time">
            <text:p>01:30:00</text:p>
          </table:table-cell>
          <table:table-cell table:formula="of:=[.G81]*24*[.F81]" office:value-type="currency" office:currency="PLN" office:value="75" calcext:value-type="currency">
            <text:p>75,00 zł</text:p>
          </table:table-cell>
          <table:table-cell table:formula="of:=COUNTIF([.A$2:.A315];[.A81])" office:value-type="float" office:value="14" calcext:value-type="float">
            <text:p>14</text:p>
          </table:table-cell>
          <table:table-cell table:formula="of:=CONCATENATE(UPPER(MID([.A81];1;3)); UPPER(MID([.B81];1;3)); [.I81])" office:value-type="string" office:string-value="EWAMAT14" calcext:value-type="string">
            <text:p>EWAMAT14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Fizyka</text:p>
          </table:table-cell>
          <table:table-cell table:style-name="ce1" office:value-type="date" office:date-value="2025-11-19" calcext:value-type="date">
            <text:p>19.11.2025</text:p>
          </table:table-cell>
          <table:table-cell table:style-name="ce5" office:value-type="string" calcext:value-type="string">
            <text:p>13:00</text:p>
          </table:table-cell>
          <table:table-cell table:style-name="ce5" office:value-type="string" calcext:value-type="string">
            <text:p>14:45</text:p>
          </table:table-cell>
          <table:table-cell office:value-type="float" office:value="40" calcext:value-type="float">
            <text:p>40</text:p>
          </table:table-cell>
          <table:table-cell table:style-name="ce7" table:formula="of:=[.E82]-[.D82]" office:value-type="time" office:time-value="PT01H45M00S" calcext:value-type="time">
            <text:p>01:45:00</text:p>
          </table:table-cell>
          <table:table-cell table:formula="of:=[.G82]*24*[.F82]" office:value-type="currency" office:currency="PLN" office:value="70.0000000000001" calcext:value-type="currency">
            <text:p>70,00 zł</text:p>
          </table:table-cell>
          <table:table-cell table:formula="of:=COUNTIF([.A$2:.A316];[.A82])" office:value-type="float" office:value="22" calcext:value-type="float">
            <text:p>22</text:p>
          </table:table-cell>
          <table:table-cell table:formula="of:=CONCATENATE(UPPER(MID([.A82];1;3)); UPPER(MID([.B82];1;3)); [.I82])" office:value-type="string" office:string-value="MACFIZ22" calcext:value-type="string">
            <text:p>MACFIZ2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Jan</text:p>
          </table:table-cell>
          <table:table-cell office:value-type="string" calcext:value-type="string">
            <text:p>Fizyka</text:p>
          </table:table-cell>
          <table:table-cell table:style-name="ce1" office:value-type="date" office:date-value="2025-11-20" calcext:value-type="date">
            <text:p>20.11.2025</text:p>
          </table:table-cell>
          <table:table-cell table:style-name="ce5" office:value-type="string" calcext:value-type="string">
            <text:p>10:00</text:p>
          </table:table-cell>
          <table:table-cell table:style-name="ce5" office:value-type="string" calcext:value-type="string">
            <text:p>12:00</text:p>
          </table:table-cell>
          <table:table-cell office:value-type="float" office:value="40" calcext:value-type="float">
            <text:p>40</text:p>
          </table:table-cell>
          <table:table-cell table:style-name="ce7" table:formula="of:=[.E83]-[.D83]" office:value-type="time" office:time-value="PT02H00M00S" calcext:value-type="time">
            <text:p>02:00:00</text:p>
          </table:table-cell>
          <table:table-cell table:formula="of:=[.G83]*24*[.F83]" office:value-type="currency" office:currency="PLN" office:value="80" calcext:value-type="currency">
            <text:p>80,00 zł</text:p>
          </table:table-cell>
          <table:table-cell table:formula="of:=COUNTIF([.A$2:.A317];[.A83])" office:value-type="float" office:value="24" calcext:value-type="float">
            <text:p>24</text:p>
          </table:table-cell>
          <table:table-cell table:formula="of:=CONCATENATE(UPPER(MID([.A83];1;3)); UPPER(MID([.B83];1;3)); [.I83])" office:value-type="string" office:string-value="JANFIZ24" calcext:value-type="string">
            <text:p>JANFIZ24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tematyka</text:p>
          </table:table-cell>
          <table:table-cell table:style-name="ce1" office:value-type="date" office:date-value="2025-11-20" calcext:value-type="date">
            <text:p>20.11.2025</text:p>
          </table:table-cell>
          <table:table-cell table:style-name="ce5" office:value-type="string" calcext:value-type="string">
            <text:p>09:00</text:p>
          </table:table-cell>
          <table:table-cell table:style-name="ce5" office:value-type="string" calcext:value-type="string">
            <text:p>10:00</text:p>
          </table:table-cell>
          <table:table-cell office:value-type="float" office:value="50" calcext:value-type="float">
            <text:p>50</text:p>
          </table:table-cell>
          <table:table-cell table:style-name="ce7" table:formula="of:=[.E84]-[.D84]" office:value-type="time" office:time-value="PT01H00M00S" calcext:value-type="time">
            <text:p>01:00:00</text:p>
          </table:table-cell>
          <table:table-cell table:formula="of:=[.G84]*24*[.F84]" office:value-type="currency" office:currency="PLN" office:value="50" calcext:value-type="currency">
            <text:p>50,00 zł</text:p>
          </table:table-cell>
          <table:table-cell table:formula="of:=COUNTIF([.A$2:.A318];[.A84])" office:value-type="float" office:value="29" calcext:value-type="float">
            <text:p>29</text:p>
          </table:table-cell>
          <table:table-cell table:formula="of:=CONCATENATE(UPPER(MID([.A84];1;3)); UPPER(MID([.B84];1;3)); [.I84])" office:value-type="string" office:string-value="WIKMAT29" calcext:value-type="string">
            <text:p>WIKMAT29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tematyka</text:p>
          </table:table-cell>
          <table:table-cell table:style-name="ce1" office:value-type="date" office:date-value="2025-11-20" calcext:value-type="date">
            <text:p>20.11.2025</text:p>
          </table:table-cell>
          <table:table-cell table:style-name="ce5" office:value-type="string" calcext:value-type="string">
            <text:p>14:15</text:p>
          </table:table-cell>
          <table:table-cell table:style-name="ce5" office:value-type="string" calcext:value-type="string">
            <text:p>15:15</text:p>
          </table:table-cell>
          <table:table-cell office:value-type="float" office:value="50" calcext:value-type="float">
            <text:p>50</text:p>
          </table:table-cell>
          <table:table-cell table:style-name="ce7" table:formula="of:=[.E85]-[.D85]" office:value-type="time" office:time-value="PT01H00M00S" calcext:value-type="time">
            <text:p>01:00:00</text:p>
          </table:table-cell>
          <table:table-cell table:formula="of:=[.G85]*24*[.F85]" office:value-type="currency" office:currency="PLN" office:value="50" calcext:value-type="currency">
            <text:p>50,00 zł</text:p>
          </table:table-cell>
          <table:table-cell table:formula="of:=COUNTIF([.A$2:.A319];[.A85])" office:value-type="float" office:value="29" calcext:value-type="float">
            <text:p>29</text:p>
          </table:table-cell>
          <table:table-cell table:formula="of:=CONCATENATE(UPPER(MID([.A85];1;3)); UPPER(MID([.B85];1;3)); [.I85])" office:value-type="string" office:string-value="WIKMAT29" calcext:value-type="string">
            <text:p>WIKMAT29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Zbigniew</text:p>
          </table:table-cell>
          <table:table-cell office:value-type="string" calcext:value-type="string">
            <text:p>Fizyka</text:p>
          </table:table-cell>
          <table:table-cell table:style-name="ce1" office:value-type="date" office:date-value="2025-11-20" calcext:value-type="date">
            <text:p>20.11.2025</text:p>
          </table:table-cell>
          <table:table-cell table:style-name="ce5" office:value-type="string" calcext:value-type="string">
            <text:p>12:45</text:p>
          </table:table-cell>
          <table:table-cell table:style-name="ce5" office:value-type="string" calcext:value-type="string">
            <text:p>13:45</text:p>
          </table:table-cell>
          <table:table-cell office:value-type="float" office:value="40" calcext:value-type="float">
            <text:p>40</text:p>
          </table:table-cell>
          <table:table-cell table:style-name="ce7" table:formula="of:=[.E86]-[.D86]" office:value-type="time" office:time-value="PT01H00M00S" calcext:value-type="time">
            <text:p>01:00:00</text:p>
          </table:table-cell>
          <table:table-cell table:formula="of:=[.G86]*24*[.F86]" office:value-type="currency" office:currency="PLN" office:value="40" calcext:value-type="currency">
            <text:p>40,00 zł</text:p>
          </table:table-cell>
          <table:table-cell table:formula="of:=COUNTIF([.A$2:.A320];[.A86])" office:value-type="float" office:value="16" calcext:value-type="float">
            <text:p>16</text:p>
          </table:table-cell>
          <table:table-cell table:formula="of:=CONCATENATE(UPPER(MID([.A86];1;3)); UPPER(MID([.B86];1;3)); [.I86])" office:value-type="string" office:string-value="ZBIFIZ16" calcext:value-type="string">
            <text:p>ZBIFIZ16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Zdzisław</text:p>
          </table:table-cell>
          <table:table-cell office:value-type="string" calcext:value-type="string">
            <text:p>Matematyka</text:p>
          </table:table-cell>
          <table:table-cell table:style-name="ce1" office:value-type="date" office:date-value="2025-11-20" calcext:value-type="date">
            <text:p>20.11.2025</text:p>
          </table:table-cell>
          <table:table-cell table:style-name="ce5" office:value-type="string" calcext:value-type="string">
            <text:p>15:15</text:p>
          </table:table-cell>
          <table:table-cell table:style-name="ce5" office:value-type="string" calcext:value-type="string">
            <text:p>16:15</text:p>
          </table:table-cell>
          <table:table-cell office:value-type="float" office:value="50" calcext:value-type="float">
            <text:p>50</text:p>
          </table:table-cell>
          <table:table-cell table:style-name="ce7" table:formula="of:=[.E87]-[.D87]" office:value-type="time" office:time-value="PT01H00M00S" calcext:value-type="time">
            <text:p>01:00:00</text:p>
          </table:table-cell>
          <table:table-cell table:formula="of:=[.G87]*24*[.F87]" office:value-type="currency" office:currency="PLN" office:value="50.0000000000001" calcext:value-type="currency">
            <text:p>50,00 zł</text:p>
          </table:table-cell>
          <table:table-cell table:formula="of:=COUNTIF([.A$2:.A321];[.A87])" office:value-type="float" office:value="18" calcext:value-type="float">
            <text:p>18</text:p>
          </table:table-cell>
          <table:table-cell table:formula="of:=CONCATENATE(UPPER(MID([.A87];1;3)); UPPER(MID([.B87];1;3)); [.I87])" office:value-type="string" office:string-value="ZDZMAT18" calcext:value-type="string">
            <text:p>ZDZMAT18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Jan</text:p>
          </table:table-cell>
          <table:table-cell office:value-type="string" calcext:value-type="string">
            <text:p>Fizyka</text:p>
          </table:table-cell>
          <table:table-cell table:style-name="ce1" office:value-type="date" office:date-value="2025-11-24" calcext:value-type="date">
            <text:p>24.11.2025</text:p>
          </table:table-cell>
          <table:table-cell table:style-name="ce5" office:value-type="string" calcext:value-type="string">
            <text:p>09:00</text:p>
          </table:table-cell>
          <table:table-cell table:style-name="ce5" office:value-type="string" calcext:value-type="string">
            <text:p>10:30</text:p>
          </table:table-cell>
          <table:table-cell office:value-type="float" office:value="40" calcext:value-type="float">
            <text:p>40</text:p>
          </table:table-cell>
          <table:table-cell table:style-name="ce7" table:formula="of:=[.E88]-[.D88]" office:value-type="time" office:time-value="PT01H30M00S" calcext:value-type="time">
            <text:p>01:30:00</text:p>
          </table:table-cell>
          <table:table-cell table:formula="of:=[.G88]*24*[.F88]" office:value-type="currency" office:currency="PLN" office:value="60" calcext:value-type="currency">
            <text:p>60,00 zł</text:p>
          </table:table-cell>
          <table:table-cell table:formula="of:=COUNTIF([.A$2:.A322];[.A88])" office:value-type="float" office:value="24" calcext:value-type="float">
            <text:p>24</text:p>
          </table:table-cell>
          <table:table-cell table:formula="of:=CONCATENATE(UPPER(MID([.A88];1;3)); UPPER(MID([.B88];1;3)); [.I88])" office:value-type="string" office:string-value="JANFIZ24" calcext:value-type="string">
            <text:p>JANFIZ24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Informatyka</text:p>
          </table:table-cell>
          <table:table-cell table:style-name="ce1" office:value-type="date" office:date-value="2025-11-24" calcext:value-type="date">
            <text:p>24.11.2025</text:p>
          </table:table-cell>
          <table:table-cell table:style-name="ce5" office:value-type="string" calcext:value-type="string">
            <text:p>14:30</text:p>
          </table:table-cell>
          <table:table-cell table:style-name="ce5" office:value-type="string" calcext:value-type="string">
            <text:p>16:00</text:p>
          </table:table-cell>
          <table:table-cell office:value-type="float" office:value="60" calcext:value-type="float">
            <text:p>60</text:p>
          </table:table-cell>
          <table:table-cell table:style-name="ce7" table:formula="of:=[.E89]-[.D89]" office:value-type="time" office:time-value="PT01H30M00S" calcext:value-type="time">
            <text:p>01:30:00</text:p>
          </table:table-cell>
          <table:table-cell table:formula="of:=[.G89]*24*[.F89]" office:value-type="currency" office:currency="PLN" office:value="90" calcext:value-type="currency">
            <text:p>90,00 zł</text:p>
          </table:table-cell>
          <table:table-cell table:formula="of:=COUNTIF([.A$2:.A323];[.A89])" office:value-type="float" office:value="24" calcext:value-type="float">
            <text:p>24</text:p>
          </table:table-cell>
          <table:table-cell table:formula="of:=CONCATENATE(UPPER(MID([.A89];1;3)); UPPER(MID([.B89];1;3)); [.I89])" office:value-type="string" office:string-value="KATINF24" calcext:value-type="string">
            <text:p>KATINF24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Fizyka</text:p>
          </table:table-cell>
          <table:table-cell table:style-name="ce1" office:value-type="date" office:date-value="2025-11-24" calcext:value-type="date">
            <text:p>24.11.2025</text:p>
          </table:table-cell>
          <table:table-cell table:style-name="ce5" office:value-type="string" calcext:value-type="string">
            <text:p>12:30</text:p>
          </table:table-cell>
          <table:table-cell table:style-name="ce5" office:value-type="string" calcext:value-type="string">
            <text:p>13:30</text:p>
          </table:table-cell>
          <table:table-cell office:value-type="float" office:value="40" calcext:value-type="float">
            <text:p>40</text:p>
          </table:table-cell>
          <table:table-cell table:style-name="ce7" table:formula="of:=[.E90]-[.D90]" office:value-type="time" office:time-value="PT01H00M00S" calcext:value-type="time">
            <text:p>01:00:00</text:p>
          </table:table-cell>
          <table:table-cell table:formula="of:=[.G90]*24*[.F90]" office:value-type="currency" office:currency="PLN" office:value="40" calcext:value-type="currency">
            <text:p>40,00 zł</text:p>
          </table:table-cell>
          <table:table-cell table:formula="of:=COUNTIF([.A$2:.A324];[.A90])" office:value-type="float" office:value="22" calcext:value-type="float">
            <text:p>22</text:p>
          </table:table-cell>
          <table:table-cell table:formula="of:=CONCATENATE(UPPER(MID([.A90];1;3)); UPPER(MID([.B90];1;3)); [.I90])" office:value-type="string" office:string-value="MACFIZ22" calcext:value-type="string">
            <text:p>MACFIZ2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Zbigniew</text:p>
          </table:table-cell>
          <table:table-cell office:value-type="string" calcext:value-type="string">
            <text:p>Informatyka</text:p>
          </table:table-cell>
          <table:table-cell table:style-name="ce1" office:value-type="date" office:date-value="2025-11-24" calcext:value-type="date">
            <text:p>24.11.2025</text:p>
          </table:table-cell>
          <table:table-cell table:style-name="ce5" office:value-type="string" calcext:value-type="string">
            <text:p>16:30</text:p>
          </table:table-cell>
          <table:table-cell table:style-name="ce5" office:value-type="string" calcext:value-type="string">
            <text:p>18:00</text:p>
          </table:table-cell>
          <table:table-cell office:value-type="float" office:value="60" calcext:value-type="float">
            <text:p>60</text:p>
          </table:table-cell>
          <table:table-cell table:style-name="ce7" table:formula="of:=[.E91]-[.D91]" office:value-type="time" office:time-value="PT01H30M00S" calcext:value-type="time">
            <text:p>01:30:00</text:p>
          </table:table-cell>
          <table:table-cell table:formula="of:=[.G91]*24*[.F91]" office:value-type="currency" office:currency="PLN" office:value="90" calcext:value-type="currency">
            <text:p>90,00 zł</text:p>
          </table:table-cell>
          <table:table-cell table:formula="of:=COUNTIF([.A$2:.A325];[.A91])" office:value-type="float" office:value="16" calcext:value-type="float">
            <text:p>16</text:p>
          </table:table-cell>
          <table:table-cell table:formula="of:=CONCATENATE(UPPER(MID([.A91];1;3)); UPPER(MID([.B91];1;3)); [.I91])" office:value-type="string" office:string-value="ZBIINF16" calcext:value-type="string">
            <text:p>ZBIINF16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Zbigniew</text:p>
          </table:table-cell>
          <table:table-cell office:value-type="string" calcext:value-type="string">
            <text:p>Fizyka</text:p>
          </table:table-cell>
          <table:table-cell table:style-name="ce1" office:value-type="date" office:date-value="2025-11-24" calcext:value-type="date">
            <text:p>24.11.2025</text:p>
          </table:table-cell>
          <table:table-cell table:style-name="ce5" office:value-type="string" calcext:value-type="string">
            <text:p>10:45</text:p>
          </table:table-cell>
          <table:table-cell table:style-name="ce5" office:value-type="string" calcext:value-type="string">
            <text:p>12:00</text:p>
          </table:table-cell>
          <table:table-cell office:value-type="float" office:value="40" calcext:value-type="float">
            <text:p>40</text:p>
          </table:table-cell>
          <table:table-cell table:style-name="ce7" table:formula="of:=[.E92]-[.D92]" office:value-type="time" office:time-value="PT01H15M00S" calcext:value-type="time">
            <text:p>01:15:00</text:p>
          </table:table-cell>
          <table:table-cell table:formula="of:=[.G92]*24*[.F92]" office:value-type="currency" office:currency="PLN" office:value="50" calcext:value-type="currency">
            <text:p>50,00 zł</text:p>
          </table:table-cell>
          <table:table-cell table:formula="of:=COUNTIF([.A$2:.A326];[.A92])" office:value-type="float" office:value="16" calcext:value-type="float">
            <text:p>16</text:p>
          </table:table-cell>
          <table:table-cell table:formula="of:=CONCATENATE(UPPER(MID([.A92];1;3)); UPPER(MID([.B92];1;3)); [.I92])" office:value-type="string" office:string-value="ZBIFIZ16" calcext:value-type="string">
            <text:p>ZBIFIZ16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Informatyka</text:p>
          </table:table-cell>
          <table:table-cell table:style-name="ce1" office:value-type="date" office:date-value="2025-11-25" calcext:value-type="date">
            <text:p>25.11.2025</text:p>
          </table:table-cell>
          <table:table-cell table:style-name="ce5" office:value-type="string" calcext:value-type="string">
            <text:p>09:00</text:p>
          </table:table-cell>
          <table:table-cell table:style-name="ce5" office:value-type="string" calcext:value-type="string">
            <text:p>10:15</text:p>
          </table:table-cell>
          <table:table-cell office:value-type="float" office:value="60" calcext:value-type="float">
            <text:p>60</text:p>
          </table:table-cell>
          <table:table-cell table:style-name="ce7" table:formula="of:=[.E93]-[.D93]" office:value-type="time" office:time-value="PT01H15M00S" calcext:value-type="time">
            <text:p>01:15:00</text:p>
          </table:table-cell>
          <table:table-cell table:formula="of:=[.G93]*24*[.F93]" office:value-type="currency" office:currency="PLN" office:value="75" calcext:value-type="currency">
            <text:p>75,00 zł</text:p>
          </table:table-cell>
          <table:table-cell table:formula="of:=COUNTIF([.A$2:.A327];[.A93])" office:value-type="float" office:value="16" calcext:value-type="float">
            <text:p>16</text:p>
          </table:table-cell>
          <table:table-cell table:formula="of:=CONCATENATE(UPPER(MID([.A93];1;3)); UPPER(MID([.B93];1;3)); [.I93])" office:value-type="string" office:string-value="AGNINF16" calcext:value-type="string">
            <text:p>AGNINF16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Informatyka</text:p>
          </table:table-cell>
          <table:table-cell table:style-name="ce1" office:value-type="date" office:date-value="2025-11-26" calcext:value-type="date">
            <text:p>26.11.2025</text:p>
          </table:table-cell>
          <table:table-cell table:style-name="ce5" office:value-type="string" calcext:value-type="string">
            <text:p>09:00</text:p>
          </table:table-cell>
          <table:table-cell table:style-name="ce5" office:value-type="string" calcext:value-type="string">
            <text:p>10:00</text:p>
          </table:table-cell>
          <table:table-cell office:value-type="float" office:value="60" calcext:value-type="float">
            <text:p>60</text:p>
          </table:table-cell>
          <table:table-cell table:style-name="ce7" table:formula="of:=[.E94]-[.D94]" office:value-type="time" office:time-value="PT01H00M00S" calcext:value-type="time">
            <text:p>01:00:00</text:p>
          </table:table-cell>
          <table:table-cell table:formula="of:=[.G94]*24*[.F94]" office:value-type="currency" office:currency="PLN" office:value="60" calcext:value-type="currency">
            <text:p>60,00 zł</text:p>
          </table:table-cell>
          <table:table-cell table:formula="of:=COUNTIF([.A$2:.A328];[.A94])" office:value-type="float" office:value="16" calcext:value-type="float">
            <text:p>16</text:p>
          </table:table-cell>
          <table:table-cell table:formula="of:=CONCATENATE(UPPER(MID([.A94];1;3)); UPPER(MID([.B94];1;3)); [.I94])" office:value-type="string" office:string-value="AGNINF16" calcext:value-type="string">
            <text:p>AGNINF16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Bartek</text:p>
          </table:table-cell>
          <table:table-cell office:value-type="string" calcext:value-type="string">
            <text:p>Informatyka</text:p>
          </table:table-cell>
          <table:table-cell table:style-name="ce1" office:value-type="date" office:date-value="2025-11-26" calcext:value-type="date">
            <text:p>26.11.2025</text:p>
          </table:table-cell>
          <table:table-cell table:style-name="ce5" office:value-type="string" calcext:value-type="string">
            <text:p>16:30</text:p>
          </table:table-cell>
          <table:table-cell table:style-name="ce5" office:value-type="string" calcext:value-type="string">
            <text:p>17:30</text:p>
          </table:table-cell>
          <table:table-cell office:value-type="float" office:value="60" calcext:value-type="float">
            <text:p>60</text:p>
          </table:table-cell>
          <table:table-cell table:style-name="ce7" table:formula="of:=[.E95]-[.D95]" office:value-type="time" office:time-value="PT01H00M00S" calcext:value-type="time">
            <text:p>01:00:00</text:p>
          </table:table-cell>
          <table:table-cell table:formula="of:=[.G95]*24*[.F95]" office:value-type="currency" office:currency="PLN" office:value="59.9999999999999" calcext:value-type="currency">
            <text:p>60,00 zł</text:p>
          </table:table-cell>
          <table:table-cell table:formula="of:=COUNTIF([.A$2:.A329];[.A95])" office:value-type="float" office:value="20" calcext:value-type="float">
            <text:p>20</text:p>
          </table:table-cell>
          <table:table-cell table:formula="of:=CONCATENATE(UPPER(MID([.A95];1;3)); UPPER(MID([.B95];1;3)); [.I95])" office:value-type="string" office:string-value="BARINF20" calcext:value-type="string">
            <text:p>BARINF20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Fizyka</text:p>
          </table:table-cell>
          <table:table-cell table:style-name="ce1" office:value-type="date" office:date-value="2025-11-26" calcext:value-type="date">
            <text:p>26.11.2025</text:p>
          </table:table-cell>
          <table:table-cell table:style-name="ce5" office:value-type="string" calcext:value-type="string">
            <text:p>13:45</text:p>
          </table:table-cell>
          <table:table-cell table:style-name="ce5" office:value-type="string" calcext:value-type="string">
            <text:p>15:45</text:p>
          </table:table-cell>
          <table:table-cell office:value-type="float" office:value="40" calcext:value-type="float">
            <text:p>40</text:p>
          </table:table-cell>
          <table:table-cell table:style-name="ce7" table:formula="of:=[.E96]-[.D96]" office:value-type="time" office:time-value="PT02H00M00S" calcext:value-type="time">
            <text:p>02:00:00</text:p>
          </table:table-cell>
          <table:table-cell table:formula="of:=[.G96]*24*[.F96]" office:value-type="currency" office:currency="PLN" office:value="80" calcext:value-type="currency">
            <text:p>80,00 zł</text:p>
          </table:table-cell>
          <table:table-cell table:formula="of:=COUNTIF([.A$2:.A330];[.A96])" office:value-type="float" office:value="22" calcext:value-type="float">
            <text:p>22</text:p>
          </table:table-cell>
          <table:table-cell table:formula="of:=CONCATENATE(UPPER(MID([.A96];1;3)); UPPER(MID([.B96];1;3)); [.I96])" office:value-type="string" office:string-value="MACFIZ22" calcext:value-type="string">
            <text:p>MACFIZ2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Zdzisław</text:p>
          </table:table-cell>
          <table:table-cell office:value-type="string" calcext:value-type="string">
            <text:p>Fizyka</text:p>
          </table:table-cell>
          <table:table-cell table:style-name="ce1" office:value-type="date" office:date-value="2025-11-26" calcext:value-type="date">
            <text:p>26.11.2025</text:p>
          </table:table-cell>
          <table:table-cell table:style-name="ce5" office:value-type="string" calcext:value-type="string">
            <text:p>11:00</text:p>
          </table:table-cell>
          <table:table-cell table:style-name="ce5" office:value-type="string" calcext:value-type="string">
            <text:p>12:45</text:p>
          </table:table-cell>
          <table:table-cell office:value-type="float" office:value="40" calcext:value-type="float">
            <text:p>40</text:p>
          </table:table-cell>
          <table:table-cell table:style-name="ce7" table:formula="of:=[.E97]-[.D97]" office:value-type="time" office:time-value="PT01H45M00S" calcext:value-type="time">
            <text:p>01:45:00</text:p>
          </table:table-cell>
          <table:table-cell table:formula="of:=[.G97]*24*[.F97]" office:value-type="currency" office:currency="PLN" office:value="70" calcext:value-type="currency">
            <text:p>70,00 zł</text:p>
          </table:table-cell>
          <table:table-cell table:formula="of:=COUNTIF([.A$2:.A331];[.A97])" office:value-type="float" office:value="18" calcext:value-type="float">
            <text:p>18</text:p>
          </table:table-cell>
          <table:table-cell table:formula="of:=CONCATENATE(UPPER(MID([.A97];1;3)); UPPER(MID([.B97];1;3)); [.I97])" office:value-type="string" office:string-value="ZDZFIZ18" calcext:value-type="string">
            <text:p>ZDZFIZ18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Jan</text:p>
          </table:table-cell>
          <table:table-cell office:value-type="string" calcext:value-type="string">
            <text:p>Fizyka</text:p>
          </table:table-cell>
          <table:table-cell table:style-name="ce1" office:value-type="date" office:date-value="2025-11-28" calcext:value-type="date">
            <text:p>28.11.2025</text:p>
          </table:table-cell>
          <table:table-cell table:style-name="ce5" office:value-type="string" calcext:value-type="string">
            <text:p>11:30</text:p>
          </table:table-cell>
          <table:table-cell table:style-name="ce5" office:value-type="string" calcext:value-type="string">
            <text:p>12:45</text:p>
          </table:table-cell>
          <table:table-cell office:value-type="float" office:value="40" calcext:value-type="float">
            <text:p>40</text:p>
          </table:table-cell>
          <table:table-cell table:style-name="ce7" table:formula="of:=[.E98]-[.D98]" office:value-type="time" office:time-value="PT01H15M00S" calcext:value-type="time">
            <text:p>01:15:00</text:p>
          </table:table-cell>
          <table:table-cell table:formula="of:=[.G98]*24*[.F98]" office:value-type="currency" office:currency="PLN" office:value="50" calcext:value-type="currency">
            <text:p>50,00 zł</text:p>
          </table:table-cell>
          <table:table-cell table:formula="of:=COUNTIF([.A$2:.A332];[.A98])" office:value-type="float" office:value="24" calcext:value-type="float">
            <text:p>24</text:p>
          </table:table-cell>
          <table:table-cell table:formula="of:=CONCATENATE(UPPER(MID([.A98];1;3)); UPPER(MID([.B98];1;3)); [.I98])" office:value-type="string" office:string-value="JANFIZ24" calcext:value-type="string">
            <text:p>JANFIZ24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Zuzanna</text:p>
          </table:table-cell>
          <table:table-cell office:value-type="string" calcext:value-type="string">
            <text:p>Informatyka</text:p>
          </table:table-cell>
          <table:table-cell table:style-name="ce1" office:value-type="date" office:date-value="2025-11-28" calcext:value-type="date">
            <text:p>28.11.2025</text:p>
          </table:table-cell>
          <table:table-cell table:style-name="ce5" office:value-type="string" calcext:value-type="string">
            <text:p>09:30</text:p>
          </table:table-cell>
          <table:table-cell table:style-name="ce5" office:value-type="string" calcext:value-type="string">
            <text:p>11:00</text:p>
          </table:table-cell>
          <table:table-cell office:value-type="float" office:value="60" calcext:value-type="float">
            <text:p>60</text:p>
          </table:table-cell>
          <table:table-cell table:style-name="ce7" table:formula="of:=[.E99]-[.D99]" office:value-type="time" office:time-value="PT01H30M00S" calcext:value-type="time">
            <text:p>01:30:00</text:p>
          </table:table-cell>
          <table:table-cell table:formula="of:=[.G99]*24*[.F99]" office:value-type="currency" office:currency="PLN" office:value="90" calcext:value-type="currency">
            <text:p>90,00 zł</text:p>
          </table:table-cell>
          <table:table-cell table:formula="of:=COUNTIF([.A$2:.A333];[.A99])" office:value-type="float" office:value="19" calcext:value-type="float">
            <text:p>19</text:p>
          </table:table-cell>
          <table:table-cell table:formula="of:=CONCATENATE(UPPER(MID([.A99];1;3)); UPPER(MID([.B99];1;3)); [.I99])" office:value-type="string" office:string-value="ZUZINF19" calcext:value-type="string">
            <text:p>ZUZINF19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Good" office:value-type="string" calcext:value-type="string">
            <text:p>Bartek</text:p>
          </table:table-cell>
          <table:table-cell table:style-name="Good" office:value-type="string" calcext:value-type="string">
            <text:p>Informatyka</text:p>
          </table:table-cell>
          <table:table-cell table:style-name="ce4" office:value-type="date" office:date-value="2025-12-02" calcext:value-type="date">
            <text:p>2.12.2025</text:p>
          </table:table-cell>
          <table:table-cell table:style-name="ce6" office:value-type="string" calcext:value-type="string">
            <text:p>11:30</text:p>
          </table:table-cell>
          <table:table-cell table:style-name="ce6" office:value-type="string" calcext:value-type="string">
            <text:p>13:30</text:p>
          </table:table-cell>
          <table:table-cell table:style-name="Good" office:value-type="float" office:value="60" calcext:value-type="float">
            <text:p>60</text:p>
          </table:table-cell>
          <table:table-cell table:style-name="ce8" table:formula="of:=[.E100]-[.D100]" office:value-type="time" office:time-value="PT02H00M00S" calcext:value-type="time">
            <text:p>02:00:00</text:p>
          </table:table-cell>
          <table:table-cell table:style-name="ce9" table:formula="of:=[.G100]*24*[.F100]" office:value-type="currency" office:currency="PLN" office:value="120" calcext:value-type="currency">
            <text:p>120,00 zł</text:p>
          </table:table-cell>
          <table:table-cell table:formula="of:=COUNTIF([.A$2:.A334];[.A100])" office:value-type="float" office:value="20" calcext:value-type="float">
            <text:p>20</text:p>
          </table:table-cell>
          <table:table-cell table:formula="of:=CONCATENATE(UPPER(MID([.A100];1;3)); UPPER(MID([.B100];1;3)); [.I100])" office:value-type="string" office:string-value="BARINF20" calcext:value-type="string">
            <text:p>BARINF20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Good" office:value-type="string" calcext:value-type="string">
            <text:p>Marcin</text:p>
          </table:table-cell>
          <table:table-cell table:style-name="Good" office:value-type="string" calcext:value-type="string">
            <text:p>Matematyka</text:p>
          </table:table-cell>
          <table:table-cell table:style-name="ce4" office:value-type="date" office:date-value="2025-12-02" calcext:value-type="date">
            <text:p>2.12.2025</text:p>
          </table:table-cell>
          <table:table-cell table:style-name="ce6" office:value-type="string" calcext:value-type="string">
            <text:p>09:00</text:p>
          </table:table-cell>
          <table:table-cell table:style-name="ce6" office:value-type="string" calcext:value-type="string">
            <text:p>10:00</text:p>
          </table:table-cell>
          <table:table-cell table:style-name="Good" office:value-type="float" office:value="50" calcext:value-type="float">
            <text:p>50</text:p>
          </table:table-cell>
          <table:table-cell table:style-name="ce8" table:formula="of:=[.E101]-[.D101]" office:value-type="time" office:time-value="PT01H00M00S" calcext:value-type="time">
            <text:p>01:00:00</text:p>
          </table:table-cell>
          <table:table-cell table:style-name="ce9" table:formula="of:=[.G101]*24*[.F101]" office:value-type="currency" office:currency="PLN" office:value="50" calcext:value-type="currency">
            <text:p>50,00 zł</text:p>
          </table:table-cell>
          <table:table-cell table:style-name="Good" table:formula="of:=COUNTIF([.A$2:.A335];[.A101])" office:value-type="float" office:value="1" calcext:value-type="float">
            <text:p>1</text:p>
          </table:table-cell>
          <table:table-cell table:formula="of:=CONCATENATE(UPPER(MID([.A101];1;3)); UPPER(MID([.B101];1;3)); [.I101])" office:value-type="string" office:string-value="MARMAT1" calcext:value-type="string">
            <text:p>MARMAT1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Zbigniew</text:p>
          </table:table-cell>
          <table:table-cell office:value-type="string" calcext:value-type="string">
            <text:p>Informatyka</text:p>
          </table:table-cell>
          <table:table-cell table:style-name="ce1" office:value-type="date" office:date-value="2025-12-02" calcext:value-type="date">
            <text:p>2.12.2025</text:p>
          </table:table-cell>
          <table:table-cell table:style-name="ce5" office:value-type="string" calcext:value-type="string">
            <text:p>10:30</text:p>
          </table:table-cell>
          <table:table-cell table:style-name="ce5" office:value-type="string" calcext:value-type="string">
            <text:p>11:30</text:p>
          </table:table-cell>
          <table:table-cell office:value-type="float" office:value="60" calcext:value-type="float">
            <text:p>60</text:p>
          </table:table-cell>
          <table:table-cell table:style-name="ce7" table:formula="of:=[.E102]-[.D102]" office:value-type="time" office:time-value="PT01H00M00S" calcext:value-type="time">
            <text:p>01:00:00</text:p>
          </table:table-cell>
          <table:table-cell table:formula="of:=[.G102]*24*[.F102]" office:value-type="currency" office:currency="PLN" office:value="60" calcext:value-type="currency">
            <text:p>60,00 zł</text:p>
          </table:table-cell>
          <table:table-cell table:formula="of:=COUNTIF([.A$2:.A336];[.A102])" office:value-type="float" office:value="16" calcext:value-type="float">
            <text:p>16</text:p>
          </table:table-cell>
          <table:table-cell table:formula="of:=CONCATENATE(UPPER(MID([.A102];1;3)); UPPER(MID([.B102];1;3)); [.I102])" office:value-type="string" office:string-value="ZBIINF16" calcext:value-type="string">
            <text:p>ZBIINF16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Matematyka</text:p>
          </table:table-cell>
          <table:table-cell table:style-name="ce1" office:value-type="date" office:date-value="2025-12-03" calcext:value-type="date">
            <text:p>3.12.2025</text:p>
          </table:table-cell>
          <table:table-cell table:style-name="ce5" office:value-type="string" calcext:value-type="string">
            <text:p>09:00</text:p>
          </table:table-cell>
          <table:table-cell table:style-name="ce5" office:value-type="string" calcext:value-type="string">
            <text:p>10:45</text:p>
          </table:table-cell>
          <table:table-cell office:value-type="float" office:value="50" calcext:value-type="float">
            <text:p>50</text:p>
          </table:table-cell>
          <table:table-cell table:style-name="ce7" table:formula="of:=[.E103]-[.D103]" office:value-type="time" office:time-value="PT01H45M00S" calcext:value-type="time">
            <text:p>01:45:00</text:p>
          </table:table-cell>
          <table:table-cell table:formula="of:=[.G103]*24*[.F103]" office:value-type="currency" office:currency="PLN" office:value="87.5" calcext:value-type="currency">
            <text:p>87,50 zł</text:p>
          </table:table-cell>
          <table:table-cell table:formula="of:=COUNTIF([.A$2:.A337];[.A103])" office:value-type="float" office:value="14" calcext:value-type="float">
            <text:p>14</text:p>
          </table:table-cell>
          <table:table-cell table:formula="of:=CONCATENATE(UPPER(MID([.A103];1;3)); UPPER(MID([.B103];1;3)); [.I103])" office:value-type="string" office:string-value="EWAMAT14" calcext:value-type="string">
            <text:p>EWAMAT14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Matematyka</text:p>
          </table:table-cell>
          <table:table-cell table:style-name="ce1" office:value-type="date" office:date-value="2025-12-03" calcext:value-type="date">
            <text:p>3.12.2025</text:p>
          </table:table-cell>
          <table:table-cell table:style-name="ce5" office:value-type="string" calcext:value-type="string">
            <text:p>13:45</text:p>
          </table:table-cell>
          <table:table-cell table:style-name="ce5" office:value-type="string" calcext:value-type="string">
            <text:p>14:45</text:p>
          </table:table-cell>
          <table:table-cell office:value-type="float" office:value="50" calcext:value-type="float">
            <text:p>50</text:p>
          </table:table-cell>
          <table:table-cell table:style-name="ce7" table:formula="of:=[.E104]-[.D104]" office:value-type="time" office:time-value="PT01H00M00S" calcext:value-type="time">
            <text:p>01:00:00</text:p>
          </table:table-cell>
          <table:table-cell table:formula="of:=[.G104]*24*[.F104]" office:value-type="currency" office:currency="PLN" office:value="50.0000000000001" calcext:value-type="currency">
            <text:p>50,00 zł</text:p>
          </table:table-cell>
          <table:table-cell table:formula="of:=COUNTIF([.A$2:.A338];[.A104])" office:value-type="float" office:value="14" calcext:value-type="float">
            <text:p>14</text:p>
          </table:table-cell>
          <table:table-cell table:formula="of:=CONCATENATE(UPPER(MID([.A104];1;3)); UPPER(MID([.B104];1;3)); [.I104])" office:value-type="string" office:string-value="EWAMAT14" calcext:value-type="string">
            <text:p>EWAMAT14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Fizyka</text:p>
          </table:table-cell>
          <table:table-cell table:style-name="ce1" office:value-type="date" office:date-value="2025-12-03" calcext:value-type="date">
            <text:p>3.12.2025</text:p>
          </table:table-cell>
          <table:table-cell table:style-name="ce5" office:value-type="string" calcext:value-type="string">
            <text:p>11:30</text:p>
          </table:table-cell>
          <table:table-cell table:style-name="ce5" office:value-type="string" calcext:value-type="string">
            <text:p>13:00</text:p>
          </table:table-cell>
          <table:table-cell office:value-type="float" office:value="40" calcext:value-type="float">
            <text:p>40</text:p>
          </table:table-cell>
          <table:table-cell table:style-name="ce7" table:formula="of:=[.E105]-[.D105]" office:value-type="time" office:time-value="PT01H30M00S" calcext:value-type="time">
            <text:p>01:30:00</text:p>
          </table:table-cell>
          <table:table-cell table:formula="of:=[.G105]*24*[.F105]" office:value-type="currency" office:currency="PLN" office:value="59.9999999999999" calcext:value-type="currency">
            <text:p>60,00 zł</text:p>
          </table:table-cell>
          <table:table-cell table:formula="of:=COUNTIF([.A$2:.A339];[.A105])" office:value-type="float" office:value="22" calcext:value-type="float">
            <text:p>22</text:p>
          </table:table-cell>
          <table:table-cell table:formula="of:=CONCATENATE(UPPER(MID([.A105];1;3)); UPPER(MID([.B105];1;3)); [.I105])" office:value-type="string" office:string-value="MACFIZ22" calcext:value-type="string">
            <text:p>MACFIZ2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Fizyka</text:p>
          </table:table-cell>
          <table:table-cell table:style-name="ce1" office:value-type="date" office:date-value="2025-12-03" calcext:value-type="date">
            <text:p>3.12.2025</text:p>
          </table:table-cell>
          <table:table-cell table:style-name="ce5" office:value-type="string" calcext:value-type="string">
            <text:p>18:00</text:p>
          </table:table-cell>
          <table:table-cell table:style-name="ce5" office:value-type="string" calcext:value-type="string">
            <text:p>19:00</text:p>
          </table:table-cell>
          <table:table-cell office:value-type="float" office:value="40" calcext:value-type="float">
            <text:p>40</text:p>
          </table:table-cell>
          <table:table-cell table:style-name="ce7" table:formula="of:=[.E106]-[.D106]" office:value-type="time" office:time-value="PT01H00M00S" calcext:value-type="time">
            <text:p>01:00:00</text:p>
          </table:table-cell>
          <table:table-cell table:formula="of:=[.G106]*24*[.F106]" office:value-type="currency" office:currency="PLN" office:value="40" calcext:value-type="currency">
            <text:p>40,00 zł</text:p>
          </table:table-cell>
          <table:table-cell table:formula="of:=COUNTIF([.A$2:.A340];[.A106])" office:value-type="float" office:value="22" calcext:value-type="float">
            <text:p>22</text:p>
          </table:table-cell>
          <table:table-cell table:formula="of:=CONCATENATE(UPPER(MID([.A106];1;3)); UPPER(MID([.B106];1;3)); [.I106])" office:value-type="string" office:string-value="MACFIZ22" calcext:value-type="string">
            <text:p>MACFIZ2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Zdzisław</text:p>
          </table:table-cell>
          <table:table-cell office:value-type="string" calcext:value-type="string">
            <text:p>Matematyka</text:p>
          </table:table-cell>
          <table:table-cell table:style-name="ce1" office:value-type="date" office:date-value="2025-12-03" calcext:value-type="date">
            <text:p>3.12.2025</text:p>
          </table:table-cell>
          <table:table-cell table:style-name="ce5" office:value-type="string" calcext:value-type="string">
            <text:p>15:45</text:p>
          </table:table-cell>
          <table:table-cell table:style-name="ce5" office:value-type="string" calcext:value-type="string">
            <text:p>17:15</text:p>
          </table:table-cell>
          <table:table-cell office:value-type="float" office:value="50" calcext:value-type="float">
            <text:p>50</text:p>
          </table:table-cell>
          <table:table-cell table:style-name="ce7" table:formula="of:=[.E107]-[.D107]" office:value-type="time" office:time-value="PT01H30M00S" calcext:value-type="time">
            <text:p>01:30:00</text:p>
          </table:table-cell>
          <table:table-cell table:formula="of:=[.G107]*24*[.F107]" office:value-type="currency" office:currency="PLN" office:value="75" calcext:value-type="currency">
            <text:p>75,00 zł</text:p>
          </table:table-cell>
          <table:table-cell table:formula="of:=COUNTIF([.A$2:.A341];[.A107])" office:value-type="float" office:value="18" calcext:value-type="float">
            <text:p>18</text:p>
          </table:table-cell>
          <table:table-cell table:formula="of:=CONCATENATE(UPPER(MID([.A107];1;3)); UPPER(MID([.B107];1;3)); [.I107])" office:value-type="string" office:string-value="ZDZMAT18" calcext:value-type="string">
            <text:p>ZDZMAT18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Julita</text:p>
          </table:table-cell>
          <table:table-cell office:value-type="string" calcext:value-type="string">
            <text:p>Fizyka</text:p>
          </table:table-cell>
          <table:table-cell table:style-name="ce1" office:value-type="date" office:date-value="2025-12-05" calcext:value-type="date">
            <text:p>5.12.2025</text:p>
          </table:table-cell>
          <table:table-cell table:style-name="ce5" office:value-type="string" calcext:value-type="string">
            <text:p>11:00</text:p>
          </table:table-cell>
          <table:table-cell table:style-name="ce5" office:value-type="string" calcext:value-type="string">
            <text:p>12:00</text:p>
          </table:table-cell>
          <table:table-cell office:value-type="float" office:value="40" calcext:value-type="float">
            <text:p>40</text:p>
          </table:table-cell>
          <table:table-cell table:style-name="ce7" table:formula="of:=[.E108]-[.D108]" office:value-type="time" office:time-value="PT01H00M00S" calcext:value-type="time">
            <text:p>01:00:00</text:p>
          </table:table-cell>
          <table:table-cell table:formula="of:=[.G108]*24*[.F108]" office:value-type="currency" office:currency="PLN" office:value="40" calcext:value-type="currency">
            <text:p>40,00 zł</text:p>
          </table:table-cell>
          <table:table-cell table:formula="of:=COUNTIF([.A$2:.A342];[.A108])" office:value-type="float" office:value="18" calcext:value-type="float">
            <text:p>18</text:p>
          </table:table-cell>
          <table:table-cell table:formula="of:=CONCATENATE(UPPER(MID([.A108];1;3)); UPPER(MID([.B108];1;3)); [.I108])" office:value-type="string" office:string-value="JULFIZ18" calcext:value-type="string">
            <text:p>JULFIZ18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Informatyka</text:p>
          </table:table-cell>
          <table:table-cell table:style-name="ce1" office:value-type="date" office:date-value="2025-12-05" calcext:value-type="date">
            <text:p>5.12.2025</text:p>
          </table:table-cell>
          <table:table-cell table:style-name="ce5" office:value-type="string" calcext:value-type="string">
            <text:p>09:00</text:p>
          </table:table-cell>
          <table:table-cell table:style-name="ce5" office:value-type="string" calcext:value-type="string">
            <text:p>10:45</text:p>
          </table:table-cell>
          <table:table-cell office:value-type="float" office:value="60" calcext:value-type="float">
            <text:p>60</text:p>
          </table:table-cell>
          <table:table-cell table:style-name="ce7" table:formula="of:=[.E109]-[.D109]" office:value-type="time" office:time-value="PT01H45M00S" calcext:value-type="time">
            <text:p>01:45:00</text:p>
          </table:table-cell>
          <table:table-cell table:formula="of:=[.G109]*24*[.F109]" office:value-type="currency" office:currency="PLN" office:value="105" calcext:value-type="currency">
            <text:p>105,00 zł</text:p>
          </table:table-cell>
          <table:table-cell table:formula="of:=COUNTIF([.A$2:.A343];[.A109])" office:value-type="float" office:value="24" calcext:value-type="float">
            <text:p>24</text:p>
          </table:table-cell>
          <table:table-cell table:formula="of:=CONCATENATE(UPPER(MID([.A109];1;3)); UPPER(MID([.B109];1;3)); [.I109])" office:value-type="string" office:string-value="KATINF24" calcext:value-type="string">
            <text:p>KATINF24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Zuzanna</text:p>
          </table:table-cell>
          <table:table-cell office:value-type="string" calcext:value-type="string">
            <text:p>Informatyka</text:p>
          </table:table-cell>
          <table:table-cell table:style-name="ce1" office:value-type="date" office:date-value="2025-12-05" calcext:value-type="date">
            <text:p>5.12.2025</text:p>
          </table:table-cell>
          <table:table-cell table:style-name="ce5" office:value-type="string" calcext:value-type="string">
            <text:p>12:45</text:p>
          </table:table-cell>
          <table:table-cell table:style-name="ce5" office:value-type="string" calcext:value-type="string">
            <text:p>14:15</text:p>
          </table:table-cell>
          <table:table-cell office:value-type="float" office:value="60" calcext:value-type="float">
            <text:p>60</text:p>
          </table:table-cell>
          <table:table-cell table:style-name="ce7" table:formula="of:=[.E110]-[.D110]" office:value-type="time" office:time-value="PT01H30M00S" calcext:value-type="time">
            <text:p>01:30:00</text:p>
          </table:table-cell>
          <table:table-cell table:formula="of:=[.G110]*24*[.F110]" office:value-type="currency" office:currency="PLN" office:value="90" calcext:value-type="currency">
            <text:p>90,00 zł</text:p>
          </table:table-cell>
          <table:table-cell table:formula="of:=COUNTIF([.A$2:.A344];[.A110])" office:value-type="float" office:value="19" calcext:value-type="float">
            <text:p>19</text:p>
          </table:table-cell>
          <table:table-cell table:formula="of:=CONCATENATE(UPPER(MID([.A110];1;3)); UPPER(MID([.B110];1;3)); [.I110])" office:value-type="string" office:string-value="ZUZINF19" calcext:value-type="string">
            <text:p>ZUZINF19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Jan</text:p>
          </table:table-cell>
          <table:table-cell office:value-type="string" calcext:value-type="string">
            <text:p>Fizyka</text:p>
          </table:table-cell>
          <table:table-cell table:style-name="ce1" office:value-type="date" office:date-value="2025-12-08" calcext:value-type="date">
            <text:p>8.12.2025</text:p>
          </table:table-cell>
          <table:table-cell table:style-name="ce5" office:value-type="string" calcext:value-type="string">
            <text:p>11:15</text:p>
          </table:table-cell>
          <table:table-cell table:style-name="ce5" office:value-type="string" calcext:value-type="string">
            <text:p>13:00</text:p>
          </table:table-cell>
          <table:table-cell office:value-type="float" office:value="40" calcext:value-type="float">
            <text:p>40</text:p>
          </table:table-cell>
          <table:table-cell table:style-name="ce7" table:formula="of:=[.E111]-[.D111]" office:value-type="time" office:time-value="PT01H45M00S" calcext:value-type="time">
            <text:p>01:45:00</text:p>
          </table:table-cell>
          <table:table-cell table:formula="of:=[.G111]*24*[.F111]" office:value-type="currency" office:currency="PLN" office:value="70" calcext:value-type="currency">
            <text:p>70,00 zł</text:p>
          </table:table-cell>
          <table:table-cell table:formula="of:=COUNTIF([.A$2:.A345];[.A111])" office:value-type="float" office:value="24" calcext:value-type="float">
            <text:p>24</text:p>
          </table:table-cell>
          <table:table-cell table:formula="of:=CONCATENATE(UPPER(MID([.A111];1;3)); UPPER(MID([.B111];1;3)); [.I111])" office:value-type="string" office:string-value="JANFIZ24" calcext:value-type="string">
            <text:p>JANFIZ24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Good" office:value-type="string" calcext:value-type="string">
            <text:p>Patrycja</text:p>
          </table:table-cell>
          <table:table-cell table:style-name="Good" office:value-type="string" calcext:value-type="string">
            <text:p>Informatyka</text:p>
          </table:table-cell>
          <table:table-cell table:style-name="ce4" office:value-type="date" office:date-value="2025-12-08" calcext:value-type="date">
            <text:p>8.12.2025</text:p>
          </table:table-cell>
          <table:table-cell table:style-name="ce6" office:value-type="string" calcext:value-type="string">
            <text:p>09:00</text:p>
          </table:table-cell>
          <table:table-cell table:style-name="ce6" office:value-type="string" calcext:value-type="string">
            <text:p>10:45</text:p>
          </table:table-cell>
          <table:table-cell table:style-name="Good" office:value-type="float" office:value="60" calcext:value-type="float">
            <text:p>60</text:p>
          </table:table-cell>
          <table:table-cell table:style-name="ce8" table:formula="of:=[.E112]-[.D112]" office:value-type="time" office:time-value="PT01H45M00S" calcext:value-type="time">
            <text:p>01:45:00</text:p>
          </table:table-cell>
          <table:table-cell table:style-name="ce9" table:formula="of:=[.G112]*24*[.F112]" office:value-type="currency" office:currency="PLN" office:value="105" calcext:value-type="currency">
            <text:p>105,00 zł</text:p>
          </table:table-cell>
          <table:table-cell table:style-name="Good" table:formula="of:=COUNTIF([.A$2:.A346];[.A112])" office:value-type="float" office:value="1" calcext:value-type="float">
            <text:p>1</text:p>
          </table:table-cell>
          <table:table-cell table:formula="of:=CONCATENATE(UPPER(MID([.A112];1;3)); UPPER(MID([.B112];1;3)); [.I112])" office:value-type="string" office:string-value="PATINF1" calcext:value-type="string">
            <text:p>PATINF1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Informatyka</text:p>
          </table:table-cell>
          <table:table-cell table:style-name="ce1" office:value-type="date" office:date-value="2025-12-09" calcext:value-type="date">
            <text:p>9.12.2025</text:p>
          </table:table-cell>
          <table:table-cell table:style-name="ce5" office:value-type="string" calcext:value-type="string">
            <text:p>09:00</text:p>
          </table:table-cell>
          <table:table-cell table:style-name="ce5" office:value-type="string" calcext:value-type="string">
            <text:p>10:15</text:p>
          </table:table-cell>
          <table:table-cell office:value-type="float" office:value="60" calcext:value-type="float">
            <text:p>60</text:p>
          </table:table-cell>
          <table:table-cell table:style-name="ce7" table:formula="of:=[.E113]-[.D113]" office:value-type="time" office:time-value="PT01H15M00S" calcext:value-type="time">
            <text:p>01:15:00</text:p>
          </table:table-cell>
          <table:table-cell table:formula="of:=[.G113]*24*[.F113]" office:value-type="currency" office:currency="PLN" office:value="75" calcext:value-type="currency">
            <text:p>75,00 zł</text:p>
          </table:table-cell>
          <table:table-cell table:formula="of:=COUNTIF([.A$2:.A347];[.A113])" office:value-type="float" office:value="24" calcext:value-type="float">
            <text:p>24</text:p>
          </table:table-cell>
          <table:table-cell table:formula="of:=CONCATENATE(UPPER(MID([.A113];1;3)); UPPER(MID([.B113];1;3)); [.I113])" office:value-type="string" office:string-value="KATINF24" calcext:value-type="string">
            <text:p>KATINF24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Zdzisław</text:p>
          </table:table-cell>
          <table:table-cell office:value-type="string" calcext:value-type="string">
            <text:p>Matematyka</text:p>
          </table:table-cell>
          <table:table-cell table:style-name="ce1" office:value-type="date" office:date-value="2025-12-09" calcext:value-type="date">
            <text:p>9.12.2025</text:p>
          </table:table-cell>
          <table:table-cell table:style-name="ce5" office:value-type="string" calcext:value-type="string">
            <text:p>10:30</text:p>
          </table:table-cell>
          <table:table-cell table:style-name="ce5" office:value-type="string" calcext:value-type="string">
            <text:p>11:30</text:p>
          </table:table-cell>
          <table:table-cell office:value-type="float" office:value="50" calcext:value-type="float">
            <text:p>50</text:p>
          </table:table-cell>
          <table:table-cell table:style-name="ce7" table:formula="of:=[.E114]-[.D114]" office:value-type="time" office:time-value="PT01H00M00S" calcext:value-type="time">
            <text:p>01:00:00</text:p>
          </table:table-cell>
          <table:table-cell table:formula="of:=[.G114]*24*[.F114]" office:value-type="currency" office:currency="PLN" office:value="50" calcext:value-type="currency">
            <text:p>50,00 zł</text:p>
          </table:table-cell>
          <table:table-cell table:formula="of:=COUNTIF([.A$2:.A348];[.A114])" office:value-type="float" office:value="18" calcext:value-type="float">
            <text:p>18</text:p>
          </table:table-cell>
          <table:table-cell table:formula="of:=CONCATENATE(UPPER(MID([.A114];1;3)); UPPER(MID([.B114];1;3)); [.I114])" office:value-type="string" office:string-value="ZDZMAT18" calcext:value-type="string">
            <text:p>ZDZMAT18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Informatyka</text:p>
          </table:table-cell>
          <table:table-cell table:style-name="ce1" office:value-type="date" office:date-value="2025-12-10" calcext:value-type="date">
            <text:p>10.12.2025</text:p>
          </table:table-cell>
          <table:table-cell table:style-name="ce5" office:value-type="string" calcext:value-type="string">
            <text:p>13:00</text:p>
          </table:table-cell>
          <table:table-cell table:style-name="ce5" office:value-type="string" calcext:value-type="string">
            <text:p>14:15</text:p>
          </table:table-cell>
          <table:table-cell office:value-type="float" office:value="60" calcext:value-type="float">
            <text:p>60</text:p>
          </table:table-cell>
          <table:table-cell table:style-name="ce7" table:formula="of:=[.E115]-[.D115]" office:value-type="time" office:time-value="PT01H15M00S" calcext:value-type="time">
            <text:p>01:15:00</text:p>
          </table:table-cell>
          <table:table-cell table:formula="of:=[.G115]*24*[.F115]" office:value-type="currency" office:currency="PLN" office:value="75.0000000000001" calcext:value-type="currency">
            <text:p>75,00 zł</text:p>
          </table:table-cell>
          <table:table-cell table:formula="of:=COUNTIF([.A$2:.A349];[.A115])" office:value-type="float" office:value="16" calcext:value-type="float">
            <text:p>16</text:p>
          </table:table-cell>
          <table:table-cell table:formula="of:=CONCATENATE(UPPER(MID([.A115];1;3)); UPPER(MID([.B115];1;3)); [.I115])" office:value-type="string" office:string-value="AGNINF16" calcext:value-type="string">
            <text:p>AGNINF16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nformatyka</text:p>
          </table:table-cell>
          <table:table-cell table:style-name="ce1" office:value-type="date" office:date-value="2025-12-10" calcext:value-type="date">
            <text:p>10.12.2025</text:p>
          </table:table-cell>
          <table:table-cell table:style-name="ce5" office:value-type="string" calcext:value-type="string">
            <text:p>10:30</text:p>
          </table:table-cell>
          <table:table-cell table:style-name="ce5" office:value-type="string" calcext:value-type="string">
            <text:p>12:00</text:p>
          </table:table-cell>
          <table:table-cell office:value-type="float" office:value="60" calcext:value-type="float">
            <text:p>60</text:p>
          </table:table-cell>
          <table:table-cell table:style-name="ce7" table:formula="of:=[.E116]-[.D116]" office:value-type="time" office:time-value="PT01H30M00S" calcext:value-type="time">
            <text:p>01:30:00</text:p>
          </table:table-cell>
          <table:table-cell table:formula="of:=[.G116]*24*[.F116]" office:value-type="currency" office:currency="PLN" office:value="90" calcext:value-type="currency">
            <text:p>90,00 zł</text:p>
          </table:table-cell>
          <table:table-cell table:formula="of:=COUNTIF([.A$2:.A350];[.A116])" office:value-type="float" office:value="10" calcext:value-type="float">
            <text:p>10</text:p>
          </table:table-cell>
          <table:table-cell table:formula="of:=CONCATENATE(UPPER(MID([.A116];1;3)); UPPER(MID([.B116];1;3)); [.I116])" office:value-type="string" office:string-value="ANNINF10" calcext:value-type="string">
            <text:p>ANNINF10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Jan</text:p>
          </table:table-cell>
          <table:table-cell office:value-type="string" calcext:value-type="string">
            <text:p>Fizyka</text:p>
          </table:table-cell>
          <table:table-cell table:style-name="ce1" office:value-type="date" office:date-value="2025-12-10" calcext:value-type="date">
            <text:p>10.12.2025</text:p>
          </table:table-cell>
          <table:table-cell table:style-name="ce5" office:value-type="string" calcext:value-type="string">
            <text:p>16:15</text:p>
          </table:table-cell>
          <table:table-cell table:style-name="ce5" office:value-type="string" calcext:value-type="string">
            <text:p>17:45</text:p>
          </table:table-cell>
          <table:table-cell office:value-type="float" office:value="40" calcext:value-type="float">
            <text:p>40</text:p>
          </table:table-cell>
          <table:table-cell table:style-name="ce7" table:formula="of:=[.E117]-[.D117]" office:value-type="time" office:time-value="PT01H30M00S" calcext:value-type="time">
            <text:p>01:30:00</text:p>
          </table:table-cell>
          <table:table-cell table:formula="of:=[.G117]*24*[.F117]" office:value-type="currency" office:currency="PLN" office:value="60" calcext:value-type="currency">
            <text:p>60,00 zł</text:p>
          </table:table-cell>
          <table:table-cell table:formula="of:=COUNTIF([.A$2:.A351];[.A117])" office:value-type="float" office:value="24" calcext:value-type="float">
            <text:p>24</text:p>
          </table:table-cell>
          <table:table-cell table:formula="of:=CONCATENATE(UPPER(MID([.A117];1;3)); UPPER(MID([.B117];1;3)); [.I117])" office:value-type="string" office:string-value="JANFIZ24" calcext:value-type="string">
            <text:p>JANFIZ24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Julita</text:p>
          </table:table-cell>
          <table:table-cell office:value-type="string" calcext:value-type="string">
            <text:p>Informatyka</text:p>
          </table:table-cell>
          <table:table-cell table:style-name="ce1" office:value-type="date" office:date-value="2025-12-10" calcext:value-type="date">
            <text:p>10.12.2025</text:p>
          </table:table-cell>
          <table:table-cell table:style-name="ce5" office:value-type="string" calcext:value-type="string">
            <text:p>14:45</text:p>
          </table:table-cell>
          <table:table-cell table:style-name="ce5" office:value-type="string" calcext:value-type="string">
            <text:p>15:45</text:p>
          </table:table-cell>
          <table:table-cell office:value-type="float" office:value="60" calcext:value-type="float">
            <text:p>60</text:p>
          </table:table-cell>
          <table:table-cell table:style-name="ce7" table:formula="of:=[.E118]-[.D118]" office:value-type="time" office:time-value="PT01H00M00S" calcext:value-type="time">
            <text:p>01:00:00</text:p>
          </table:table-cell>
          <table:table-cell table:formula="of:=[.G118]*24*[.F118]" office:value-type="currency" office:currency="PLN" office:value="59.9999999999999" calcext:value-type="currency">
            <text:p>60,00 zł</text:p>
          </table:table-cell>
          <table:table-cell table:formula="of:=COUNTIF([.A$2:.A352];[.A118])" office:value-type="float" office:value="18" calcext:value-type="float">
            <text:p>18</text:p>
          </table:table-cell>
          <table:table-cell table:formula="of:=CONCATENATE(UPPER(MID([.A118];1;3)); UPPER(MID([.B118];1;3)); [.I118])" office:value-type="string" office:string-value="JULINF18" calcext:value-type="string">
            <text:p>JULINF18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Fizyka</text:p>
          </table:table-cell>
          <table:table-cell table:style-name="ce1" office:value-type="date" office:date-value="2025-12-10" calcext:value-type="date">
            <text:p>10.12.2025</text:p>
          </table:table-cell>
          <table:table-cell table:style-name="ce5" office:value-type="string" calcext:value-type="string">
            <text:p>09:00</text:p>
          </table:table-cell>
          <table:table-cell table:style-name="ce5" office:value-type="string" calcext:value-type="string">
            <text:p>10:30</text:p>
          </table:table-cell>
          <table:table-cell office:value-type="float" office:value="40" calcext:value-type="float">
            <text:p>40</text:p>
          </table:table-cell>
          <table:table-cell table:style-name="ce7" table:formula="of:=[.E119]-[.D119]" office:value-type="time" office:time-value="PT01H30M00S" calcext:value-type="time">
            <text:p>01:30:00</text:p>
          </table:table-cell>
          <table:table-cell table:formula="of:=[.G119]*24*[.F119]" office:value-type="currency" office:currency="PLN" office:value="60" calcext:value-type="currency">
            <text:p>60,00 zł</text:p>
          </table:table-cell>
          <table:table-cell table:formula="of:=COUNTIF([.A$2:.A353];[.A119])" office:value-type="float" office:value="22" calcext:value-type="float">
            <text:p>22</text:p>
          </table:table-cell>
          <table:table-cell table:formula="of:=CONCATENATE(UPPER(MID([.A119];1;3)); UPPER(MID([.B119];1;3)); [.I119])" office:value-type="string" office:string-value="MACFIZ22" calcext:value-type="string">
            <text:p>MACFIZ2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Zbigniew</text:p>
          </table:table-cell>
          <table:table-cell office:value-type="string" calcext:value-type="string">
            <text:p>Fizyka</text:p>
          </table:table-cell>
          <table:table-cell table:style-name="ce1" office:value-type="date" office:date-value="2025-12-11" calcext:value-type="date">
            <text:p>11.12.2025</text:p>
          </table:table-cell>
          <table:table-cell table:style-name="ce5" office:value-type="string" calcext:value-type="string">
            <text:p>09:00</text:p>
          </table:table-cell>
          <table:table-cell table:style-name="ce5" office:value-type="string" calcext:value-type="string">
            <text:p>10:15</text:p>
          </table:table-cell>
          <table:table-cell office:value-type="float" office:value="40" calcext:value-type="float">
            <text:p>40</text:p>
          </table:table-cell>
          <table:table-cell table:style-name="ce7" table:formula="of:=[.E120]-[.D120]" office:value-type="time" office:time-value="PT01H15M00S" calcext:value-type="time">
            <text:p>01:15:00</text:p>
          </table:table-cell>
          <table:table-cell table:formula="of:=[.G120]*24*[.F120]" office:value-type="currency" office:currency="PLN" office:value="50" calcext:value-type="currency">
            <text:p>50,00 zł</text:p>
          </table:table-cell>
          <table:table-cell table:formula="of:=COUNTIF([.A$2:.A354];[.A120])" office:value-type="float" office:value="16" calcext:value-type="float">
            <text:p>16</text:p>
          </table:table-cell>
          <table:table-cell table:formula="of:=CONCATENATE(UPPER(MID([.A120];1;3)); UPPER(MID([.B120];1;3)); [.I120])" office:value-type="string" office:string-value="ZBIFIZ16" calcext:value-type="string">
            <text:p>ZBIFIZ16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Zuzanna</text:p>
          </table:table-cell>
          <table:table-cell office:value-type="string" calcext:value-type="string">
            <text:p>Informatyka</text:p>
          </table:table-cell>
          <table:table-cell table:style-name="ce1" office:value-type="date" office:date-value="2025-12-11" calcext:value-type="date">
            <text:p>11.12.2025</text:p>
          </table:table-cell>
          <table:table-cell table:style-name="ce5" office:value-type="string" calcext:value-type="string">
            <text:p>10:30</text:p>
          </table:table-cell>
          <table:table-cell table:style-name="ce5" office:value-type="string" calcext:value-type="string">
            <text:p>11:45</text:p>
          </table:table-cell>
          <table:table-cell office:value-type="float" office:value="60" calcext:value-type="float">
            <text:p>60</text:p>
          </table:table-cell>
          <table:table-cell table:style-name="ce7" table:formula="of:=[.E121]-[.D121]" office:value-type="time" office:time-value="PT01H15M00S" calcext:value-type="time">
            <text:p>01:15:00</text:p>
          </table:table-cell>
          <table:table-cell table:formula="of:=[.G121]*24*[.F121]" office:value-type="currency" office:currency="PLN" office:value="75" calcext:value-type="currency">
            <text:p>75,00 zł</text:p>
          </table:table-cell>
          <table:table-cell table:formula="of:=COUNTIF([.A$2:.A355];[.A121])" office:value-type="float" office:value="19" calcext:value-type="float">
            <text:p>19</text:p>
          </table:table-cell>
          <table:table-cell table:formula="of:=CONCATENATE(UPPER(MID([.A121];1;3)); UPPER(MID([.B121];1;3)); [.I121])" office:value-type="string" office:string-value="ZUZINF19" calcext:value-type="string">
            <text:p>ZUZINF19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Bartek</text:p>
          </table:table-cell>
          <table:table-cell office:value-type="string" calcext:value-type="string">
            <text:p>Informatyka</text:p>
          </table:table-cell>
          <table:table-cell table:style-name="ce1" office:value-type="date" office:date-value="2025-12-12" calcext:value-type="date">
            <text:p>12.12.2025</text:p>
          </table:table-cell>
          <table:table-cell table:style-name="ce5" office:value-type="string" calcext:value-type="string">
            <text:p>11:30</text:p>
          </table:table-cell>
          <table:table-cell table:style-name="ce5" office:value-type="string" calcext:value-type="string">
            <text:p>13:15</text:p>
          </table:table-cell>
          <table:table-cell office:value-type="float" office:value="60" calcext:value-type="float">
            <text:p>60</text:p>
          </table:table-cell>
          <table:table-cell table:style-name="ce7" table:formula="of:=[.E122]-[.D122]" office:value-type="time" office:time-value="PT01H45M00S" calcext:value-type="time">
            <text:p>01:45:00</text:p>
          </table:table-cell>
          <table:table-cell table:formula="of:=[.G122]*24*[.F122]" office:value-type="currency" office:currency="PLN" office:value="105" calcext:value-type="currency">
            <text:p>105,00 zł</text:p>
          </table:table-cell>
          <table:table-cell table:formula="of:=COUNTIF([.A$2:.A356];[.A122])" office:value-type="float" office:value="20" calcext:value-type="float">
            <text:p>20</text:p>
          </table:table-cell>
          <table:table-cell table:formula="of:=CONCATENATE(UPPER(MID([.A122];1;3)); UPPER(MID([.B122];1;3)); [.I122])" office:value-type="string" office:string-value="BARINF20" calcext:value-type="string">
            <text:p>BARINF20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Jan</text:p>
          </table:table-cell>
          <table:table-cell office:value-type="string" calcext:value-type="string">
            <text:p>Fizyka</text:p>
          </table:table-cell>
          <table:table-cell table:style-name="ce1" office:value-type="date" office:date-value="2025-12-12" calcext:value-type="date">
            <text:p>12.12.2025</text:p>
          </table:table-cell>
          <table:table-cell table:style-name="ce5" office:value-type="string" calcext:value-type="string">
            <text:p>09:00</text:p>
          </table:table-cell>
          <table:table-cell table:style-name="ce5" office:value-type="string" calcext:value-type="string">
            <text:p>10:15</text:p>
          </table:table-cell>
          <table:table-cell office:value-type="float" office:value="40" calcext:value-type="float">
            <text:p>40</text:p>
          </table:table-cell>
          <table:table-cell table:style-name="ce7" table:formula="of:=[.E123]-[.D123]" office:value-type="time" office:time-value="PT01H15M00S" calcext:value-type="time">
            <text:p>01:15:00</text:p>
          </table:table-cell>
          <table:table-cell table:formula="of:=[.G123]*24*[.F123]" office:value-type="currency" office:currency="PLN" office:value="50" calcext:value-type="currency">
            <text:p>50,00 zł</text:p>
          </table:table-cell>
          <table:table-cell table:formula="of:=COUNTIF([.A$2:.A357];[.A123])" office:value-type="float" office:value="24" calcext:value-type="float">
            <text:p>24</text:p>
          </table:table-cell>
          <table:table-cell table:formula="of:=CONCATENATE(UPPER(MID([.A123];1;3)); UPPER(MID([.B123];1;3)); [.I123])" office:value-type="string" office:string-value="JANFIZ24" calcext:value-type="string">
            <text:p>JANFIZ24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Zbigniew</text:p>
          </table:table-cell>
          <table:table-cell office:value-type="string" calcext:value-type="string">
            <text:p>Informatyka</text:p>
          </table:table-cell>
          <table:table-cell table:style-name="ce1" office:value-type="date" office:date-value="2025-12-12" calcext:value-type="date">
            <text:p>12.12.2025</text:p>
          </table:table-cell>
          <table:table-cell table:style-name="ce5" office:value-type="string" calcext:value-type="string">
            <text:p>10:30</text:p>
          </table:table-cell>
          <table:table-cell table:style-name="ce5" office:value-type="string" calcext:value-type="string">
            <text:p>11:30</text:p>
          </table:table-cell>
          <table:table-cell office:value-type="float" office:value="60" calcext:value-type="float">
            <text:p>60</text:p>
          </table:table-cell>
          <table:table-cell table:style-name="ce7" table:formula="of:=[.E124]-[.D124]" office:value-type="time" office:time-value="PT01H00M00S" calcext:value-type="time">
            <text:p>01:00:00</text:p>
          </table:table-cell>
          <table:table-cell table:formula="of:=[.G124]*24*[.F124]" office:value-type="currency" office:currency="PLN" office:value="60" calcext:value-type="currency">
            <text:p>60,00 zł</text:p>
          </table:table-cell>
          <table:table-cell table:formula="of:=COUNTIF([.A$2:.A358];[.A124])" office:value-type="float" office:value="16" calcext:value-type="float">
            <text:p>16</text:p>
          </table:table-cell>
          <table:table-cell table:formula="of:=CONCATENATE(UPPER(MID([.A124];1;3)); UPPER(MID([.B124];1;3)); [.I124])" office:value-type="string" office:string-value="ZBIINF16" calcext:value-type="string">
            <text:p>ZBIINF16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Informatyka</text:p>
          </table:table-cell>
          <table:table-cell table:style-name="ce1" office:value-type="date" office:date-value="2025-12-15" calcext:value-type="date">
            <text:p>15.12.2025</text:p>
          </table:table-cell>
          <table:table-cell table:style-name="ce5" office:value-type="string" calcext:value-type="string">
            <text:p>09:30</text:p>
          </table:table-cell>
          <table:table-cell table:style-name="ce5" office:value-type="string" calcext:value-type="string">
            <text:p>11:00</text:p>
          </table:table-cell>
          <table:table-cell office:value-type="float" office:value="60" calcext:value-type="float">
            <text:p>60</text:p>
          </table:table-cell>
          <table:table-cell table:style-name="ce7" table:formula="of:=[.E125]-[.D125]" office:value-type="time" office:time-value="PT01H30M00S" calcext:value-type="time">
            <text:p>01:30:00</text:p>
          </table:table-cell>
          <table:table-cell table:formula="of:=[.G125]*24*[.F125]" office:value-type="currency" office:currency="PLN" office:value="90" calcext:value-type="currency">
            <text:p>90,00 zł</text:p>
          </table:table-cell>
          <table:table-cell table:formula="of:=COUNTIF([.A$2:.A359];[.A125])" office:value-type="float" office:value="24" calcext:value-type="float">
            <text:p>24</text:p>
          </table:table-cell>
          <table:table-cell table:formula="of:=CONCATENATE(UPPER(MID([.A125];1;3)); UPPER(MID([.B125];1;3)); [.I125])" office:value-type="string" office:string-value="KATINF24" calcext:value-type="string">
            <text:p>KATINF24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Informatyka</text:p>
          </table:table-cell>
          <table:table-cell table:style-name="ce1" office:value-type="date" office:date-value="2025-12-15" calcext:value-type="date">
            <text:p>15.12.2025</text:p>
          </table:table-cell>
          <table:table-cell table:style-name="ce5" office:value-type="string" calcext:value-type="string">
            <text:p>11:15</text:p>
          </table:table-cell>
          <table:table-cell table:style-name="ce5" office:value-type="string" calcext:value-type="string">
            <text:p>12:45</text:p>
          </table:table-cell>
          <table:table-cell office:value-type="float" office:value="60" calcext:value-type="float">
            <text:p>60</text:p>
          </table:table-cell>
          <table:table-cell table:style-name="ce7" table:formula="of:=[.E126]-[.D126]" office:value-type="time" office:time-value="PT01H30M00S" calcext:value-type="time">
            <text:p>01:30:00</text:p>
          </table:table-cell>
          <table:table-cell table:formula="of:=[.G126]*24*[.F126]" office:value-type="currency" office:currency="PLN" office:value="90" calcext:value-type="currency">
            <text:p>90,00 zł</text:p>
          </table:table-cell>
          <table:table-cell table:formula="of:=COUNTIF([.A$2:.A360];[.A126])" office:value-type="float" office:value="24" calcext:value-type="float">
            <text:p>24</text:p>
          </table:table-cell>
          <table:table-cell table:formula="of:=CONCATENATE(UPPER(MID([.A126];1;3)); UPPER(MID([.B126];1;3)); [.I126])" office:value-type="string" office:string-value="KATINF24" calcext:value-type="string">
            <text:p>KATINF24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nformatyka</text:p>
          </table:table-cell>
          <table:table-cell table:style-name="ce1" office:value-type="date" office:date-value="2025-12-16" calcext:value-type="date">
            <text:p>16.12.2025</text:p>
          </table:table-cell>
          <table:table-cell table:style-name="ce5" office:value-type="string" calcext:value-type="string">
            <text:p>09:00</text:p>
          </table:table-cell>
          <table:table-cell table:style-name="ce5" office:value-type="string" calcext:value-type="string">
            <text:p>10:00</text:p>
          </table:table-cell>
          <table:table-cell office:value-type="float" office:value="60" calcext:value-type="float">
            <text:p>60</text:p>
          </table:table-cell>
          <table:table-cell table:style-name="ce7" table:formula="of:=[.E127]-[.D127]" office:value-type="time" office:time-value="PT01H00M00S" calcext:value-type="time">
            <text:p>01:00:00</text:p>
          </table:table-cell>
          <table:table-cell table:formula="of:=[.G127]*24*[.F127]" office:value-type="currency" office:currency="PLN" office:value="60" calcext:value-type="currency">
            <text:p>60,00 zł</text:p>
          </table:table-cell>
          <table:table-cell table:formula="of:=COUNTIF([.A$2:.A361];[.A127])" office:value-type="float" office:value="10" calcext:value-type="float">
            <text:p>10</text:p>
          </table:table-cell>
          <table:table-cell table:formula="of:=CONCATENATE(UPPER(MID([.A127];1;3)); UPPER(MID([.B127];1;3)); [.I127])" office:value-type="string" office:string-value="ANNINF10" calcext:value-type="string">
            <text:p>ANNINF10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nformatyka</text:p>
          </table:table-cell>
          <table:table-cell table:style-name="ce1" office:value-type="date" office:date-value="2026-01-05" calcext:value-type="date">
            <text:p>5.01.2026</text:p>
          </table:table-cell>
          <table:table-cell table:style-name="ce5" office:value-type="string" calcext:value-type="string">
            <text:p>13:45</text:p>
          </table:table-cell>
          <table:table-cell table:style-name="ce5" office:value-type="string" calcext:value-type="string">
            <text:p>14:45</text:p>
          </table:table-cell>
          <table:table-cell office:value-type="float" office:value="60" calcext:value-type="float">
            <text:p>60</text:p>
          </table:table-cell>
          <table:table-cell table:style-name="ce7" table:formula="of:=[.E128]-[.D128]" office:value-type="time" office:time-value="PT01H00M00S" calcext:value-type="time">
            <text:p>01:00:00</text:p>
          </table:table-cell>
          <table:table-cell table:formula="of:=[.G128]*24*[.F128]" office:value-type="currency" office:currency="PLN" office:value="60.0000000000001" calcext:value-type="currency">
            <text:p>60,00 zł</text:p>
          </table:table-cell>
          <table:table-cell table:formula="of:=COUNTIF([.A$2:.A362];[.A128])" office:value-type="float" office:value="10" calcext:value-type="float">
            <text:p>10</text:p>
          </table:table-cell>
          <table:table-cell table:formula="of:=CONCATENATE(UPPER(MID([.A128];1;3)); UPPER(MID([.B128];1;3)); [.I128])" office:value-type="string" office:string-value="ANNINF10" calcext:value-type="string">
            <text:p>ANNINF10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Bartek</text:p>
          </table:table-cell>
          <table:table-cell office:value-type="string" calcext:value-type="string">
            <text:p>Informatyka</text:p>
          </table:table-cell>
          <table:table-cell table:style-name="ce1" office:value-type="date" office:date-value="2026-01-05" calcext:value-type="date">
            <text:p>5.01.2026</text:p>
          </table:table-cell>
          <table:table-cell table:style-name="ce5" office:value-type="string" calcext:value-type="string">
            <text:p>09:00</text:p>
          </table:table-cell>
          <table:table-cell table:style-name="ce5" office:value-type="string" calcext:value-type="string">
            <text:p>10:45</text:p>
          </table:table-cell>
          <table:table-cell office:value-type="float" office:value="60" calcext:value-type="float">
            <text:p>60</text:p>
          </table:table-cell>
          <table:table-cell table:style-name="ce7" table:formula="of:=[.E129]-[.D129]" office:value-type="time" office:time-value="PT01H45M00S" calcext:value-type="time">
            <text:p>01:45:00</text:p>
          </table:table-cell>
          <table:table-cell table:formula="of:=[.G129]*24*[.F129]" office:value-type="currency" office:currency="PLN" office:value="105" calcext:value-type="currency">
            <text:p>105,00 zł</text:p>
          </table:table-cell>
          <table:table-cell table:formula="of:=COUNTIF([.A$2:.A363];[.A129])" office:value-type="float" office:value="20" calcext:value-type="float">
            <text:p>20</text:p>
          </table:table-cell>
          <table:table-cell table:formula="of:=CONCATENATE(UPPER(MID([.A129];1;3)); UPPER(MID([.B129];1;3)); [.I129])" office:value-type="string" office:string-value="BARINF20" calcext:value-type="string">
            <text:p>BARINF20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Informatyka</text:p>
          </table:table-cell>
          <table:table-cell table:style-name="ce1" office:value-type="date" office:date-value="2026-01-05" calcext:value-type="date">
            <text:p>5.01.2026</text:p>
          </table:table-cell>
          <table:table-cell table:style-name="ce5" office:value-type="string" calcext:value-type="string">
            <text:p>17:30</text:p>
          </table:table-cell>
          <table:table-cell table:style-name="ce5" office:value-type="string" calcext:value-type="string">
            <text:p>19:00</text:p>
          </table:table-cell>
          <table:table-cell office:value-type="float" office:value="60" calcext:value-type="float">
            <text:p>60</text:p>
          </table:table-cell>
          <table:table-cell table:style-name="ce7" table:formula="of:=[.E130]-[.D130]" office:value-type="time" office:time-value="PT01H30M00S" calcext:value-type="time">
            <text:p>01:30:00</text:p>
          </table:table-cell>
          <table:table-cell table:formula="of:=[.G130]*24*[.F130]" office:value-type="currency" office:currency="PLN" office:value="90" calcext:value-type="currency">
            <text:p>90,00 zł</text:p>
          </table:table-cell>
          <table:table-cell table:formula="of:=COUNTIF([.A$2:.A364];[.A130])" office:value-type="float" office:value="24" calcext:value-type="float">
            <text:p>24</text:p>
          </table:table-cell>
          <table:table-cell table:formula="of:=CONCATENATE(UPPER(MID([.A130];1;3)); UPPER(MID([.B130];1;3)); [.I130])" office:value-type="string" office:string-value="KATINF24" calcext:value-type="string">
            <text:p>KATINF24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Informatyka</text:p>
          </table:table-cell>
          <table:table-cell table:style-name="ce1" office:value-type="date" office:date-value="2026-01-05" calcext:value-type="date">
            <text:p>5.01.2026</text:p>
          </table:table-cell>
          <table:table-cell table:style-name="ce5" office:value-type="string" calcext:value-type="string">
            <text:p>11:30</text:p>
          </table:table-cell>
          <table:table-cell table:style-name="ce5" office:value-type="string" calcext:value-type="string">
            <text:p>13:00</text:p>
          </table:table-cell>
          <table:table-cell office:value-type="float" office:value="60" calcext:value-type="float">
            <text:p>60</text:p>
          </table:table-cell>
          <table:table-cell table:style-name="ce7" table:formula="of:=[.E131]-[.D131]" office:value-type="time" office:time-value="PT01H30M00S" calcext:value-type="time">
            <text:p>01:30:00</text:p>
          </table:table-cell>
          <table:table-cell table:formula="of:=[.G131]*24*[.F131]" office:value-type="currency" office:currency="PLN" office:value="89.9999999999999" calcext:value-type="currency">
            <text:p>90,00 zł</text:p>
          </table:table-cell>
          <table:table-cell table:formula="of:=COUNTIF([.A$2:.A365];[.A131])" office:value-type="float" office:value="24" calcext:value-type="float">
            <text:p>24</text:p>
          </table:table-cell>
          <table:table-cell table:formula="of:=CONCATENATE(UPPER(MID([.A131];1;3)); UPPER(MID([.B131];1;3)); [.I131])" office:value-type="string" office:string-value="KATINF24" calcext:value-type="string">
            <text:p>KATINF24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Zuzanna</text:p>
          </table:table-cell>
          <table:table-cell office:value-type="string" calcext:value-type="string">
            <text:p>Matematyka</text:p>
          </table:table-cell>
          <table:table-cell table:style-name="ce1" office:value-type="date" office:date-value="2026-01-05" calcext:value-type="date">
            <text:p>5.01.2026</text:p>
          </table:table-cell>
          <table:table-cell table:style-name="ce5" office:value-type="string" calcext:value-type="string">
            <text:p>15:30</text:p>
          </table:table-cell>
          <table:table-cell table:style-name="ce5" office:value-type="string" calcext:value-type="string">
            <text:p>16:45</text:p>
          </table:table-cell>
          <table:table-cell office:value-type="float" office:value="50" calcext:value-type="float">
            <text:p>50</text:p>
          </table:table-cell>
          <table:table-cell table:style-name="ce7" table:formula="of:=[.E132]-[.D132]" office:value-type="time" office:time-value="PT01H15M00S" calcext:value-type="time">
            <text:p>01:15:00</text:p>
          </table:table-cell>
          <table:table-cell table:formula="of:=[.G132]*24*[.F132]" office:value-type="currency" office:currency="PLN" office:value="62.4999999999999" calcext:value-type="currency">
            <text:p>62,50 zł</text:p>
          </table:table-cell>
          <table:table-cell table:formula="of:=COUNTIF([.A$2:.A366];[.A132])" office:value-type="float" office:value="19" calcext:value-type="float">
            <text:p>19</text:p>
          </table:table-cell>
          <table:table-cell table:formula="of:=CONCATENATE(UPPER(MID([.A132];1;3)); UPPER(MID([.B132];1;3)); [.I132])" office:value-type="string" office:string-value="ZUZMAT19" calcext:value-type="string">
            <text:p>ZUZMAT19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nformatyka</text:p>
          </table:table-cell>
          <table:table-cell table:style-name="ce1" office:value-type="date" office:date-value="2026-01-07" calcext:value-type="date">
            <text:p>7.01.2026</text:p>
          </table:table-cell>
          <table:table-cell table:style-name="ce5" office:value-type="string" calcext:value-type="string">
            <text:p>11:15</text:p>
          </table:table-cell>
          <table:table-cell table:style-name="ce5" office:value-type="string" calcext:value-type="string">
            <text:p>13:00</text:p>
          </table:table-cell>
          <table:table-cell office:value-type="float" office:value="60" calcext:value-type="float">
            <text:p>60</text:p>
          </table:table-cell>
          <table:table-cell table:style-name="ce7" table:formula="of:=[.E133]-[.D133]" office:value-type="time" office:time-value="PT01H45M00S" calcext:value-type="time">
            <text:p>01:45:00</text:p>
          </table:table-cell>
          <table:table-cell table:formula="of:=[.G133]*24*[.F133]" office:value-type="currency" office:currency="PLN" office:value="105" calcext:value-type="currency">
            <text:p>105,00 zł</text:p>
          </table:table-cell>
          <table:table-cell table:formula="of:=COUNTIF([.A$2:.A367];[.A133])" office:value-type="float" office:value="10" calcext:value-type="float">
            <text:p>10</text:p>
          </table:table-cell>
          <table:table-cell table:formula="of:=CONCATENATE(UPPER(MID([.A133];1;3)); UPPER(MID([.B133];1;3)); [.I133])" office:value-type="string" office:string-value="ANNINF10" calcext:value-type="string">
            <text:p>ANNINF10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tematyka</text:p>
          </table:table-cell>
          <table:table-cell table:style-name="ce1" office:value-type="date" office:date-value="2026-01-07" calcext:value-type="date">
            <text:p>7.01.2026</text:p>
          </table:table-cell>
          <table:table-cell table:style-name="ce5" office:value-type="string" calcext:value-type="string">
            <text:p>14:00</text:p>
          </table:table-cell>
          <table:table-cell table:style-name="ce5" office:value-type="string" calcext:value-type="string">
            <text:p>15:00</text:p>
          </table:table-cell>
          <table:table-cell office:value-type="float" office:value="50" calcext:value-type="float">
            <text:p>50</text:p>
          </table:table-cell>
          <table:table-cell table:style-name="ce7" table:formula="of:=[.E134]-[.D134]" office:value-type="time" office:time-value="PT01H00M00S" calcext:value-type="time">
            <text:p>01:00:00</text:p>
          </table:table-cell>
          <table:table-cell table:formula="of:=[.G134]*24*[.F134]" office:value-type="currency" office:currency="PLN" office:value="50" calcext:value-type="currency">
            <text:p>50,00 zł</text:p>
          </table:table-cell>
          <table:table-cell table:formula="of:=COUNTIF([.A$2:.A368];[.A134])" office:value-type="float" office:value="29" calcext:value-type="float">
            <text:p>29</text:p>
          </table:table-cell>
          <table:table-cell table:formula="of:=CONCATENATE(UPPER(MID([.A134];1;3)); UPPER(MID([.B134];1;3)); [.I134])" office:value-type="string" office:string-value="WIKMAT29" calcext:value-type="string">
            <text:p>WIKMAT29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Zbigniew</text:p>
          </table:table-cell>
          <table:table-cell office:value-type="string" calcext:value-type="string">
            <text:p>Fizyka</text:p>
          </table:table-cell>
          <table:table-cell table:style-name="ce1" office:value-type="date" office:date-value="2026-01-07" calcext:value-type="date">
            <text:p>7.01.2026</text:p>
          </table:table-cell>
          <table:table-cell table:style-name="ce5" office:value-type="string" calcext:value-type="string">
            <text:p>09:00</text:p>
          </table:table-cell>
          <table:table-cell table:style-name="ce5" office:value-type="string" calcext:value-type="string">
            <text:p>10:45</text:p>
          </table:table-cell>
          <table:table-cell office:value-type="float" office:value="40" calcext:value-type="float">
            <text:p>40</text:p>
          </table:table-cell>
          <table:table-cell table:style-name="ce7" table:formula="of:=[.E135]-[.D135]" office:value-type="time" office:time-value="PT01H45M00S" calcext:value-type="time">
            <text:p>01:45:00</text:p>
          </table:table-cell>
          <table:table-cell table:formula="of:=[.G135]*24*[.F135]" office:value-type="currency" office:currency="PLN" office:value="70" calcext:value-type="currency">
            <text:p>70,00 zł</text:p>
          </table:table-cell>
          <table:table-cell table:formula="of:=COUNTIF([.A$2:.A369];[.A135])" office:value-type="float" office:value="16" calcext:value-type="float">
            <text:p>16</text:p>
          </table:table-cell>
          <table:table-cell table:formula="of:=CONCATENATE(UPPER(MID([.A135];1;3)); UPPER(MID([.B135];1;3)); [.I135])" office:value-type="string" office:string-value="ZBIFIZ16" calcext:value-type="string">
            <text:p>ZBIFIZ16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nformatyka</text:p>
          </table:table-cell>
          <table:table-cell table:style-name="ce1" office:value-type="date" office:date-value="2026-01-12" calcext:value-type="date">
            <text:p>12.01.2026</text:p>
          </table:table-cell>
          <table:table-cell table:style-name="ce5" office:value-type="string" calcext:value-type="string">
            <text:p>10:45</text:p>
          </table:table-cell>
          <table:table-cell table:style-name="ce5" office:value-type="string" calcext:value-type="string">
            <text:p>12:00</text:p>
          </table:table-cell>
          <table:table-cell office:value-type="float" office:value="60" calcext:value-type="float">
            <text:p>60</text:p>
          </table:table-cell>
          <table:table-cell table:style-name="ce7" table:formula="of:=[.E136]-[.D136]" office:value-type="time" office:time-value="PT01H15M00S" calcext:value-type="time">
            <text:p>01:15:00</text:p>
          </table:table-cell>
          <table:table-cell table:formula="of:=[.G136]*24*[.F136]" office:value-type="currency" office:currency="PLN" office:value="75" calcext:value-type="currency">
            <text:p>75,00 zł</text:p>
          </table:table-cell>
          <table:table-cell table:formula="of:=COUNTIF([.A$2:.A370];[.A136])" office:value-type="float" office:value="10" calcext:value-type="float">
            <text:p>10</text:p>
          </table:table-cell>
          <table:table-cell table:formula="of:=CONCATENATE(UPPER(MID([.A136];1;3)); UPPER(MID([.B136];1;3)); [.I136])" office:value-type="string" office:string-value="ANNINF10" calcext:value-type="string">
            <text:p>ANNINF10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nformatyka</text:p>
          </table:table-cell>
          <table:table-cell table:style-name="ce1" office:value-type="date" office:date-value="2026-01-12" calcext:value-type="date">
            <text:p>12.01.2026</text:p>
          </table:table-cell>
          <table:table-cell table:style-name="ce5" office:value-type="string" calcext:value-type="string">
            <text:p>12:00</text:p>
          </table:table-cell>
          <table:table-cell table:style-name="ce5" office:value-type="string" calcext:value-type="string">
            <text:p>13:00</text:p>
          </table:table-cell>
          <table:table-cell office:value-type="float" office:value="60" calcext:value-type="float">
            <text:p>60</text:p>
          </table:table-cell>
          <table:table-cell table:style-name="ce7" table:formula="of:=[.E137]-[.D137]" office:value-type="time" office:time-value="PT01H00M00S" calcext:value-type="time">
            <text:p>01:00:00</text:p>
          </table:table-cell>
          <table:table-cell table:formula="of:=[.G137]*24*[.F137]" office:value-type="currency" office:currency="PLN" office:value="59.9999999999999" calcext:value-type="currency">
            <text:p>60,00 zł</text:p>
          </table:table-cell>
          <table:table-cell table:formula="of:=COUNTIF([.A$2:.A371];[.A137])" office:value-type="float" office:value="10" calcext:value-type="float">
            <text:p>10</text:p>
          </table:table-cell>
          <table:table-cell table:formula="of:=CONCATENATE(UPPER(MID([.A137];1;3)); UPPER(MID([.B137];1;3)); [.I137])" office:value-type="string" office:string-value="ANNINF10" calcext:value-type="string">
            <text:p>ANNINF10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Matematyka</text:p>
          </table:table-cell>
          <table:table-cell table:style-name="ce1" office:value-type="date" office:date-value="2026-01-12" calcext:value-type="date">
            <text:p>12.01.2026</text:p>
          </table:table-cell>
          <table:table-cell table:style-name="ce5" office:value-type="string" calcext:value-type="string">
            <text:p>13:15</text:p>
          </table:table-cell>
          <table:table-cell table:style-name="ce5" office:value-type="string" calcext:value-type="string">
            <text:p>15:15</text:p>
          </table:table-cell>
          <table:table-cell office:value-type="float" office:value="50" calcext:value-type="float">
            <text:p>50</text:p>
          </table:table-cell>
          <table:table-cell table:style-name="ce7" table:formula="of:=[.E138]-[.D138]" office:value-type="time" office:time-value="PT02H00M00S" calcext:value-type="time">
            <text:p>02:00:00</text:p>
          </table:table-cell>
          <table:table-cell table:formula="of:=[.G138]*24*[.F138]" office:value-type="currency" office:currency="PLN" office:value="99.9999999999999" calcext:value-type="currency">
            <text:p>100,00 zł</text:p>
          </table:table-cell>
          <table:table-cell table:formula="of:=COUNTIF([.A$2:.A372];[.A138])" office:value-type="float" office:value="14" calcext:value-type="float">
            <text:p>14</text:p>
          </table:table-cell>
          <table:table-cell table:formula="of:=CONCATENATE(UPPER(MID([.A138];1;3)); UPPER(MID([.B138];1;3)); [.I138])" office:value-type="string" office:string-value="EWAMAT14" calcext:value-type="string">
            <text:p>EWAMAT14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Julita</text:p>
          </table:table-cell>
          <table:table-cell office:value-type="string" calcext:value-type="string">
            <text:p>Informatyka</text:p>
          </table:table-cell>
          <table:table-cell table:style-name="ce1" office:value-type="date" office:date-value="2026-01-12" calcext:value-type="date">
            <text:p>12.01.2026</text:p>
          </table:table-cell>
          <table:table-cell table:style-name="ce5" office:value-type="string" calcext:value-type="string">
            <text:p>15:30</text:p>
          </table:table-cell>
          <table:table-cell table:style-name="ce5" office:value-type="string" calcext:value-type="string">
            <text:p>17:15</text:p>
          </table:table-cell>
          <table:table-cell office:value-type="float" office:value="60" calcext:value-type="float">
            <text:p>60</text:p>
          </table:table-cell>
          <table:table-cell table:style-name="ce7" table:formula="of:=[.E139]-[.D139]" office:value-type="time" office:time-value="PT01H45M00S" calcext:value-type="time">
            <text:p>01:45:00</text:p>
          </table:table-cell>
          <table:table-cell table:formula="of:=[.G139]*24*[.F139]" office:value-type="currency" office:currency="PLN" office:value="105" calcext:value-type="currency">
            <text:p>105,00 zł</text:p>
          </table:table-cell>
          <table:table-cell table:formula="of:=COUNTIF([.A$2:.A373];[.A139])" office:value-type="float" office:value="18" calcext:value-type="float">
            <text:p>18</text:p>
          </table:table-cell>
          <table:table-cell table:formula="of:=CONCATENATE(UPPER(MID([.A139];1;3)); UPPER(MID([.B139];1;3)); [.I139])" office:value-type="string" office:string-value="JULINF18" calcext:value-type="string">
            <text:p>JULINF18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tematyka</text:p>
          </table:table-cell>
          <table:table-cell table:style-name="ce1" office:value-type="date" office:date-value="2026-01-12" calcext:value-type="date">
            <text:p>12.01.2026</text:p>
          </table:table-cell>
          <table:table-cell table:style-name="ce5" office:value-type="string" calcext:value-type="string">
            <text:p>09:00</text:p>
          </table:table-cell>
          <table:table-cell table:style-name="ce5" office:value-type="string" calcext:value-type="string">
            <text:p>10:30</text:p>
          </table:table-cell>
          <table:table-cell office:value-type="float" office:value="50" calcext:value-type="float">
            <text:p>50</text:p>
          </table:table-cell>
          <table:table-cell table:style-name="ce7" table:formula="of:=[.E140]-[.D140]" office:value-type="time" office:time-value="PT01H30M00S" calcext:value-type="time">
            <text:p>01:30:00</text:p>
          </table:table-cell>
          <table:table-cell table:formula="of:=[.G140]*24*[.F140]" office:value-type="currency" office:currency="PLN" office:value="75" calcext:value-type="currency">
            <text:p>75,00 zł</text:p>
          </table:table-cell>
          <table:table-cell table:formula="of:=COUNTIF([.A$2:.A374];[.A140])" office:value-type="float" office:value="29" calcext:value-type="float">
            <text:p>29</text:p>
          </table:table-cell>
          <table:table-cell table:formula="of:=CONCATENATE(UPPER(MID([.A140];1;3)); UPPER(MID([.B140];1;3)); [.I140])" office:value-type="string" office:string-value="WIKMAT29" calcext:value-type="string">
            <text:p>WIKMAT29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Matematyka</text:p>
          </table:table-cell>
          <table:table-cell table:style-name="ce1" office:value-type="date" office:date-value="2026-01-13" calcext:value-type="date">
            <text:p>13.01.2026</text:p>
          </table:table-cell>
          <table:table-cell table:style-name="ce5" office:value-type="string" calcext:value-type="string">
            <text:p>09:00</text:p>
          </table:table-cell>
          <table:table-cell table:style-name="ce5" office:value-type="string" calcext:value-type="string">
            <text:p>11:00</text:p>
          </table:table-cell>
          <table:table-cell office:value-type="float" office:value="50" calcext:value-type="float">
            <text:p>50</text:p>
          </table:table-cell>
          <table:table-cell table:style-name="ce7" table:formula="of:=[.E141]-[.D141]" office:value-type="time" office:time-value="PT02H00M00S" calcext:value-type="time">
            <text:p>02:00:00</text:p>
          </table:table-cell>
          <table:table-cell table:formula="of:=[.G141]*24*[.F141]" office:value-type="currency" office:currency="PLN" office:value="100" calcext:value-type="currency">
            <text:p>100,00 zł</text:p>
          </table:table-cell>
          <table:table-cell table:formula="of:=COUNTIF([.A$2:.A375];[.A141])" office:value-type="float" office:value="16" calcext:value-type="float">
            <text:p>16</text:p>
          </table:table-cell>
          <table:table-cell table:formula="of:=CONCATENATE(UPPER(MID([.A141];1;3)); UPPER(MID([.B141];1;3)); [.I141])" office:value-type="string" office:string-value="AGNMAT16" calcext:value-type="string">
            <text:p>AGNMAT16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Bartek</text:p>
          </table:table-cell>
          <table:table-cell office:value-type="string" calcext:value-type="string">
            <text:p>Informatyka</text:p>
          </table:table-cell>
          <table:table-cell table:style-name="ce1" office:value-type="date" office:date-value="2026-01-13" calcext:value-type="date">
            <text:p>13.01.2026</text:p>
          </table:table-cell>
          <table:table-cell table:style-name="ce5" office:value-type="string" calcext:value-type="string">
            <text:p>15:45</text:p>
          </table:table-cell>
          <table:table-cell table:style-name="ce5" office:value-type="string" calcext:value-type="string">
            <text:p>17:30</text:p>
          </table:table-cell>
          <table:table-cell office:value-type="float" office:value="60" calcext:value-type="float">
            <text:p>60</text:p>
          </table:table-cell>
          <table:table-cell table:style-name="ce7" table:formula="of:=[.E142]-[.D142]" office:value-type="time" office:time-value="PT01H45M00S" calcext:value-type="time">
            <text:p>01:45:00</text:p>
          </table:table-cell>
          <table:table-cell table:formula="of:=[.G142]*24*[.F142]" office:value-type="currency" office:currency="PLN" office:value="105" calcext:value-type="currency">
            <text:p>105,00 zł</text:p>
          </table:table-cell>
          <table:table-cell table:formula="of:=COUNTIF([.A$2:.A376];[.A142])" office:value-type="float" office:value="20" calcext:value-type="float">
            <text:p>20</text:p>
          </table:table-cell>
          <table:table-cell table:formula="of:=CONCATENATE(UPPER(MID([.A142];1;3)); UPPER(MID([.B142];1;3)); [.I142])" office:value-type="string" office:string-value="BARINF20" calcext:value-type="string">
            <text:p>BARINF20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Julita</text:p>
          </table:table-cell>
          <table:table-cell office:value-type="string" calcext:value-type="string">
            <text:p>Fizyka</text:p>
          </table:table-cell>
          <table:table-cell table:style-name="ce1" office:value-type="date" office:date-value="2026-01-13" calcext:value-type="date">
            <text:p>13.01.2026</text:p>
          </table:table-cell>
          <table:table-cell table:style-name="ce5" office:value-type="string" calcext:value-type="string">
            <text:p>13:00</text:p>
          </table:table-cell>
          <table:table-cell table:style-name="ce5" office:value-type="string" calcext:value-type="string">
            <text:p>15:00</text:p>
          </table:table-cell>
          <table:table-cell office:value-type="float" office:value="40" calcext:value-type="float">
            <text:p>40</text:p>
          </table:table-cell>
          <table:table-cell table:style-name="ce7" table:formula="of:=[.E143]-[.D143]" office:value-type="time" office:time-value="PT02H00M00S" calcext:value-type="time">
            <text:p>02:00:00</text:p>
          </table:table-cell>
          <table:table-cell table:formula="of:=[.G143]*24*[.F143]" office:value-type="currency" office:currency="PLN" office:value="80" calcext:value-type="currency">
            <text:p>80,00 zł</text:p>
          </table:table-cell>
          <table:table-cell table:formula="of:=COUNTIF([.A$2:.A377];[.A143])" office:value-type="float" office:value="18" calcext:value-type="float">
            <text:p>18</text:p>
          </table:table-cell>
          <table:table-cell table:formula="of:=CONCATENATE(UPPER(MID([.A143];1;3)); UPPER(MID([.B143];1;3)); [.I143])" office:value-type="string" office:string-value="JULFIZ18" calcext:value-type="string">
            <text:p>JULFIZ18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Zdzisław</text:p>
          </table:table-cell>
          <table:table-cell office:value-type="string" calcext:value-type="string">
            <text:p>Matematyka</text:p>
          </table:table-cell>
          <table:table-cell table:style-name="ce1" office:value-type="date" office:date-value="2026-01-13" calcext:value-type="date">
            <text:p>13.01.2026</text:p>
          </table:table-cell>
          <table:table-cell table:style-name="ce5" office:value-type="string" calcext:value-type="string">
            <text:p>11:00</text:p>
          </table:table-cell>
          <table:table-cell table:style-name="ce5" office:value-type="string" calcext:value-type="string">
            <text:p>12:00</text:p>
          </table:table-cell>
          <table:table-cell office:value-type="float" office:value="50" calcext:value-type="float">
            <text:p>50</text:p>
          </table:table-cell>
          <table:table-cell table:style-name="ce7" table:formula="of:=[.E144]-[.D144]" office:value-type="time" office:time-value="PT01H00M00S" calcext:value-type="time">
            <text:p>01:00:00</text:p>
          </table:table-cell>
          <table:table-cell table:formula="of:=[.G144]*24*[.F144]" office:value-type="currency" office:currency="PLN" office:value="50" calcext:value-type="currency">
            <text:p>50,00 zł</text:p>
          </table:table-cell>
          <table:table-cell table:formula="of:=COUNTIF([.A$2:.A378];[.A144])" office:value-type="float" office:value="18" calcext:value-type="float">
            <text:p>18</text:p>
          </table:table-cell>
          <table:table-cell table:formula="of:=CONCATENATE(UPPER(MID([.A144];1;3)); UPPER(MID([.B144];1;3)); [.I144])" office:value-type="string" office:string-value="ZDZMAT18" calcext:value-type="string">
            <text:p>ZDZMAT18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Matematyka</text:p>
          </table:table-cell>
          <table:table-cell table:style-name="ce1" office:value-type="date" office:date-value="2026-01-14" calcext:value-type="date">
            <text:p>14.01.2026</text:p>
          </table:table-cell>
          <table:table-cell table:style-name="ce5" office:value-type="string" calcext:value-type="string">
            <text:p>11:15</text:p>
          </table:table-cell>
          <table:table-cell table:style-name="ce5" office:value-type="string" calcext:value-type="string">
            <text:p>13:15</text:p>
          </table:table-cell>
          <table:table-cell office:value-type="float" office:value="50" calcext:value-type="float">
            <text:p>50</text:p>
          </table:table-cell>
          <table:table-cell table:style-name="ce7" table:formula="of:=[.E145]-[.D145]" office:value-type="time" office:time-value="PT02H00M00S" calcext:value-type="time">
            <text:p>02:00:00</text:p>
          </table:table-cell>
          <table:table-cell table:formula="of:=[.G145]*24*[.F145]" office:value-type="currency" office:currency="PLN" office:value="100" calcext:value-type="currency">
            <text:p>100,00 zł</text:p>
          </table:table-cell>
          <table:table-cell table:formula="of:=COUNTIF([.A$2:.A379];[.A145])" office:value-type="float" office:value="14" calcext:value-type="float">
            <text:p>14</text:p>
          </table:table-cell>
          <table:table-cell table:formula="of:=CONCATENATE(UPPER(MID([.A145];1;3)); UPPER(MID([.B145];1;3)); [.I145])" office:value-type="string" office:string-value="EWAMAT14" calcext:value-type="string">
            <text:p>EWAMAT14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Jan</text:p>
          </table:table-cell>
          <table:table-cell office:value-type="string" calcext:value-type="string">
            <text:p>Fizyka</text:p>
          </table:table-cell>
          <table:table-cell table:style-name="ce1" office:value-type="date" office:date-value="2026-01-14" calcext:value-type="date">
            <text:p>14.01.2026</text:p>
          </table:table-cell>
          <table:table-cell table:style-name="ce5" office:value-type="string" calcext:value-type="string">
            <text:p>13:45</text:p>
          </table:table-cell>
          <table:table-cell table:style-name="ce5" office:value-type="string" calcext:value-type="string">
            <text:p>14:45</text:p>
          </table:table-cell>
          <table:table-cell office:value-type="float" office:value="40" calcext:value-type="float">
            <text:p>40</text:p>
          </table:table-cell>
          <table:table-cell table:style-name="ce7" table:formula="of:=[.E146]-[.D146]" office:value-type="time" office:time-value="PT01H00M00S" calcext:value-type="time">
            <text:p>01:00:00</text:p>
          </table:table-cell>
          <table:table-cell table:formula="of:=[.G146]*24*[.F146]" office:value-type="currency" office:currency="PLN" office:value="40.0000000000001" calcext:value-type="currency">
            <text:p>40,00 zł</text:p>
          </table:table-cell>
          <table:table-cell table:formula="of:=COUNTIF([.A$2:.A380];[.A146])" office:value-type="float" office:value="24" calcext:value-type="float">
            <text:p>24</text:p>
          </table:table-cell>
          <table:table-cell table:formula="of:=CONCATENATE(UPPER(MID([.A146];1;3)); UPPER(MID([.B146];1;3)); [.I146])" office:value-type="string" office:string-value="JANFIZ24" calcext:value-type="string">
            <text:p>JANFIZ24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Informatyka</text:p>
          </table:table-cell>
          <table:table-cell table:style-name="ce1" office:value-type="date" office:date-value="2026-01-14" calcext:value-type="date">
            <text:p>14.01.2026</text:p>
          </table:table-cell>
          <table:table-cell table:style-name="ce5" office:value-type="string" calcext:value-type="string">
            <text:p>09:00</text:p>
          </table:table-cell>
          <table:table-cell table:style-name="ce5" office:value-type="string" calcext:value-type="string">
            <text:p>10:30</text:p>
          </table:table-cell>
          <table:table-cell office:value-type="float" office:value="60" calcext:value-type="float">
            <text:p>60</text:p>
          </table:table-cell>
          <table:table-cell table:style-name="ce7" table:formula="of:=[.E147]-[.D147]" office:value-type="time" office:time-value="PT01H30M00S" calcext:value-type="time">
            <text:p>01:30:00</text:p>
          </table:table-cell>
          <table:table-cell table:formula="of:=[.G147]*24*[.F147]" office:value-type="currency" office:currency="PLN" office:value="90" calcext:value-type="currency">
            <text:p>90,00 zł</text:p>
          </table:table-cell>
          <table:table-cell table:formula="of:=COUNTIF([.A$2:.A381];[.A147])" office:value-type="float" office:value="24" calcext:value-type="float">
            <text:p>24</text:p>
          </table:table-cell>
          <table:table-cell table:formula="of:=CONCATENATE(UPPER(MID([.A147];1;3)); UPPER(MID([.B147];1;3)); [.I147])" office:value-type="string" office:string-value="KATINF24" calcext:value-type="string">
            <text:p>KATINF24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Matematyka</text:p>
          </table:table-cell>
          <table:table-cell table:style-name="ce1" office:value-type="date" office:date-value="2026-01-15" calcext:value-type="date">
            <text:p>15.01.2026</text:p>
          </table:table-cell>
          <table:table-cell table:style-name="ce5" office:value-type="string" calcext:value-type="string">
            <text:p>14:30</text:p>
          </table:table-cell>
          <table:table-cell table:style-name="ce5" office:value-type="string" calcext:value-type="string">
            <text:p>16:15</text:p>
          </table:table-cell>
          <table:table-cell office:value-type="float" office:value="50" calcext:value-type="float">
            <text:p>50</text:p>
          </table:table-cell>
          <table:table-cell table:style-name="ce7" table:formula="of:=[.E148]-[.D148]" office:value-type="time" office:time-value="PT01H45M00S" calcext:value-type="time">
            <text:p>01:45:00</text:p>
          </table:table-cell>
          <table:table-cell table:formula="of:=[.G148]*24*[.F148]" office:value-type="currency" office:currency="PLN" office:value="87.5000000000001" calcext:value-type="currency">
            <text:p>87,50 zł</text:p>
          </table:table-cell>
          <table:table-cell table:formula="of:=COUNTIF([.A$2:.A382];[.A148])" office:value-type="float" office:value="16" calcext:value-type="float">
            <text:p>16</text:p>
          </table:table-cell>
          <table:table-cell table:formula="of:=CONCATENATE(UPPER(MID([.A148];1;3)); UPPER(MID([.B148];1;3)); [.I148])" office:value-type="string" office:string-value="AGNMAT16" calcext:value-type="string">
            <text:p>AGNMAT16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Bartek</text:p>
          </table:table-cell>
          <table:table-cell office:value-type="string" calcext:value-type="string">
            <text:p>Informatyka</text:p>
          </table:table-cell>
          <table:table-cell table:style-name="ce1" office:value-type="date" office:date-value="2026-01-15" calcext:value-type="date">
            <text:p>15.01.2026</text:p>
          </table:table-cell>
          <table:table-cell table:style-name="ce5" office:value-type="string" calcext:value-type="string">
            <text:p>11:00</text:p>
          </table:table-cell>
          <table:table-cell table:style-name="ce5" office:value-type="string" calcext:value-type="string">
            <text:p>12:15</text:p>
          </table:table-cell>
          <table:table-cell office:value-type="float" office:value="60" calcext:value-type="float">
            <text:p>60</text:p>
          </table:table-cell>
          <table:table-cell table:style-name="ce7" table:formula="of:=[.E149]-[.D149]" office:value-type="time" office:time-value="PT01H15M00S" calcext:value-type="time">
            <text:p>01:15:00</text:p>
          </table:table-cell>
          <table:table-cell table:formula="of:=[.G149]*24*[.F149]" office:value-type="currency" office:currency="PLN" office:value="75" calcext:value-type="currency">
            <text:p>75,00 zł</text:p>
          </table:table-cell>
          <table:table-cell table:formula="of:=COUNTIF([.A$2:.A383];[.A149])" office:value-type="float" office:value="20" calcext:value-type="float">
            <text:p>20</text:p>
          </table:table-cell>
          <table:table-cell table:formula="of:=CONCATENATE(UPPER(MID([.A149];1;3)); UPPER(MID([.B149];1;3)); [.I149])" office:value-type="string" office:string-value="BARINF20" calcext:value-type="string">
            <text:p>BARINF20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Matematyka</text:p>
          </table:table-cell>
          <table:table-cell table:style-name="ce1" office:value-type="date" office:date-value="2026-01-15" calcext:value-type="date">
            <text:p>15.01.2026</text:p>
          </table:table-cell>
          <table:table-cell table:style-name="ce5" office:value-type="string" calcext:value-type="string">
            <text:p>09:00</text:p>
          </table:table-cell>
          <table:table-cell table:style-name="ce5" office:value-type="string" calcext:value-type="string">
            <text:p>11:00</text:p>
          </table:table-cell>
          <table:table-cell office:value-type="float" office:value="50" calcext:value-type="float">
            <text:p>50</text:p>
          </table:table-cell>
          <table:table-cell table:style-name="ce7" table:formula="of:=[.E150]-[.D150]" office:value-type="time" office:time-value="PT02H00M00S" calcext:value-type="time">
            <text:p>02:00:00</text:p>
          </table:table-cell>
          <table:table-cell table:formula="of:=[.G150]*24*[.F150]" office:value-type="currency" office:currency="PLN" office:value="100" calcext:value-type="currency">
            <text:p>100,00 zł</text:p>
          </table:table-cell>
          <table:table-cell table:formula="of:=COUNTIF([.A$2:.A384];[.A150])" office:value-type="float" office:value="14" calcext:value-type="float">
            <text:p>14</text:p>
          </table:table-cell>
          <table:table-cell table:formula="of:=CONCATENATE(UPPER(MID([.A150];1;3)); UPPER(MID([.B150];1;3)); [.I150])" office:value-type="string" office:string-value="EWAMAT14" calcext:value-type="string">
            <text:p>EWAMAT14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tematyka</text:p>
          </table:table-cell>
          <table:table-cell table:style-name="ce1" office:value-type="date" office:date-value="2026-01-15" calcext:value-type="date">
            <text:p>15.01.2026</text:p>
          </table:table-cell>
          <table:table-cell table:style-name="ce5" office:value-type="string" calcext:value-type="string">
            <text:p>12:30</text:p>
          </table:table-cell>
          <table:table-cell table:style-name="ce5" office:value-type="string" calcext:value-type="string">
            <text:p>14:00</text:p>
          </table:table-cell>
          <table:table-cell office:value-type="float" office:value="50" calcext:value-type="float">
            <text:p>50</text:p>
          </table:table-cell>
          <table:table-cell table:style-name="ce7" table:formula="of:=[.E151]-[.D151]" office:value-type="time" office:time-value="PT01H30M00S" calcext:value-type="time">
            <text:p>01:30:00</text:p>
          </table:table-cell>
          <table:table-cell table:formula="of:=[.G151]*24*[.F151]" office:value-type="currency" office:currency="PLN" office:value="75" calcext:value-type="currency">
            <text:p>75,00 zł</text:p>
          </table:table-cell>
          <table:table-cell table:formula="of:=COUNTIF([.A$2:.A385];[.A151])" office:value-type="float" office:value="29" calcext:value-type="float">
            <text:p>29</text:p>
          </table:table-cell>
          <table:table-cell table:formula="of:=CONCATENATE(UPPER(MID([.A151];1;3)); UPPER(MID([.B151];1;3)); [.I151])" office:value-type="string" office:string-value="WIKMAT29" calcext:value-type="string">
            <text:p>WIKMAT29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nformatyka</text:p>
          </table:table-cell>
          <table:table-cell table:style-name="ce1" office:value-type="date" office:date-value="2026-01-19" calcext:value-type="date">
            <text:p>19.01.2026</text:p>
          </table:table-cell>
          <table:table-cell table:style-name="ce5" office:value-type="string" calcext:value-type="string">
            <text:p>11:00</text:p>
          </table:table-cell>
          <table:table-cell table:style-name="ce5" office:value-type="string" calcext:value-type="string">
            <text:p>12:30</text:p>
          </table:table-cell>
          <table:table-cell office:value-type="float" office:value="60" calcext:value-type="float">
            <text:p>60</text:p>
          </table:table-cell>
          <table:table-cell table:style-name="ce7" table:formula="of:=[.E152]-[.D152]" office:value-type="time" office:time-value="PT01H30M00S" calcext:value-type="time">
            <text:p>01:30:00</text:p>
          </table:table-cell>
          <table:table-cell table:formula="of:=[.G152]*24*[.F152]" office:value-type="currency" office:currency="PLN" office:value="90.0000000000001" calcext:value-type="currency">
            <text:p>90,00 zł</text:p>
          </table:table-cell>
          <table:table-cell table:formula="of:=COUNTIF([.A$2:.A386];[.A152])" office:value-type="float" office:value="10" calcext:value-type="float">
            <text:p>10</text:p>
          </table:table-cell>
          <table:table-cell table:formula="of:=CONCATENATE(UPPER(MID([.A152];1;3)); UPPER(MID([.B152];1;3)); [.I152])" office:value-type="string" office:string-value="ANNINF10" calcext:value-type="string">
            <text:p>ANNINF10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Informatyka</text:p>
          </table:table-cell>
          <table:table-cell table:style-name="ce1" office:value-type="date" office:date-value="2026-01-19" calcext:value-type="date">
            <text:p>19.01.2026</text:p>
          </table:table-cell>
          <table:table-cell table:style-name="ce5" office:value-type="string" calcext:value-type="string">
            <text:p>13:00</text:p>
          </table:table-cell>
          <table:table-cell table:style-name="ce5" office:value-type="string" calcext:value-type="string">
            <text:p>14:30</text:p>
          </table:table-cell>
          <table:table-cell office:value-type="float" office:value="60" calcext:value-type="float">
            <text:p>60</text:p>
          </table:table-cell>
          <table:table-cell table:style-name="ce7" table:formula="of:=[.E153]-[.D153]" office:value-type="time" office:time-value="PT01H30M00S" calcext:value-type="time">
            <text:p>01:30:00</text:p>
          </table:table-cell>
          <table:table-cell table:formula="of:=[.G153]*24*[.F153]" office:value-type="currency" office:currency="PLN" office:value="90" calcext:value-type="currency">
            <text:p>90,00 zł</text:p>
          </table:table-cell>
          <table:table-cell table:formula="of:=COUNTIF([.A$2:.A387];[.A153])" office:value-type="float" office:value="24" calcext:value-type="float">
            <text:p>24</text:p>
          </table:table-cell>
          <table:table-cell table:formula="of:=CONCATENATE(UPPER(MID([.A153];1;3)); UPPER(MID([.B153];1;3)); [.I153])" office:value-type="string" office:string-value="KATINF24" calcext:value-type="string">
            <text:p>KATINF24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Fizyka</text:p>
          </table:table-cell>
          <table:table-cell table:style-name="ce1" office:value-type="date" office:date-value="2026-01-19" calcext:value-type="date">
            <text:p>19.01.2026</text:p>
          </table:table-cell>
          <table:table-cell table:style-name="ce5" office:value-type="string" calcext:value-type="string">
            <text:p>15:15</text:p>
          </table:table-cell>
          <table:table-cell table:style-name="ce5" office:value-type="string" calcext:value-type="string">
            <text:p>16:30</text:p>
          </table:table-cell>
          <table:table-cell office:value-type="float" office:value="40" calcext:value-type="float">
            <text:p>40</text:p>
          </table:table-cell>
          <table:table-cell table:style-name="ce7" table:formula="of:=[.E154]-[.D154]" office:value-type="time" office:time-value="PT01H15M00S" calcext:value-type="time">
            <text:p>01:15:00</text:p>
          </table:table-cell>
          <table:table-cell table:formula="of:=[.G154]*24*[.F154]" office:value-type="currency" office:currency="PLN" office:value="50" calcext:value-type="currency">
            <text:p>50,00 zł</text:p>
          </table:table-cell>
          <table:table-cell table:formula="of:=COUNTIF([.A$2:.A388];[.A154])" office:value-type="float" office:value="22" calcext:value-type="float">
            <text:p>22</text:p>
          </table:table-cell>
          <table:table-cell table:formula="of:=CONCATENATE(UPPER(MID([.A154];1;3)); UPPER(MID([.B154];1;3)); [.I154])" office:value-type="string" office:string-value="MACFIZ22" calcext:value-type="string">
            <text:p>MACFIZ2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tematyka</text:p>
          </table:table-cell>
          <table:table-cell table:style-name="ce1" office:value-type="date" office:date-value="2026-01-19" calcext:value-type="date">
            <text:p>19.01.2026</text:p>
          </table:table-cell>
          <table:table-cell table:style-name="ce5" office:value-type="string" calcext:value-type="string">
            <text:p>09:00</text:p>
          </table:table-cell>
          <table:table-cell table:style-name="ce5" office:value-type="string" calcext:value-type="string">
            <text:p>10:30</text:p>
          </table:table-cell>
          <table:table-cell office:value-type="float" office:value="50" calcext:value-type="float">
            <text:p>50</text:p>
          </table:table-cell>
          <table:table-cell table:style-name="ce7" table:formula="of:=[.E155]-[.D155]" office:value-type="time" office:time-value="PT01H30M00S" calcext:value-type="time">
            <text:p>01:30:00</text:p>
          </table:table-cell>
          <table:table-cell table:formula="of:=[.G155]*24*[.F155]" office:value-type="currency" office:currency="PLN" office:value="75" calcext:value-type="currency">
            <text:p>75,00 zł</text:p>
          </table:table-cell>
          <table:table-cell table:formula="of:=COUNTIF([.A$2:.A389];[.A155])" office:value-type="float" office:value="29" calcext:value-type="float">
            <text:p>29</text:p>
          </table:table-cell>
          <table:table-cell table:formula="of:=CONCATENATE(UPPER(MID([.A155];1;3)); UPPER(MID([.B155];1;3)); [.I155])" office:value-type="string" office:string-value="WIKMAT29" calcext:value-type="string">
            <text:p>WIKMAT29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Julita</text:p>
          </table:table-cell>
          <table:table-cell office:value-type="string" calcext:value-type="string">
            <text:p>Informatyka</text:p>
          </table:table-cell>
          <table:table-cell table:style-name="ce1" office:value-type="date" office:date-value="2026-01-20" calcext:value-type="date">
            <text:p>20.01.2026</text:p>
          </table:table-cell>
          <table:table-cell table:style-name="ce5" office:value-type="string" calcext:value-type="string">
            <text:p>10:30</text:p>
          </table:table-cell>
          <table:table-cell table:style-name="ce5" office:value-type="string" calcext:value-type="string">
            <text:p>11:30</text:p>
          </table:table-cell>
          <table:table-cell office:value-type="float" office:value="60" calcext:value-type="float">
            <text:p>60</text:p>
          </table:table-cell>
          <table:table-cell table:style-name="ce7" table:formula="of:=[.E156]-[.D156]" office:value-type="time" office:time-value="PT01H00M00S" calcext:value-type="time">
            <text:p>01:00:00</text:p>
          </table:table-cell>
          <table:table-cell table:formula="of:=[.G156]*24*[.F156]" office:value-type="currency" office:currency="PLN" office:value="60" calcext:value-type="currency">
            <text:p>60,00 zł</text:p>
          </table:table-cell>
          <table:table-cell table:formula="of:=COUNTIF([.A$2:.A390];[.A156])" office:value-type="float" office:value="18" calcext:value-type="float">
            <text:p>18</text:p>
          </table:table-cell>
          <table:table-cell table:formula="of:=CONCATENATE(UPPER(MID([.A156];1;3)); UPPER(MID([.B156];1;3)); [.I156])" office:value-type="string" office:string-value="JULINF18" calcext:value-type="string">
            <text:p>JULINF18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Fizyka</text:p>
          </table:table-cell>
          <table:table-cell table:style-name="ce1" office:value-type="date" office:date-value="2026-01-20" calcext:value-type="date">
            <text:p>20.01.2026</text:p>
          </table:table-cell>
          <table:table-cell table:style-name="ce5" office:value-type="string" calcext:value-type="string">
            <text:p>09:00</text:p>
          </table:table-cell>
          <table:table-cell table:style-name="ce5" office:value-type="string" calcext:value-type="string">
            <text:p>10:30</text:p>
          </table:table-cell>
          <table:table-cell office:value-type="float" office:value="40" calcext:value-type="float">
            <text:p>40</text:p>
          </table:table-cell>
          <table:table-cell table:style-name="ce7" table:formula="of:=[.E157]-[.D157]" office:value-type="time" office:time-value="PT01H30M00S" calcext:value-type="time">
            <text:p>01:30:00</text:p>
          </table:table-cell>
          <table:table-cell table:formula="of:=[.G157]*24*[.F157]" office:value-type="currency" office:currency="PLN" office:value="60" calcext:value-type="currency">
            <text:p>60,00 zł</text:p>
          </table:table-cell>
          <table:table-cell table:formula="of:=COUNTIF([.A$2:.A391];[.A157])" office:value-type="float" office:value="22" calcext:value-type="float">
            <text:p>22</text:p>
          </table:table-cell>
          <table:table-cell table:formula="of:=CONCATENATE(UPPER(MID([.A157];1;3)); UPPER(MID([.B157];1;3)); [.I157])" office:value-type="string" office:string-value="MACFIZ22" calcext:value-type="string">
            <text:p>MACFIZ2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Julita</text:p>
          </table:table-cell>
          <table:table-cell office:value-type="string" calcext:value-type="string">
            <text:p>Fizyka</text:p>
          </table:table-cell>
          <table:table-cell table:style-name="ce1" office:value-type="date" office:date-value="2026-01-21" calcext:value-type="date">
            <text:p>21.01.2026</text:p>
          </table:table-cell>
          <table:table-cell table:style-name="ce5" office:value-type="string" calcext:value-type="string">
            <text:p>09:00</text:p>
          </table:table-cell>
          <table:table-cell table:style-name="ce5" office:value-type="string" calcext:value-type="string">
            <text:p>10:45</text:p>
          </table:table-cell>
          <table:table-cell office:value-type="float" office:value="40" calcext:value-type="float">
            <text:p>40</text:p>
          </table:table-cell>
          <table:table-cell table:style-name="ce7" table:formula="of:=[.E158]-[.D158]" office:value-type="time" office:time-value="PT01H45M00S" calcext:value-type="time">
            <text:p>01:45:00</text:p>
          </table:table-cell>
          <table:table-cell table:formula="of:=[.G158]*24*[.F158]" office:value-type="currency" office:currency="PLN" office:value="70" calcext:value-type="currency">
            <text:p>70,00 zł</text:p>
          </table:table-cell>
          <table:table-cell table:formula="of:=COUNTIF([.A$2:.A392];[.A158])" office:value-type="float" office:value="18" calcext:value-type="float">
            <text:p>18</text:p>
          </table:table-cell>
          <table:table-cell table:formula="of:=CONCATENATE(UPPER(MID([.A158];1;3)); UPPER(MID([.B158];1;3)); [.I158])" office:value-type="string" office:string-value="JULFIZ18" calcext:value-type="string">
            <text:p>JULFIZ18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Zdzisław</text:p>
          </table:table-cell>
          <table:table-cell office:value-type="string" calcext:value-type="string">
            <text:p>Fizyka</text:p>
          </table:table-cell>
          <table:table-cell table:style-name="ce1" office:value-type="date" office:date-value="2026-01-21" calcext:value-type="date">
            <text:p>21.01.2026</text:p>
          </table:table-cell>
          <table:table-cell table:style-name="ce5" office:value-type="string" calcext:value-type="string">
            <text:p>11:45</text:p>
          </table:table-cell>
          <table:table-cell table:style-name="ce5" office:value-type="string" calcext:value-type="string">
            <text:p>13:45</text:p>
          </table:table-cell>
          <table:table-cell office:value-type="float" office:value="40" calcext:value-type="float">
            <text:p>40</text:p>
          </table:table-cell>
          <table:table-cell table:style-name="ce7" table:formula="of:=[.E159]-[.D159]" office:value-type="time" office:time-value="PT02H00M00S" calcext:value-type="time">
            <text:p>02:00:00</text:p>
          </table:table-cell>
          <table:table-cell table:formula="of:=[.G159]*24*[.F159]" office:value-type="currency" office:currency="PLN" office:value="80" calcext:value-type="currency">
            <text:p>80,00 zł</text:p>
          </table:table-cell>
          <table:table-cell table:formula="of:=COUNTIF([.A$2:.A393];[.A159])" office:value-type="float" office:value="18" calcext:value-type="float">
            <text:p>18</text:p>
          </table:table-cell>
          <table:table-cell table:formula="of:=CONCATENATE(UPPER(MID([.A159];1;3)); UPPER(MID([.B159];1;3)); [.I159])" office:value-type="string" office:string-value="ZDZFIZ18" calcext:value-type="string">
            <text:p>ZDZFIZ18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nformatyka</text:p>
          </table:table-cell>
          <table:table-cell table:style-name="ce1" office:value-type="date" office:date-value="2026-01-22" calcext:value-type="date">
            <text:p>22.01.2026</text:p>
          </table:table-cell>
          <table:table-cell table:style-name="ce5" office:value-type="string" calcext:value-type="string">
            <text:p>09:00</text:p>
          </table:table-cell>
          <table:table-cell table:style-name="ce5" office:value-type="string" calcext:value-type="string">
            <text:p>10:15</text:p>
          </table:table-cell>
          <table:table-cell office:value-type="float" office:value="60" calcext:value-type="float">
            <text:p>60</text:p>
          </table:table-cell>
          <table:table-cell table:style-name="ce7" table:formula="of:=[.E160]-[.D160]" office:value-type="time" office:time-value="PT01H15M00S" calcext:value-type="time">
            <text:p>01:15:00</text:p>
          </table:table-cell>
          <table:table-cell table:formula="of:=[.G160]*24*[.F160]" office:value-type="currency" office:currency="PLN" office:value="75" calcext:value-type="currency">
            <text:p>75,00 zł</text:p>
          </table:table-cell>
          <table:table-cell table:formula="of:=COUNTIF([.A$2:.A394];[.A160])" office:value-type="float" office:value="10" calcext:value-type="float">
            <text:p>10</text:p>
          </table:table-cell>
          <table:table-cell table:formula="of:=CONCATENATE(UPPER(MID([.A160];1;3)); UPPER(MID([.B160];1;3)); [.I160])" office:value-type="string" office:string-value="ANNINF10" calcext:value-type="string">
            <text:p>ANNINF10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Matematyka</text:p>
          </table:table-cell>
          <table:table-cell table:style-name="ce1" office:value-type="date" office:date-value="2026-01-22" calcext:value-type="date">
            <text:p>22.01.2026</text:p>
          </table:table-cell>
          <table:table-cell table:style-name="ce5" office:value-type="string" calcext:value-type="string">
            <text:p>10:30</text:p>
          </table:table-cell>
          <table:table-cell table:style-name="ce5" office:value-type="string" calcext:value-type="string">
            <text:p>11:45</text:p>
          </table:table-cell>
          <table:table-cell office:value-type="float" office:value="50" calcext:value-type="float">
            <text:p>50</text:p>
          </table:table-cell>
          <table:table-cell table:style-name="ce7" table:formula="of:=[.E161]-[.D161]" office:value-type="time" office:time-value="PT01H15M00S" calcext:value-type="time">
            <text:p>01:15:00</text:p>
          </table:table-cell>
          <table:table-cell table:formula="of:=[.G161]*24*[.F161]" office:value-type="currency" office:currency="PLN" office:value="62.5" calcext:value-type="currency">
            <text:p>62,50 zł</text:p>
          </table:table-cell>
          <table:table-cell table:formula="of:=COUNTIF([.A$2:.A395];[.A161])" office:value-type="float" office:value="14" calcext:value-type="float">
            <text:p>14</text:p>
          </table:table-cell>
          <table:table-cell table:formula="of:=CONCATENATE(UPPER(MID([.A161];1;3)); UPPER(MID([.B161];1;3)); [.I161])" office:value-type="string" office:string-value="EWAMAT14" calcext:value-type="string">
            <text:p>EWAMAT14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tematyka</text:p>
          </table:table-cell>
          <table:table-cell table:style-name="ce1" office:value-type="date" office:date-value="2026-01-22" calcext:value-type="date">
            <text:p>22.01.2026</text:p>
          </table:table-cell>
          <table:table-cell table:style-name="ce5" office:value-type="string" calcext:value-type="string">
            <text:p>16:00</text:p>
          </table:table-cell>
          <table:table-cell table:style-name="ce5" office:value-type="string" calcext:value-type="string">
            <text:p>17:45</text:p>
          </table:table-cell>
          <table:table-cell office:value-type="float" office:value="50" calcext:value-type="float">
            <text:p>50</text:p>
          </table:table-cell>
          <table:table-cell table:style-name="ce7" table:formula="of:=[.E162]-[.D162]" office:value-type="time" office:time-value="PT01H45M00S" calcext:value-type="time">
            <text:p>01:45:00</text:p>
          </table:table-cell>
          <table:table-cell table:formula="of:=[.G162]*24*[.F162]" office:value-type="currency" office:currency="PLN" office:value="87.5000000000001" calcext:value-type="currency">
            <text:p>87,50 zł</text:p>
          </table:table-cell>
          <table:table-cell table:formula="of:=COUNTIF([.A$2:.A396];[.A162])" office:value-type="float" office:value="29" calcext:value-type="float">
            <text:p>29</text:p>
          </table:table-cell>
          <table:table-cell table:formula="of:=CONCATENATE(UPPER(MID([.A162];1;3)); UPPER(MID([.B162];1;3)); [.I162])" office:value-type="string" office:string-value="WIKMAT29" calcext:value-type="string">
            <text:p>WIKMAT29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tematyka</text:p>
          </table:table-cell>
          <table:table-cell table:style-name="ce1" office:value-type="date" office:date-value="2026-01-22" calcext:value-type="date">
            <text:p>22.01.2026</text:p>
          </table:table-cell>
          <table:table-cell table:style-name="ce5" office:value-type="string" calcext:value-type="string">
            <text:p>14:15</text:p>
          </table:table-cell>
          <table:table-cell table:style-name="ce5" office:value-type="string" calcext:value-type="string">
            <text:p>15:15</text:p>
          </table:table-cell>
          <table:table-cell office:value-type="float" office:value="50" calcext:value-type="float">
            <text:p>50</text:p>
          </table:table-cell>
          <table:table-cell table:style-name="ce7" table:formula="of:=[.E163]-[.D163]" office:value-type="time" office:time-value="PT01H00M00S" calcext:value-type="time">
            <text:p>01:00:00</text:p>
          </table:table-cell>
          <table:table-cell table:formula="of:=[.G163]*24*[.F163]" office:value-type="currency" office:currency="PLN" office:value="50" calcext:value-type="currency">
            <text:p>50,00 zł</text:p>
          </table:table-cell>
          <table:table-cell table:formula="of:=COUNTIF([.A$2:.A397];[.A163])" office:value-type="float" office:value="29" calcext:value-type="float">
            <text:p>29</text:p>
          </table:table-cell>
          <table:table-cell table:formula="of:=CONCATENATE(UPPER(MID([.A163];1;3)); UPPER(MID([.B163];1;3)); [.I163])" office:value-type="string" office:string-value="WIKMAT29" calcext:value-type="string">
            <text:p>WIKMAT29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Zuzanna</text:p>
          </table:table-cell>
          <table:table-cell office:value-type="string" calcext:value-type="string">
            <text:p>Matematyka</text:p>
          </table:table-cell>
          <table:table-cell table:style-name="ce1" office:value-type="date" office:date-value="2026-01-22" calcext:value-type="date">
            <text:p>22.01.2026</text:p>
          </table:table-cell>
          <table:table-cell table:style-name="ce5" office:value-type="string" calcext:value-type="string">
            <text:p>11:45</text:p>
          </table:table-cell>
          <table:table-cell table:style-name="ce5" office:value-type="string" calcext:value-type="string">
            <text:p>13:45</text:p>
          </table:table-cell>
          <table:table-cell office:value-type="float" office:value="50" calcext:value-type="float">
            <text:p>50</text:p>
          </table:table-cell>
          <table:table-cell table:style-name="ce7" table:formula="of:=[.E164]-[.D164]" office:value-type="time" office:time-value="PT02H00M00S" calcext:value-type="time">
            <text:p>02:00:00</text:p>
          </table:table-cell>
          <table:table-cell table:formula="of:=[.G164]*24*[.F164]" office:value-type="currency" office:currency="PLN" office:value="100" calcext:value-type="currency">
            <text:p>100,00 zł</text:p>
          </table:table-cell>
          <table:table-cell table:formula="of:=COUNTIF([.A$2:.A398];[.A164])" office:value-type="float" office:value="19" calcext:value-type="float">
            <text:p>19</text:p>
          </table:table-cell>
          <table:table-cell table:formula="of:=CONCATENATE(UPPER(MID([.A164];1;3)); UPPER(MID([.B164];1;3)); [.I164])" office:value-type="string" office:string-value="ZUZMAT19" calcext:value-type="string">
            <text:p>ZUZMAT19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Matematyka</text:p>
          </table:table-cell>
          <table:table-cell table:style-name="ce1" office:value-type="date" office:date-value="2026-01-23" calcext:value-type="date">
            <text:p>23.01.2026</text:p>
          </table:table-cell>
          <table:table-cell table:style-name="ce5" office:value-type="string" calcext:value-type="string">
            <text:p>11:15</text:p>
          </table:table-cell>
          <table:table-cell table:style-name="ce5" office:value-type="string" calcext:value-type="string">
            <text:p>12:45</text:p>
          </table:table-cell>
          <table:table-cell office:value-type="float" office:value="50" calcext:value-type="float">
            <text:p>50</text:p>
          </table:table-cell>
          <table:table-cell table:style-name="ce7" table:formula="of:=[.E165]-[.D165]" office:value-type="time" office:time-value="PT01H30M00S" calcext:value-type="time">
            <text:p>01:30:00</text:p>
          </table:table-cell>
          <table:table-cell table:formula="of:=[.G165]*24*[.F165]" office:value-type="currency" office:currency="PLN" office:value="75" calcext:value-type="currency">
            <text:p>75,00 zł</text:p>
          </table:table-cell>
          <table:table-cell table:formula="of:=COUNTIF([.A$2:.A399];[.A165])" office:value-type="float" office:value="16" calcext:value-type="float">
            <text:p>16</text:p>
          </table:table-cell>
          <table:table-cell table:formula="of:=CONCATENATE(UPPER(MID([.A165];1;3)); UPPER(MID([.B165];1;3)); [.I165])" office:value-type="string" office:string-value="AGNMAT16" calcext:value-type="string">
            <text:p>AGNMAT16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Informatyka</text:p>
          </table:table-cell>
          <table:table-cell table:style-name="ce1" office:value-type="date" office:date-value="2026-01-23" calcext:value-type="date">
            <text:p>23.01.2026</text:p>
          </table:table-cell>
          <table:table-cell table:style-name="ce5" office:value-type="string" calcext:value-type="string">
            <text:p>09:00</text:p>
          </table:table-cell>
          <table:table-cell table:style-name="ce5" office:value-type="string" calcext:value-type="string">
            <text:p>10:00</text:p>
          </table:table-cell>
          <table:table-cell office:value-type="float" office:value="60" calcext:value-type="float">
            <text:p>60</text:p>
          </table:table-cell>
          <table:table-cell table:style-name="ce7" table:formula="of:=[.E166]-[.D166]" office:value-type="time" office:time-value="PT01H00M00S" calcext:value-type="time">
            <text:p>01:00:00</text:p>
          </table:table-cell>
          <table:table-cell table:formula="of:=[.G166]*24*[.F166]" office:value-type="currency" office:currency="PLN" office:value="60" calcext:value-type="currency">
            <text:p>60,00 zł</text:p>
          </table:table-cell>
          <table:table-cell table:formula="of:=COUNTIF([.A$2:.A400];[.A166])" office:value-type="float" office:value="16" calcext:value-type="float">
            <text:p>16</text:p>
          </table:table-cell>
          <table:table-cell table:formula="of:=CONCATENATE(UPPER(MID([.A166];1;3)); UPPER(MID([.B166];1;3)); [.I166])" office:value-type="string" office:string-value="AGNINF16" calcext:value-type="string">
            <text:p>AGNINF16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Jan</text:p>
          </table:table-cell>
          <table:table-cell office:value-type="string" calcext:value-type="string">
            <text:p>Fizyka</text:p>
          </table:table-cell>
          <table:table-cell table:style-name="ce1" office:value-type="date" office:date-value="2026-01-23" calcext:value-type="date">
            <text:p>23.01.2026</text:p>
          </table:table-cell>
          <table:table-cell table:style-name="ce5" office:value-type="string" calcext:value-type="string">
            <text:p>13:45</text:p>
          </table:table-cell>
          <table:table-cell table:style-name="ce5" office:value-type="string" calcext:value-type="string">
            <text:p>15:15</text:p>
          </table:table-cell>
          <table:table-cell office:value-type="float" office:value="40" calcext:value-type="float">
            <text:p>40</text:p>
          </table:table-cell>
          <table:table-cell table:style-name="ce7" table:formula="of:=[.E167]-[.D167]" office:value-type="time" office:time-value="PT01H30M00S" calcext:value-type="time">
            <text:p>01:30:00</text:p>
          </table:table-cell>
          <table:table-cell table:formula="of:=[.G167]*24*[.F167]" office:value-type="currency" office:currency="PLN" office:value="60" calcext:value-type="currency">
            <text:p>60,00 zł</text:p>
          </table:table-cell>
          <table:table-cell table:formula="of:=COUNTIF([.A$2:.A401];[.A167])" office:value-type="float" office:value="24" calcext:value-type="float">
            <text:p>24</text:p>
          </table:table-cell>
          <table:table-cell table:formula="of:=CONCATENATE(UPPER(MID([.A167];1;3)); UPPER(MID([.B167];1;3)); [.I167])" office:value-type="string" office:string-value="JANFIZ24" calcext:value-type="string">
            <text:p>JANFIZ24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Jan</text:p>
          </table:table-cell>
          <table:table-cell office:value-type="string" calcext:value-type="string">
            <text:p>Fizyka</text:p>
          </table:table-cell>
          <table:table-cell table:style-name="ce1" office:value-type="date" office:date-value="2026-01-23" calcext:value-type="date">
            <text:p>23.01.2026</text:p>
          </table:table-cell>
          <table:table-cell table:style-name="ce5" office:value-type="string" calcext:value-type="string">
            <text:p>10:00</text:p>
          </table:table-cell>
          <table:table-cell table:style-name="ce5" office:value-type="string" calcext:value-type="string">
            <text:p>11:00</text:p>
          </table:table-cell>
          <table:table-cell office:value-type="float" office:value="40" calcext:value-type="float">
            <text:p>40</text:p>
          </table:table-cell>
          <table:table-cell table:style-name="ce7" table:formula="of:=[.E168]-[.D168]" office:value-type="time" office:time-value="PT01H00M00S" calcext:value-type="time">
            <text:p>01:00:00</text:p>
          </table:table-cell>
          <table:table-cell table:formula="of:=[.G168]*24*[.F168]" office:value-type="currency" office:currency="PLN" office:value="40" calcext:value-type="currency">
            <text:p>40,00 zł</text:p>
          </table:table-cell>
          <table:table-cell table:formula="of:=COUNTIF([.A$2:.A402];[.A168])" office:value-type="float" office:value="24" calcext:value-type="float">
            <text:p>24</text:p>
          </table:table-cell>
          <table:table-cell table:formula="of:=CONCATENATE(UPPER(MID([.A168];1;3)); UPPER(MID([.B168];1;3)); [.I168])" office:value-type="string" office:string-value="JANFIZ24" calcext:value-type="string">
            <text:p>JANFIZ24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tematyka</text:p>
          </table:table-cell>
          <table:table-cell table:style-name="ce1" office:value-type="date" office:date-value="2026-01-23" calcext:value-type="date">
            <text:p>23.01.2026</text:p>
          </table:table-cell>
          <table:table-cell table:style-name="ce5" office:value-type="string" calcext:value-type="string">
            <text:p>15:45</text:p>
          </table:table-cell>
          <table:table-cell table:style-name="ce5" office:value-type="string" calcext:value-type="string">
            <text:p>16:45</text:p>
          </table:table-cell>
          <table:table-cell office:value-type="float" office:value="50" calcext:value-type="float">
            <text:p>50</text:p>
          </table:table-cell>
          <table:table-cell table:style-name="ce7" table:formula="of:=[.E169]-[.D169]" office:value-type="time" office:time-value="PT01H00M00S" calcext:value-type="time">
            <text:p>01:00:00</text:p>
          </table:table-cell>
          <table:table-cell table:formula="of:=[.G169]*24*[.F169]" office:value-type="currency" office:currency="PLN" office:value="50" calcext:value-type="currency">
            <text:p>50,00 zł</text:p>
          </table:table-cell>
          <table:table-cell table:formula="of:=COUNTIF([.A$2:.A403];[.A169])" office:value-type="float" office:value="29" calcext:value-type="float">
            <text:p>29</text:p>
          </table:table-cell>
          <table:table-cell table:formula="of:=CONCATENATE(UPPER(MID([.A169];1;3)); UPPER(MID([.B169];1;3)); [.I169])" office:value-type="string" office:string-value="WIKMAT29" calcext:value-type="string">
            <text:p>WIKMAT29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Zuzanna</text:p>
          </table:table-cell>
          <table:table-cell office:value-type="string" calcext:value-type="string">
            <text:p>Informatyka</text:p>
          </table:table-cell>
          <table:table-cell table:style-name="ce1" office:value-type="date" office:date-value="2026-01-26" calcext:value-type="date">
            <text:p>26.01.2026</text:p>
          </table:table-cell>
          <table:table-cell table:style-name="ce5" office:value-type="string" calcext:value-type="string">
            <text:p>09:00</text:p>
          </table:table-cell>
          <table:table-cell table:style-name="ce5" office:value-type="string" calcext:value-type="string">
            <text:p>10:30</text:p>
          </table:table-cell>
          <table:table-cell office:value-type="float" office:value="60" calcext:value-type="float">
            <text:p>60</text:p>
          </table:table-cell>
          <table:table-cell table:style-name="ce7" table:formula="of:=[.E170]-[.D170]" office:value-type="time" office:time-value="PT01H30M00S" calcext:value-type="time">
            <text:p>01:30:00</text:p>
          </table:table-cell>
          <table:table-cell table:formula="of:=[.G170]*24*[.F170]" office:value-type="currency" office:currency="PLN" office:value="90" calcext:value-type="currency">
            <text:p>90,00 zł</text:p>
          </table:table-cell>
          <table:table-cell table:formula="of:=COUNTIF([.A$2:.A404];[.A170])" office:value-type="float" office:value="19" calcext:value-type="float">
            <text:p>19</text:p>
          </table:table-cell>
          <table:table-cell table:formula="of:=CONCATENATE(UPPER(MID([.A170];1;3)); UPPER(MID([.B170];1;3)); [.I170])" office:value-type="string" office:string-value="ZUZINF19" calcext:value-type="string">
            <text:p>ZUZINF19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Informatyka</text:p>
          </table:table-cell>
          <table:table-cell table:style-name="ce1" office:value-type="date" office:date-value="2026-01-27" calcext:value-type="date">
            <text:p>27.01.2026</text:p>
          </table:table-cell>
          <table:table-cell table:style-name="ce5" office:value-type="string" calcext:value-type="string">
            <text:p>12:30</text:p>
          </table:table-cell>
          <table:table-cell table:style-name="ce5" office:value-type="string" calcext:value-type="string">
            <text:p>14:00</text:p>
          </table:table-cell>
          <table:table-cell office:value-type="float" office:value="60" calcext:value-type="float">
            <text:p>60</text:p>
          </table:table-cell>
          <table:table-cell table:style-name="ce7" table:formula="of:=[.E171]-[.D171]" office:value-type="time" office:time-value="PT01H30M00S" calcext:value-type="time">
            <text:p>01:30:00</text:p>
          </table:table-cell>
          <table:table-cell table:formula="of:=[.G171]*24*[.F171]" office:value-type="currency" office:currency="PLN" office:value="90" calcext:value-type="currency">
            <text:p>90,00 zł</text:p>
          </table:table-cell>
          <table:table-cell table:formula="of:=COUNTIF([.A$2:.A405];[.A171])" office:value-type="float" office:value="24" calcext:value-type="float">
            <text:p>24</text:p>
          </table:table-cell>
          <table:table-cell table:formula="of:=CONCATENATE(UPPER(MID([.A171];1;3)); UPPER(MID([.B171];1;3)); [.I171])" office:value-type="string" office:string-value="KATINF24" calcext:value-type="string">
            <text:p>KATINF24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Zdzisław</text:p>
          </table:table-cell>
          <table:table-cell office:value-type="string" calcext:value-type="string">
            <text:p>Fizyka</text:p>
          </table:table-cell>
          <table:table-cell table:style-name="ce1" office:value-type="date" office:date-value="2026-01-27" calcext:value-type="date">
            <text:p>27.01.2026</text:p>
          </table:table-cell>
          <table:table-cell table:style-name="ce5" office:value-type="string" calcext:value-type="string">
            <text:p>09:00</text:p>
          </table:table-cell>
          <table:table-cell table:style-name="ce5" office:value-type="string" calcext:value-type="string">
            <text:p>11:00</text:p>
          </table:table-cell>
          <table:table-cell office:value-type="float" office:value="40" calcext:value-type="float">
            <text:p>40</text:p>
          </table:table-cell>
          <table:table-cell table:style-name="ce7" table:formula="of:=[.E172]-[.D172]" office:value-type="time" office:time-value="PT02H00M00S" calcext:value-type="time">
            <text:p>02:00:00</text:p>
          </table:table-cell>
          <table:table-cell table:formula="of:=[.G172]*24*[.F172]" office:value-type="currency" office:currency="PLN" office:value="80" calcext:value-type="currency">
            <text:p>80,00 zł</text:p>
          </table:table-cell>
          <table:table-cell table:formula="of:=COUNTIF([.A$2:.A406];[.A172])" office:value-type="float" office:value="18" calcext:value-type="float">
            <text:p>18</text:p>
          </table:table-cell>
          <table:table-cell table:formula="of:=CONCATENATE(UPPER(MID([.A172];1;3)); UPPER(MID([.B172];1;3)); [.I172])" office:value-type="string" office:string-value="ZDZFIZ18" calcext:value-type="string">
            <text:p>ZDZFIZ18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Fizyka</text:p>
          </table:table-cell>
          <table:table-cell table:style-name="ce1" office:value-type="date" office:date-value="2026-01-28" calcext:value-type="date">
            <text:p>28.01.2026</text:p>
          </table:table-cell>
          <table:table-cell table:style-name="ce5" office:value-type="string" calcext:value-type="string">
            <text:p>09:00</text:p>
          </table:table-cell>
          <table:table-cell table:style-name="ce5" office:value-type="string" calcext:value-type="string">
            <text:p>10:00</text:p>
          </table:table-cell>
          <table:table-cell office:value-type="float" office:value="40" calcext:value-type="float">
            <text:p>40</text:p>
          </table:table-cell>
          <table:table-cell table:style-name="ce7" table:formula="of:=[.E173]-[.D173]" office:value-type="time" office:time-value="PT01H00M00S" calcext:value-type="time">
            <text:p>01:00:00</text:p>
          </table:table-cell>
          <table:table-cell table:formula="of:=[.G173]*24*[.F173]" office:value-type="currency" office:currency="PLN" office:value="40" calcext:value-type="currency">
            <text:p>40,00 zł</text:p>
          </table:table-cell>
          <table:table-cell table:formula="of:=COUNTIF([.A$2:.A407];[.A173])" office:value-type="float" office:value="22" calcext:value-type="float">
            <text:p>22</text:p>
          </table:table-cell>
          <table:table-cell table:formula="of:=CONCATENATE(UPPER(MID([.A173];1;3)); UPPER(MID([.B173];1;3)); [.I173])" office:value-type="string" office:string-value="MACFIZ22" calcext:value-type="string">
            <text:p>MACFIZ2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Fizyka</text:p>
          </table:table-cell>
          <table:table-cell table:style-name="ce1" office:value-type="date" office:date-value="2026-01-29" calcext:value-type="date">
            <text:p>29.01.2026</text:p>
          </table:table-cell>
          <table:table-cell table:style-name="ce5" office:value-type="string" calcext:value-type="string">
            <text:p>10:30</text:p>
          </table:table-cell>
          <table:table-cell table:style-name="ce5" office:value-type="string" calcext:value-type="string">
            <text:p>12:15</text:p>
          </table:table-cell>
          <table:table-cell office:value-type="float" office:value="40" calcext:value-type="float">
            <text:p>40</text:p>
          </table:table-cell>
          <table:table-cell table:style-name="ce7" table:formula="of:=[.E174]-[.D174]" office:value-type="time" office:time-value="PT01H45M00S" calcext:value-type="time">
            <text:p>01:45:00</text:p>
          </table:table-cell>
          <table:table-cell table:formula="of:=[.G174]*24*[.F174]" office:value-type="currency" office:currency="PLN" office:value="70" calcext:value-type="currency">
            <text:p>70,00 zł</text:p>
          </table:table-cell>
          <table:table-cell table:formula="of:=COUNTIF([.A$2:.A408];[.A174])" office:value-type="float" office:value="22" calcext:value-type="float">
            <text:p>22</text:p>
          </table:table-cell>
          <table:table-cell table:formula="of:=CONCATENATE(UPPER(MID([.A174];1;3)); UPPER(MID([.B174];1;3)); [.I174])" office:value-type="string" office:string-value="MACFIZ22" calcext:value-type="string">
            <text:p>MACFIZ2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tematyka</text:p>
          </table:table-cell>
          <table:table-cell table:style-name="ce1" office:value-type="date" office:date-value="2026-01-29" calcext:value-type="date">
            <text:p>29.01.2026</text:p>
          </table:table-cell>
          <table:table-cell table:style-name="ce5" office:value-type="string" calcext:value-type="string">
            <text:p>09:00</text:p>
          </table:table-cell>
          <table:table-cell table:style-name="ce5" office:value-type="string" calcext:value-type="string">
            <text:p>10:30</text:p>
          </table:table-cell>
          <table:table-cell office:value-type="float" office:value="50" calcext:value-type="float">
            <text:p>50</text:p>
          </table:table-cell>
          <table:table-cell table:style-name="ce7" table:formula="of:=[.E175]-[.D175]" office:value-type="time" office:time-value="PT01H30M00S" calcext:value-type="time">
            <text:p>01:30:00</text:p>
          </table:table-cell>
          <table:table-cell table:formula="of:=[.G175]*24*[.F175]" office:value-type="currency" office:currency="PLN" office:value="75" calcext:value-type="currency">
            <text:p>75,00 zł</text:p>
          </table:table-cell>
          <table:table-cell table:formula="of:=COUNTIF([.A$2:.A409];[.A175])" office:value-type="float" office:value="29" calcext:value-type="float">
            <text:p>29</text:p>
          </table:table-cell>
          <table:table-cell table:formula="of:=CONCATENATE(UPPER(MID([.A175];1;3)); UPPER(MID([.B175];1;3)); [.I175])" office:value-type="string" office:string-value="WIKMAT29" calcext:value-type="string">
            <text:p>WIKMAT29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Zbigniew</text:p>
          </table:table-cell>
          <table:table-cell office:value-type="string" calcext:value-type="string">
            <text:p>Informatyka</text:p>
          </table:table-cell>
          <table:table-cell table:style-name="ce1" office:value-type="date" office:date-value="2026-01-29" calcext:value-type="date">
            <text:p>29.01.2026</text:p>
          </table:table-cell>
          <table:table-cell table:style-name="ce5" office:value-type="string" calcext:value-type="string">
            <text:p>12:45</text:p>
          </table:table-cell>
          <table:table-cell table:style-name="ce5" office:value-type="string" calcext:value-type="string">
            <text:p>13:45</text:p>
          </table:table-cell>
          <table:table-cell office:value-type="float" office:value="60" calcext:value-type="float">
            <text:p>60</text:p>
          </table:table-cell>
          <table:table-cell table:style-name="ce7" table:formula="of:=[.E176]-[.D176]" office:value-type="time" office:time-value="PT01H00M00S" calcext:value-type="time">
            <text:p>01:00:00</text:p>
          </table:table-cell>
          <table:table-cell table:formula="of:=[.G176]*24*[.F176]" office:value-type="currency" office:currency="PLN" office:value="59.9999999999999" calcext:value-type="currency">
            <text:p>60,00 zł</text:p>
          </table:table-cell>
          <table:table-cell table:formula="of:=COUNTIF([.A$2:.A410];[.A176])" office:value-type="float" office:value="16" calcext:value-type="float">
            <text:p>16</text:p>
          </table:table-cell>
          <table:table-cell table:formula="of:=CONCATENATE(UPPER(MID([.A176];1;3)); UPPER(MID([.B176];1;3)); [.I176])" office:value-type="string" office:string-value="ZBIINF16" calcext:value-type="string">
            <text:p>ZBIINF16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Matematyka</text:p>
          </table:table-cell>
          <table:table-cell table:style-name="ce1" office:value-type="date" office:date-value="2026-02-03" calcext:value-type="date">
            <text:p>3.02.2026</text:p>
          </table:table-cell>
          <table:table-cell table:style-name="ce5" office:value-type="string" calcext:value-type="string">
            <text:p>14:00</text:p>
          </table:table-cell>
          <table:table-cell table:style-name="ce5" office:value-type="string" calcext:value-type="string">
            <text:p>16:00</text:p>
          </table:table-cell>
          <table:table-cell office:value-type="float" office:value="50" calcext:value-type="float">
            <text:p>50</text:p>
          </table:table-cell>
          <table:table-cell table:style-name="ce7" table:formula="of:=[.E177]-[.D177]" office:value-type="time" office:time-value="PT02H00M00S" calcext:value-type="time">
            <text:p>02:00:00</text:p>
          </table:table-cell>
          <table:table-cell table:formula="of:=[.G177]*24*[.F177]" office:value-type="currency" office:currency="PLN" office:value="99.9999999999999" calcext:value-type="currency">
            <text:p>100,00 zł</text:p>
          </table:table-cell>
          <table:table-cell table:formula="of:=COUNTIF([.A$2:.A411];[.A177])" office:value-type="float" office:value="14" calcext:value-type="float">
            <text:p>14</text:p>
          </table:table-cell>
          <table:table-cell table:formula="of:=CONCATENATE(UPPER(MID([.A177];1;3)); UPPER(MID([.B177];1;3)); [.I177])" office:value-type="string" office:string-value="EWAMAT14" calcext:value-type="string">
            <text:p>EWAMAT14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Jan</text:p>
          </table:table-cell>
          <table:table-cell office:value-type="string" calcext:value-type="string">
            <text:p>Fizyka</text:p>
          </table:table-cell>
          <table:table-cell table:style-name="ce1" office:value-type="date" office:date-value="2026-02-03" calcext:value-type="date">
            <text:p>3.02.2026</text:p>
          </table:table-cell>
          <table:table-cell table:style-name="ce5" office:value-type="string" calcext:value-type="string">
            <text:p>16:00</text:p>
          </table:table-cell>
          <table:table-cell table:style-name="ce5" office:value-type="string" calcext:value-type="string">
            <text:p>17:30</text:p>
          </table:table-cell>
          <table:table-cell office:value-type="float" office:value="40" calcext:value-type="float">
            <text:p>40</text:p>
          </table:table-cell>
          <table:table-cell table:style-name="ce7" table:formula="of:=[.E178]-[.D178]" office:value-type="time" office:time-value="PT01H30M00S" calcext:value-type="time">
            <text:p>01:30:00</text:p>
          </table:table-cell>
          <table:table-cell table:formula="of:=[.G178]*24*[.F178]" office:value-type="currency" office:currency="PLN" office:value="60" calcext:value-type="currency">
            <text:p>60,00 zł</text:p>
          </table:table-cell>
          <table:table-cell table:formula="of:=COUNTIF([.A$2:.A412];[.A178])" office:value-type="float" office:value="24" calcext:value-type="float">
            <text:p>24</text:p>
          </table:table-cell>
          <table:table-cell table:formula="of:=CONCATENATE(UPPER(MID([.A178];1;3)); UPPER(MID([.B178];1;3)); [.I178])" office:value-type="string" office:string-value="JANFIZ24" calcext:value-type="string">
            <text:p>JANFIZ24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Julita</text:p>
          </table:table-cell>
          <table:table-cell office:value-type="string" calcext:value-type="string">
            <text:p>Informatyka</text:p>
          </table:table-cell>
          <table:table-cell table:style-name="ce1" office:value-type="date" office:date-value="2026-02-03" calcext:value-type="date">
            <text:p>3.02.2026</text:p>
          </table:table-cell>
          <table:table-cell table:style-name="ce5" office:value-type="string" calcext:value-type="string">
            <text:p>11:15</text:p>
          </table:table-cell>
          <table:table-cell table:style-name="ce5" office:value-type="string" calcext:value-type="string">
            <text:p>13:00</text:p>
          </table:table-cell>
          <table:table-cell office:value-type="float" office:value="60" calcext:value-type="float">
            <text:p>60</text:p>
          </table:table-cell>
          <table:table-cell table:style-name="ce7" table:formula="of:=[.E179]-[.D179]" office:value-type="time" office:time-value="PT01H45M00S" calcext:value-type="time">
            <text:p>01:45:00</text:p>
          </table:table-cell>
          <table:table-cell table:formula="of:=[.G179]*24*[.F179]" office:value-type="currency" office:currency="PLN" office:value="105" calcext:value-type="currency">
            <text:p>105,00 zł</text:p>
          </table:table-cell>
          <table:table-cell table:formula="of:=COUNTIF([.A$2:.A413];[.A179])" office:value-type="float" office:value="18" calcext:value-type="float">
            <text:p>18</text:p>
          </table:table-cell>
          <table:table-cell table:formula="of:=CONCATENATE(UPPER(MID([.A179];1;3)); UPPER(MID([.B179];1;3)); [.I179])" office:value-type="string" office:string-value="JULINF18" calcext:value-type="string">
            <text:p>JULINF18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Julita</text:p>
          </table:table-cell>
          <table:table-cell office:value-type="string" calcext:value-type="string">
            <text:p>Informatyka</text:p>
          </table:table-cell>
          <table:table-cell table:style-name="ce1" office:value-type="date" office:date-value="2026-02-03" calcext:value-type="date">
            <text:p>3.02.2026</text:p>
          </table:table-cell>
          <table:table-cell table:style-name="ce5" office:value-type="string" calcext:value-type="string">
            <text:p>09:00</text:p>
          </table:table-cell>
          <table:table-cell table:style-name="ce5" office:value-type="string" calcext:value-type="string">
            <text:p>10:15</text:p>
          </table:table-cell>
          <table:table-cell office:value-type="float" office:value="60" calcext:value-type="float">
            <text:p>60</text:p>
          </table:table-cell>
          <table:table-cell table:style-name="ce7" table:formula="of:=[.E180]-[.D180]" office:value-type="time" office:time-value="PT01H15M00S" calcext:value-type="time">
            <text:p>01:15:00</text:p>
          </table:table-cell>
          <table:table-cell table:formula="of:=[.G180]*24*[.F180]" office:value-type="currency" office:currency="PLN" office:value="75" calcext:value-type="currency">
            <text:p>75,00 zł</text:p>
          </table:table-cell>
          <table:table-cell table:formula="of:=COUNTIF([.A$2:.A414];[.A180])" office:value-type="float" office:value="18" calcext:value-type="float">
            <text:p>18</text:p>
          </table:table-cell>
          <table:table-cell table:formula="of:=CONCATENATE(UPPER(MID([.A180];1;3)); UPPER(MID([.B180];1;3)); [.I180])" office:value-type="string" office:string-value="JULINF18" calcext:value-type="string">
            <text:p>JULINF18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Informatyka</text:p>
          </table:table-cell>
          <table:table-cell table:style-name="ce1" office:value-type="date" office:date-value="2026-02-04" calcext:value-type="date">
            <text:p>4.02.2026</text:p>
          </table:table-cell>
          <table:table-cell table:style-name="ce5" office:value-type="string" calcext:value-type="string">
            <text:p>12:00</text:p>
          </table:table-cell>
          <table:table-cell table:style-name="ce5" office:value-type="string" calcext:value-type="string">
            <text:p>13:30</text:p>
          </table:table-cell>
          <table:table-cell office:value-type="float" office:value="60" calcext:value-type="float">
            <text:p>60</text:p>
          </table:table-cell>
          <table:table-cell table:style-name="ce7" table:formula="of:=[.E181]-[.D181]" office:value-type="time" office:time-value="PT01H30M00S" calcext:value-type="time">
            <text:p>01:30:00</text:p>
          </table:table-cell>
          <table:table-cell table:formula="of:=[.G181]*24*[.F181]" office:value-type="currency" office:currency="PLN" office:value="90" calcext:value-type="currency">
            <text:p>90,00 zł</text:p>
          </table:table-cell>
          <table:table-cell table:formula="of:=COUNTIF([.A$2:.A415];[.A181])" office:value-type="float" office:value="24" calcext:value-type="float">
            <text:p>24</text:p>
          </table:table-cell>
          <table:table-cell table:formula="of:=CONCATENATE(UPPER(MID([.A181];1;3)); UPPER(MID([.B181];1;3)); [.I181])" office:value-type="string" office:string-value="KATINF24" calcext:value-type="string">
            <text:p>KATINF24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Informatyka</text:p>
          </table:table-cell>
          <table:table-cell table:style-name="ce1" office:value-type="date" office:date-value="2026-02-04" calcext:value-type="date">
            <text:p>4.02.2026</text:p>
          </table:table-cell>
          <table:table-cell table:style-name="ce5" office:value-type="string" calcext:value-type="string">
            <text:p>09:00</text:p>
          </table:table-cell>
          <table:table-cell table:style-name="ce5" office:value-type="string" calcext:value-type="string">
            <text:p>10:00</text:p>
          </table:table-cell>
          <table:table-cell office:value-type="float" office:value="60" calcext:value-type="float">
            <text:p>60</text:p>
          </table:table-cell>
          <table:table-cell table:style-name="ce7" table:formula="of:=[.E182]-[.D182]" office:value-type="time" office:time-value="PT01H00M00S" calcext:value-type="time">
            <text:p>01:00:00</text:p>
          </table:table-cell>
          <table:table-cell table:formula="of:=[.G182]*24*[.F182]" office:value-type="currency" office:currency="PLN" office:value="60" calcext:value-type="currency">
            <text:p>60,00 zł</text:p>
          </table:table-cell>
          <table:table-cell table:formula="of:=COUNTIF([.A$2:.A416];[.A182])" office:value-type="float" office:value="24" calcext:value-type="float">
            <text:p>24</text:p>
          </table:table-cell>
          <table:table-cell table:formula="of:=CONCATENATE(UPPER(MID([.A182];1;3)); UPPER(MID([.B182];1;3)); [.I182])" office:value-type="string" office:string-value="KATINF24" calcext:value-type="string">
            <text:p>KATINF24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tematyka</text:p>
          </table:table-cell>
          <table:table-cell table:style-name="ce1" office:value-type="date" office:date-value="2026-02-04" calcext:value-type="date">
            <text:p>4.02.2026</text:p>
          </table:table-cell>
          <table:table-cell table:style-name="ce5" office:value-type="string" calcext:value-type="string">
            <text:p>14:15</text:p>
          </table:table-cell>
          <table:table-cell table:style-name="ce5" office:value-type="string" calcext:value-type="string">
            <text:p>15:15</text:p>
          </table:table-cell>
          <table:table-cell office:value-type="float" office:value="50" calcext:value-type="float">
            <text:p>50</text:p>
          </table:table-cell>
          <table:table-cell table:style-name="ce7" table:formula="of:=[.E183]-[.D183]" office:value-type="time" office:time-value="PT01H00M00S" calcext:value-type="time">
            <text:p>01:00:00</text:p>
          </table:table-cell>
          <table:table-cell table:formula="of:=[.G183]*24*[.F183]" office:value-type="currency" office:currency="PLN" office:value="50" calcext:value-type="currency">
            <text:p>50,00 zł</text:p>
          </table:table-cell>
          <table:table-cell table:formula="of:=COUNTIF([.A$2:.A417];[.A183])" office:value-type="float" office:value="29" calcext:value-type="float">
            <text:p>29</text:p>
          </table:table-cell>
          <table:table-cell table:formula="of:=CONCATENATE(UPPER(MID([.A183];1;3)); UPPER(MID([.B183];1;3)); [.I183])" office:value-type="string" office:string-value="WIKMAT29" calcext:value-type="string">
            <text:p>WIKMAT29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Zdzisław</text:p>
          </table:table-cell>
          <table:table-cell office:value-type="string" calcext:value-type="string">
            <text:p>Fizyka</text:p>
          </table:table-cell>
          <table:table-cell table:style-name="ce1" office:value-type="date" office:date-value="2026-02-04" calcext:value-type="date">
            <text:p>4.02.2026</text:p>
          </table:table-cell>
          <table:table-cell table:style-name="ce5" office:value-type="string" calcext:value-type="string">
            <text:p>10:15</text:p>
          </table:table-cell>
          <table:table-cell table:style-name="ce5" office:value-type="string" calcext:value-type="string">
            <text:p>11:45</text:p>
          </table:table-cell>
          <table:table-cell office:value-type="float" office:value="40" calcext:value-type="float">
            <text:p>40</text:p>
          </table:table-cell>
          <table:table-cell table:style-name="ce7" table:formula="of:=[.E184]-[.D184]" office:value-type="time" office:time-value="PT01H30M00S" calcext:value-type="time">
            <text:p>01:30:00</text:p>
          </table:table-cell>
          <table:table-cell table:formula="of:=[.G184]*24*[.F184]" office:value-type="currency" office:currency="PLN" office:value="60" calcext:value-type="currency">
            <text:p>60,00 zł</text:p>
          </table:table-cell>
          <table:table-cell table:formula="of:=COUNTIF([.A$2:.A418];[.A184])" office:value-type="float" office:value="18" calcext:value-type="float">
            <text:p>18</text:p>
          </table:table-cell>
          <table:table-cell table:formula="of:=CONCATENATE(UPPER(MID([.A184];1;3)); UPPER(MID([.B184];1;3)); [.I184])" office:value-type="string" office:string-value="ZDZFIZ18" calcext:value-type="string">
            <text:p>ZDZFIZ18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Bartek</text:p>
          </table:table-cell>
          <table:table-cell office:value-type="string" calcext:value-type="string">
            <text:p>Informatyka</text:p>
          </table:table-cell>
          <table:table-cell table:style-name="ce1" office:value-type="date" office:date-value="2026-02-05" calcext:value-type="date">
            <text:p>5.02.2026</text:p>
          </table:table-cell>
          <table:table-cell table:style-name="ce5" office:value-type="string" calcext:value-type="string">
            <text:p>13:45</text:p>
          </table:table-cell>
          <table:table-cell table:style-name="ce5" office:value-type="string" calcext:value-type="string">
            <text:p>15:15</text:p>
          </table:table-cell>
          <table:table-cell office:value-type="float" office:value="60" calcext:value-type="float">
            <text:p>60</text:p>
          </table:table-cell>
          <table:table-cell table:style-name="ce7" table:formula="of:=[.E185]-[.D185]" office:value-type="time" office:time-value="PT01H30M00S" calcext:value-type="time">
            <text:p>01:30:00</text:p>
          </table:table-cell>
          <table:table-cell table:formula="of:=[.G185]*24*[.F185]" office:value-type="currency" office:currency="PLN" office:value="90" calcext:value-type="currency">
            <text:p>90,00 zł</text:p>
          </table:table-cell>
          <table:table-cell table:formula="of:=COUNTIF([.A$2:.A419];[.A185])" office:value-type="float" office:value="20" calcext:value-type="float">
            <text:p>20</text:p>
          </table:table-cell>
          <table:table-cell table:formula="of:=CONCATENATE(UPPER(MID([.A185];1;3)); UPPER(MID([.B185];1;3)); [.I185])" office:value-type="string" office:string-value="BARINF20" calcext:value-type="string">
            <text:p>BARINF20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Informatyka</text:p>
          </table:table-cell>
          <table:table-cell table:style-name="ce1" office:value-type="date" office:date-value="2026-02-05" calcext:value-type="date">
            <text:p>5.02.2026</text:p>
          </table:table-cell>
          <table:table-cell table:style-name="ce5" office:value-type="string" calcext:value-type="string">
            <text:p>11:00</text:p>
          </table:table-cell>
          <table:table-cell table:style-name="ce5" office:value-type="string" calcext:value-type="string">
            <text:p>12:45</text:p>
          </table:table-cell>
          <table:table-cell office:value-type="float" office:value="60" calcext:value-type="float">
            <text:p>60</text:p>
          </table:table-cell>
          <table:table-cell table:style-name="ce7" table:formula="of:=[.E186]-[.D186]" office:value-type="time" office:time-value="PT01H45M00S" calcext:value-type="time">
            <text:p>01:45:00</text:p>
          </table:table-cell>
          <table:table-cell table:formula="of:=[.G186]*24*[.F186]" office:value-type="currency" office:currency="PLN" office:value="105" calcext:value-type="currency">
            <text:p>105,00 zł</text:p>
          </table:table-cell>
          <table:table-cell table:formula="of:=COUNTIF([.A$2:.A420];[.A186])" office:value-type="float" office:value="24" calcext:value-type="float">
            <text:p>24</text:p>
          </table:table-cell>
          <table:table-cell table:formula="of:=CONCATENATE(UPPER(MID([.A186];1;3)); UPPER(MID([.B186];1;3)); [.I186])" office:value-type="string" office:string-value="KATINF24" calcext:value-type="string">
            <text:p>KATINF24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Informatyka</text:p>
          </table:table-cell>
          <table:table-cell table:style-name="ce1" office:value-type="date" office:date-value="2026-02-05" calcext:value-type="date">
            <text:p>5.02.2026</text:p>
          </table:table-cell>
          <table:table-cell table:style-name="ce5" office:value-type="string" calcext:value-type="string">
            <text:p>09:00</text:p>
          </table:table-cell>
          <table:table-cell table:style-name="ce5" office:value-type="string" calcext:value-type="string">
            <text:p>10:30</text:p>
          </table:table-cell>
          <table:table-cell office:value-type="float" office:value="60" calcext:value-type="float">
            <text:p>60</text:p>
          </table:table-cell>
          <table:table-cell table:style-name="ce7" table:formula="of:=[.E187]-[.D187]" office:value-type="time" office:time-value="PT01H30M00S" calcext:value-type="time">
            <text:p>01:30:00</text:p>
          </table:table-cell>
          <table:table-cell table:formula="of:=[.G187]*24*[.F187]" office:value-type="currency" office:currency="PLN" office:value="90" calcext:value-type="currency">
            <text:p>90,00 zł</text:p>
          </table:table-cell>
          <table:table-cell table:formula="of:=COUNTIF([.A$2:.A421];[.A187])" office:value-type="float" office:value="24" calcext:value-type="float">
            <text:p>24</text:p>
          </table:table-cell>
          <table:table-cell table:formula="of:=CONCATENATE(UPPER(MID([.A187];1;3)); UPPER(MID([.B187];1;3)); [.I187])" office:value-type="string" office:string-value="KATINF24" calcext:value-type="string">
            <text:p>KATINF24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Zdzisław</text:p>
          </table:table-cell>
          <table:table-cell office:value-type="string" calcext:value-type="string">
            <text:p>Fizyka</text:p>
          </table:table-cell>
          <table:table-cell table:style-name="ce1" office:value-type="date" office:date-value="2026-02-05" calcext:value-type="date">
            <text:p>5.02.2026</text:p>
          </table:table-cell>
          <table:table-cell table:style-name="ce5" office:value-type="string" calcext:value-type="string">
            <text:p>12:45</text:p>
          </table:table-cell>
          <table:table-cell table:style-name="ce5" office:value-type="string" calcext:value-type="string">
            <text:p>13:45</text:p>
          </table:table-cell>
          <table:table-cell office:value-type="float" office:value="40" calcext:value-type="float">
            <text:p>40</text:p>
          </table:table-cell>
          <table:table-cell table:style-name="ce7" table:formula="of:=[.E188]-[.D188]" office:value-type="time" office:time-value="PT01H00M00S" calcext:value-type="time">
            <text:p>01:00:00</text:p>
          </table:table-cell>
          <table:table-cell table:formula="of:=[.G188]*24*[.F188]" office:value-type="currency" office:currency="PLN" office:value="40" calcext:value-type="currency">
            <text:p>40,00 zł</text:p>
          </table:table-cell>
          <table:table-cell table:formula="of:=COUNTIF([.A$2:.A422];[.A188])" office:value-type="float" office:value="18" calcext:value-type="float">
            <text:p>18</text:p>
          </table:table-cell>
          <table:table-cell table:formula="of:=CONCATENATE(UPPER(MID([.A188];1;3)); UPPER(MID([.B188];1;3)); [.I188])" office:value-type="string" office:string-value="ZDZFIZ18" calcext:value-type="string">
            <text:p>ZDZFIZ18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Jan</text:p>
          </table:table-cell>
          <table:table-cell office:value-type="string" calcext:value-type="string">
            <text:p>Fizyka</text:p>
          </table:table-cell>
          <table:table-cell table:style-name="ce1" office:value-type="date" office:date-value="2026-02-06" calcext:value-type="date">
            <text:p>6.02.2026</text:p>
          </table:table-cell>
          <table:table-cell table:style-name="ce5" office:value-type="string" calcext:value-type="string">
            <text:p>15:30</text:p>
          </table:table-cell>
          <table:table-cell table:style-name="ce5" office:value-type="string" calcext:value-type="string">
            <text:p>17:30</text:p>
          </table:table-cell>
          <table:table-cell office:value-type="float" office:value="40" calcext:value-type="float">
            <text:p>40</text:p>
          </table:table-cell>
          <table:table-cell table:style-name="ce7" table:formula="of:=[.E189]-[.D189]" office:value-type="time" office:time-value="PT02H00M00S" calcext:value-type="time">
            <text:p>02:00:00</text:p>
          </table:table-cell>
          <table:table-cell table:formula="of:=[.G189]*24*[.F189]" office:value-type="currency" office:currency="PLN" office:value="79.9999999999999" calcext:value-type="currency">
            <text:p>80,00 zł</text:p>
          </table:table-cell>
          <table:table-cell table:formula="of:=COUNTIF([.A$2:.A423];[.A189])" office:value-type="float" office:value="24" calcext:value-type="float">
            <text:p>24</text:p>
          </table:table-cell>
          <table:table-cell table:formula="of:=CONCATENATE(UPPER(MID([.A189];1;3)); UPPER(MID([.B189];1;3)); [.I189])" office:value-type="string" office:string-value="JANFIZ24" calcext:value-type="string">
            <text:p>JANFIZ24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tematyka</text:p>
          </table:table-cell>
          <table:table-cell table:style-name="ce1" office:value-type="date" office:date-value="2026-02-06" calcext:value-type="date">
            <text:p>6.02.2026</text:p>
          </table:table-cell>
          <table:table-cell table:style-name="ce5" office:value-type="string" calcext:value-type="string">
            <text:p>11:00</text:p>
          </table:table-cell>
          <table:table-cell table:style-name="ce5" office:value-type="string" calcext:value-type="string">
            <text:p>13:00</text:p>
          </table:table-cell>
          <table:table-cell office:value-type="float" office:value="50" calcext:value-type="float">
            <text:p>50</text:p>
          </table:table-cell>
          <table:table-cell table:style-name="ce7" table:formula="of:=[.E190]-[.D190]" office:value-type="time" office:time-value="PT02H00M00S" calcext:value-type="time">
            <text:p>02:00:00</text:p>
          </table:table-cell>
          <table:table-cell table:formula="of:=[.G190]*24*[.F190]" office:value-type="currency" office:currency="PLN" office:value="100" calcext:value-type="currency">
            <text:p>100,00 zł</text:p>
          </table:table-cell>
          <table:table-cell table:formula="of:=COUNTIF([.A$2:.A424];[.A190])" office:value-type="float" office:value="29" calcext:value-type="float">
            <text:p>29</text:p>
          </table:table-cell>
          <table:table-cell table:formula="of:=CONCATENATE(UPPER(MID([.A190];1;3)); UPPER(MID([.B190];1;3)); [.I190])" office:value-type="string" office:string-value="WIKMAT29" calcext:value-type="string">
            <text:p>WIKMAT29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Zdzisław</text:p>
          </table:table-cell>
          <table:table-cell office:value-type="string" calcext:value-type="string">
            <text:p>Matematyka</text:p>
          </table:table-cell>
          <table:table-cell table:style-name="ce1" office:value-type="date" office:date-value="2026-02-06" calcext:value-type="date">
            <text:p>6.02.2026</text:p>
          </table:table-cell>
          <table:table-cell table:style-name="ce5" office:value-type="string" calcext:value-type="string">
            <text:p>09:00</text:p>
          </table:table-cell>
          <table:table-cell table:style-name="ce5" office:value-type="string" calcext:value-type="string">
            <text:p>10:45</text:p>
          </table:table-cell>
          <table:table-cell office:value-type="float" office:value="50" calcext:value-type="float">
            <text:p>50</text:p>
          </table:table-cell>
          <table:table-cell table:style-name="ce7" table:formula="of:=[.E191]-[.D191]" office:value-type="time" office:time-value="PT01H45M00S" calcext:value-type="time">
            <text:p>01:45:00</text:p>
          </table:table-cell>
          <table:table-cell table:formula="of:=[.G191]*24*[.F191]" office:value-type="currency" office:currency="PLN" office:value="87.5" calcext:value-type="currency">
            <text:p>87,50 zł</text:p>
          </table:table-cell>
          <table:table-cell table:formula="of:=COUNTIF([.A$2:.A425];[.A191])" office:value-type="float" office:value="18" calcext:value-type="float">
            <text:p>18</text:p>
          </table:table-cell>
          <table:table-cell table:formula="of:=CONCATENATE(UPPER(MID([.A191];1;3)); UPPER(MID([.B191];1;3)); [.I191])" office:value-type="string" office:string-value="ZDZMAT18" calcext:value-type="string">
            <text:p>ZDZMAT18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Zuzanna</text:p>
          </table:table-cell>
          <table:table-cell office:value-type="string" calcext:value-type="string">
            <text:p>Informatyka</text:p>
          </table:table-cell>
          <table:table-cell table:style-name="ce1" office:value-type="date" office:date-value="2026-02-06" calcext:value-type="date">
            <text:p>6.02.2026</text:p>
          </table:table-cell>
          <table:table-cell table:style-name="ce5" office:value-type="string" calcext:value-type="string">
            <text:p>13:45</text:p>
          </table:table-cell>
          <table:table-cell table:style-name="ce5" office:value-type="string" calcext:value-type="string">
            <text:p>14:45</text:p>
          </table:table-cell>
          <table:table-cell office:value-type="float" office:value="60" calcext:value-type="float">
            <text:p>60</text:p>
          </table:table-cell>
          <table:table-cell table:style-name="ce7" table:formula="of:=[.E192]-[.D192]" office:value-type="time" office:time-value="PT01H00M00S" calcext:value-type="time">
            <text:p>01:00:00</text:p>
          </table:table-cell>
          <table:table-cell table:formula="of:=[.G192]*24*[.F192]" office:value-type="currency" office:currency="PLN" office:value="60.0000000000001" calcext:value-type="currency">
            <text:p>60,00 zł</text:p>
          </table:table-cell>
          <table:table-cell table:formula="of:=COUNTIF([.A$2:.A426];[.A192])" office:value-type="float" office:value="19" calcext:value-type="float">
            <text:p>19</text:p>
          </table:table-cell>
          <table:table-cell table:formula="of:=CONCATENATE(UPPER(MID([.A192];1;3)); UPPER(MID([.B192];1;3)); [.I192])" office:value-type="string" office:string-value="ZUZINF19" calcext:value-type="string">
            <text:p>ZUZINF19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tematyka</text:p>
          </table:table-cell>
          <table:table-cell table:style-name="ce1" office:value-type="date" office:date-value="2026-02-09" calcext:value-type="date">
            <text:p>9.02.2026</text:p>
          </table:table-cell>
          <table:table-cell table:style-name="ce5" office:value-type="string" calcext:value-type="string">
            <text:p>09:00</text:p>
          </table:table-cell>
          <table:table-cell table:style-name="ce5" office:value-type="string" calcext:value-type="string">
            <text:p>10:15</text:p>
          </table:table-cell>
          <table:table-cell office:value-type="float" office:value="50" calcext:value-type="float">
            <text:p>50</text:p>
          </table:table-cell>
          <table:table-cell table:style-name="ce7" table:formula="of:=[.E193]-[.D193]" office:value-type="time" office:time-value="PT01H15M00S" calcext:value-type="time">
            <text:p>01:15:00</text:p>
          </table:table-cell>
          <table:table-cell table:formula="of:=[.G193]*24*[.F193]" office:value-type="currency" office:currency="PLN" office:value="62.5" calcext:value-type="currency">
            <text:p>62,50 zł</text:p>
          </table:table-cell>
          <table:table-cell table:formula="of:=COUNTIF([.A$2:.A427];[.A193])" office:value-type="float" office:value="29" calcext:value-type="float">
            <text:p>29</text:p>
          </table:table-cell>
          <table:table-cell table:formula="of:=CONCATENATE(UPPER(MID([.A193];1;3)); UPPER(MID([.B193];1;3)); [.I193])" office:value-type="string" office:string-value="WIKMAT29" calcext:value-type="string">
            <text:p>WIKMAT29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Julita</text:p>
          </table:table-cell>
          <table:table-cell office:value-type="string" calcext:value-type="string">
            <text:p>Informatyka</text:p>
          </table:table-cell>
          <table:table-cell table:style-name="ce1" office:value-type="date" office:date-value="2026-02-10" calcext:value-type="date">
            <text:p>10.02.2026</text:p>
          </table:table-cell>
          <table:table-cell table:style-name="ce5" office:value-type="string" calcext:value-type="string">
            <text:p>10:45</text:p>
          </table:table-cell>
          <table:table-cell table:style-name="ce5" office:value-type="string" calcext:value-type="string">
            <text:p>12:30</text:p>
          </table:table-cell>
          <table:table-cell office:value-type="float" office:value="60" calcext:value-type="float">
            <text:p>60</text:p>
          </table:table-cell>
          <table:table-cell table:style-name="ce7" table:formula="of:=[.E194]-[.D194]" office:value-type="time" office:time-value="PT01H45M00S" calcext:value-type="time">
            <text:p>01:45:00</text:p>
          </table:table-cell>
          <table:table-cell table:formula="of:=[.G194]*24*[.F194]" office:value-type="currency" office:currency="PLN" office:value="105" calcext:value-type="currency">
            <text:p>105,00 zł</text:p>
          </table:table-cell>
          <table:table-cell table:formula="of:=COUNTIF([.A$2:.A428];[.A194])" office:value-type="float" office:value="18" calcext:value-type="float">
            <text:p>18</text:p>
          </table:table-cell>
          <table:table-cell table:formula="of:=CONCATENATE(UPPER(MID([.A194];1;3)); UPPER(MID([.B194];1;3)); [.I194])" office:value-type="string" office:string-value="JULINF18" calcext:value-type="string">
            <text:p>JULINF18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Informatyka</text:p>
          </table:table-cell>
          <table:table-cell table:style-name="ce1" office:value-type="date" office:date-value="2026-02-10" calcext:value-type="date">
            <text:p>10.02.2026</text:p>
          </table:table-cell>
          <table:table-cell table:style-name="ce5" office:value-type="string" calcext:value-type="string">
            <text:p>16:45</text:p>
          </table:table-cell>
          <table:table-cell table:style-name="ce5" office:value-type="string" calcext:value-type="string">
            <text:p>18:30</text:p>
          </table:table-cell>
          <table:table-cell office:value-type="float" office:value="60" calcext:value-type="float">
            <text:p>60</text:p>
          </table:table-cell>
          <table:table-cell table:style-name="ce7" table:formula="of:=[.E195]-[.D195]" office:value-type="time" office:time-value="PT01H45M00S" calcext:value-type="time">
            <text:p>01:45:00</text:p>
          </table:table-cell>
          <table:table-cell table:formula="of:=[.G195]*24*[.F195]" office:value-type="currency" office:currency="PLN" office:value="105" calcext:value-type="currency">
            <text:p>105,00 zł</text:p>
          </table:table-cell>
          <table:table-cell table:formula="of:=COUNTIF([.A$2:.A429];[.A195])" office:value-type="float" office:value="24" calcext:value-type="float">
            <text:p>24</text:p>
          </table:table-cell>
          <table:table-cell table:formula="of:=CONCATENATE(UPPER(MID([.A195];1;3)); UPPER(MID([.B195];1;3)); [.I195])" office:value-type="string" office:string-value="KATINF24" calcext:value-type="string">
            <text:p>KATINF24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Informatyka</text:p>
          </table:table-cell>
          <table:table-cell table:style-name="ce1" office:value-type="date" office:date-value="2026-02-10" calcext:value-type="date">
            <text:p>10.02.2026</text:p>
          </table:table-cell>
          <table:table-cell table:style-name="ce5" office:value-type="string" calcext:value-type="string">
            <text:p>09:00</text:p>
          </table:table-cell>
          <table:table-cell table:style-name="ce5" office:value-type="string" calcext:value-type="string">
            <text:p>10:00</text:p>
          </table:table-cell>
          <table:table-cell office:value-type="float" office:value="60" calcext:value-type="float">
            <text:p>60</text:p>
          </table:table-cell>
          <table:table-cell table:style-name="ce7" table:formula="of:=[.E196]-[.D196]" office:value-type="time" office:time-value="PT01H00M00S" calcext:value-type="time">
            <text:p>01:00:00</text:p>
          </table:table-cell>
          <table:table-cell table:formula="of:=[.G196]*24*[.F196]" office:value-type="currency" office:currency="PLN" office:value="60" calcext:value-type="currency">
            <text:p>60,00 zł</text:p>
          </table:table-cell>
          <table:table-cell table:formula="of:=COUNTIF([.A$2:.A430];[.A196])" office:value-type="float" office:value="24" calcext:value-type="float">
            <text:p>24</text:p>
          </table:table-cell>
          <table:table-cell table:formula="of:=CONCATENATE(UPPER(MID([.A196];1;3)); UPPER(MID([.B196];1;3)); [.I196])" office:value-type="string" office:string-value="KATINF24" calcext:value-type="string">
            <text:p>KATINF24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tematyka</text:p>
          </table:table-cell>
          <table:table-cell table:style-name="ce1" office:value-type="date" office:date-value="2026-02-10" calcext:value-type="date">
            <text:p>10.02.2026</text:p>
          </table:table-cell>
          <table:table-cell table:style-name="ce5" office:value-type="string" calcext:value-type="string">
            <text:p>13:30</text:p>
          </table:table-cell>
          <table:table-cell table:style-name="ce5" office:value-type="string" calcext:value-type="string">
            <text:p>15:15</text:p>
          </table:table-cell>
          <table:table-cell office:value-type="float" office:value="50" calcext:value-type="float">
            <text:p>50</text:p>
          </table:table-cell>
          <table:table-cell table:style-name="ce7" table:formula="of:=[.E197]-[.D197]" office:value-type="time" office:time-value="PT01H45M00S" calcext:value-type="time">
            <text:p>01:45:00</text:p>
          </table:table-cell>
          <table:table-cell table:formula="of:=[.G197]*24*[.F197]" office:value-type="currency" office:currency="PLN" office:value="87.5" calcext:value-type="currency">
            <text:p>87,50 zł</text:p>
          </table:table-cell>
          <table:table-cell table:formula="of:=COUNTIF([.A$2:.A431];[.A197])" office:value-type="float" office:value="29" calcext:value-type="float">
            <text:p>29</text:p>
          </table:table-cell>
          <table:table-cell table:formula="of:=CONCATENATE(UPPER(MID([.A197];1;3)); UPPER(MID([.B197];1;3)); [.I197])" office:value-type="string" office:string-value="WIKMAT29" calcext:value-type="string">
            <text:p>WIKMAT29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Zdzisław</text:p>
          </table:table-cell>
          <table:table-cell office:value-type="string" calcext:value-type="string">
            <text:p>Matematyka</text:p>
          </table:table-cell>
          <table:table-cell table:style-name="ce1" office:value-type="date" office:date-value="2026-02-10" calcext:value-type="date">
            <text:p>10.02.2026</text:p>
          </table:table-cell>
          <table:table-cell table:style-name="ce5" office:value-type="string" calcext:value-type="string">
            <text:p>15:30</text:p>
          </table:table-cell>
          <table:table-cell table:style-name="ce5" office:value-type="string" calcext:value-type="string">
            <text:p>16:30</text:p>
          </table:table-cell>
          <table:table-cell office:value-type="float" office:value="50" calcext:value-type="float">
            <text:p>50</text:p>
          </table:table-cell>
          <table:table-cell table:style-name="ce7" table:formula="of:=[.E198]-[.D198]" office:value-type="time" office:time-value="PT01H00M00S" calcext:value-type="time">
            <text:p>01:00:00</text:p>
          </table:table-cell>
          <table:table-cell table:formula="of:=[.G198]*24*[.F198]" office:value-type="currency" office:currency="PLN" office:value="50" calcext:value-type="currency">
            <text:p>50,00 zł</text:p>
          </table:table-cell>
          <table:table-cell table:formula="of:=COUNTIF([.A$2:.A432];[.A198])" office:value-type="float" office:value="18" calcext:value-type="float">
            <text:p>18</text:p>
          </table:table-cell>
          <table:table-cell table:formula="of:=CONCATENATE(UPPER(MID([.A198];1;3)); UPPER(MID([.B198];1;3)); [.I198])" office:value-type="string" office:string-value="ZDZMAT18" calcext:value-type="string">
            <text:p>ZDZMAT18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Informatyka</text:p>
          </table:table-cell>
          <table:table-cell table:style-name="ce1" office:value-type="date" office:date-value="2026-02-11" calcext:value-type="date">
            <text:p>11.02.2026</text:p>
          </table:table-cell>
          <table:table-cell table:style-name="ce5" office:value-type="string" calcext:value-type="string">
            <text:p>13:15</text:p>
          </table:table-cell>
          <table:table-cell table:style-name="ce5" office:value-type="string" calcext:value-type="string">
            <text:p>14:15</text:p>
          </table:table-cell>
          <table:table-cell office:value-type="float" office:value="60" calcext:value-type="float">
            <text:p>60</text:p>
          </table:table-cell>
          <table:table-cell table:style-name="ce7" table:formula="of:=[.E199]-[.D199]" office:value-type="time" office:time-value="PT01H00M00S" calcext:value-type="time">
            <text:p>01:00:00</text:p>
          </table:table-cell>
          <table:table-cell table:formula="of:=[.G199]*24*[.F199]" office:value-type="currency" office:currency="PLN" office:value="59.9999999999999" calcext:value-type="currency">
            <text:p>60,00 zł</text:p>
          </table:table-cell>
          <table:table-cell table:formula="of:=COUNTIF([.A$2:.A433];[.A199])" office:value-type="float" office:value="16" calcext:value-type="float">
            <text:p>16</text:p>
          </table:table-cell>
          <table:table-cell table:formula="of:=CONCATENATE(UPPER(MID([.A199];1;3)); UPPER(MID([.B199];1;3)); [.I199])" office:value-type="string" office:string-value="AGNINF16" calcext:value-type="string">
            <text:p>AGNINF16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nformatyka</text:p>
          </table:table-cell>
          <table:table-cell table:style-name="ce1" office:value-type="date" office:date-value="2026-02-11" calcext:value-type="date">
            <text:p>11.02.2026</text:p>
          </table:table-cell>
          <table:table-cell table:style-name="ce5" office:value-type="string" calcext:value-type="string">
            <text:p>10:45</text:p>
          </table:table-cell>
          <table:table-cell table:style-name="ce5" office:value-type="string" calcext:value-type="string">
            <text:p>12:00</text:p>
          </table:table-cell>
          <table:table-cell office:value-type="float" office:value="60" calcext:value-type="float">
            <text:p>60</text:p>
          </table:table-cell>
          <table:table-cell table:style-name="ce7" table:formula="of:=[.E200]-[.D200]" office:value-type="time" office:time-value="PT01H15M00S" calcext:value-type="time">
            <text:p>01:15:00</text:p>
          </table:table-cell>
          <table:table-cell table:formula="of:=[.G200]*24*[.F200]" office:value-type="currency" office:currency="PLN" office:value="75" calcext:value-type="currency">
            <text:p>75,00 zł</text:p>
          </table:table-cell>
          <table:table-cell table:formula="of:=COUNTIF([.A$2:.A434];[.A200])" office:value-type="float" office:value="10" calcext:value-type="float">
            <text:p>10</text:p>
          </table:table-cell>
          <table:table-cell table:formula="of:=CONCATENATE(UPPER(MID([.A200];1;3)); UPPER(MID([.B200];1;3)); [.I200])" office:value-type="string" office:string-value="ANNINF10" calcext:value-type="string">
            <text:p>ANNINF10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Jan</text:p>
          </table:table-cell>
          <table:table-cell office:value-type="string" calcext:value-type="string">
            <text:p>Fizyka</text:p>
          </table:table-cell>
          <table:table-cell table:style-name="ce1" office:value-type="date" office:date-value="2026-02-11" calcext:value-type="date">
            <text:p>11.02.2026</text:p>
          </table:table-cell>
          <table:table-cell table:style-name="ce5" office:value-type="string" calcext:value-type="string">
            <text:p>09:00</text:p>
          </table:table-cell>
          <table:table-cell table:style-name="ce5" office:value-type="string" calcext:value-type="string">
            <text:p>10:15</text:p>
          </table:table-cell>
          <table:table-cell office:value-type="float" office:value="40" calcext:value-type="float">
            <text:p>40</text:p>
          </table:table-cell>
          <table:table-cell table:style-name="ce7" table:formula="of:=[.E201]-[.D201]" office:value-type="time" office:time-value="PT01H15M00S" calcext:value-type="time">
            <text:p>01:15:00</text:p>
          </table:table-cell>
          <table:table-cell table:formula="of:=[.G201]*24*[.F201]" office:value-type="currency" office:currency="PLN" office:value="50" calcext:value-type="currency">
            <text:p>50,00 zł</text:p>
          </table:table-cell>
          <table:table-cell table:formula="of:=COUNTIF([.A$2:.A435];[.A201])" office:value-type="float" office:value="24" calcext:value-type="float">
            <text:p>24</text:p>
          </table:table-cell>
          <table:table-cell table:formula="of:=CONCATENATE(UPPER(MID([.A201];1;3)); UPPER(MID([.B201];1;3)); [.I201])" office:value-type="string" office:string-value="JANFIZ24" calcext:value-type="string">
            <text:p>JANFIZ24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Fizyka</text:p>
          </table:table-cell>
          <table:table-cell table:style-name="ce1" office:value-type="date" office:date-value="2026-02-11" calcext:value-type="date">
            <text:p>11.02.2026</text:p>
          </table:table-cell>
          <table:table-cell table:style-name="ce5" office:value-type="string" calcext:value-type="string">
            <text:p>14:15</text:p>
          </table:table-cell>
          <table:table-cell table:style-name="ce5" office:value-type="string" calcext:value-type="string">
            <text:p>15:15</text:p>
          </table:table-cell>
          <table:table-cell office:value-type="float" office:value="40" calcext:value-type="float">
            <text:p>40</text:p>
          </table:table-cell>
          <table:table-cell table:style-name="ce7" table:formula="of:=[.E202]-[.D202]" office:value-type="time" office:time-value="PT01H00M00S" calcext:value-type="time">
            <text:p>01:00:00</text:p>
          </table:table-cell>
          <table:table-cell table:formula="of:=[.G202]*24*[.F202]" office:value-type="currency" office:currency="PLN" office:value="40" calcext:value-type="currency">
            <text:p>40,00 zł</text:p>
          </table:table-cell>
          <table:table-cell table:formula="of:=COUNTIF([.A$2:.A436];[.A202])" office:value-type="float" office:value="22" calcext:value-type="float">
            <text:p>22</text:p>
          </table:table-cell>
          <table:table-cell table:formula="of:=CONCATENATE(UPPER(MID([.A202];1;3)); UPPER(MID([.B202];1;3)); [.I202])" office:value-type="string" office:string-value="MACFIZ22" calcext:value-type="string">
            <text:p>MACFIZ2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tematyka</text:p>
          </table:table-cell>
          <table:table-cell table:style-name="ce1" office:value-type="date" office:date-value="2026-02-11" calcext:value-type="date">
            <text:p>11.02.2026</text:p>
          </table:table-cell>
          <table:table-cell table:style-name="ce5" office:value-type="string" calcext:value-type="string">
            <text:p>12:00</text:p>
          </table:table-cell>
          <table:table-cell table:style-name="ce5" office:value-type="string" calcext:value-type="string">
            <text:p>13:00</text:p>
          </table:table-cell>
          <table:table-cell office:value-type="float" office:value="50" calcext:value-type="float">
            <text:p>50</text:p>
          </table:table-cell>
          <table:table-cell table:style-name="ce7" table:formula="of:=[.E203]-[.D203]" office:value-type="time" office:time-value="PT01H00M00S" calcext:value-type="time">
            <text:p>01:00:00</text:p>
          </table:table-cell>
          <table:table-cell table:formula="of:=[.G203]*24*[.F203]" office:value-type="currency" office:currency="PLN" office:value="50" calcext:value-type="currency">
            <text:p>50,00 zł</text:p>
          </table:table-cell>
          <table:table-cell table:formula="of:=COUNTIF([.A$2:.A437];[.A203])" office:value-type="float" office:value="29" calcext:value-type="float">
            <text:p>29</text:p>
          </table:table-cell>
          <table:table-cell table:formula="of:=CONCATENATE(UPPER(MID([.A203];1;3)); UPPER(MID([.B203];1;3)); [.I203])" office:value-type="string" office:string-value="WIKMAT29" calcext:value-type="string">
            <text:p>WIKMAT29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Julita</text:p>
          </table:table-cell>
          <table:table-cell office:value-type="string" calcext:value-type="string">
            <text:p>Informatyka</text:p>
          </table:table-cell>
          <table:table-cell table:style-name="ce1" office:value-type="date" office:date-value="2026-02-12" calcext:value-type="date">
            <text:p>12.02.2026</text:p>
          </table:table-cell>
          <table:table-cell table:style-name="ce5" office:value-type="string" calcext:value-type="string">
            <text:p>13:15</text:p>
          </table:table-cell>
          <table:table-cell table:style-name="ce5" office:value-type="string" calcext:value-type="string">
            <text:p>14:30</text:p>
          </table:table-cell>
          <table:table-cell office:value-type="float" office:value="60" calcext:value-type="float">
            <text:p>60</text:p>
          </table:table-cell>
          <table:table-cell table:style-name="ce7" table:formula="of:=[.E204]-[.D204]" office:value-type="time" office:time-value="PT01H15M00S" calcext:value-type="time">
            <text:p>01:15:00</text:p>
          </table:table-cell>
          <table:table-cell table:formula="of:=[.G204]*24*[.F204]" office:value-type="currency" office:currency="PLN" office:value="74.9999999999999" calcext:value-type="currency">
            <text:p>75,00 zł</text:p>
          </table:table-cell>
          <table:table-cell table:formula="of:=COUNTIF([.A$2:.A438];[.A204])" office:value-type="float" office:value="18" calcext:value-type="float">
            <text:p>18</text:p>
          </table:table-cell>
          <table:table-cell table:formula="of:=CONCATENATE(UPPER(MID([.A204];1;3)); UPPER(MID([.B204];1;3)); [.I204])" office:value-type="string" office:string-value="JULINF18" calcext:value-type="string">
            <text:p>JULINF18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Zbigniew</text:p>
          </table:table-cell>
          <table:table-cell office:value-type="string" calcext:value-type="string">
            <text:p>Informatyka</text:p>
          </table:table-cell>
          <table:table-cell table:style-name="ce1" office:value-type="date" office:date-value="2026-02-12" calcext:value-type="date">
            <text:p>12.02.2026</text:p>
          </table:table-cell>
          <table:table-cell table:style-name="ce5" office:value-type="string" calcext:value-type="string">
            <text:p>09:30</text:p>
          </table:table-cell>
          <table:table-cell table:style-name="ce5" office:value-type="string" calcext:value-type="string">
            <text:p>11:00</text:p>
          </table:table-cell>
          <table:table-cell office:value-type="float" office:value="60" calcext:value-type="float">
            <text:p>60</text:p>
          </table:table-cell>
          <table:table-cell table:style-name="ce7" table:formula="of:=[.E205]-[.D205]" office:value-type="time" office:time-value="PT01H30M00S" calcext:value-type="time">
            <text:p>01:30:00</text:p>
          </table:table-cell>
          <table:table-cell table:formula="of:=[.G205]*24*[.F205]" office:value-type="currency" office:currency="PLN" office:value="90" calcext:value-type="currency">
            <text:p>90,00 zł</text:p>
          </table:table-cell>
          <table:table-cell table:formula="of:=COUNTIF([.A$2:.A439];[.A205])" office:value-type="float" office:value="16" calcext:value-type="float">
            <text:p>16</text:p>
          </table:table-cell>
          <table:table-cell table:formula="of:=CONCATENATE(UPPER(MID([.A205];1;3)); UPPER(MID([.B205];1;3)); [.I205])" office:value-type="string" office:string-value="ZBIINF16" calcext:value-type="string">
            <text:p>ZBIINF16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Zuzanna</text:p>
          </table:table-cell>
          <table:table-cell office:value-type="string" calcext:value-type="string">
            <text:p>Matematyka</text:p>
          </table:table-cell>
          <table:table-cell table:style-name="ce1" office:value-type="date" office:date-value="2026-02-12" calcext:value-type="date">
            <text:p>12.02.2026</text:p>
          </table:table-cell>
          <table:table-cell table:style-name="ce5" office:value-type="string" calcext:value-type="string">
            <text:p>11:00</text:p>
          </table:table-cell>
          <table:table-cell table:style-name="ce5" office:value-type="string" calcext:value-type="string">
            <text:p>12:15</text:p>
          </table:table-cell>
          <table:table-cell office:value-type="float" office:value="50" calcext:value-type="float">
            <text:p>50</text:p>
          </table:table-cell>
          <table:table-cell table:style-name="ce7" table:formula="of:=[.E206]-[.D206]" office:value-type="time" office:time-value="PT01H15M00S" calcext:value-type="time">
            <text:p>01:15:00</text:p>
          </table:table-cell>
          <table:table-cell table:formula="of:=[.G206]*24*[.F206]" office:value-type="currency" office:currency="PLN" office:value="62.5" calcext:value-type="currency">
            <text:p>62,50 zł</text:p>
          </table:table-cell>
          <table:table-cell table:formula="of:=COUNTIF([.A$2:.A440];[.A206])" office:value-type="float" office:value="19" calcext:value-type="float">
            <text:p>19</text:p>
          </table:table-cell>
          <table:table-cell table:formula="of:=CONCATENATE(UPPER(MID([.A206];1;3)); UPPER(MID([.B206];1;3)); [.I206])" office:value-type="string" office:string-value="ZUZMAT19" calcext:value-type="string">
            <text:p>ZUZMAT19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Matematyka</text:p>
          </table:table-cell>
          <table:table-cell table:style-name="ce1" office:value-type="date" office:date-value="2026-02-13" calcext:value-type="date">
            <text:p>13.02.2026</text:p>
          </table:table-cell>
          <table:table-cell table:style-name="ce5" office:value-type="string" calcext:value-type="string">
            <text:p>12:30</text:p>
          </table:table-cell>
          <table:table-cell table:style-name="ce5" office:value-type="string" calcext:value-type="string">
            <text:p>13:45</text:p>
          </table:table-cell>
          <table:table-cell office:value-type="float" office:value="50" calcext:value-type="float">
            <text:p>50</text:p>
          </table:table-cell>
          <table:table-cell table:style-name="ce7" table:formula="of:=[.E207]-[.D207]" office:value-type="time" office:time-value="PT01H15M00S" calcext:value-type="time">
            <text:p>01:15:00</text:p>
          </table:table-cell>
          <table:table-cell table:formula="of:=[.G207]*24*[.F207]" office:value-type="currency" office:currency="PLN" office:value="62.4999999999999" calcext:value-type="currency">
            <text:p>62,50 zł</text:p>
          </table:table-cell>
          <table:table-cell table:formula="of:=COUNTIF([.A$2:.A441];[.A207])" office:value-type="float" office:value="14" calcext:value-type="float">
            <text:p>14</text:p>
          </table:table-cell>
          <table:table-cell table:formula="of:=CONCATENATE(UPPER(MID([.A207];1;3)); UPPER(MID([.B207];1;3)); [.I207])" office:value-type="string" office:string-value="EWAMAT14" calcext:value-type="string">
            <text:p>EWAMAT14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Julita</text:p>
          </table:table-cell>
          <table:table-cell office:value-type="string" calcext:value-type="string">
            <text:p>Informatyka</text:p>
          </table:table-cell>
          <table:table-cell table:style-name="ce1" office:value-type="date" office:date-value="2026-02-13" calcext:value-type="date">
            <text:p>13.02.2026</text:p>
          </table:table-cell>
          <table:table-cell table:style-name="ce5" office:value-type="string" calcext:value-type="string">
            <text:p>09:00</text:p>
          </table:table-cell>
          <table:table-cell table:style-name="ce5" office:value-type="string" calcext:value-type="string">
            <text:p>10:15</text:p>
          </table:table-cell>
          <table:table-cell office:value-type="float" office:value="60" calcext:value-type="float">
            <text:p>60</text:p>
          </table:table-cell>
          <table:table-cell table:style-name="ce7" table:formula="of:=[.E208]-[.D208]" office:value-type="time" office:time-value="PT01H15M00S" calcext:value-type="time">
            <text:p>01:15:00</text:p>
          </table:table-cell>
          <table:table-cell table:formula="of:=[.G208]*24*[.F208]" office:value-type="currency" office:currency="PLN" office:value="75" calcext:value-type="currency">
            <text:p>75,00 zł</text:p>
          </table:table-cell>
          <table:table-cell table:formula="of:=COUNTIF([.A$2:.A442];[.A208])" office:value-type="float" office:value="18" calcext:value-type="float">
            <text:p>18</text:p>
          </table:table-cell>
          <table:table-cell table:formula="of:=CONCATENATE(UPPER(MID([.A208];1;3)); UPPER(MID([.B208];1;3)); [.I208])" office:value-type="string" office:string-value="JULINF18" calcext:value-type="string">
            <text:p>JULINF18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Fizyka</text:p>
          </table:table-cell>
          <table:table-cell table:style-name="ce1" office:value-type="date" office:date-value="2026-02-13" calcext:value-type="date">
            <text:p>13.02.2026</text:p>
          </table:table-cell>
          <table:table-cell table:style-name="ce5" office:value-type="string" calcext:value-type="string">
            <text:p>11:00</text:p>
          </table:table-cell>
          <table:table-cell table:style-name="ce5" office:value-type="string" calcext:value-type="string">
            <text:p>12:00</text:p>
          </table:table-cell>
          <table:table-cell office:value-type="float" office:value="40" calcext:value-type="float">
            <text:p>40</text:p>
          </table:table-cell>
          <table:table-cell table:style-name="ce7" table:formula="of:=[.E209]-[.D209]" office:value-type="time" office:time-value="PT01H00M00S" calcext:value-type="time">
            <text:p>01:00:00</text:p>
          </table:table-cell>
          <table:table-cell table:formula="of:=[.G209]*24*[.F209]" office:value-type="currency" office:currency="PLN" office:value="40" calcext:value-type="currency">
            <text:p>40,00 zł</text:p>
          </table:table-cell>
          <table:table-cell table:formula="of:=COUNTIF([.A$2:.A443];[.A209])" office:value-type="float" office:value="22" calcext:value-type="float">
            <text:p>22</text:p>
          </table:table-cell>
          <table:table-cell table:formula="of:=CONCATENATE(UPPER(MID([.A209];1;3)); UPPER(MID([.B209];1;3)); [.I209])" office:value-type="string" office:string-value="MACFIZ22" calcext:value-type="string">
            <text:p>MACFIZ2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tematyka</text:p>
          </table:table-cell>
          <table:table-cell table:style-name="ce1" office:value-type="date" office:date-value="2026-02-13" calcext:value-type="date">
            <text:p>13.02.2026</text:p>
          </table:table-cell>
          <table:table-cell table:style-name="ce5" office:value-type="string" calcext:value-type="string">
            <text:p>14:30</text:p>
          </table:table-cell>
          <table:table-cell table:style-name="ce5" office:value-type="string" calcext:value-type="string">
            <text:p>16:15</text:p>
          </table:table-cell>
          <table:table-cell office:value-type="float" office:value="50" calcext:value-type="float">
            <text:p>50</text:p>
          </table:table-cell>
          <table:table-cell table:style-name="ce7" table:formula="of:=[.E210]-[.D210]" office:value-type="time" office:time-value="PT01H45M00S" calcext:value-type="time">
            <text:p>01:45:00</text:p>
          </table:table-cell>
          <table:table-cell table:formula="of:=[.G210]*24*[.F210]" office:value-type="currency" office:currency="PLN" office:value="87.5000000000001" calcext:value-type="currency">
            <text:p>87,50 zł</text:p>
          </table:table-cell>
          <table:table-cell table:formula="of:=COUNTIF([.A$2:.A444];[.A210])" office:value-type="float" office:value="29" calcext:value-type="float">
            <text:p>29</text:p>
          </table:table-cell>
          <table:table-cell table:formula="of:=CONCATENATE(UPPER(MID([.A210];1;3)); UPPER(MID([.B210];1;3)); [.I210])" office:value-type="string" office:string-value="WIKMAT29" calcext:value-type="string">
            <text:p>WIKMAT29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tematyka</text:p>
          </table:table-cell>
          <table:table-cell table:style-name="ce1" office:value-type="date" office:date-value="2026-02-16" calcext:value-type="date">
            <text:p>16.02.2026</text:p>
          </table:table-cell>
          <table:table-cell table:style-name="ce5" office:value-type="string" calcext:value-type="string">
            <text:p>11:30</text:p>
          </table:table-cell>
          <table:table-cell table:style-name="ce5" office:value-type="string" calcext:value-type="string">
            <text:p>13:00</text:p>
          </table:table-cell>
          <table:table-cell office:value-type="float" office:value="50" calcext:value-type="float">
            <text:p>50</text:p>
          </table:table-cell>
          <table:table-cell table:style-name="ce7" table:formula="of:=[.E211]-[.D211]" office:value-type="time" office:time-value="PT01H30M00S" calcext:value-type="time">
            <text:p>01:30:00</text:p>
          </table:table-cell>
          <table:table-cell table:formula="of:=[.G211]*24*[.F211]" office:value-type="currency" office:currency="PLN" office:value="74.9999999999999" calcext:value-type="currency">
            <text:p>75,00 zł</text:p>
          </table:table-cell>
          <table:table-cell table:formula="of:=COUNTIF([.A$2:.A445];[.A211])" office:value-type="float" office:value="29" calcext:value-type="float">
            <text:p>29</text:p>
          </table:table-cell>
          <table:table-cell table:formula="of:=CONCATENATE(UPPER(MID([.A211];1;3)); UPPER(MID([.B211];1;3)); [.I211])" office:value-type="string" office:string-value="WIKMAT29" calcext:value-type="string">
            <text:p>WIKMAT29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Zbigniew</text:p>
          </table:table-cell>
          <table:table-cell office:value-type="string" calcext:value-type="string">
            <text:p>Fizyka</text:p>
          </table:table-cell>
          <table:table-cell table:style-name="ce1" office:value-type="date" office:date-value="2026-02-16" calcext:value-type="date">
            <text:p>16.02.2026</text:p>
          </table:table-cell>
          <table:table-cell table:style-name="ce5" office:value-type="string" calcext:value-type="string">
            <text:p>09:00</text:p>
          </table:table-cell>
          <table:table-cell table:style-name="ce5" office:value-type="string" calcext:value-type="string">
            <text:p>10:30</text:p>
          </table:table-cell>
          <table:table-cell office:value-type="float" office:value="40" calcext:value-type="float">
            <text:p>40</text:p>
          </table:table-cell>
          <table:table-cell table:style-name="ce7" table:formula="of:=[.E212]-[.D212]" office:value-type="time" office:time-value="PT01H30M00S" calcext:value-type="time">
            <text:p>01:30:00</text:p>
          </table:table-cell>
          <table:table-cell table:formula="of:=[.G212]*24*[.F212]" office:value-type="currency" office:currency="PLN" office:value="60" calcext:value-type="currency">
            <text:p>60,00 zł</text:p>
          </table:table-cell>
          <table:table-cell table:formula="of:=COUNTIF([.A$2:.A446];[.A212])" office:value-type="float" office:value="16" calcext:value-type="float">
            <text:p>16</text:p>
          </table:table-cell>
          <table:table-cell table:formula="of:=CONCATENATE(UPPER(MID([.A212];1;3)); UPPER(MID([.B212];1;3)); [.I212])" office:value-type="string" office:string-value="ZBIFIZ16" calcext:value-type="string">
            <text:p>ZBIFIZ16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Jan</text:p>
          </table:table-cell>
          <table:table-cell office:value-type="string" calcext:value-type="string">
            <text:p>Fizyka</text:p>
          </table:table-cell>
          <table:table-cell table:style-name="ce1" office:value-type="date" office:date-value="2026-02-17" calcext:value-type="date">
            <text:p>17.02.2026</text:p>
          </table:table-cell>
          <table:table-cell table:style-name="ce5" office:value-type="string" calcext:value-type="string">
            <text:p>13:15</text:p>
          </table:table-cell>
          <table:table-cell table:style-name="ce5" office:value-type="string" calcext:value-type="string">
            <text:p>15:15</text:p>
          </table:table-cell>
          <table:table-cell office:value-type="float" office:value="40" calcext:value-type="float">
            <text:p>40</text:p>
          </table:table-cell>
          <table:table-cell table:style-name="ce7" table:formula="of:=[.E213]-[.D213]" office:value-type="time" office:time-value="PT02H00M00S" calcext:value-type="time">
            <text:p>02:00:00</text:p>
          </table:table-cell>
          <table:table-cell table:formula="of:=[.G213]*24*[.F213]" office:value-type="currency" office:currency="PLN" office:value="79.9999999999999" calcext:value-type="currency">
            <text:p>80,00 zł</text:p>
          </table:table-cell>
          <table:table-cell table:formula="of:=COUNTIF([.A$2:.A447];[.A213])" office:value-type="float" office:value="24" calcext:value-type="float">
            <text:p>24</text:p>
          </table:table-cell>
          <table:table-cell table:formula="of:=CONCATENATE(UPPER(MID([.A213];1;3)); UPPER(MID([.B213];1;3)); [.I213])" office:value-type="string" office:string-value="JANFIZ24" calcext:value-type="string">
            <text:p>JANFIZ24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tematyka</text:p>
          </table:table-cell>
          <table:table-cell table:style-name="ce1" office:value-type="date" office:date-value="2026-02-17" calcext:value-type="date">
            <text:p>17.02.2026</text:p>
          </table:table-cell>
          <table:table-cell table:style-name="ce5" office:value-type="string" calcext:value-type="string">
            <text:p>10:30</text:p>
          </table:table-cell>
          <table:table-cell table:style-name="ce5" office:value-type="string" calcext:value-type="string">
            <text:p>12:15</text:p>
          </table:table-cell>
          <table:table-cell office:value-type="float" office:value="50" calcext:value-type="float">
            <text:p>50</text:p>
          </table:table-cell>
          <table:table-cell table:style-name="ce7" table:formula="of:=[.E214]-[.D214]" office:value-type="time" office:time-value="PT01H45M00S" calcext:value-type="time">
            <text:p>01:45:00</text:p>
          </table:table-cell>
          <table:table-cell table:formula="of:=[.G214]*24*[.F214]" office:value-type="currency" office:currency="PLN" office:value="87.5" calcext:value-type="currency">
            <text:p>87,50 zł</text:p>
          </table:table-cell>
          <table:table-cell table:formula="of:=COUNTIF([.A$2:.A448];[.A214])" office:value-type="float" office:value="29" calcext:value-type="float">
            <text:p>29</text:p>
          </table:table-cell>
          <table:table-cell table:formula="of:=CONCATENATE(UPPER(MID([.A214];1;3)); UPPER(MID([.B214];1;3)); [.I214])" office:value-type="string" office:string-value="WIKMAT29" calcext:value-type="string">
            <text:p>WIKMAT29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Zbigniew</text:p>
          </table:table-cell>
          <table:table-cell office:value-type="string" calcext:value-type="string">
            <text:p>Informatyka</text:p>
          </table:table-cell>
          <table:table-cell table:style-name="ce1" office:value-type="date" office:date-value="2026-02-17" calcext:value-type="date">
            <text:p>17.02.2026</text:p>
          </table:table-cell>
          <table:table-cell table:style-name="ce5" office:value-type="string" calcext:value-type="string">
            <text:p>09:00</text:p>
          </table:table-cell>
          <table:table-cell table:style-name="ce5" office:value-type="string" calcext:value-type="string">
            <text:p>10:15</text:p>
          </table:table-cell>
          <table:table-cell office:value-type="float" office:value="60" calcext:value-type="float">
            <text:p>60</text:p>
          </table:table-cell>
          <table:table-cell table:style-name="ce7" table:formula="of:=[.E215]-[.D215]" office:value-type="time" office:time-value="PT01H15M00S" calcext:value-type="time">
            <text:p>01:15:00</text:p>
          </table:table-cell>
          <table:table-cell table:formula="of:=[.G215]*24*[.F215]" office:value-type="currency" office:currency="PLN" office:value="75" calcext:value-type="currency">
            <text:p>75,00 zł</text:p>
          </table:table-cell>
          <table:table-cell table:formula="of:=COUNTIF([.A$2:.A449];[.A215])" office:value-type="float" office:value="16" calcext:value-type="float">
            <text:p>16</text:p>
          </table:table-cell>
          <table:table-cell table:formula="of:=CONCATENATE(UPPER(MID([.A215];1;3)); UPPER(MID([.B215];1;3)); [.I215])" office:value-type="string" office:string-value="ZBIINF16" calcext:value-type="string">
            <text:p>ZBIINF16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Zuzanna</text:p>
          </table:table-cell>
          <table:table-cell office:value-type="string" calcext:value-type="string">
            <text:p>Matematyka</text:p>
          </table:table-cell>
          <table:table-cell table:style-name="ce1" office:value-type="date" office:date-value="2026-02-17" calcext:value-type="date">
            <text:p>17.02.2026</text:p>
          </table:table-cell>
          <table:table-cell table:style-name="ce5" office:value-type="string" calcext:value-type="string">
            <text:p>15:15</text:p>
          </table:table-cell>
          <table:table-cell table:style-name="ce5" office:value-type="string" calcext:value-type="string">
            <text:p>16:45</text:p>
          </table:table-cell>
          <table:table-cell office:value-type="float" office:value="50" calcext:value-type="float">
            <text:p>50</text:p>
          </table:table-cell>
          <table:table-cell table:style-name="ce7" table:formula="of:=[.E216]-[.D216]" office:value-type="time" office:time-value="PT01H30M00S" calcext:value-type="time">
            <text:p>01:30:00</text:p>
          </table:table-cell>
          <table:table-cell table:formula="of:=[.G216]*24*[.F216]" office:value-type="currency" office:currency="PLN" office:value="75" calcext:value-type="currency">
            <text:p>75,00 zł</text:p>
          </table:table-cell>
          <table:table-cell table:formula="of:=COUNTIF([.A$2:.A450];[.A216])" office:value-type="float" office:value="19" calcext:value-type="float">
            <text:p>19</text:p>
          </table:table-cell>
          <table:table-cell table:formula="of:=CONCATENATE(UPPER(MID([.A216];1;3)); UPPER(MID([.B216];1;3)); [.I216])" office:value-type="string" office:string-value="ZUZMAT19" calcext:value-type="string">
            <text:p>ZUZMAT19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nformatyka</text:p>
          </table:table-cell>
          <table:table-cell table:style-name="ce1" office:value-type="date" office:date-value="2026-02-18" calcext:value-type="date">
            <text:p>18.02.2026</text:p>
          </table:table-cell>
          <table:table-cell table:style-name="ce5" office:value-type="string" calcext:value-type="string">
            <text:p>14:00</text:p>
          </table:table-cell>
          <table:table-cell table:style-name="ce5" office:value-type="string" calcext:value-type="string">
            <text:p>15:30</text:p>
          </table:table-cell>
          <table:table-cell office:value-type="float" office:value="60" calcext:value-type="float">
            <text:p>60</text:p>
          </table:table-cell>
          <table:table-cell table:style-name="ce7" table:formula="of:=[.E217]-[.D217]" office:value-type="time" office:time-value="PT01H30M00S" calcext:value-type="time">
            <text:p>01:30:00</text:p>
          </table:table-cell>
          <table:table-cell table:formula="of:=[.G217]*24*[.F217]" office:value-type="currency" office:currency="PLN" office:value="90" calcext:value-type="currency">
            <text:p>90,00 zł</text:p>
          </table:table-cell>
          <table:table-cell table:formula="of:=COUNTIF([.A$2:.A451];[.A217])" office:value-type="float" office:value="10" calcext:value-type="float">
            <text:p>10</text:p>
          </table:table-cell>
          <table:table-cell table:formula="of:=CONCATENATE(UPPER(MID([.A217];1;3)); UPPER(MID([.B217];1;3)); [.I217])" office:value-type="string" office:string-value="ANNINF10" calcext:value-type="string">
            <text:p>ANNINF10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Bartek</text:p>
          </table:table-cell>
          <table:table-cell office:value-type="string" calcext:value-type="string">
            <text:p>Informatyka</text:p>
          </table:table-cell>
          <table:table-cell table:style-name="ce1" office:value-type="date" office:date-value="2026-02-18" calcext:value-type="date">
            <text:p>18.02.2026</text:p>
          </table:table-cell>
          <table:table-cell table:style-name="ce5" office:value-type="string" calcext:value-type="string">
            <text:p>11:30</text:p>
          </table:table-cell>
          <table:table-cell table:style-name="ce5" office:value-type="string" calcext:value-type="string">
            <text:p>13:00</text:p>
          </table:table-cell>
          <table:table-cell office:value-type="float" office:value="60" calcext:value-type="float">
            <text:p>60</text:p>
          </table:table-cell>
          <table:table-cell table:style-name="ce7" table:formula="of:=[.E218]-[.D218]" office:value-type="time" office:time-value="PT01H30M00S" calcext:value-type="time">
            <text:p>01:30:00</text:p>
          </table:table-cell>
          <table:table-cell table:formula="of:=[.G218]*24*[.F218]" office:value-type="currency" office:currency="PLN" office:value="89.9999999999999" calcext:value-type="currency">
            <text:p>90,00 zł</text:p>
          </table:table-cell>
          <table:table-cell table:formula="of:=COUNTIF([.A$2:.A452];[.A218])" office:value-type="float" office:value="20" calcext:value-type="float">
            <text:p>20</text:p>
          </table:table-cell>
          <table:table-cell table:formula="of:=CONCATENATE(UPPER(MID([.A218];1;3)); UPPER(MID([.B218];1;3)); [.I218])" office:value-type="string" office:string-value="BARINF20" calcext:value-type="string">
            <text:p>BARINF20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tematyka</text:p>
          </table:table-cell>
          <table:table-cell table:style-name="ce1" office:value-type="date" office:date-value="2026-02-18" calcext:value-type="date">
            <text:p>18.02.2026</text:p>
          </table:table-cell>
          <table:table-cell table:style-name="ce5" office:value-type="string" calcext:value-type="string">
            <text:p>09:00</text:p>
          </table:table-cell>
          <table:table-cell table:style-name="ce5" office:value-type="string" calcext:value-type="string">
            <text:p>10:30</text:p>
          </table:table-cell>
          <table:table-cell office:value-type="float" office:value="50" calcext:value-type="float">
            <text:p>50</text:p>
          </table:table-cell>
          <table:table-cell table:style-name="ce7" table:formula="of:=[.E219]-[.D219]" office:value-type="time" office:time-value="PT01H30M00S" calcext:value-type="time">
            <text:p>01:30:00</text:p>
          </table:table-cell>
          <table:table-cell table:formula="of:=[.G219]*24*[.F219]" office:value-type="currency" office:currency="PLN" office:value="75" calcext:value-type="currency">
            <text:p>75,00 zł</text:p>
          </table:table-cell>
          <table:table-cell table:formula="of:=COUNTIF([.A$2:.A453];[.A219])" office:value-type="float" office:value="29" calcext:value-type="float">
            <text:p>29</text:p>
          </table:table-cell>
          <table:table-cell table:formula="of:=CONCATENATE(UPPER(MID([.A219];1;3)); UPPER(MID([.B219];1;3)); [.I219])" office:value-type="string" office:string-value="WIKMAT29" calcext:value-type="string">
            <text:p>WIKMAT29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tematyka</text:p>
          </table:table-cell>
          <table:table-cell table:style-name="ce1" office:value-type="date" office:date-value="2026-02-19" calcext:value-type="date">
            <text:p>19.02.2026</text:p>
          </table:table-cell>
          <table:table-cell table:style-name="ce5" office:value-type="string" calcext:value-type="string">
            <text:p>09:00</text:p>
          </table:table-cell>
          <table:table-cell table:style-name="ce5" office:value-type="string" calcext:value-type="string">
            <text:p>11:00</text:p>
          </table:table-cell>
          <table:table-cell office:value-type="float" office:value="50" calcext:value-type="float">
            <text:p>50</text:p>
          </table:table-cell>
          <table:table-cell table:style-name="ce7" table:formula="of:=[.E220]-[.D220]" office:value-type="time" office:time-value="PT02H00M00S" calcext:value-type="time">
            <text:p>02:00:00</text:p>
          </table:table-cell>
          <table:table-cell table:formula="of:=[.G220]*24*[.F220]" office:value-type="currency" office:currency="PLN" office:value="100" calcext:value-type="currency">
            <text:p>100,00 zł</text:p>
          </table:table-cell>
          <table:table-cell table:formula="of:=COUNTIF([.A$2:.A454];[.A220])" office:value-type="float" office:value="29" calcext:value-type="float">
            <text:p>29</text:p>
          </table:table-cell>
          <table:table-cell table:formula="of:=CONCATENATE(UPPER(MID([.A220];1;3)); UPPER(MID([.B220];1;3)); [.I220])" office:value-type="string" office:string-value="WIKMAT29" calcext:value-type="string">
            <text:p>WIKMAT29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Bartek</text:p>
          </table:table-cell>
          <table:table-cell office:value-type="string" calcext:value-type="string">
            <text:p>Informatyka</text:p>
          </table:table-cell>
          <table:table-cell table:style-name="ce1" office:value-type="date" office:date-value="2026-02-20" calcext:value-type="date">
            <text:p>20.02.2026</text:p>
          </table:table-cell>
          <table:table-cell table:style-name="ce5" office:value-type="string" calcext:value-type="string">
            <text:p>09:00</text:p>
          </table:table-cell>
          <table:table-cell table:style-name="ce5" office:value-type="string" calcext:value-type="string">
            <text:p>10:15</text:p>
          </table:table-cell>
          <table:table-cell office:value-type="float" office:value="60" calcext:value-type="float">
            <text:p>60</text:p>
          </table:table-cell>
          <table:table-cell table:style-name="ce7" table:formula="of:=[.E221]-[.D221]" office:value-type="time" office:time-value="PT01H15M00S" calcext:value-type="time">
            <text:p>01:15:00</text:p>
          </table:table-cell>
          <table:table-cell table:formula="of:=[.G221]*24*[.F221]" office:value-type="currency" office:currency="PLN" office:value="75" calcext:value-type="currency">
            <text:p>75,00 zł</text:p>
          </table:table-cell>
          <table:table-cell table:formula="of:=COUNTIF([.A$2:.A455];[.A221])" office:value-type="float" office:value="20" calcext:value-type="float">
            <text:p>20</text:p>
          </table:table-cell>
          <table:table-cell table:formula="of:=CONCATENATE(UPPER(MID([.A221];1;3)); UPPER(MID([.B221];1;3)); [.I221])" office:value-type="string" office:string-value="BARINF20" calcext:value-type="string">
            <text:p>BARINF20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Bartek</text:p>
          </table:table-cell>
          <table:table-cell office:value-type="string" calcext:value-type="string">
            <text:p>Informatyka</text:p>
          </table:table-cell>
          <table:table-cell table:style-name="ce1" office:value-type="date" office:date-value="2026-02-20" calcext:value-type="date">
            <text:p>20.02.2026</text:p>
          </table:table-cell>
          <table:table-cell table:style-name="ce5" office:value-type="string" calcext:value-type="string">
            <text:p>10:30</text:p>
          </table:table-cell>
          <table:table-cell table:style-name="ce5" office:value-type="string" calcext:value-type="string">
            <text:p>11:45</text:p>
          </table:table-cell>
          <table:table-cell office:value-type="float" office:value="60" calcext:value-type="float">
            <text:p>60</text:p>
          </table:table-cell>
          <table:table-cell table:style-name="ce7" table:formula="of:=[.E222]-[.D222]" office:value-type="time" office:time-value="PT01H15M00S" calcext:value-type="time">
            <text:p>01:15:00</text:p>
          </table:table-cell>
          <table:table-cell table:formula="of:=[.G222]*24*[.F222]" office:value-type="currency" office:currency="PLN" office:value="75" calcext:value-type="currency">
            <text:p>75,00 zł</text:p>
          </table:table-cell>
          <table:table-cell table:formula="of:=COUNTIF([.A$2:.A456];[.A222])" office:value-type="float" office:value="20" calcext:value-type="float">
            <text:p>20</text:p>
          </table:table-cell>
          <table:table-cell table:formula="of:=CONCATENATE(UPPER(MID([.A222];1;3)); UPPER(MID([.B222];1;3)); [.I222])" office:value-type="string" office:string-value="BARINF20" calcext:value-type="string">
            <text:p>BARINF20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Matematyka</text:p>
          </table:table-cell>
          <table:table-cell table:style-name="ce1" office:value-type="date" office:date-value="2026-02-20" calcext:value-type="date">
            <text:p>20.02.2026</text:p>
          </table:table-cell>
          <table:table-cell table:style-name="ce5" office:value-type="string" calcext:value-type="string">
            <text:p>14:30</text:p>
          </table:table-cell>
          <table:table-cell table:style-name="ce5" office:value-type="string" calcext:value-type="string">
            <text:p>15:45</text:p>
          </table:table-cell>
          <table:table-cell office:value-type="float" office:value="50" calcext:value-type="float">
            <text:p>50</text:p>
          </table:table-cell>
          <table:table-cell table:style-name="ce7" table:formula="of:=[.E223]-[.D223]" office:value-type="time" office:time-value="PT01H15M00S" calcext:value-type="time">
            <text:p>01:15:00</text:p>
          </table:table-cell>
          <table:table-cell table:formula="of:=[.G223]*24*[.F223]" office:value-type="currency" office:currency="PLN" office:value="62.5" calcext:value-type="currency">
            <text:p>62,50 zł</text:p>
          </table:table-cell>
          <table:table-cell table:formula="of:=COUNTIF([.A$2:.A457];[.A223])" office:value-type="float" office:value="14" calcext:value-type="float">
            <text:p>14</text:p>
          </table:table-cell>
          <table:table-cell table:formula="of:=CONCATENATE(UPPER(MID([.A223];1;3)); UPPER(MID([.B223];1;3)); [.I223])" office:value-type="string" office:string-value="EWAMAT14" calcext:value-type="string">
            <text:p>EWAMAT14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Jan</text:p>
          </table:table-cell>
          <table:table-cell office:value-type="string" calcext:value-type="string">
            <text:p>Fizyka</text:p>
          </table:table-cell>
          <table:table-cell table:style-name="ce1" office:value-type="date" office:date-value="2026-02-20" calcext:value-type="date">
            <text:p>20.02.2026</text:p>
          </table:table-cell>
          <table:table-cell table:style-name="ce5" office:value-type="string" calcext:value-type="string">
            <text:p>12:15</text:p>
          </table:table-cell>
          <table:table-cell table:style-name="ce5" office:value-type="string" calcext:value-type="string">
            <text:p>14:15</text:p>
          </table:table-cell>
          <table:table-cell office:value-type="float" office:value="40" calcext:value-type="float">
            <text:p>40</text:p>
          </table:table-cell>
          <table:table-cell table:style-name="ce7" table:formula="of:=[.E224]-[.D224]" office:value-type="time" office:time-value="PT02H00M00S" calcext:value-type="time">
            <text:p>02:00:00</text:p>
          </table:table-cell>
          <table:table-cell table:formula="of:=[.G224]*24*[.F224]" office:value-type="currency" office:currency="PLN" office:value="80" calcext:value-type="currency">
            <text:p>80,00 zł</text:p>
          </table:table-cell>
          <table:table-cell table:formula="of:=COUNTIF([.A$2:.A458];[.A224])" office:value-type="float" office:value="24" calcext:value-type="float">
            <text:p>24</text:p>
          </table:table-cell>
          <table:table-cell table:formula="of:=CONCATENATE(UPPER(MID([.A224];1;3)); UPPER(MID([.B224];1;3)); [.I224])" office:value-type="string" office:string-value="JANFIZ24" calcext:value-type="string">
            <text:p>JANFIZ24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Good" office:value-type="string" calcext:value-type="string">
            <text:p>Ola</text:p>
          </table:table-cell>
          <table:table-cell table:style-name="Good" office:value-type="string" calcext:value-type="string">
            <text:p>Informatyka</text:p>
          </table:table-cell>
          <table:table-cell table:style-name="ce4" office:value-type="date" office:date-value="2026-02-20" calcext:value-type="date">
            <text:p>20.02.2026</text:p>
          </table:table-cell>
          <table:table-cell table:style-name="ce6" office:value-type="string" calcext:value-type="string">
            <text:p>16:45</text:p>
          </table:table-cell>
          <table:table-cell table:style-name="ce6" office:value-type="string" calcext:value-type="string">
            <text:p>18:15</text:p>
          </table:table-cell>
          <table:table-cell table:style-name="Good" office:value-type="float" office:value="60" calcext:value-type="float">
            <text:p>60</text:p>
          </table:table-cell>
          <table:table-cell table:style-name="ce8" table:formula="of:=[.E225]-[.D225]" office:value-type="time" office:time-value="PT01H30M00S" calcext:value-type="time">
            <text:p>01:30:00</text:p>
          </table:table-cell>
          <table:table-cell table:style-name="ce9" table:formula="of:=[.G225]*24*[.F225]" office:value-type="currency" office:currency="PLN" office:value="90" calcext:value-type="currency">
            <text:p>90,00 zł</text:p>
          </table:table-cell>
          <table:table-cell table:style-name="Good" table:formula="of:=COUNTIF([.A$2:.A459];[.A225])" office:value-type="float" office:value="1" calcext:value-type="float">
            <text:p>1</text:p>
          </table:table-cell>
          <table:table-cell table:formula="of:=CONCATENATE(UPPER(MID([.A225];1;3)); UPPER(MID([.B225];1;3)); [.I225])" office:value-type="string" office:string-value="OLAINF1" calcext:value-type="string">
            <text:p>OLAINF1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Julita</text:p>
          </table:table-cell>
          <table:table-cell office:value-type="string" calcext:value-type="string">
            <text:p>Fizyka</text:p>
          </table:table-cell>
          <table:table-cell table:style-name="ce1" office:value-type="date" office:date-value="2026-02-23" calcext:value-type="date">
            <text:p>23.02.2026</text:p>
          </table:table-cell>
          <table:table-cell table:style-name="ce5" office:value-type="string" calcext:value-type="string">
            <text:p>09:00</text:p>
          </table:table-cell>
          <table:table-cell table:style-name="ce5" office:value-type="string" calcext:value-type="string">
            <text:p>10:15</text:p>
          </table:table-cell>
          <table:table-cell office:value-type="float" office:value="40" calcext:value-type="float">
            <text:p>40</text:p>
          </table:table-cell>
          <table:table-cell table:style-name="ce7" table:formula="of:=[.E226]-[.D226]" office:value-type="time" office:time-value="PT01H15M00S" calcext:value-type="time">
            <text:p>01:15:00</text:p>
          </table:table-cell>
          <table:table-cell table:formula="of:=[.G226]*24*[.F226]" office:value-type="currency" office:currency="PLN" office:value="50" calcext:value-type="currency">
            <text:p>50,00 zł</text:p>
          </table:table-cell>
          <table:table-cell table:formula="of:=COUNTIF([.A$2:.A460];[.A226])" office:value-type="float" office:value="18" calcext:value-type="float">
            <text:p>18</text:p>
          </table:table-cell>
          <table:table-cell table:formula="of:=CONCATENATE(UPPER(MID([.A226];1;3)); UPPER(MID([.B226];1;3)); [.I226])" office:value-type="string" office:string-value="JULFIZ18" calcext:value-type="string">
            <text:p>JULFIZ18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Bartek</text:p>
          </table:table-cell>
          <table:table-cell office:value-type="string" calcext:value-type="string">
            <text:p>Informatyka</text:p>
          </table:table-cell>
          <table:table-cell table:style-name="ce1" office:value-type="date" office:date-value="2026-02-24" calcext:value-type="date">
            <text:p>24.02.2026</text:p>
          </table:table-cell>
          <table:table-cell table:style-name="ce5" office:value-type="string" calcext:value-type="string">
            <text:p>10:30</text:p>
          </table:table-cell>
          <table:table-cell table:style-name="ce5" office:value-type="string" calcext:value-type="string">
            <text:p>12:15</text:p>
          </table:table-cell>
          <table:table-cell office:value-type="float" office:value="60" calcext:value-type="float">
            <text:p>60</text:p>
          </table:table-cell>
          <table:table-cell table:style-name="ce7" table:formula="of:=[.E227]-[.D227]" office:value-type="time" office:time-value="PT01H45M00S" calcext:value-type="time">
            <text:p>01:45:00</text:p>
          </table:table-cell>
          <table:table-cell table:formula="of:=[.G227]*24*[.F227]" office:value-type="currency" office:currency="PLN" office:value="105" calcext:value-type="currency">
            <text:p>105,00 zł</text:p>
          </table:table-cell>
          <table:table-cell table:formula="of:=COUNTIF([.A$2:.A461];[.A227])" office:value-type="float" office:value="20" calcext:value-type="float">
            <text:p>20</text:p>
          </table:table-cell>
          <table:table-cell table:formula="of:=CONCATENATE(UPPER(MID([.A227];1;3)); UPPER(MID([.B227];1;3)); [.I227])" office:value-type="string" office:string-value="BARINF20" calcext:value-type="string">
            <text:p>BARINF20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Zbigniew</text:p>
          </table:table-cell>
          <table:table-cell office:value-type="string" calcext:value-type="string">
            <text:p>Fizyka</text:p>
          </table:table-cell>
          <table:table-cell table:style-name="ce1" office:value-type="date" office:date-value="2026-02-24" calcext:value-type="date">
            <text:p>24.02.2026</text:p>
          </table:table-cell>
          <table:table-cell table:style-name="ce5" office:value-type="string" calcext:value-type="string">
            <text:p>09:00</text:p>
          </table:table-cell>
          <table:table-cell table:style-name="ce5" office:value-type="string" calcext:value-type="string">
            <text:p>10:30</text:p>
          </table:table-cell>
          <table:table-cell office:value-type="float" office:value="40" calcext:value-type="float">
            <text:p>40</text:p>
          </table:table-cell>
          <table:table-cell table:style-name="ce7" table:formula="of:=[.E228]-[.D228]" office:value-type="time" office:time-value="PT01H30M00S" calcext:value-type="time">
            <text:p>01:30:00</text:p>
          </table:table-cell>
          <table:table-cell table:formula="of:=[.G228]*24*[.F228]" office:value-type="currency" office:currency="PLN" office:value="60" calcext:value-type="currency">
            <text:p>60,00 zł</text:p>
          </table:table-cell>
          <table:table-cell table:formula="of:=COUNTIF([.A$2:.A462];[.A228])" office:value-type="float" office:value="16" calcext:value-type="float">
            <text:p>16</text:p>
          </table:table-cell>
          <table:table-cell table:formula="of:=CONCATENATE(UPPER(MID([.A228];1;3)); UPPER(MID([.B228];1;3)); [.I228])" office:value-type="string" office:string-value="ZBIFIZ16" calcext:value-type="string">
            <text:p>ZBIFIZ16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Zdzisław</text:p>
          </table:table-cell>
          <table:table-cell office:value-type="string" calcext:value-type="string">
            <text:p>Fizyka</text:p>
          </table:table-cell>
          <table:table-cell table:style-name="ce1" office:value-type="date" office:date-value="2026-02-24" calcext:value-type="date">
            <text:p>24.02.2026</text:p>
          </table:table-cell>
          <table:table-cell table:style-name="ce5" office:value-type="string" calcext:value-type="string">
            <text:p>12:30</text:p>
          </table:table-cell>
          <table:table-cell table:style-name="ce5" office:value-type="string" calcext:value-type="string">
            <text:p>14:00</text:p>
          </table:table-cell>
          <table:table-cell office:value-type="float" office:value="40" calcext:value-type="float">
            <text:p>40</text:p>
          </table:table-cell>
          <table:table-cell table:style-name="ce7" table:formula="of:=[.E229]-[.D229]" office:value-type="time" office:time-value="PT01H30M00S" calcext:value-type="time">
            <text:p>01:30:00</text:p>
          </table:table-cell>
          <table:table-cell table:formula="of:=[.G229]*24*[.F229]" office:value-type="currency" office:currency="PLN" office:value="60" calcext:value-type="currency">
            <text:p>60,00 zł</text:p>
          </table:table-cell>
          <table:table-cell table:formula="of:=COUNTIF([.A$2:.A463];[.A229])" office:value-type="float" office:value="18" calcext:value-type="float">
            <text:p>18</text:p>
          </table:table-cell>
          <table:table-cell table:formula="of:=CONCATENATE(UPPER(MID([.A229];1;3)); UPPER(MID([.B229];1;3)); [.I229])" office:value-type="string" office:string-value="ZDZFIZ18" calcext:value-type="string">
            <text:p>ZDZFIZ18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Julita</text:p>
          </table:table-cell>
          <table:table-cell office:value-type="string" calcext:value-type="string">
            <text:p>Fizyka</text:p>
          </table:table-cell>
          <table:table-cell table:style-name="ce1" office:value-type="date" office:date-value="2026-02-26" calcext:value-type="date">
            <text:p>26.02.2026</text:p>
          </table:table-cell>
          <table:table-cell table:style-name="ce5" office:value-type="string" calcext:value-type="string">
            <text:p>09:00</text:p>
          </table:table-cell>
          <table:table-cell table:style-name="ce5" office:value-type="string" calcext:value-type="string">
            <text:p>11:00</text:p>
          </table:table-cell>
          <table:table-cell office:value-type="float" office:value="40" calcext:value-type="float">
            <text:p>40</text:p>
          </table:table-cell>
          <table:table-cell table:style-name="ce7" table:formula="of:=[.E230]-[.D230]" office:value-type="time" office:time-value="PT02H00M00S" calcext:value-type="time">
            <text:p>02:00:00</text:p>
          </table:table-cell>
          <table:table-cell table:formula="of:=[.G230]*24*[.F230]" office:value-type="currency" office:currency="PLN" office:value="80" calcext:value-type="currency">
            <text:p>80,00 zł</text:p>
          </table:table-cell>
          <table:table-cell table:formula="of:=COUNTIF([.A$2:.A464];[.A230])" office:value-type="float" office:value="18" calcext:value-type="float">
            <text:p>18</text:p>
          </table:table-cell>
          <table:table-cell table:formula="of:=CONCATENATE(UPPER(MID([.A230];1;3)); UPPER(MID([.B230];1;3)); [.I230])" office:value-type="string" office:string-value="JULFIZ18" calcext:value-type="string">
            <text:p>JULFIZ18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Informatyka</text:p>
          </table:table-cell>
          <table:table-cell table:style-name="ce1" office:value-type="date" office:date-value="2026-02-26" calcext:value-type="date">
            <text:p>26.02.2026</text:p>
          </table:table-cell>
          <table:table-cell table:style-name="ce5" office:value-type="string" calcext:value-type="string">
            <text:p>12:30</text:p>
          </table:table-cell>
          <table:table-cell table:style-name="ce5" office:value-type="string" calcext:value-type="string">
            <text:p>14:00</text:p>
          </table:table-cell>
          <table:table-cell office:value-type="float" office:value="60" calcext:value-type="float">
            <text:p>60</text:p>
          </table:table-cell>
          <table:table-cell table:style-name="ce7" table:formula="of:=[.E231]-[.D231]" office:value-type="time" office:time-value="PT01H30M00S" calcext:value-type="time">
            <text:p>01:30:00</text:p>
          </table:table-cell>
          <table:table-cell table:formula="of:=[.G231]*24*[.F231]" office:value-type="currency" office:currency="PLN" office:value="90" calcext:value-type="currency">
            <text:p>90,00 zł</text:p>
          </table:table-cell>
          <table:table-cell table:formula="of:=COUNTIF([.A$2:.A465];[.A231])" office:value-type="float" office:value="24" calcext:value-type="float">
            <text:p>24</text:p>
          </table:table-cell>
          <table:table-cell table:formula="of:=CONCATENATE(UPPER(MID([.A231];1;3)); UPPER(MID([.B231];1;3)); [.I231])" office:value-type="string" office:string-value="KATINF24" calcext:value-type="string">
            <text:p>KATINF24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Fizyka</text:p>
          </table:table-cell>
          <table:table-cell table:style-name="ce1" office:value-type="date" office:date-value="2026-02-26" calcext:value-type="date">
            <text:p>26.02.2026</text:p>
          </table:table-cell>
          <table:table-cell table:style-name="ce5" office:value-type="string" calcext:value-type="string">
            <text:p>11:00</text:p>
          </table:table-cell>
          <table:table-cell table:style-name="ce5" office:value-type="string" calcext:value-type="string">
            <text:p>12:15</text:p>
          </table:table-cell>
          <table:table-cell office:value-type="float" office:value="40" calcext:value-type="float">
            <text:p>40</text:p>
          </table:table-cell>
          <table:table-cell table:style-name="ce7" table:formula="of:=[.E232]-[.D232]" office:value-type="time" office:time-value="PT01H15M00S" calcext:value-type="time">
            <text:p>01:15:00</text:p>
          </table:table-cell>
          <table:table-cell table:formula="of:=[.G232]*24*[.F232]" office:value-type="currency" office:currency="PLN" office:value="50" calcext:value-type="currency">
            <text:p>50,00 zł</text:p>
          </table:table-cell>
          <table:table-cell table:formula="of:=COUNTIF([.A$2:.A466];[.A232])" office:value-type="float" office:value="22" calcext:value-type="float">
            <text:p>22</text:p>
          </table:table-cell>
          <table:table-cell table:formula="of:=CONCATENATE(UPPER(MID([.A232];1;3)); UPPER(MID([.B232];1;3)); [.I232])" office:value-type="string" office:string-value="MACFIZ22" calcext:value-type="string">
            <text:p>MACFIZ2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Matematyka</text:p>
          </table:table-cell>
          <table:table-cell table:style-name="ce1" office:value-type="date" office:date-value="2026-02-27" calcext:value-type="date">
            <text:p>27.02.2026</text:p>
          </table:table-cell>
          <table:table-cell table:style-name="ce5" office:value-type="string" calcext:value-type="string">
            <text:p>14:15</text:p>
          </table:table-cell>
          <table:table-cell table:style-name="ce5" office:value-type="string" calcext:value-type="string">
            <text:p>15:45</text:p>
          </table:table-cell>
          <table:table-cell office:value-type="float" office:value="50" calcext:value-type="float">
            <text:p>50</text:p>
          </table:table-cell>
          <table:table-cell table:style-name="ce7" table:formula="of:=[.E233]-[.D233]" office:value-type="time" office:time-value="PT01H30M00S" calcext:value-type="time">
            <text:p>01:30:00</text:p>
          </table:table-cell>
          <table:table-cell table:formula="of:=[.G233]*24*[.F233]" office:value-type="currency" office:currency="PLN" office:value="75" calcext:value-type="currency">
            <text:p>75,00 zł</text:p>
          </table:table-cell>
          <table:table-cell table:formula="of:=COUNTIF([.A$2:.A467];[.A233])" office:value-type="float" office:value="16" calcext:value-type="float">
            <text:p>16</text:p>
          </table:table-cell>
          <table:table-cell table:formula="of:=CONCATENATE(UPPER(MID([.A233];1;3)); UPPER(MID([.B233];1;3)); [.I233])" office:value-type="string" office:string-value="AGNMAT16" calcext:value-type="string">
            <text:p>AGNMAT16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Fizyka</text:p>
          </table:table-cell>
          <table:table-cell table:style-name="ce1" office:value-type="date" office:date-value="2026-02-27" calcext:value-type="date">
            <text:p>27.02.2026</text:p>
          </table:table-cell>
          <table:table-cell table:style-name="ce5" office:value-type="string" calcext:value-type="string">
            <text:p>09:00</text:p>
          </table:table-cell>
          <table:table-cell table:style-name="ce5" office:value-type="string" calcext:value-type="string">
            <text:p>10:45</text:p>
          </table:table-cell>
          <table:table-cell office:value-type="float" office:value="40" calcext:value-type="float">
            <text:p>40</text:p>
          </table:table-cell>
          <table:table-cell table:style-name="ce7" table:formula="of:=[.E234]-[.D234]" office:value-type="time" office:time-value="PT01H45M00S" calcext:value-type="time">
            <text:p>01:45:00</text:p>
          </table:table-cell>
          <table:table-cell table:formula="of:=[.G234]*24*[.F234]" office:value-type="currency" office:currency="PLN" office:value="70" calcext:value-type="currency">
            <text:p>70,00 zł</text:p>
          </table:table-cell>
          <table:table-cell table:formula="of:=COUNTIF([.A$2:.A468];[.A234])" office:value-type="float" office:value="22" calcext:value-type="float">
            <text:p>22</text:p>
          </table:table-cell>
          <table:table-cell table:formula="of:=CONCATENATE(UPPER(MID([.A234];1;3)); UPPER(MID([.B234];1;3)); [.I234])" office:value-type="string" office:string-value="MACFIZ22" calcext:value-type="string">
            <text:p>MACFIZ2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Zdzisław</text:p>
          </table:table-cell>
          <table:table-cell office:value-type="string" calcext:value-type="string">
            <text:p>Fizyka</text:p>
          </table:table-cell>
          <table:table-cell table:style-name="ce1" office:value-type="date" office:date-value="2026-02-27" calcext:value-type="date">
            <text:p>27.02.2026</text:p>
          </table:table-cell>
          <table:table-cell table:style-name="ce5" office:value-type="string" calcext:value-type="string">
            <text:p>11:00</text:p>
          </table:table-cell>
          <table:table-cell table:style-name="ce5" office:value-type="string" calcext:value-type="string">
            <text:p>12:45</text:p>
          </table:table-cell>
          <table:table-cell office:value-type="float" office:value="40" calcext:value-type="float">
            <text:p>40</text:p>
          </table:table-cell>
          <table:table-cell table:style-name="ce7" table:formula="of:=[.E235]-[.D235]" office:value-type="time" office:time-value="PT01H45M00S" calcext:value-type="time">
            <text:p>01:45:00</text:p>
          </table:table-cell>
          <table:table-cell table:formula="of:=[.G235]*24*[.F235]" office:value-type="currency" office:currency="PLN" office:value="70" calcext:value-type="currency">
            <text:p>70,00 zł</text:p>
          </table:table-cell>
          <table:table-cell table:formula="of:=COUNTIF([.A$2:.A469];[.A235])" office:value-type="float" office:value="18" calcext:value-type="float">
            <text:p>18</text:p>
          </table:table-cell>
          <table:table-cell table:formula="of:=CONCATENATE(UPPER(MID([.A235];1;3)); UPPER(MID([.B235];1;3)); [.I235])" office:value-type="string" office:string-value="ZDZFIZ18" calcext:value-type="string">
            <text:p>ZDZFIZ18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Zuzanna</text:p>
          </table:table-cell>
          <table:table-cell office:value-type="string" calcext:value-type="string">
            <text:p>Informatyka</text:p>
          </table:table-cell>
          <table:table-cell table:style-name="ce1" office:value-type="date" office:date-value="2026-02-27" calcext:value-type="date">
            <text:p>27.02.2026</text:p>
          </table:table-cell>
          <table:table-cell table:style-name="ce5" office:value-type="string" calcext:value-type="string">
            <text:p>12:45</text:p>
          </table:table-cell>
          <table:table-cell table:style-name="ce5" office:value-type="string" calcext:value-type="string">
            <text:p>14:00</text:p>
          </table:table-cell>
          <table:table-cell office:value-type="float" office:value="60" calcext:value-type="float">
            <text:p>60</text:p>
          </table:table-cell>
          <table:table-cell table:style-name="ce7" table:formula="of:=[.E236]-[.D236]" office:value-type="time" office:time-value="PT01H15M00S" calcext:value-type="time">
            <text:p>01:15:00</text:p>
          </table:table-cell>
          <table:table-cell table:formula="of:=[.G236]*24*[.F236]" office:value-type="currency" office:currency="PLN" office:value="75.0000000000001" calcext:value-type="currency">
            <text:p>75,00 zł</text:p>
          </table:table-cell>
          <table:table-cell table:formula="of:=COUNTIF([.A$2:.A470];[.A236])" office:value-type="float" office:value="19" calcext:value-type="float">
            <text:p>19</text:p>
          </table:table-cell>
          <table:table-cell table:formula="of:=CONCATENATE(UPPER(MID([.A236];1;3)); UPPER(MID([.B236];1;3)); [.I236])" office:value-type="string" office:string-value="ZUZINF19" calcext:value-type="string">
            <text:p>ZUZINF19</text:p>
          </table:table-cell>
          <table:table-cell table:style-name="Default"/>
          <table:table-cell table:number-columns-repeated="2"/>
        </table:table-row>
        <table:table-row table:style-name="ro1" table:number-rows-repeated="1048339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Tabela przestawna_kursanci_2" table:style-name="ta1">
        <table:table-column table:style-name="co18" table:default-cell-style-name="ce12"/>
        <table:table-column table:style-name="co1" table:default-cell-style-name="ce16"/>
        <table:table-row table:style-name="ro1">
          <table:table-cell table:style-name="ce10" office:value-type="string" calcext:value-type="string">
            <text:p>nazwa folderu</text:p>
          </table:table-cell>
          <table:table-cell table:style-name="ce14" office:value-type="string" calcext:value-type="string">
            <text:p>(pusty)</text:p>
          </table:table-cell>
        </table:table-row>
        <table:table-row table:style-name="ro1">
          <table:table-cell table:style-name="ce11" office:value-type="string" calcext:value-type="string">
            <text:p>AGNINF16</text:p>
          </table:table-cell>
          <table:table-cell table:style-name="ce15"/>
        </table:table-row>
        <table:table-row table:style-name="ro1">
          <table:table-cell office:value-type="string" calcext:value-type="string">
            <text:p>AGNMAT16</text:p>
          </table:table-cell>
          <table:table-cell/>
        </table:table-row>
        <table:table-row table:style-name="ro1">
          <table:table-cell office:value-type="string" calcext:value-type="string">
            <text:p>ANDINF1</text:p>
          </table:table-cell>
          <table:table-cell/>
        </table:table-row>
        <table:table-row table:style-name="ro1">
          <table:table-cell office:value-type="string" calcext:value-type="string">
            <text:p>ANNINF10</text:p>
          </table:table-cell>
          <table:table-cell/>
        </table:table-row>
        <table:table-row table:style-name="ro1">
          <table:table-cell office:value-type="string" calcext:value-type="string">
            <text:p>BARINF20</text:p>
          </table:table-cell>
          <table:table-cell/>
        </table:table-row>
        <table:table-row table:style-name="ro1">
          <table:table-cell office:value-type="string" calcext:value-type="string">
            <text:p>EWAMAT14</text:p>
          </table:table-cell>
          <table:table-cell/>
        </table:table-row>
        <table:table-row table:style-name="ro1">
          <table:table-cell office:value-type="string" calcext:value-type="string">
            <text:p>JANFIZ24</text:p>
          </table:table-cell>
          <table:table-cell/>
        </table:table-row>
        <table:table-row table:style-name="ro1">
          <table:table-cell office:value-type="string" calcext:value-type="string">
            <text:p>JULFIZ18</text:p>
          </table:table-cell>
          <table:table-cell/>
        </table:table-row>
        <table:table-row table:style-name="ro1">
          <table:table-cell office:value-type="string" calcext:value-type="string">
            <text:p>JULINF18</text:p>
          </table:table-cell>
          <table:table-cell/>
        </table:table-row>
        <table:table-row table:style-name="ro1">
          <table:table-cell office:value-type="string" calcext:value-type="string">
            <text:p>KATINF24</text:p>
          </table:table-cell>
          <table:table-cell/>
        </table:table-row>
        <table:table-row table:style-name="ro1">
          <table:table-cell office:value-type="string" calcext:value-type="string">
            <text:p>MACFIZ22</text:p>
          </table:table-cell>
          <table:table-cell/>
        </table:table-row>
        <table:table-row table:style-name="ro1">
          <table:table-cell office:value-type="string" calcext:value-type="string">
            <text:p>MARMAT1</text:p>
          </table:table-cell>
          <table:table-cell/>
        </table:table-row>
        <table:table-row table:style-name="ro1">
          <table:table-cell office:value-type="string" calcext:value-type="string">
            <text:p>OLAINF1</text:p>
          </table:table-cell>
          <table:table-cell/>
        </table:table-row>
        <table:table-row table:style-name="ro1">
          <table:table-cell office:value-type="string" calcext:value-type="string">
            <text:p>PATINF1</text:p>
          </table:table-cell>
          <table:table-cell/>
        </table:table-row>
        <table:table-row table:style-name="ro1">
          <table:table-cell office:value-type="string" calcext:value-type="string">
            <text:p>PIOFIZ1</text:p>
          </table:table-cell>
          <table:table-cell/>
        </table:table-row>
        <table:table-row table:style-name="ro1">
          <table:table-cell office:value-type="string" calcext:value-type="string">
            <text:p>WIKMAT29</text:p>
          </table:table-cell>
          <table:table-cell/>
        </table:table-row>
        <table:table-row table:style-name="ro1">
          <table:table-cell office:value-type="string" calcext:value-type="string">
            <text:p>ZBIFIZ16</text:p>
          </table:table-cell>
          <table:table-cell/>
        </table:table-row>
        <table:table-row table:style-name="ro1">
          <table:table-cell office:value-type="string" calcext:value-type="string">
            <text:p>ZBIINF16</text:p>
          </table:table-cell>
          <table:table-cell/>
        </table:table-row>
        <table:table-row table:style-name="ro1">
          <table:table-cell office:value-type="string" calcext:value-type="string">
            <text:p>ZDZFIZ18</text:p>
          </table:table-cell>
          <table:table-cell/>
        </table:table-row>
        <table:table-row table:style-name="ro1">
          <table:table-cell office:value-type="string" calcext:value-type="string">
            <text:p>ZDZMAT18</text:p>
          </table:table-cell>
          <table:table-cell/>
        </table:table-row>
        <table:table-row table:style-name="ro1">
          <table:table-cell office:value-type="string" calcext:value-type="string">
            <text:p>ZUZINF19</text:p>
          </table:table-cell>
          <table:table-cell/>
        </table:table-row>
        <table:table-row table:style-name="ro1">
          <table:table-cell office:value-type="string" calcext:value-type="string">
            <text:p>ZUZMAT19</text:p>
          </table:table-cell>
          <table:table-cell table:style-name="ce17"/>
        </table:table-row>
        <table:table-row table:style-name="ro1">
          <table:table-cell table:style-name="ce13" office:value-type="string" calcext:value-type="string">
            <text:p>Razem Wynik</text:p>
          </table:table-cell>
          <table:table-cell table:style-name="ce18"/>
        </table:table-row>
      </table:table>
      <table:table table:name="Tabela przestawna_kursanci_1" table:style-name="ta1">
        <table:table-column table:style-name="co18" table:default-cell-style-name="ce12"/>
        <table:table-column table:style-name="co19" table:default-cell-style-name="ce19"/>
        <table:table-row table:style-name="ro1">
          <table:table-cell table:style-name="ce10" office:value-type="string" calcext:value-type="string">
            <text:p>Imię kursanta</text:p>
          </table:table-cell>
          <table:table-cell table:style-name="ce14" office:value-type="string" calcext:value-type="string">
            <text:p>Suma - koszt za lekcje</text:p>
          </table:table-cell>
        </table:table-row>
        <table:table-row table:style-name="ro1">
          <table:table-cell office:value-type="string" calcext:value-type="string">
            <text:p>Wiktor</text:p>
          </table:table-cell>
          <table:table-cell office:value-type="currency" office:currency="PLN" office:value="2062.5" calcext:value-type="currency">
            <text:p>2 062,50 zł</text:p>
          </table:table-cell>
        </table:table-row>
        <table:table-row table:style-name="ro1">
          <table:table-cell office:value-type="string" calcext:value-type="string">
            <text:p>Katarzyna</text:p>
          </table:table-cell>
          <table:table-cell office:value-type="currency" office:currency="PLN" office:value="2040" calcext:value-type="currency">
            <text:p>2 040,00 zł</text:p>
          </table:table-cell>
        </table:table-row>
        <table:table-row table:style-name="ro1">
          <table:table-cell office:value-type="string" calcext:value-type="string">
            <text:p>Bartek</text:p>
          </table:table-cell>
          <table:table-cell office:value-type="currency" office:currency="PLN" office:value="1755" calcext:value-type="currency">
            <text:p>1 755,00 zł</text:p>
          </table:table-cell>
        </table:table-row>
        <table:table-row table:style-name="ro1">
          <table:table-cell office:value-type="string" calcext:value-type="string">
            <text:p>Zuzanna</text:p>
          </table:table-cell>
          <table:table-cell table:style-name="ce20" office:value-type="currency" office:currency="PLN" office:value="1540" calcext:value-type="currency">
            <text:p>1 540,00 zł</text:p>
          </table:table-cell>
        </table:table-row>
        <table:table-row table:style-name="ro1">
          <table:table-cell office:value-type="string" calcext:value-type="string">
            <text:p>Jan</text:p>
          </table:table-cell>
          <table:table-cell office:value-type="currency" office:currency="PLN" office:value="1520" calcext:value-type="currency">
            <text:p>1 520,00 zł</text:p>
          </table:table-cell>
        </table:table-row>
        <table:table-row table:style-name="ro1">
          <table:table-cell office:value-type="string" calcext:value-type="string">
            <text:p>Julita</text:p>
          </table:table-cell>
          <table:table-cell office:value-type="currency" office:currency="PLN" office:value="1295" calcext:value-type="currency">
            <text:p>1 295,00 zł</text:p>
          </table:table-cell>
        </table:table-row>
        <table:table-row table:style-name="ro1">
          <table:table-cell office:value-type="string" calcext:value-type="string">
            <text:p>Maciej</text:p>
          </table:table-cell>
          <table:table-cell office:value-type="currency" office:currency="PLN" office:value="1200" calcext:value-type="currency">
            <text:p>1 200,00 zł</text:p>
          </table:table-cell>
        </table:table-row>
        <table:table-row table:style-name="ro1">
          <table:table-cell table:style-name="ce11" office:value-type="string" calcext:value-type="string">
            <text:p>Agnieszka</text:p>
          </table:table-cell>
          <table:table-cell table:style-name="ce21" office:value-type="currency" office:currency="PLN" office:value="1192.5" calcext:value-type="currency">
            <text:p>1 192,50 zł</text:p>
          </table:table-cell>
        </table:table-row>
        <table:table-row table:style-name="ro1">
          <table:table-cell office:value-type="string" calcext:value-type="string">
            <text:p>Zdzisław</text:p>
          </table:table-cell>
          <table:table-cell office:value-type="currency" office:currency="PLN" office:value="1175" calcext:value-type="currency">
            <text:p>1 175,00 zł</text:p>
          </table:table-cell>
        </table:table-row>
        <table:table-row table:style-name="ro1">
          <table:table-cell office:value-type="string" calcext:value-type="string">
            <text:p>Ewa</text:p>
          </table:table-cell>
          <table:table-cell office:value-type="currency" office:currency="PLN" office:value="1100" calcext:value-type="currency">
            <text:p>1 100,00 zł</text:p>
          </table:table-cell>
        </table:table-row>
        <table:table-row table:style-name="ro1">
          <table:table-cell office:value-type="string" calcext:value-type="string">
            <text:p>Zbigniew</text:p>
          </table:table-cell>
          <table:table-cell office:value-type="currency" office:currency="PLN" office:value="1095" calcext:value-type="currency">
            <text:p>1 095,00 zł</text:p>
          </table:table-cell>
        </table:table-row>
        <table:table-row table:style-name="ro1">
          <table:table-cell office:value-type="string" calcext:value-type="string">
            <text:p>Anna</text:p>
          </table:table-cell>
          <table:table-cell office:value-type="currency" office:currency="PLN" office:value="780" calcext:value-type="currency">
            <text:p>780,00 zł</text:p>
          </table:table-cell>
        </table:table-row>
        <table:table-row table:style-name="ro1">
          <table:table-cell office:value-type="string" calcext:value-type="string">
            <text:p>Patrycja</text:p>
          </table:table-cell>
          <table:table-cell office:value-type="currency" office:currency="PLN" office:value="105" calcext:value-type="currency">
            <text:p>105,00 zł</text:p>
          </table:table-cell>
        </table:table-row>
        <table:table-row table:style-name="ro1">
          <table:table-cell office:value-type="string" calcext:value-type="string">
            <text:p>Ola</text:p>
          </table:table-cell>
          <table:table-cell office:value-type="currency" office:currency="PLN" office:value="90" calcext:value-type="currency">
            <text:p>90,00 zł</text:p>
          </table:table-cell>
        </table:table-row>
        <table:table-row table:style-name="ro1">
          <table:table-cell office:value-type="string" calcext:value-type="string">
            <text:p>Piotrek</text:p>
          </table:table-cell>
          <table:table-cell office:value-type="currency" office:currency="PLN" office:value="80" calcext:value-type="currency">
            <text:p>80,00 zł</text:p>
          </table:table-cell>
        </table:table-row>
        <table:table-row table:style-name="ro1">
          <table:table-cell office:value-type="string" calcext:value-type="string">
            <text:p>Andrzej</text:p>
          </table:table-cell>
          <table:table-cell office:value-type="currency" office:currency="PLN" office:value="60" calcext:value-type="currency">
            <text:p>60,00 zł</text:p>
          </table:table-cell>
        </table:table-row>
        <table:table-row table:style-name="ro1">
          <table:table-cell office:value-type="string" calcext:value-type="string">
            <text:p>Marcin</text:p>
          </table:table-cell>
          <table:table-cell office:value-type="currency" office:currency="PLN" office:value="50" calcext:value-type="currency">
            <text:p>50,00 zł</text:p>
          </table:table-cell>
        </table:table-row>
        <table:table-row table:style-name="ro1">
          <table:table-cell table:style-name="ce13" office:value-type="string" calcext:value-type="string">
            <text:p>Razem Wynik</text:p>
          </table:table-cell>
          <table:table-cell table:style-name="ce22" office:value-type="currency" office:currency="PLN" office:value="17140" calcext:value-type="currency">
            <text:p>17 140,00 zł</text:p>
          </table:table-cell>
        </table:table-row>
      </table:table>
      <table:named-expressions/>
      <table:database-ranges>
        <table:database-range table:name="__Anonymous_Sheet_DB__1" table:target-range-address="kursanci.A1:kursanci.I236">
          <table:sort>
            <table:sort-by table:field-number="2" table:data-type="automatic"/>
          </table:sort>
        </table:database-range>
        <table:database-range table:name="__Anonymous_Sheet_DB__2" table:target-range-address="'Tabela przestawna_kursanci_2'.A2:'Tabela przestawna_kursanci_2'.B23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Tabela przestawna_kursanci_1'.A2:'Tabela przestawna_kursanci_1'.B18" table:contains-header="false">
          <table:sort>
            <table:sort-by table:field-number="1" table:order="descending" table:data-type="automatic"/>
          </table:sort>
        </table:database-range>
      </table:database-ranges>
      <table:data-pilot-tables>
        <table:data-pilot-table table:name="DataPilot1" table:application-data="" table:target-range-address="'Tabela przestawna_kursanci_1'.A1:'Tabela przestawna_kursanci_1'.B19" table:buttons="'Tabela przestawna_kursanci_1'.A1" table:show-filter-button="false" table:drill-down-on-double-click="false">
          <table:source-cell-range table:cell-range-address="kursanci.A1:kursanci.H23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Imię kursanta" table:orientation="row" table:used-hierarchy="0" table:function="auto">
            <table:data-pilot-level table:show-empty="false" calcext:repeat-item-labels="false">
              <table:data-pilot-members>
                <table:data-pilot-member table:name="Agnieszka" table:display="true" table:show-details="true"/>
                <table:data-pilot-member table:name="Andrzej" table:display="true" table:show-details="true"/>
                <table:data-pilot-member table:name="Anna" table:display="true" table:show-details="true"/>
                <table:data-pilot-member table:name="Bartek" table:display="true" table:show-details="true"/>
                <table:data-pilot-member table:name="Ewa" table:display="true" table:show-details="true"/>
                <table:data-pilot-member table:name="Jan" table:display="true" table:show-details="true"/>
                <table:data-pilot-member table:name="Julita" table:display="true" table:show-details="true"/>
                <table:data-pilot-member table:name="Katarzyna" table:display="true" table:show-details="true"/>
                <table:data-pilot-member table:name="Maciej" table:display="true" table:show-details="true"/>
                <table:data-pilot-member table:name="Marcin" table:display="true" table:show-details="true"/>
                <table:data-pilot-member table:name="Ola" table:display="true" table:show-details="true"/>
                <table:data-pilot-member table:name="Patrycja" table:display="true" table:show-details="true"/>
                <table:data-pilot-member table:name="Piotrek" table:display="true" table:show-details="true"/>
                <table:data-pilot-member table:name="Wiktor" table:display="true" table:show-details="true"/>
                <table:data-pilot-member table:name="Zbigniew" table:display="true" table:show-details="true"/>
                <table:data-pilot-member table:name="Zdzisław" table:display="true" table:show-details="true"/>
                <table:data-pilot-member table:name="Zuzann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koszt za lekcje" table:orientation="data" table:used-hierarchy="0" table:function="sum">
            <table:data-pilot-level table:show-empty="false" calcext:repeat-item-labels="false">
              <table:data-pilot-members>
                <table:data-pilot-member table:name="40,00" table:display="true" table:show-details="true"/>
                <table:data-pilot-member table:name="50,00" table:display="true" table:show-details="true"/>
                <table:data-pilot-member table:name="60,00" table:display="true" table:show-details="true"/>
                <table:data-pilot-member table:name="62,50" table:display="true" table:show-details="true"/>
                <table:data-pilot-member table:name="70,00" table:display="true" table:show-details="true"/>
                <table:data-pilot-member table:name="75,00" table:display="true" table:show-details="true"/>
                <table:data-pilot-member table:name="80,00" table:display="true" table:show-details="true"/>
                <table:data-pilot-member table:name="87,50" table:display="true" table:show-details="true"/>
                <table:data-pilot-member table:name="90,00" table:display="true" table:show-details="true"/>
                <table:data-pilot-member table:name="100,00" table:display="true" table:show-details="true"/>
                <table:data-pilot-member table:name="105,00" table:display="true" table:show-details="true"/>
                <table:data-pilot-member table:name="120,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ela przestawna_kursanci_2'.A1:'Tabela przestawna_kursanci_2'.B24" table:buttons="'Tabela przestawna_kursanci_2'.A1" table:show-filter-button="false" table:drill-down-on-double-click="false">
          <table:source-cell-range table:cell-range-address="kursanci.A1:kursanci.J23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nazwa folderu" table:orientation="row" table:used-hierarchy="0" table:function="auto">
            <table:data-pilot-level table:show-empty="false" calcext:repeat-item-labels="false">
              <table:data-pilot-members>
                <table:data-pilot-member table:name="AGNINF16" table:display="true" table:show-details="true"/>
                <table:data-pilot-member table:name="AGNMAT16" table:display="true" table:show-details="true"/>
                <table:data-pilot-member table:name="ANDINF1" table:display="true" table:show-details="true"/>
                <table:data-pilot-member table:name="ANNINF10" table:display="true" table:show-details="true"/>
                <table:data-pilot-member table:name="BARINF20" table:display="true" table:show-details="true"/>
                <table:data-pilot-member table:name="EWAMAT14" table:display="true" table:show-details="true"/>
                <table:data-pilot-member table:name="JANFIZ24" table:display="true" table:show-details="true"/>
                <table:data-pilot-member table:name="JULFIZ18" table:display="true" table:show-details="true"/>
                <table:data-pilot-member table:name="JULINF18" table:display="true" table:show-details="true"/>
                <table:data-pilot-member table:name="KATINF24" table:display="true" table:show-details="true"/>
                <table:data-pilot-member table:name="MACFIZ22" table:display="true" table:show-details="true"/>
                <table:data-pilot-member table:name="MARMAT1" table:display="true" table:show-details="true"/>
                <table:data-pilot-member table:name="OLAINF1" table:display="true" table:show-details="true"/>
                <table:data-pilot-member table:name="PATINF1" table:display="true" table:show-details="true"/>
                <table:data-pilot-member table:name="PIOFIZ1" table:display="true" table:show-details="true"/>
                <table:data-pilot-member table:name="WIKMAT29" table:display="true" table:show-details="true"/>
                <table:data-pilot-member table:name="ZBIFIZ16" table:display="true" table:show-details="true"/>
                <table:data-pilot-member table:name="ZBIINF16" table:display="true" table:show-details="true"/>
                <table:data-pilot-member table:name="ZDZFIZ18" table:display="true" table:show-details="true"/>
                <table:data-pilot-member table:name="ZDZMAT18" table:display="true" table:show-details="true"/>
                <table:data-pilot-member table:name="ZUZINF19" table:display="true" table:show-details="true"/>
                <table:data-pilot-member table:name="ZUZMAT1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4">
      <number:hours number:style="long"/>
      <number:text>:</number:text>
      <number:minutes number:style="long"/>
      <number:text>:</number:text>
      <number:seconds number:style="long" number:decimal-places="1"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6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4-26T19:25:57.242061600</dc:date>
    <meta:editing-duration>PT8M51S</meta:editing-duration>
    <meta:editing-cycles>1</meta:editing-cycles>
    <meta:document-statistic meta:table-count="4" meta:cell-count="3639" meta:object-count="1"/>
    <meta:generator>LibreOffice/25.2.2.1$Windows_X86_64 LibreOffice_project/38d746d66d9b82fa248a2e90142b9dd3ddd1d6cd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date-style style:name="N36">
      <number:day/>
      <number:text>.</number:text>
      <number:month number:style="long"/>
      <number:text>.</number:text>
      <number:year number:style="long"/>
    </number:date-style>
    <number:currency-style style:name="N10104P0" style:volatile="true" number:language="pl" number:country="PL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104" number:language="pl" number:country="PL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104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1010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23.426cm" svg:height="12.219cm" xlink:href=".." xlink:type="simple" chart:class="chart:line" chart:style-name="ch1">
        <chart:title svg:x="7.604cm" svg:y="0.38cm" chart:style-name="ch2">
          <text:p>Ilość pieniędzy posiadane przez Michałą</text:p>
        </chart:title>
        <chart:legend chart:legend-position="end" svg:x="18.926cm" svg:y="5.81cm" style:legend-expansion="high" chart:style-name="ch3"/>
        <chart:plot-area chart:style-name="ch4" svg:x="1.479cm" svg:y="1.403cm" svg:width="16.979cm" svg:height="9.591cm">
          <chart:coordinate-region svg:x="3.413cm" svg:y="1.602cm" svg:width="14.904cm" svg:height="7.644cm"/>
          <chart:axis chart:dimension="x" chart:name="primary-x" chart:style-name="ch5" chartooo:axis-type="auto">
            <chartooo:date-scale/>
            <chart:title svg:x="9.602cm" svg:y="11.238cm" chart:style-name="ch2">
              <text:p><text:span text:style-name="T1">data</text:span></text:p>
            </chart:title>
            <chart:categories table:cell-range-address="Arkusz4.A2:Arkusz4.A152"/>
          </chart:axis>
          <chart:axis chart:dimension="y" chart:name="primary-y" chart:style-name="ch6">
            <chart:title svg:x="0.451cm" svg:y="7.288cm" chart:style-name="ch7">
              <text:p><text:span text:style-name="T1">ilość pieniedzy</text:span></text:p>
            </chart:title>
            <chart:grid chart:style-name="ch8" chart:class="major"/>
          </chart:axis>
          <chart:series chart:style-name="ch9" chart:values-cell-range-address="Arkusz4.B2:Arkusz4.B152" loext:label-string="&quot;posiadane pieniądze&quot;" chart:class="chart:line">
            <chart:data-point chart:repeated="15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iadane pieniądze</text:p>
              </table:table-cell>
            </table:table-row>
          </table:table-header-rows>
          <table:table-rows>
            <table:table-row>
              <table:table-cell office:value-type="float" office:value="45931">
                <text:p>45931</text:p>
                <draw:g>
                  <svg:desc>Arkusz4.A2:Arkusz4.A152</svg:desc>
                </draw:g>
              </table:table-cell>
              <table:table-cell office:value-type="float" office:value="21.37">
                <text:p>21.37</text:p>
                <draw:g>
                  <svg:desc>Arkusz4.B2:Arkusz4.B152</svg:desc>
                </draw:g>
              </table:table-cell>
            </table:table-row>
            <table:table-row>
              <table:table-cell office:value-type="float" office:value="45932">
                <text:p>45932</text:p>
              </table:table-cell>
              <table:table-cell office:value-type="float" office:value="81.37">
                <text:p>81.37</text:p>
              </table:table-cell>
            </table:table-row>
            <table:table-row>
              <table:table-cell office:value-type="float" office:value="45933">
                <text:p>45933</text:p>
              </table:table-cell>
              <table:table-cell office:value-type="float" office:value="218.87">
                <text:p>218.87</text:p>
              </table:table-cell>
            </table:table-row>
            <table:table-row>
              <table:table-cell office:value-type="float" office:value="45934">
                <text:p>45934</text:p>
              </table:table-cell>
              <table:table-cell office:value-type="float" office:value="218.87">
                <text:p>218.87</text:p>
              </table:table-cell>
            </table:table-row>
            <table:table-row>
              <table:table-cell office:value-type="float" office:value="45935">
                <text:p>45935</text:p>
              </table:table-cell>
              <table:table-cell office:value-type="float" office:value="208.87">
                <text:p>208.87</text:p>
              </table:table-cell>
            </table:table-row>
            <table:table-row>
              <table:table-cell office:value-type="float" office:value="45936">
                <text:p>45936</text:p>
              </table:table-cell>
              <table:table-cell office:value-type="float" office:value="198.87">
                <text:p>198.87</text:p>
              </table:table-cell>
            </table:table-row>
            <table:table-row>
              <table:table-cell office:value-type="float" office:value="45937">
                <text:p>45937</text:p>
              </table:table-cell>
              <table:table-cell office:value-type="float" office:value="328.87">
                <text:p>328.87</text:p>
              </table:table-cell>
            </table:table-row>
            <table:table-row>
              <table:table-cell office:value-type="float" office:value="45938">
                <text:p>45938</text:p>
              </table:table-cell>
              <table:table-cell office:value-type="float" office:value="296.37">
                <text:p>296.37</text:p>
              </table:table-cell>
            </table:table-row>
            <table:table-row>
              <table:table-cell office:value-type="float" office:value="45939">
                <text:p>45939</text:p>
              </table:table-cell>
              <table:table-cell office:value-type="float" office:value="486.37">
                <text:p>486.37</text:p>
              </table:table-cell>
            </table:table-row>
            <table:table-row>
              <table:table-cell office:value-type="float" office:value="45940">
                <text:p>45940</text:p>
              </table:table-cell>
              <table:table-cell office:value-type="float" office:value="389.096">
                <text:p>389.096</text:p>
              </table:table-cell>
            </table:table-row>
            <table:table-row>
              <table:table-cell office:value-type="float" office:value="45941">
                <text:p>45941</text:p>
              </table:table-cell>
              <table:table-cell office:value-type="float" office:value="679.096">
                <text:p>679.096</text:p>
              </table:table-cell>
            </table:table-row>
            <table:table-row>
              <table:table-cell office:value-type="float" office:value="45942">
                <text:p>45942</text:p>
              </table:table-cell>
              <table:table-cell office:value-type="float" office:value="669.096">
                <text:p>669.096</text:p>
              </table:table-cell>
            </table:table-row>
            <table:table-row>
              <table:table-cell office:value-type="float" office:value="45943">
                <text:p>45943</text:p>
              </table:table-cell>
              <table:table-cell office:value-type="float" office:value="659.096">
                <text:p>659.096</text:p>
              </table:table-cell>
            </table:table-row>
            <table:table-row>
              <table:table-cell office:value-type="float" office:value="45944">
                <text:p>45944</text:p>
              </table:table-cell>
              <table:table-cell office:value-type="float" office:value="1054.096">
                <text:p>1054.096</text:p>
              </table:table-cell>
            </table:table-row>
            <table:table-row>
              <table:table-cell office:value-type="float" office:value="45945">
                <text:p>45945</text:p>
              </table:table-cell>
              <table:table-cell office:value-type="float" office:value="1081.596">
                <text:p>1081.596</text:p>
              </table:table-cell>
            </table:table-row>
            <table:table-row>
              <table:table-cell office:value-type="float" office:value="45946">
                <text:p>45946</text:p>
              </table:table-cell>
              <table:table-cell office:value-type="float" office:value="724.096">
                <text:p>724.096</text:p>
              </table:table-cell>
            </table:table-row>
            <table:table-row>
              <table:table-cell office:value-type="float" office:value="45947">
                <text:p>45947</text:p>
              </table:table-cell>
              <table:table-cell office:value-type="float" office:value="324.096">
                <text:p>324.096</text:p>
              </table:table-cell>
            </table:table-row>
            <table:table-row>
              <table:table-cell office:value-type="float" office:value="45948">
                <text:p>45948</text:p>
              </table:table-cell>
              <table:table-cell office:value-type="float" office:value="324.096">
                <text:p>324.096</text:p>
              </table:table-cell>
            </table:table-row>
            <table:table-row>
              <table:table-cell office:value-type="float" office:value="45949">
                <text:p>45949</text:p>
              </table:table-cell>
              <table:table-cell office:value-type="float" office:value="314.096">
                <text:p>314.096</text:p>
              </table:table-cell>
            </table:table-row>
            <table:table-row>
              <table:table-cell office:value-type="float" office:value="45950">
                <text:p>45950</text:p>
              </table:table-cell>
              <table:table-cell office:value-type="float" office:value="304.096">
                <text:p>304.096</text:p>
              </table:table-cell>
            </table:table-row>
            <table:table-row>
              <table:table-cell office:value-type="float" office:value="45951">
                <text:p>45951</text:p>
              </table:table-cell>
              <table:table-cell office:value-type="float" office:value="599.096">
                <text:p>599.096</text:p>
              </table:table-cell>
            </table:table-row>
            <table:table-row>
              <table:table-cell office:value-type="float" office:value="45952">
                <text:p>45952</text:p>
              </table:table-cell>
              <table:table-cell office:value-type="float" office:value="554.096">
                <text:p>554.096</text:p>
              </table:table-cell>
            </table:table-row>
            <table:table-row>
              <table:table-cell office:value-type="float" office:value="45953">
                <text:p>45953</text:p>
              </table:table-cell>
              <table:table-cell office:value-type="float" office:value="676.596">
                <text:p>676.596</text:p>
              </table:table-cell>
            </table:table-row>
            <table:table-row>
              <table:table-cell office:value-type="float" office:value="45954">
                <text:p>45954</text:p>
              </table:table-cell>
              <table:table-cell office:value-type="float" office:value="316.596">
                <text:p>316.596</text:p>
              </table:table-cell>
            </table:table-row>
            <table:table-row>
              <table:table-cell office:value-type="float" office:value="45955">
                <text:p>45955</text:p>
              </table:table-cell>
              <table:table-cell office:value-type="float" office:value="416.596">
                <text:p>416.596</text:p>
              </table:table-cell>
            </table:table-row>
            <table:table-row>
              <table:table-cell office:value-type="float" office:value="45956">
                <text:p>45956</text:p>
              </table:table-cell>
              <table:table-cell office:value-type="float" office:value="406.596">
                <text:p>406.596</text:p>
              </table:table-cell>
            </table:table-row>
            <table:table-row>
              <table:table-cell office:value-type="float" office:value="45957">
                <text:p>45957</text:p>
              </table:table-cell>
              <table:table-cell office:value-type="float" office:value="396.596">
                <text:p>396.596</text:p>
              </table:table-cell>
            </table:table-row>
            <table:table-row>
              <table:table-cell office:value-type="float" office:value="45958">
                <text:p>45958</text:p>
              </table:table-cell>
              <table:table-cell office:value-type="float" office:value="396.596">
                <text:p>396.596</text:p>
              </table:table-cell>
            </table:table-row>
            <table:table-row>
              <table:table-cell office:value-type="float" office:value="45959">
                <text:p>45959</text:p>
              </table:table-cell>
              <table:table-cell office:value-type="float" office:value="146.596">
                <text:p>146.596</text:p>
              </table:table-cell>
            </table:table-row>
            <table:table-row>
              <table:table-cell office:value-type="float" office:value="45960">
                <text:p>45960</text:p>
              </table:table-cell>
              <table:table-cell office:value-type="float" office:value="146.596">
                <text:p>146.596</text:p>
              </table:table-cell>
            </table:table-row>
            <table:table-row>
              <table:table-cell office:value-type="float" office:value="45961">
                <text:p>45961</text:p>
              </table:table-cell>
              <table:table-cell office:value-type="float" office:value="96.596">
                <text:p>96.596</text:p>
              </table:table-cell>
            </table:table-row>
            <table:table-row>
              <table:table-cell office:value-type="float" office:value="45962">
                <text:p>45962</text:p>
              </table:table-cell>
              <table:table-cell office:value-type="float" office:value="466.596">
                <text:p>466.596</text:p>
              </table:table-cell>
            </table:table-row>
            <table:table-row>
              <table:table-cell office:value-type="float" office:value="45963">
                <text:p>45963</text:p>
              </table:table-cell>
              <table:table-cell office:value-type="float" office:value="456.596">
                <text:p>456.596</text:p>
              </table:table-cell>
            </table:table-row>
            <table:table-row>
              <table:table-cell office:value-type="float" office:value="45964">
                <text:p>45964</text:p>
              </table:table-cell>
              <table:table-cell office:value-type="float" office:value="446.596">
                <text:p>446.596</text:p>
              </table:table-cell>
            </table:table-row>
            <table:table-row>
              <table:table-cell office:value-type="float" office:value="45965">
                <text:p>45965</text:p>
              </table:table-cell>
              <table:table-cell office:value-type="float" office:value="536.596">
                <text:p>536.596</text:p>
              </table:table-cell>
            </table:table-row>
            <table:table-row>
              <table:table-cell office:value-type="float" office:value="45966">
                <text:p>45966</text:p>
              </table:table-cell>
              <table:table-cell office:value-type="float" office:value="286.596">
                <text:p>286.596</text:p>
              </table:table-cell>
            </table:table-row>
            <table:table-row>
              <table:table-cell office:value-type="float" office:value="45967">
                <text:p>45967</text:p>
              </table:table-cell>
              <table:table-cell office:value-type="float" office:value="526.596">
                <text:p>526.596</text:p>
              </table:table-cell>
            </table:table-row>
            <table:table-row>
              <table:table-cell office:value-type="float" office:value="45968">
                <text:p>45968</text:p>
              </table:table-cell>
              <table:table-cell office:value-type="float" office:value="650.798">
                <text:p>650.798</text:p>
              </table:table-cell>
            </table:table-row>
            <table:table-row>
              <table:table-cell office:value-type="float" office:value="45969">
                <text:p>45969</text:p>
              </table:table-cell>
              <table:table-cell office:value-type="float" office:value="800.798">
                <text:p>800.798</text:p>
              </table:table-cell>
            </table:table-row>
            <table:table-row>
              <table:table-cell office:value-type="float" office:value="45970">
                <text:p>45970</text:p>
              </table:table-cell>
              <table:table-cell office:value-type="float" office:value="790.798">
                <text:p>790.798</text:p>
              </table:table-cell>
            </table:table-row>
            <table:table-row>
              <table:table-cell office:value-type="float" office:value="45971">
                <text:p>45971</text:p>
              </table:table-cell>
              <table:table-cell office:value-type="float" office:value="780.798">
                <text:p>780.798</text:p>
              </table:table-cell>
            </table:table-row>
            <table:table-row>
              <table:table-cell office:value-type="float" office:value="45972">
                <text:p>45972</text:p>
              </table:table-cell>
              <table:table-cell office:value-type="float" office:value="880.798">
                <text:p>880.798</text:p>
              </table:table-cell>
            </table:table-row>
            <table:table-row>
              <table:table-cell office:value-type="float" office:value="45973">
                <text:p>45973</text:p>
              </table:table-cell>
              <table:table-cell office:value-type="float" office:value="805.798">
                <text:p>805.798</text:p>
              </table:table-cell>
            </table:table-row>
            <table:table-row>
              <table:table-cell office:value-type="float" office:value="45974">
                <text:p>45974</text:p>
              </table:table-cell>
              <table:table-cell office:value-type="float" office:value="1160.798">
                <text:p>1160.798</text:p>
              </table:table-cell>
            </table:table-row>
            <table:table-row>
              <table:table-cell office:value-type="float" office:value="45975">
                <text:p>45975</text:p>
              </table:table-cell>
              <table:table-cell office:value-type="float" office:value="1068.298">
                <text:p>1068.298</text:p>
              </table:table-cell>
            </table:table-row>
            <table:table-row>
              <table:table-cell office:value-type="float" office:value="45976">
                <text:p>45976</text:p>
              </table:table-cell>
              <table:table-cell office:value-type="float" office:value="1260.798">
                <text:p>1260.798</text:p>
              </table:table-cell>
            </table:table-row>
            <table:table-row>
              <table:table-cell office:value-type="float" office:value="45977">
                <text:p>45977</text:p>
              </table:table-cell>
              <table:table-cell office:value-type="float" office:value="650.798">
                <text:p>650.798</text:p>
              </table:table-cell>
            </table:table-row>
            <table:table-row>
              <table:table-cell office:value-type="float" office:value="45978">
                <text:p>45978</text:p>
              </table:table-cell>
              <table:table-cell office:value-type="float" office:value="640.798">
                <text:p>640.798</text:p>
              </table:table-cell>
            </table:table-row>
            <table:table-row>
              <table:table-cell office:value-type="float" office:value="45979">
                <text:p>45979</text:p>
              </table:table-cell>
              <table:table-cell office:value-type="float" office:value="1015.798">
                <text:p>1015.798</text:p>
              </table:table-cell>
            </table:table-row>
            <table:table-row>
              <table:table-cell office:value-type="float" office:value="45980">
                <text:p>45980</text:p>
              </table:table-cell>
              <table:table-cell office:value-type="float" office:value="875.798">
                <text:p>875.798</text:p>
              </table:table-cell>
            </table:table-row>
            <table:table-row>
              <table:table-cell office:value-type="float" office:value="45981">
                <text:p>45981</text:p>
              </table:table-cell>
              <table:table-cell office:value-type="float" office:value="1168.298">
                <text:p>1168.298</text:p>
              </table:table-cell>
            </table:table-row>
            <table:table-row>
              <table:table-cell office:value-type="float" office:value="45982">
                <text:p>45982</text:p>
              </table:table-cell>
              <table:table-cell office:value-type="float" office:value="1038.298">
                <text:p>1038.298</text:p>
              </table:table-cell>
            </table:table-row>
            <table:table-row>
              <table:table-cell office:value-type="float" office:value="45983">
                <text:p>45983</text:p>
              </table:table-cell>
              <table:table-cell office:value-type="float" office:value="1038.298">
                <text:p>1038.298</text:p>
              </table:table-cell>
            </table:table-row>
            <table:table-row>
              <table:table-cell office:value-type="float" office:value="45984">
                <text:p>45984</text:p>
              </table:table-cell>
              <table:table-cell office:value-type="float" office:value="1028.298">
                <text:p>1028.298</text:p>
              </table:table-cell>
            </table:table-row>
            <table:table-row>
              <table:table-cell office:value-type="float" office:value="45985">
                <text:p>45985</text:p>
              </table:table-cell>
              <table:table-cell office:value-type="float" office:value="1018.298">
                <text:p>1018.298</text:p>
              </table:table-cell>
            </table:table-row>
            <table:table-row>
              <table:table-cell office:value-type="float" office:value="45986">
                <text:p>45986</text:p>
              </table:table-cell>
              <table:table-cell office:value-type="float" office:value="1348.298">
                <text:p>1348.298</text:p>
              </table:table-cell>
            </table:table-row>
            <table:table-row>
              <table:table-cell office:value-type="float" office:value="45987">
                <text:p>45987</text:p>
              </table:table-cell>
              <table:table-cell office:value-type="float" office:value="1173.298">
                <text:p>1173.298</text:p>
              </table:table-cell>
            </table:table-row>
            <table:table-row>
              <table:table-cell office:value-type="float" office:value="45988">
                <text:p>45988</text:p>
              </table:table-cell>
              <table:table-cell office:value-type="float" office:value="1443.298">
                <text:p>1443.298</text:p>
              </table:table-cell>
            </table:table-row>
            <table:table-row>
              <table:table-cell office:value-type="float" office:value="45989">
                <text:p>45989</text:p>
              </table:table-cell>
              <table:table-cell office:value-type="float" office:value="1043.298">
                <text:p>1043.298</text:p>
              </table:table-cell>
            </table:table-row>
            <table:table-row>
              <table:table-cell office:value-type="float" office:value="45990">
                <text:p>45990</text:p>
              </table:table-cell>
              <table:table-cell office:value-type="float" office:value="1183.298">
                <text:p>1183.298</text:p>
              </table:table-cell>
            </table:table-row>
            <table:table-row>
              <table:table-cell office:value-type="float" office:value="45991">
                <text:p>45991</text:p>
              </table:table-cell>
              <table:table-cell office:value-type="float" office:value="1173.298">
                <text:p>1173.298</text:p>
              </table:table-cell>
            </table:table-row>
            <table:table-row>
              <table:table-cell office:value-type="float" office:value="45992">
                <text:p>45992</text:p>
              </table:table-cell>
              <table:table-cell office:value-type="float" office:value="1163.298">
                <text:p>1163.298</text:p>
              </table:table-cell>
            </table:table-row>
            <table:table-row>
              <table:table-cell office:value-type="float" office:value="45993">
                <text:p>45993</text:p>
              </table:table-cell>
              <table:table-cell office:value-type="float" office:value="1163.298">
                <text:p>1163.298</text:p>
              </table:table-cell>
            </table:table-row>
            <table:table-row>
              <table:table-cell office:value-type="float" office:value="45994">
                <text:p>45994</text:p>
              </table:table-cell>
              <table:table-cell office:value-type="float" office:value="1143.298">
                <text:p>1143.298</text:p>
              </table:table-cell>
            </table:table-row>
            <table:table-row>
              <table:table-cell office:value-type="float" office:value="45995">
                <text:p>45995</text:p>
              </table:table-cell>
              <table:table-cell office:value-type="float" office:value="1455.798">
                <text:p>1455.798</text:p>
              </table:table-cell>
            </table:table-row>
            <table:table-row>
              <table:table-cell office:value-type="float" office:value="45996">
                <text:p>45996</text:p>
              </table:table-cell>
              <table:table-cell office:value-type="float" office:value="1055.798">
                <text:p>1055.798</text:p>
              </table:table-cell>
            </table:table-row>
            <table:table-row>
              <table:table-cell office:value-type="float" office:value="45997">
                <text:p>45997</text:p>
              </table:table-cell>
              <table:table-cell office:value-type="float" office:value="1290.798">
                <text:p>1290.798</text:p>
              </table:table-cell>
            </table:table-row>
            <table:table-row>
              <table:table-cell office:value-type="float" office:value="45998">
                <text:p>45998</text:p>
              </table:table-cell>
              <table:table-cell office:value-type="float" office:value="1280.798">
                <text:p>1280.798</text:p>
              </table:table-cell>
            </table:table-row>
            <table:table-row>
              <table:table-cell office:value-type="float" office:value="45999">
                <text:p>45999</text:p>
              </table:table-cell>
              <table:table-cell office:value-type="float" office:value="1270.798">
                <text:p>1270.798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1445.798">
                <text:p>1445.798</text:p>
              </table:table-cell>
            </table:table-row>
            <table:table-row>
              <table:table-cell office:value-type="float" office:value="46001">
                <text:p>46001</text:p>
              </table:table-cell>
              <table:table-cell office:value-type="float" office:value="1320.798">
                <text:p>1320.798</text:p>
              </table:table-cell>
            </table:table-row>
            <table:table-row>
              <table:table-cell office:value-type="float" office:value="46002">
                <text:p>46002</text:p>
              </table:table-cell>
              <table:table-cell office:value-type="float" office:value="1665.798">
                <text:p>1665.798</text:p>
              </table:table-cell>
            </table:table-row>
            <table:table-row>
              <table:table-cell office:value-type="float" office:value="46003">
                <text:p>46003</text:p>
              </table:table-cell>
              <table:table-cell office:value-type="float" office:value="1390.798">
                <text:p>1390.798</text:p>
              </table:table-cell>
            </table:table-row>
            <table:table-row>
              <table:table-cell office:value-type="float" office:value="46004">
                <text:p>46004</text:p>
              </table:table-cell>
              <table:table-cell office:value-type="float" office:value="1605.798">
                <text:p>1605.798</text:p>
              </table:table-cell>
            </table:table-row>
            <table:table-row>
              <table:table-cell office:value-type="float" office:value="46005">
                <text:p>46005</text:p>
              </table:table-cell>
              <table:table-cell office:value-type="float" office:value="1595.798">
                <text:p>1595.798</text:p>
              </table:table-cell>
            </table:table-row>
            <table:table-row>
              <table:table-cell office:value-type="float" office:value="46006">
                <text:p>46006</text:p>
              </table:table-cell>
              <table:table-cell office:value-type="float" office:value="1585.798">
                <text:p>1585.798</text:p>
              </table:table-cell>
            </table:table-row>
            <table:table-row>
              <table:table-cell office:value-type="float" office:value="46007">
                <text:p>46007</text:p>
              </table:table-cell>
              <table:table-cell office:value-type="float" office:value="1165.798">
                <text:p>1165.798</text:p>
              </table:table-cell>
            </table:table-row>
            <table:table-row>
              <table:table-cell office:value-type="float" office:value="46008">
                <text:p>46008</text:p>
              </table:table-cell>
              <table:table-cell office:value-type="float" office:value="975.798">
                <text:p>975.798</text:p>
              </table:table-cell>
            </table:table-row>
            <table:table-row>
              <table:table-cell office:value-type="float" office:value="46009">
                <text:p>46009</text:p>
              </table:table-cell>
              <table:table-cell office:value-type="float" office:value="975.798">
                <text:p>975.798</text:p>
              </table:table-cell>
            </table:table-row>
            <table:table-row>
              <table:table-cell office:value-type="float" office:value="46010">
                <text:p>46010</text:p>
              </table:table-cell>
              <table:table-cell office:value-type="float" office:value="575.798">
                <text:p>575.798</text:p>
              </table:table-cell>
            </table:table-row>
            <table:table-row>
              <table:table-cell office:value-type="float" office:value="46011">
                <text:p>46011</text:p>
              </table:table-cell>
              <table:table-cell office:value-type="float" office:value="575.798">
                <text:p>575.798</text:p>
              </table:table-cell>
            </table:table-row>
            <table:table-row>
              <table:table-cell office:value-type="float" office:value="46012">
                <text:p>46012</text:p>
              </table:table-cell>
              <table:table-cell office:value-type="float" office:value="575.798">
                <text:p>575.798</text:p>
              </table:table-cell>
            </table:table-row>
            <table:table-row>
              <table:table-cell office:value-type="float" office:value="46013">
                <text:p>46013</text:p>
              </table:table-cell>
              <table:table-cell office:value-type="float" office:value="575.798">
                <text:p>575.798</text:p>
              </table:table-cell>
            </table:table-row>
            <table:table-row>
              <table:table-cell office:value-type="float" office:value="46014">
                <text:p>46014</text:p>
              </table:table-cell>
              <table:table-cell office:value-type="float" office:value="575.798">
                <text:p>575.798</text:p>
              </table:table-cell>
            </table:table-row>
            <table:table-row>
              <table:table-cell office:value-type="float" office:value="46015">
                <text:p>46015</text:p>
              </table:table-cell>
              <table:table-cell office:value-type="float" office:value="575.798">
                <text:p>575.798</text:p>
              </table:table-cell>
            </table:table-row>
            <table:table-row>
              <table:table-cell office:value-type="float" office:value="46016">
                <text:p>46016</text:p>
              </table:table-cell>
              <table:table-cell office:value-type="float" office:value="575.798">
                <text:p>575.798</text:p>
              </table:table-cell>
            </table:table-row>
            <table:table-row>
              <table:table-cell office:value-type="float" office:value="46017">
                <text:p>46017</text:p>
              </table:table-cell>
              <table:table-cell office:value-type="float" office:value="575.798">
                <text:p>575.798</text:p>
              </table:table-cell>
            </table:table-row>
            <table:table-row>
              <table:table-cell office:value-type="float" office:value="46018">
                <text:p>46018</text:p>
              </table:table-cell>
              <table:table-cell office:value-type="float" office:value="575.798">
                <text:p>575.798</text:p>
              </table:table-cell>
            </table:table-row>
            <table:table-row>
              <table:table-cell office:value-type="float" office:value="46019">
                <text:p>46019</text:p>
              </table:table-cell>
              <table:table-cell office:value-type="float" office:value="575.798">
                <text:p>575.798</text:p>
              </table:table-cell>
            </table:table-row>
            <table:table-row>
              <table:table-cell office:value-type="float" office:value="46020">
                <text:p>46020</text:p>
              </table:table-cell>
              <table:table-cell office:value-type="float" office:value="575.798">
                <text:p>575.798</text:p>
              </table:table-cell>
            </table:table-row>
            <table:table-row>
              <table:table-cell office:value-type="float" office:value="46021">
                <text:p>46021</text:p>
              </table:table-cell>
              <table:table-cell office:value-type="float" office:value="575.798">
                <text:p>575.798</text:p>
              </table:table-cell>
            </table:table-row>
            <table:table-row>
              <table:table-cell office:value-type="float" office:value="46022">
                <text:p>46022</text:p>
              </table:table-cell>
              <table:table-cell office:value-type="float" office:value="575.798">
                <text:p>575.798</text:p>
              </table:table-cell>
            </table:table-row>
            <table:table-row>
              <table:table-cell office:value-type="float" office:value="46023">
                <text:p>46023</text:p>
              </table:table-cell>
              <table:table-cell office:value-type="float" office:value="575.798">
                <text:p>575.798</text:p>
              </table:table-cell>
            </table:table-row>
            <table:table-row>
              <table:table-cell office:value-type="float" office:value="46024">
                <text:p>46024</text:p>
              </table:table-cell>
              <table:table-cell office:value-type="float" office:value="575.798">
                <text:p>575.798</text:p>
              </table:table-cell>
            </table:table-row>
            <table:table-row>
              <table:table-cell office:value-type="float" office:value="46025">
                <text:p>46025</text:p>
              </table:table-cell>
              <table:table-cell office:value-type="float" office:value="575.798">
                <text:p>575.798</text:p>
              </table:table-cell>
            </table:table-row>
            <table:table-row>
              <table:table-cell office:value-type="float" office:value="46026">
                <text:p>46026</text:p>
              </table:table-cell>
              <table:table-cell office:value-type="float" office:value="565.798">
                <text:p>565.798</text:p>
              </table:table-cell>
            </table:table-row>
            <table:table-row>
              <table:table-cell office:value-type="float" office:value="46027">
                <text:p>46027</text:p>
              </table:table-cell>
              <table:table-cell office:value-type="float" office:value="555.798">
                <text:p>555.798</text:p>
              </table:table-cell>
            </table:table-row>
            <table:table-row>
              <table:table-cell office:value-type="float" office:value="46028">
                <text:p>46028</text:p>
              </table:table-cell>
              <table:table-cell office:value-type="float" office:value="963.298">
                <text:p>963.298</text:p>
              </table:table-cell>
            </table:table-row>
            <table:table-row>
              <table:table-cell office:value-type="float" office:value="46029">
                <text:p>46029</text:p>
              </table:table-cell>
              <table:table-cell office:value-type="float" office:value="713.298">
                <text:p>713.298</text:p>
              </table:table-cell>
            </table:table-row>
            <table:table-row>
              <table:table-cell office:value-type="float" office:value="46030">
                <text:p>46030</text:p>
              </table:table-cell>
              <table:table-cell office:value-type="float" office:value="938.298">
                <text:p>938.298</text:p>
              </table:table-cell>
            </table:table-row>
            <table:table-row>
              <table:table-cell office:value-type="float" office:value="46031">
                <text:p>46031</text:p>
              </table:table-cell>
              <table:table-cell office:value-type="float" office:value="538.298">
                <text:p>538.298</text:p>
              </table:table-cell>
            </table:table-row>
            <table:table-row>
              <table:table-cell office:value-type="float" office:value="46032">
                <text:p>46032</text:p>
              </table:table-cell>
              <table:table-cell office:value-type="float" office:value="538.298">
                <text:p>538.298</text:p>
              </table:table-cell>
            </table:table-row>
            <table:table-row>
              <table:table-cell office:value-type="float" office:value="46033">
                <text:p>46033</text:p>
              </table:table-cell>
              <table:table-cell office:value-type="float" office:value="528.298">
                <text:p>528.298</text:p>
              </table:table-cell>
            </table:table-row>
            <table:table-row>
              <table:table-cell office:value-type="float" office:value="46034">
                <text:p>46034</text:p>
              </table:table-cell>
              <table:table-cell office:value-type="float" office:value="518.298">
                <text:p>518.298</text:p>
              </table:table-cell>
            </table:table-row>
            <table:table-row>
              <table:table-cell office:value-type="float" office:value="46035">
                <text:p>46035</text:p>
              </table:table-cell>
              <table:table-cell office:value-type="float" office:value="933.298">
                <text:p>933.298</text:p>
              </table:table-cell>
            </table:table-row>
            <table:table-row>
              <table:table-cell office:value-type="float" office:value="46036">
                <text:p>46036</text:p>
              </table:table-cell>
              <table:table-cell office:value-type="float" office:value="1018.298">
                <text:p>1018.298</text:p>
              </table:table-cell>
            </table:table-row>
            <table:table-row>
              <table:table-cell office:value-type="float" office:value="46037">
                <text:p>46037</text:p>
              </table:table-cell>
              <table:table-cell office:value-type="float" office:value="1248.298">
                <text:p>1248.298</text:p>
              </table:table-cell>
            </table:table-row>
            <table:table-row>
              <table:table-cell office:value-type="float" office:value="46038">
                <text:p>46038</text:p>
              </table:table-cell>
              <table:table-cell office:value-type="float" office:value="585.798">
                <text:p>585.798</text:p>
              </table:table-cell>
            </table:table-row>
            <table:table-row>
              <table:table-cell office:value-type="float" office:value="46039">
                <text:p>46039</text:p>
              </table:table-cell>
              <table:table-cell office:value-type="float" office:value="585.798">
                <text:p>585.798</text:p>
              </table:table-cell>
            </table:table-row>
            <table:table-row>
              <table:table-cell office:value-type="float" office:value="46040">
                <text:p>46040</text:p>
              </table:table-cell>
              <table:table-cell office:value-type="float" office:value="575.798">
                <text:p>575.798</text:p>
              </table:table-cell>
            </table:table-row>
            <table:table-row>
              <table:table-cell office:value-type="float" office:value="46041">
                <text:p>46041</text:p>
              </table:table-cell>
              <table:table-cell office:value-type="float" office:value="565.798">
                <text:p>565.798</text:p>
              </table:table-cell>
            </table:table-row>
            <table:table-row>
              <table:table-cell office:value-type="float" office:value="46042">
                <text:p>46042</text:p>
              </table:table-cell>
              <table:table-cell office:value-type="float" office:value="870.798">
                <text:p>870.798</text:p>
              </table:table-cell>
            </table:table-row>
            <table:table-row>
              <table:table-cell office:value-type="float" office:value="46043">
                <text:p>46043</text:p>
              </table:table-cell>
              <table:table-cell office:value-type="float" office:value="740.798">
                <text:p>740.798</text:p>
              </table:table-cell>
            </table:table-row>
            <table:table-row>
              <table:table-cell office:value-type="float" office:value="46044">
                <text:p>46044</text:p>
              </table:table-cell>
              <table:table-cell office:value-type="float" office:value="890.798">
                <text:p>890.798</text:p>
              </table:table-cell>
            </table:table-row>
            <table:table-row>
              <table:table-cell office:value-type="float" office:value="46045">
                <text:p>46045</text:p>
              </table:table-cell>
              <table:table-cell office:value-type="float" office:value="865.798">
                <text:p>865.798</text:p>
              </table:table-cell>
            </table:table-row>
            <table:table-row>
              <table:table-cell office:value-type="float" office:value="46046">
                <text:p>46046</text:p>
              </table:table-cell>
              <table:table-cell office:value-type="float" office:value="1150.798">
                <text:p>1150.798</text:p>
              </table:table-cell>
            </table:table-row>
            <table:table-row>
              <table:table-cell office:value-type="float" office:value="46047">
                <text:p>46047</text:p>
              </table:table-cell>
              <table:table-cell office:value-type="float" office:value="1140.798">
                <text:p>1140.798</text:p>
              </table:table-cell>
            </table:table-row>
            <table:table-row>
              <table:table-cell office:value-type="float" office:value="46048">
                <text:p>46048</text:p>
              </table:table-cell>
              <table:table-cell office:value-type="float" office:value="1130.798">
                <text:p>1130.798</text:p>
              </table:table-cell>
            </table:table-row>
            <table:table-row>
              <table:table-cell office:value-type="float" office:value="46049">
                <text:p>46049</text:p>
              </table:table-cell>
              <table:table-cell office:value-type="float" office:value="1220.798">
                <text:p>1220.798</text:p>
              </table:table-cell>
            </table:table-row>
            <table:table-row>
              <table:table-cell office:value-type="float" office:value="46050">
                <text:p>46050</text:p>
              </table:table-cell>
              <table:table-cell office:value-type="float" office:value="1140.798">
                <text:p>1140.798</text:p>
              </table:table-cell>
            </table:table-row>
            <table:table-row>
              <table:table-cell office:value-type="float" office:value="46051">
                <text:p>46051</text:p>
              </table:table-cell>
              <table:table-cell office:value-type="float" office:value="1180.798">
                <text:p>1180.798</text:p>
              </table:table-cell>
            </table:table-row>
            <table:table-row>
              <table:table-cell office:value-type="float" office:value="46052">
                <text:p>46052</text:p>
              </table:table-cell>
              <table:table-cell office:value-type="float" office:value="985.798">
                <text:p>985.798</text:p>
              </table:table-cell>
            </table:table-row>
            <table:table-row>
              <table:table-cell office:value-type="float" office:value="46053">
                <text:p>46053</text:p>
              </table:table-cell>
              <table:table-cell office:value-type="float" office:value="985.798">
                <text:p>985.798</text:p>
              </table:table-cell>
            </table:table-row>
            <table:table-row>
              <table:table-cell office:value-type="float" office:value="46054">
                <text:p>46054</text:p>
              </table:table-cell>
              <table:table-cell office:value-type="float" office:value="975.798">
                <text:p>975.798</text:p>
              </table:table-cell>
            </table:table-row>
            <table:table-row>
              <table:table-cell office:value-type="float" office:value="46055">
                <text:p>46055</text:p>
              </table:table-cell>
              <table:table-cell office:value-type="float" office:value="965.798">
                <text:p>965.798</text:p>
              </table:table-cell>
            </table:table-row>
            <table:table-row>
              <table:table-cell office:value-type="float" office:value="46056">
                <text:p>46056</text:p>
              </table:table-cell>
              <table:table-cell office:value-type="float" office:value="965.798">
                <text:p>965.798</text:p>
              </table:table-cell>
            </table:table-row>
            <table:table-row>
              <table:table-cell office:value-type="float" office:value="46057">
                <text:p>46057</text:p>
              </table:table-cell>
              <table:table-cell office:value-type="float" office:value="1055.798">
                <text:p>1055.798</text:p>
              </table:table-cell>
            </table:table-row>
            <table:table-row>
              <table:table-cell office:value-type="float" office:value="46058">
                <text:p>46058</text:p>
              </table:table-cell>
              <table:table-cell office:value-type="float" office:value="1315.798">
                <text:p>1315.798</text:p>
              </table:table-cell>
            </table:table-row>
            <table:table-row>
              <table:table-cell office:value-type="float" office:value="46059">
                <text:p>46059</text:p>
              </table:table-cell>
              <table:table-cell office:value-type="float" office:value="1240.798">
                <text:p>1240.798</text:p>
              </table:table-cell>
            </table:table-row>
            <table:table-row>
              <table:table-cell office:value-type="float" office:value="46060">
                <text:p>46060</text:p>
              </table:table-cell>
              <table:table-cell office:value-type="float" office:value="1568.298">
                <text:p>1568.298</text:p>
              </table:table-cell>
            </table:table-row>
            <table:table-row>
              <table:table-cell office:value-type="float" office:value="46061">
                <text:p>46061</text:p>
              </table:table-cell>
              <table:table-cell office:value-type="float" office:value="1558.298">
                <text:p>1558.298</text:p>
              </table:table-cell>
            </table:table-row>
            <table:table-row>
              <table:table-cell office:value-type="float" office:value="46062">
                <text:p>46062</text:p>
              </table:table-cell>
              <table:table-cell office:value-type="float" office:value="1548.298">
                <text:p>1548.298</text:p>
              </table:table-cell>
            </table:table-row>
            <table:table-row>
              <table:table-cell office:value-type="float" office:value="46063">
                <text:p>46063</text:p>
              </table:table-cell>
              <table:table-cell office:value-type="float" office:value="1610.798">
                <text:p>1610.798</text:p>
              </table:table-cell>
            </table:table-row>
            <table:table-row>
              <table:table-cell office:value-type="float" office:value="46064">
                <text:p>46064</text:p>
              </table:table-cell>
              <table:table-cell office:value-type="float" office:value="1768.298">
                <text:p>1768.298</text:p>
              </table:table-cell>
            </table:table-row>
            <table:table-row>
              <table:table-cell office:value-type="float" office:value="46065">
                <text:p>46065</text:p>
              </table:table-cell>
              <table:table-cell office:value-type="float" office:value="2043.298">
                <text:p>2043.298</text:p>
              </table:table-cell>
            </table:table-row>
            <table:table-row>
              <table:table-cell office:value-type="float" office:value="46066">
                <text:p>46066</text:p>
              </table:table-cell>
              <table:table-cell office:value-type="float" office:value="1870.798">
                <text:p>1870.798</text:p>
              </table:table-cell>
            </table:table-row>
            <table:table-row>
              <table:table-cell office:value-type="float" office:value="46067">
                <text:p>46067</text:p>
              </table:table-cell>
              <table:table-cell office:value-type="float" office:value="2135.798">
                <text:p>2135.798</text:p>
              </table:table-cell>
            </table:table-row>
            <table:table-row>
              <table:table-cell office:value-type="float" office:value="46068">
                <text:p>46068</text:p>
              </table:table-cell>
              <table:table-cell office:value-type="float" office:value="2125.798">
                <text:p>2125.798</text:p>
              </table:table-cell>
            </table:table-row>
            <table:table-row>
              <table:table-cell office:value-type="float" office:value="46069">
                <text:p>46069</text:p>
              </table:table-cell>
              <table:table-cell office:value-type="float" office:value="1515.798">
                <text:p>1515.798</text:p>
              </table:table-cell>
            </table:table-row>
            <table:table-row>
              <table:table-cell office:value-type="float" office:value="46070">
                <text:p>46070</text:p>
              </table:table-cell>
              <table:table-cell office:value-type="float" office:value="1650.798">
                <text:p>1650.798</text:p>
              </table:table-cell>
            </table:table-row>
            <table:table-row>
              <table:table-cell office:value-type="float" office:value="46071">
                <text:p>46071</text:p>
              </table:table-cell>
              <table:table-cell office:value-type="float" office:value="1718.298">
                <text:p>1718.298</text:p>
              </table:table-cell>
            </table:table-row>
            <table:table-row>
              <table:table-cell office:value-type="float" office:value="46072">
                <text:p>46072</text:p>
              </table:table-cell>
              <table:table-cell office:value-type="float" office:value="1973.298">
                <text:p>1973.298</text:p>
              </table:table-cell>
            </table:table-row>
            <table:table-row>
              <table:table-cell office:value-type="float" office:value="46073">
                <text:p>46073</text:p>
              </table:table-cell>
              <table:table-cell office:value-type="float" office:value="1673.298">
                <text:p>1673.298</text:p>
              </table:table-cell>
            </table:table-row>
            <table:table-row>
              <table:table-cell office:value-type="float" office:value="46074">
                <text:p>46074</text:p>
              </table:table-cell>
              <table:table-cell office:value-type="float" office:value="2055.798">
                <text:p>2055.798</text:p>
              </table:table-cell>
            </table:table-row>
            <table:table-row>
              <table:table-cell office:value-type="float" office:value="46075">
                <text:p>46075</text:p>
              </table:table-cell>
              <table:table-cell office:value-type="float" office:value="2045.798">
                <text:p>2045.798</text:p>
              </table:table-cell>
            </table:table-row>
            <table:table-row>
              <table:table-cell office:value-type="float" office:value="46076">
                <text:p>46076</text:p>
              </table:table-cell>
              <table:table-cell office:value-type="float" office:value="2035.798">
                <text:p>2035.798</text:p>
              </table:table-cell>
            </table:table-row>
            <table:table-row>
              <table:table-cell office:value-type="float" office:value="46077">
                <text:p>46077</text:p>
              </table:table-cell>
              <table:table-cell office:value-type="float" office:value="2085.798">
                <text:p>2085.798</text:p>
              </table:table-cell>
            </table:table-row>
            <table:table-row>
              <table:table-cell office:value-type="float" office:value="46078">
                <text:p>46078</text:p>
              </table:table-cell>
              <table:table-cell office:value-type="float" office:value="2060.798">
                <text:p>2060.798</text:p>
              </table:table-cell>
            </table:table-row>
            <table:table-row>
              <table:table-cell office:value-type="float" office:value="46079">
                <text:p>46079</text:p>
              </table:table-cell>
              <table:table-cell office:value-type="float" office:value="2060.798">
                <text:p>2060.798</text:p>
              </table:table-cell>
            </table:table-row>
            <table:table-row>
              <table:table-cell office:value-type="float" office:value="46080">
                <text:p>46080</text:p>
              </table:table-cell>
              <table:table-cell office:value-type="float" office:value="1880.798">
                <text:p>1880.798</text:p>
              </table:table-cell>
            </table:table-row>
            <table:table-row>
              <table:table-cell office:value-type="float" office:value="46081">
                <text:p>46081</text:p>
              </table:table-cell>
              <table:table-cell office:value-type="float" office:value="2170.798">
                <text:p>2170.7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2.1$Windows_X86_64 LibreOffice_project/38d746d66d9b82fa248a2e90142b9dd3ddd1d6cd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